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tkinson Hyperlegible Next" style:font-name-asian="Atkinson Hyperlegible Next"/>
    </style:style>
    <style:style style:name="P2" style:family="paragraph" style:parent-style-name="Standard">
      <style:paragraph-properties fo:margin-top="0in" fo:margin-bottom="0.1965in"/>
      <style:text-properties style:font-name="Atkinson Hyperlegible Next" style:font-name-asian="Atkinson Hyperlegible Next"/>
    </style:style>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9"/>
    <style:style style:name="P16" style:family="paragraph" style:parent-style-name="Text_20_body" style:list-style-name="L20"/>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5"/>
    <style:style style:name="P22" style:family="paragraph" style:parent-style-name="Text_20_body" style:list-style-name="L26"/>
    <style:style style:name="P23" style:family="paragraph" style:parent-style-name="Text_20_body" style:list-style-name="L27"/>
    <style:style style:name="P24" style:family="paragraph" style:parent-style-name="Text_20_body" style:list-style-name="L29"/>
    <style:style style:name="P25" style:family="paragraph" style:parent-style-name="Text_20_body" style:list-style-name="L30"/>
    <style:style style:name="P26" style:family="paragraph" style:parent-style-name="Text_20_body" style:list-style-name="L31"/>
    <style:style style:name="P27" style:family="paragraph" style:parent-style-name="Text_20_body" style:list-style-name="L32"/>
    <style:style style:name="P28" style:family="paragraph" style:parent-style-name="Text_20_body" style:list-style-name="L33"/>
    <style:style style:name="P29" style:family="paragraph" style:parent-style-name="Text_20_body" style:list-style-name="L34"/>
    <style:style style:name="P30" style:family="paragraph" style:parent-style-name="Text_20_body" style:list-style-name="L35"/>
    <style:style style:name="P31" style:family="paragraph" style:parent-style-name="Text_20_body" style:list-style-name="L36"/>
    <style:style style:name="P32" style:family="paragraph" style:parent-style-name="Text_20_body" style:list-style-name="L37"/>
    <style:style style:name="P33" style:family="paragraph" style:parent-style-name="Text_20_body" style:list-style-name="L38"/>
    <style:style style:name="P34" style:family="paragraph" style:parent-style-name="Text_20_body" style:list-style-name="L39"/>
    <style:style style:name="P35" style:family="paragraph" style:parent-style-name="Text_20_body" style:list-style-name="L40"/>
    <style:style style:name="P36" style:family="paragraph" style:parent-style-name="Text_20_body" style:list-style-name="L41"/>
    <style:style style:name="P37" style:family="paragraph" style:parent-style-name="Text_20_body" style:list-style-name="L42"/>
    <style:style style:name="P38" style:family="paragraph" style:parent-style-name="Text_20_body" style:list-style-name="L43"/>
    <style:style style:name="P39" style:family="paragraph" style:parent-style-name="Text_20_body" style:list-style-name="L44"/>
    <style:style style:name="P40" style:family="paragraph" style:parent-style-name="Text_20_body" style:list-style-name="L46"/>
    <style:style style:name="P41" style:family="paragraph" style:parent-style-name="Text_20_body" style:list-style-name="L47"/>
    <style:style style:name="P42" style:family="paragraph" style:parent-style-name="Text_20_body" style:list-style-name="L48"/>
    <style:style style:name="P43" style:family="paragraph" style:parent-style-name="Text_20_body" style:list-style-name="L49"/>
    <style:style style:name="P44" style:family="paragraph" style:parent-style-name="Text_20_body" style:list-style-name="L50"/>
    <style:style style:name="P45" style:family="paragraph" style:parent-style-name="Text_20_body" style:list-style-name="L51"/>
    <style:style style:name="P46" style:family="paragraph" style:parent-style-name="Text_20_body" style:list-style-name="L52"/>
    <style:style style:name="P47" style:family="paragraph" style:parent-style-name="Text_20_body" style:list-style-name="L53"/>
    <style:style style:name="P48" style:family="paragraph" style:parent-style-name="Text_20_body" style:list-style-name="L54"/>
    <style:style style:name="P49" style:family="paragraph" style:parent-style-name="Text_20_body" style:list-style-name="L55"/>
    <style:style style:name="P50" style:family="paragraph" style:parent-style-name="Text_20_body" style:list-style-name="L57"/>
    <style:style style:name="P51" style:family="paragraph" style:parent-style-name="Text_20_body" style:list-style-name="L58"/>
    <style:style style:name="P52" style:family="paragraph" style:parent-style-name="Text_20_body" style:list-style-name="L59"/>
    <style:style style:name="P53" style:family="paragraph" style:parent-style-name="Text_20_body" style:list-style-name="L60"/>
    <style:style style:name="P54" style:family="paragraph" style:parent-style-name="Text_20_body" style:list-style-name="L61"/>
    <style:style style:name="P55" style:family="paragraph" style:parent-style-name="Text_20_body" style:list-style-name="L62"/>
    <style:style style:name="P56" style:family="paragraph" style:parent-style-name="Text_20_body" style:list-style-name="L63"/>
    <style:style style:name="P57" style:family="paragraph" style:parent-style-name="Text_20_body" style:list-style-name="L65"/>
    <style:style style:name="P58" style:family="paragraph" style:parent-style-name="Text_20_body" style:list-style-name="L66"/>
    <style:style style:name="P59" style:family="paragraph" style:parent-style-name="Text_20_body" style:list-style-name="L67"/>
    <style:style style:name="P60" style:family="paragraph" style:parent-style-name="Text_20_body" style:list-style-name="L68"/>
    <style:style style:name="P61" style:family="paragraph" style:parent-style-name="Text_20_body" style:list-style-name="L69"/>
    <style:style style:name="P62" style:family="paragraph" style:parent-style-name="Text_20_body" style:list-style-name="L70"/>
    <style:style style:name="P63" style:family="paragraph" style:parent-style-name="Text_20_body" style:list-style-name="L71"/>
    <style:style style:name="P64" style:family="paragraph" style:parent-style-name="Text_20_body" style:list-style-name="L72"/>
    <style:style style:name="P65" style:family="paragraph" style:parent-style-name="Text_20_body" style:list-style-name="L73"/>
    <style:style style:name="P66" style:family="paragraph" style:parent-style-name="Text_20_body" style:list-style-name="L74"/>
    <style:style style:name="P67" style:family="paragraph" style:parent-style-name="Text_20_body" style:list-style-name="L75"/>
    <style:style style:name="P68" style:family="paragraph" style:parent-style-name="Text_20_body" style:list-style-name="L77"/>
    <style:style style:name="P69" style:family="paragraph" style:parent-style-name="Text_20_body" style:list-style-name="L78"/>
    <style:style style:name="P70" style:family="paragraph" style:parent-style-name="Text_20_body" style:list-style-name="L79"/>
    <style:style style:name="P71" style:family="paragraph" style:parent-style-name="Text_20_body" style:list-style-name="L80"/>
    <style:style style:name="P72" style:family="paragraph" style:parent-style-name="Text_20_body" style:list-style-name="L83"/>
    <style:style style:name="P73" style:family="paragraph" style:parent-style-name="Text_20_body" style:list-style-name="L84"/>
    <style:style style:name="P74" style:family="paragraph" style:parent-style-name="Text_20_body">
      <style:text-properties style:font-name="Atkinson Hyperlegible Next" style:font-name-asian="Atkinson Hyperlegible Next"/>
    </style:style>
    <style:style style:name="P75" style:family="paragraph" style:parent-style-name="Text_20_body" style:list-style-name="L1">
      <style:text-properties style:font-name="Atkinson Hyperlegible Next" style:font-name-asian="Atkinson Hyperlegible Next"/>
    </style:style>
    <style:style style:name="P76" style:family="paragraph" style:parent-style-name="Text_20_body" style:list-style-name="L2">
      <style:text-properties style:font-name="Atkinson Hyperlegible Next" style:font-name-asian="Atkinson Hyperlegible Next"/>
    </style:style>
    <style:style style:name="P77" style:family="paragraph" style:parent-style-name="Text_20_body" style:list-style-name="L3">
      <style:text-properties style:font-name="Atkinson Hyperlegible Next" style:font-name-asian="Atkinson Hyperlegible Next"/>
    </style:style>
    <style:style style:name="P78" style:family="paragraph" style:parent-style-name="Text_20_body" style:list-style-name="L4">
      <style:text-properties style:font-name="Atkinson Hyperlegible Next" style:font-name-asian="Atkinson Hyperlegible Next"/>
    </style:style>
    <style:style style:name="P79" style:family="paragraph" style:parent-style-name="Text_20_body" style:list-style-name="L5">
      <style:text-properties style:font-name="Atkinson Hyperlegible Next" style:font-name-asian="Atkinson Hyperlegible Next"/>
    </style:style>
    <style:style style:name="P80" style:family="paragraph" style:parent-style-name="Text_20_body" style:list-style-name="L6">
      <style:text-properties style:font-name="Atkinson Hyperlegible Next" style:font-name-asian="Atkinson Hyperlegible Next"/>
    </style:style>
    <style:style style:name="P81" style:family="paragraph" style:parent-style-name="Text_20_body" style:list-style-name="L28">
      <style:text-properties style:font-name="Atkinson Hyperlegible Next" style:font-name-asian="Atkinson Hyperlegible Next"/>
    </style:style>
    <style:style style:name="P82" style:family="paragraph" style:parent-style-name="Text_20_body" style:list-style-name="L45">
      <style:text-properties style:font-name="Atkinson Hyperlegible Next" style:font-name-asian="Atkinson Hyperlegible Next"/>
    </style:style>
    <style:style style:name="P83" style:family="paragraph" style:parent-style-name="Text_20_body" style:list-style-name="L46">
      <style:text-properties style:font-name="Atkinson Hyperlegible Next" style:font-name-asian="Atkinson Hyperlegible Next"/>
    </style:style>
    <style:style style:name="P84" style:family="paragraph" style:parent-style-name="Text_20_body" style:list-style-name="L56">
      <style:text-properties style:font-name="Atkinson Hyperlegible Next" style:font-name-asian="Atkinson Hyperlegible Next"/>
    </style:style>
    <style:style style:name="P85" style:family="paragraph" style:parent-style-name="Text_20_body" style:list-style-name="L64">
      <style:text-properties style:font-name="Atkinson Hyperlegible Next" style:font-name-asian="Atkinson Hyperlegible Next"/>
    </style:style>
    <style:style style:name="P86" style:family="paragraph" style:parent-style-name="Text_20_body" style:list-style-name="L76">
      <style:text-properties style:font-name="Atkinson Hyperlegible Next" style:font-name-asian="Atkinson Hyperlegible Next"/>
    </style:style>
    <style:style style:name="P87" style:family="paragraph" style:parent-style-name="Text_20_body" style:list-style-name="L81">
      <style:text-properties style:font-name="Atkinson Hyperlegible Next" style:font-name-asian="Atkinson Hyperlegible Next"/>
    </style:style>
    <style:style style:name="P88" style:family="paragraph" style:parent-style-name="Text_20_body" style:list-style-name="L82">
      <style:text-properties style:font-name="Atkinson Hyperlegible Next" style:font-name-asian="Atkinson Hyperlegible Next"/>
    </style:style>
    <style:style style:name="P89" style:family="paragraph" style:parent-style-name="Text_20_body" style:list-style-name="L1">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3">
      <style:paragraph-properties fo:margin-top="0in" fo:margin-bottom="0in"/>
    </style:style>
    <style:style style:name="P92" style:family="paragraph" style:parent-style-name="Text_20_body" style:list-style-name="L4">
      <style:paragraph-properties fo:margin-top="0in" fo:margin-bottom="0in"/>
    </style:style>
    <style:style style:name="P93" style:family="paragraph" style:parent-style-name="Text_20_body" style:list-style-name="L5">
      <style:paragraph-properties fo:margin-top="0in" fo:margin-bottom="0in"/>
    </style:style>
    <style:style style:name="P94" style:family="paragraph" style:parent-style-name="Text_20_body" style:list-style-name="L6">
      <style:paragraph-properties fo:margin-top="0in" fo:margin-bottom="0in"/>
    </style:style>
    <style:style style:name="P95" style:family="paragraph" style:parent-style-name="Text_20_body" style:list-style-name="L7">
      <style:paragraph-properties fo:margin-top="0in" fo:margin-bottom="0in"/>
    </style:style>
    <style:style style:name="P96" style:family="paragraph" style:parent-style-name="Text_20_body" style:list-style-name="L8">
      <style:paragraph-properties fo:margin-top="0in" fo:margin-bottom="0in"/>
    </style:style>
    <style:style style:name="P97" style:family="paragraph" style:parent-style-name="Text_20_body" style:list-style-name="L9">
      <style:paragraph-properties fo:margin-top="0in" fo:margin-bottom="0in"/>
    </style:style>
    <style:style style:name="P98" style:family="paragraph" style:parent-style-name="Text_20_body" style:list-style-name="L10">
      <style:paragraph-properties fo:margin-top="0in" fo:margin-bottom="0in"/>
    </style:style>
    <style:style style:name="P99" style:family="paragraph" style:parent-style-name="Text_20_body" style:list-style-name="L11">
      <style:paragraph-properties fo:margin-top="0in" fo:margin-bottom="0in"/>
    </style:style>
    <style:style style:name="P100" style:family="paragraph" style:parent-style-name="Text_20_body" style:list-style-name="L12">
      <style:paragraph-properties fo:margin-top="0in" fo:margin-bottom="0in"/>
    </style:style>
    <style:style style:name="P101" style:family="paragraph" style:parent-style-name="Text_20_body" style:list-style-name="L13">
      <style:paragraph-properties fo:margin-top="0in" fo:margin-bottom="0in"/>
    </style:style>
    <style:style style:name="P102" style:family="paragraph" style:parent-style-name="Text_20_body" style:list-style-name="L14">
      <style:paragraph-properties fo:margin-top="0in" fo:margin-bottom="0in"/>
    </style:style>
    <style:style style:name="P103" style:family="paragraph" style:parent-style-name="Text_20_body" style:list-style-name="L15">
      <style:paragraph-properties fo:margin-top="0in" fo:margin-bottom="0in"/>
    </style:style>
    <style:style style:name="P104" style:family="paragraph" style:parent-style-name="Text_20_body" style:list-style-name="L17">
      <style:paragraph-properties fo:margin-top="0in" fo:margin-bottom="0in"/>
    </style:style>
    <style:style style:name="P105" style:family="paragraph" style:parent-style-name="Text_20_body" style:list-style-name="L18">
      <style:paragraph-properties fo:margin-top="0in" fo:margin-bottom="0in"/>
    </style:style>
    <style:style style:name="P106" style:family="paragraph" style:parent-style-name="Text_20_body" style:list-style-name="L19">
      <style:paragraph-properties fo:margin-top="0in" fo:margin-bottom="0in"/>
    </style:style>
    <style:style style:name="P107" style:family="paragraph" style:parent-style-name="Text_20_body" style:list-style-name="L20">
      <style:paragraph-properties fo:margin-top="0in" fo:margin-bottom="0in"/>
    </style:style>
    <style:style style:name="P108" style:family="paragraph" style:parent-style-name="Text_20_body" style:list-style-name="L21">
      <style:paragraph-properties fo:margin-top="0in" fo:margin-bottom="0in"/>
    </style:style>
    <style:style style:name="P109" style:family="paragraph" style:parent-style-name="Text_20_body" style:list-style-name="L22">
      <style:paragraph-properties fo:margin-top="0in" fo:margin-bottom="0in"/>
    </style:style>
    <style:style style:name="P110" style:family="paragraph" style:parent-style-name="Text_20_body" style:list-style-name="L23">
      <style:paragraph-properties fo:margin-top="0in" fo:margin-bottom="0in"/>
    </style:style>
    <style:style style:name="P111" style:family="paragraph" style:parent-style-name="Text_20_body" style:list-style-name="L24">
      <style:paragraph-properties fo:margin-top="0in" fo:margin-bottom="0in"/>
    </style:style>
    <style:style style:name="P112" style:family="paragraph" style:parent-style-name="Text_20_body" style:list-style-name="L25">
      <style:paragraph-properties fo:margin-top="0in" fo:margin-bottom="0in"/>
    </style:style>
    <style:style style:name="P113" style:family="paragraph" style:parent-style-name="Text_20_body" style:list-style-name="L26">
      <style:paragraph-properties fo:margin-top="0in" fo:margin-bottom="0in"/>
    </style:style>
    <style:style style:name="P114" style:family="paragraph" style:parent-style-name="Text_20_body" style:list-style-name="L27">
      <style:paragraph-properties fo:margin-top="0in" fo:margin-bottom="0in"/>
    </style:style>
    <style:style style:name="P115" style:family="paragraph" style:parent-style-name="Text_20_body" style:list-style-name="L29">
      <style:paragraph-properties fo:margin-top="0in" fo:margin-bottom="0in"/>
    </style:style>
    <style:style style:name="P116" style:family="paragraph" style:parent-style-name="Text_20_body" style:list-style-name="L30">
      <style:paragraph-properties fo:margin-top="0in" fo:margin-bottom="0in"/>
    </style:style>
    <style:style style:name="P117" style:family="paragraph" style:parent-style-name="Text_20_body" style:list-style-name="L31">
      <style:paragraph-properties fo:margin-top="0in" fo:margin-bottom="0in"/>
    </style:style>
    <style:style style:name="P118" style:family="paragraph" style:parent-style-name="Text_20_body" style:list-style-name="L32">
      <style:paragraph-properties fo:margin-top="0in" fo:margin-bottom="0in"/>
    </style:style>
    <style:style style:name="P119" style:family="paragraph" style:parent-style-name="Text_20_body" style:list-style-name="L33">
      <style:paragraph-properties fo:margin-top="0in" fo:margin-bottom="0in"/>
    </style:style>
    <style:style style:name="P120" style:family="paragraph" style:parent-style-name="Text_20_body" style:list-style-name="L34">
      <style:paragraph-properties fo:margin-top="0in" fo:margin-bottom="0in"/>
    </style:style>
    <style:style style:name="P121" style:family="paragraph" style:parent-style-name="Text_20_body" style:list-style-name="L35">
      <style:paragraph-properties fo:margin-top="0in" fo:margin-bottom="0in"/>
    </style:style>
    <style:style style:name="P122" style:family="paragraph" style:parent-style-name="Text_20_body" style:list-style-name="L36">
      <style:paragraph-properties fo:margin-top="0in" fo:margin-bottom="0in"/>
    </style:style>
    <style:style style:name="P123" style:family="paragraph" style:parent-style-name="Text_20_body" style:list-style-name="L37">
      <style:paragraph-properties fo:margin-top="0in" fo:margin-bottom="0in"/>
    </style:style>
    <style:style style:name="P124" style:family="paragraph" style:parent-style-name="Text_20_body" style:list-style-name="L38">
      <style:paragraph-properties fo:margin-top="0in" fo:margin-bottom="0in"/>
    </style:style>
    <style:style style:name="P125" style:family="paragraph" style:parent-style-name="Text_20_body" style:list-style-name="L39">
      <style:paragraph-properties fo:margin-top="0in" fo:margin-bottom="0in"/>
    </style:style>
    <style:style style:name="P126" style:family="paragraph" style:parent-style-name="Text_20_body" style:list-style-name="L40">
      <style:paragraph-properties fo:margin-top="0in" fo:margin-bottom="0in"/>
    </style:style>
    <style:style style:name="P127" style:family="paragraph" style:parent-style-name="Text_20_body" style:list-style-name="L41">
      <style:paragraph-properties fo:margin-top="0in" fo:margin-bottom="0in"/>
    </style:style>
    <style:style style:name="P128" style:family="paragraph" style:parent-style-name="Text_20_body" style:list-style-name="L42">
      <style:paragraph-properties fo:margin-top="0in" fo:margin-bottom="0in"/>
    </style:style>
    <style:style style:name="P129" style:family="paragraph" style:parent-style-name="Text_20_body" style:list-style-name="L43">
      <style:paragraph-properties fo:margin-top="0in" fo:margin-bottom="0in"/>
    </style:style>
    <style:style style:name="P130" style:family="paragraph" style:parent-style-name="Text_20_body" style:list-style-name="L44">
      <style:paragraph-properties fo:margin-top="0in" fo:margin-bottom="0in"/>
    </style:style>
    <style:style style:name="P131" style:family="paragraph" style:parent-style-name="Text_20_body" style:list-style-name="L46">
      <style:paragraph-properties fo:margin-top="0in" fo:margin-bottom="0in"/>
    </style:style>
    <style:style style:name="P132" style:family="paragraph" style:parent-style-name="Text_20_body" style:list-style-name="L47">
      <style:paragraph-properties fo:margin-top="0in" fo:margin-bottom="0in"/>
    </style:style>
    <style:style style:name="P133" style:family="paragraph" style:parent-style-name="Text_20_body" style:list-style-name="L48">
      <style:paragraph-properties fo:margin-top="0in" fo:margin-bottom="0in"/>
    </style:style>
    <style:style style:name="P134" style:family="paragraph" style:parent-style-name="Text_20_body" style:list-style-name="L49">
      <style:paragraph-properties fo:margin-top="0in" fo:margin-bottom="0in"/>
    </style:style>
    <style:style style:name="P135" style:family="paragraph" style:parent-style-name="Text_20_body" style:list-style-name="L50">
      <style:paragraph-properties fo:margin-top="0in" fo:margin-bottom="0in"/>
    </style:style>
    <style:style style:name="P136" style:family="paragraph" style:parent-style-name="Text_20_body" style:list-style-name="L51">
      <style:paragraph-properties fo:margin-top="0in" fo:margin-bottom="0in"/>
    </style:style>
    <style:style style:name="P137" style:family="paragraph" style:parent-style-name="Text_20_body" style:list-style-name="L52">
      <style:paragraph-properties fo:margin-top="0in" fo:margin-bottom="0in"/>
    </style:style>
    <style:style style:name="P138" style:family="paragraph" style:parent-style-name="Text_20_body" style:list-style-name="L53">
      <style:paragraph-properties fo:margin-top="0in" fo:margin-bottom="0in"/>
    </style:style>
    <style:style style:name="P139" style:family="paragraph" style:parent-style-name="Text_20_body" style:list-style-name="L54">
      <style:paragraph-properties fo:margin-top="0in" fo:margin-bottom="0in"/>
    </style:style>
    <style:style style:name="P140" style:family="paragraph" style:parent-style-name="Text_20_body" style:list-style-name="L55">
      <style:paragraph-properties fo:margin-top="0in" fo:margin-bottom="0in"/>
    </style:style>
    <style:style style:name="P141" style:family="paragraph" style:parent-style-name="Text_20_body" style:list-style-name="L57">
      <style:paragraph-properties fo:margin-top="0in" fo:margin-bottom="0in"/>
    </style:style>
    <style:style style:name="P142" style:family="paragraph" style:parent-style-name="Text_20_body" style:list-style-name="L58">
      <style:paragraph-properties fo:margin-top="0in" fo:margin-bottom="0in"/>
    </style:style>
    <style:style style:name="P143" style:family="paragraph" style:parent-style-name="Text_20_body" style:list-style-name="L59">
      <style:paragraph-properties fo:margin-top="0in" fo:margin-bottom="0in"/>
    </style:style>
    <style:style style:name="P144" style:family="paragraph" style:parent-style-name="Text_20_body" style:list-style-name="L60">
      <style:paragraph-properties fo:margin-top="0in" fo:margin-bottom="0in"/>
    </style:style>
    <style:style style:name="P145" style:family="paragraph" style:parent-style-name="Text_20_body" style:list-style-name="L61">
      <style:paragraph-properties fo:margin-top="0in" fo:margin-bottom="0in"/>
    </style:style>
    <style:style style:name="P146" style:family="paragraph" style:parent-style-name="Text_20_body" style:list-style-name="L62">
      <style:paragraph-properties fo:margin-top="0in" fo:margin-bottom="0in"/>
    </style:style>
    <style:style style:name="P147" style:family="paragraph" style:parent-style-name="Text_20_body" style:list-style-name="L63">
      <style:paragraph-properties fo:margin-top="0in" fo:margin-bottom="0in"/>
    </style:style>
    <style:style style:name="P148" style:family="paragraph" style:parent-style-name="Text_20_body" style:list-style-name="L65">
      <style:paragraph-properties fo:margin-top="0in" fo:margin-bottom="0in"/>
    </style:style>
    <style:style style:name="P149" style:family="paragraph" style:parent-style-name="Text_20_body" style:list-style-name="L66">
      <style:paragraph-properties fo:margin-top="0in" fo:margin-bottom="0in"/>
    </style:style>
    <style:style style:name="P150" style:family="paragraph" style:parent-style-name="Text_20_body" style:list-style-name="L67">
      <style:paragraph-properties fo:margin-top="0in" fo:margin-bottom="0in"/>
    </style:style>
    <style:style style:name="P151" style:family="paragraph" style:parent-style-name="Text_20_body" style:list-style-name="L68">
      <style:paragraph-properties fo:margin-top="0in" fo:margin-bottom="0in"/>
    </style:style>
    <style:style style:name="P152" style:family="paragraph" style:parent-style-name="Text_20_body" style:list-style-name="L69">
      <style:paragraph-properties fo:margin-top="0in" fo:margin-bottom="0in"/>
    </style:style>
    <style:style style:name="P153" style:family="paragraph" style:parent-style-name="Text_20_body" style:list-style-name="L70">
      <style:paragraph-properties fo:margin-top="0in" fo:margin-bottom="0in"/>
    </style:style>
    <style:style style:name="P154" style:family="paragraph" style:parent-style-name="Text_20_body" style:list-style-name="L71">
      <style:paragraph-properties fo:margin-top="0in" fo:margin-bottom="0in"/>
    </style:style>
    <style:style style:name="P155" style:family="paragraph" style:parent-style-name="Text_20_body" style:list-style-name="L72">
      <style:paragraph-properties fo:margin-top="0in" fo:margin-bottom="0in"/>
    </style:style>
    <style:style style:name="P156" style:family="paragraph" style:parent-style-name="Text_20_body" style:list-style-name="L73">
      <style:paragraph-properties fo:margin-top="0in" fo:margin-bottom="0in"/>
    </style:style>
    <style:style style:name="P157" style:family="paragraph" style:parent-style-name="Text_20_body" style:list-style-name="L74">
      <style:paragraph-properties fo:margin-top="0in" fo:margin-bottom="0in"/>
    </style:style>
    <style:style style:name="P158" style:family="paragraph" style:parent-style-name="Text_20_body" style:list-style-name="L75">
      <style:paragraph-properties fo:margin-top="0in" fo:margin-bottom="0in"/>
    </style:style>
    <style:style style:name="P159" style:family="paragraph" style:parent-style-name="Text_20_body" style:list-style-name="L76">
      <style:paragraph-properties fo:margin-top="0in" fo:margin-bottom="0in"/>
    </style:style>
    <style:style style:name="P160" style:family="paragraph" style:parent-style-name="Text_20_body" style:list-style-name="L77">
      <style:paragraph-properties fo:margin-top="0in" fo:margin-bottom="0in"/>
    </style:style>
    <style:style style:name="P161" style:family="paragraph" style:parent-style-name="Text_20_body" style:list-style-name="L78">
      <style:paragraph-properties fo:margin-top="0in" fo:margin-bottom="0in"/>
    </style:style>
    <style:style style:name="P162" style:family="paragraph" style:parent-style-name="Text_20_body" style:list-style-name="L79">
      <style:paragraph-properties fo:margin-top="0in" fo:margin-bottom="0in"/>
    </style:style>
    <style:style style:name="P163" style:family="paragraph" style:parent-style-name="Text_20_body" style:list-style-name="L80">
      <style:paragraph-properties fo:margin-top="0in" fo:margin-bottom="0in"/>
    </style:style>
    <style:style style:name="P164" style:family="paragraph" style:parent-style-name="Text_20_body" style:list-style-name="L81">
      <style:paragraph-properties fo:margin-top="0in" fo:margin-bottom="0in"/>
    </style:style>
    <style:style style:name="P165" style:family="paragraph" style:parent-style-name="Text_20_body" style:list-style-name="L82">
      <style:paragraph-properties fo:margin-top="0in" fo:margin-bottom="0in"/>
    </style:style>
    <style:style style:name="P166" style:family="paragraph" style:parent-style-name="Text_20_body">
      <style:paragraph-properties fo:margin-top="0in" fo:margin-bottom="0in"/>
      <style:text-properties style:font-name="Atkinson Hyperlegible Next" style:font-name-asian="Atkinson Hyperlegible Next"/>
    </style:style>
    <style:style style:name="P167" style:family="paragraph" style:parent-style-name="Text_20_body" style:list-style-name="L1">
      <style:paragraph-properties fo:margin-top="0in" fo:margin-bottom="0in"/>
      <style:text-properties style:font-name="Atkinson Hyperlegible Next" style:font-name-asian="Atkinson Hyperlegible Next"/>
    </style:style>
    <style:style style:name="P168" style:family="paragraph" style:parent-style-name="Text_20_body" style:list-style-name="L2">
      <style:paragraph-properties fo:margin-top="0in" fo:margin-bottom="0in"/>
      <style:text-properties style:font-name="Atkinson Hyperlegible Next" style:font-name-asian="Atkinson Hyperlegible Next"/>
    </style:style>
    <style:style style:name="P169" style:family="paragraph" style:parent-style-name="Text_20_body" style:list-style-name="L3">
      <style:paragraph-properties fo:margin-top="0in" fo:margin-bottom="0in"/>
      <style:text-properties style:font-name="Atkinson Hyperlegible Next" style:font-name-asian="Atkinson Hyperlegible Next"/>
    </style:style>
    <style:style style:name="P170" style:family="paragraph" style:parent-style-name="Text_20_body" style:list-style-name="L4">
      <style:paragraph-properties fo:margin-top="0in" fo:margin-bottom="0in"/>
      <style:text-properties style:font-name="Atkinson Hyperlegible Next" style:font-name-asian="Atkinson Hyperlegible Next"/>
    </style:style>
    <style:style style:name="P171" style:family="paragraph" style:parent-style-name="Text_20_body" style:list-style-name="L5">
      <style:paragraph-properties fo:margin-top="0in" fo:margin-bottom="0in"/>
      <style:text-properties style:font-name="Atkinson Hyperlegible Next" style:font-name-asian="Atkinson Hyperlegible Next"/>
    </style:style>
    <style:style style:name="P172" style:family="paragraph" style:parent-style-name="Text_20_body" style:list-style-name="L6">
      <style:paragraph-properties fo:margin-top="0in" fo:margin-bottom="0in"/>
      <style:text-properties style:font-name="Atkinson Hyperlegible Next" style:font-name-asian="Atkinson Hyperlegible Next"/>
    </style:style>
    <style:style style:name="P173" style:family="paragraph" style:parent-style-name="Text_20_body" style:list-style-name="L28">
      <style:paragraph-properties fo:margin-top="0in" fo:margin-bottom="0in"/>
      <style:text-properties style:font-name="Atkinson Hyperlegible Next" style:font-name-asian="Atkinson Hyperlegible Next"/>
    </style:style>
    <style:style style:name="P174" style:family="paragraph" style:parent-style-name="Text_20_body" style:list-style-name="L40">
      <style:paragraph-properties fo:margin-top="0in" fo:margin-bottom="0in"/>
      <style:text-properties style:font-name="Atkinson Hyperlegible Next" style:font-name-asian="Atkinson Hyperlegible Next"/>
    </style:style>
    <style:style style:name="P175" style:family="paragraph" style:parent-style-name="Text_20_body" style:list-style-name="L45">
      <style:paragraph-properties fo:margin-top="0in" fo:margin-bottom="0in"/>
      <style:text-properties style:font-name="Atkinson Hyperlegible Next" style:font-name-asian="Atkinson Hyperlegible Next"/>
    </style:style>
    <style:style style:name="P176" style:family="paragraph" style:parent-style-name="Text_20_body" style:list-style-name="L56">
      <style:paragraph-properties fo:margin-top="0in" fo:margin-bottom="0in"/>
      <style:text-properties style:font-name="Atkinson Hyperlegible Next" style:font-name-asian="Atkinson Hyperlegible Next"/>
    </style:style>
    <style:style style:name="P177" style:family="paragraph" style:parent-style-name="Text_20_body" style:list-style-name="L62">
      <style:paragraph-properties fo:margin-top="0in" fo:margin-bottom="0in"/>
      <style:text-properties style:font-name="Atkinson Hyperlegible Next" style:font-name-asian="Atkinson Hyperlegible Next"/>
    </style:style>
    <style:style style:name="P178" style:family="paragraph" style:parent-style-name="Text_20_body" style:list-style-name="L64">
      <style:paragraph-properties fo:margin-top="0in" fo:margin-bottom="0in"/>
      <style:text-properties style:font-name="Atkinson Hyperlegible Next" style:font-name-asian="Atkinson Hyperlegible Next"/>
    </style:style>
    <style:style style:name="P179" style:family="paragraph" style:parent-style-name="Text_20_body" style:list-style-name="L76">
      <style:paragraph-properties fo:margin-top="0in" fo:margin-bottom="0in"/>
      <style:text-properties style:font-name="Atkinson Hyperlegible Next" style:font-name-asian="Atkinson Hyperlegible Next"/>
    </style:style>
    <style:style style:name="P180" style:family="paragraph" style:parent-style-name="Text_20_body" style:list-style-name="L81">
      <style:paragraph-properties fo:margin-top="0in" fo:margin-bottom="0in"/>
      <style:text-properties style:font-name="Atkinson Hyperlegible Next" style:font-name-asian="Atkinson Hyperlegible Next"/>
    </style:style>
    <style:style style:name="P181" style:family="paragraph" style:parent-style-name="Text_20_body" style:list-style-name="L83">
      <style:paragraph-properties fo:margin-top="0in" fo:margin-bottom="0in"/>
      <style:text-properties style:font-name="Atkinson Hyperlegible Next" style:font-name-asian="Atkinson Hyperlegible Next"/>
    </style:style>
    <style:style style:name="P182" style:family="paragraph" style:parent-style-name="Text_20_body" style:list-style-name="L84">
      <style:paragraph-properties fo:margin-top="0in" fo:margin-bottom="0in"/>
      <style:text-properties style:font-name="Atkinson Hyperlegible Next" style:font-name-asian="Atkinson Hyperlegible Next"/>
    </style:style>
    <style:style style:name="P183" style:family="paragraph" style:parent-style-name="Text_20_body">
      <style:paragraph-properties style:writing-mode="lr-tb"/>
      <style:text-properties style:font-name="Atkinson Hyperlegible Next" style:font-name-asian="Atkinson Hyperlegible Next"/>
    </style:style>
    <style:style style:name="P184" style:family="paragraph" style:parent-style-name="Horizontal_20_Line">
      <style:text-properties style:font-name="Atkinson Hyperlegible Next" style:font-name-asian="Atkinson Hyperlegible Next"/>
    </style:style>
    <style:style style:name="P185" style:family="paragraph" style:parent-style-name="Heading_20_1">
      <style:text-properties style:font-name="Atkinson Hyperlegible Next" style:font-name-asian="Atkinson Hyperlegible Next"/>
    </style:style>
    <style:style style:name="T1" style:family="text">
      <style:text-properties style:font-name="Atkinson Hyperlegible Next" style:font-name-asian="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cakapan baru</text:p>
      <text:h text:style-name="P185" text:outline-level="1">Terbaru </text:h>
      <text:section text:style-name="Sect1" text:name="conversations-list-0">
        <text:p text:style-name="P166">[+8] FUTR-The AI Afterlife: Creating Digital Replicas of Deceased Individuals Based on Their Digital Footprint </text:p>
        <text:p text:style-name="P166">[ +1 ] PASC - BASIC </text:p>
        <text:p text:style-name="P166"># [@1] RMTA - Kenapa Ya? </text:p>
        <text:p text:style-name="P166">Ide Judul Buku Matematika Terapan </text:p>
        <text:p text:style-name="P166">[+3] RMTA - WOW! Fakta Unik </text:p>
        <text:p text:style-name="P166">Lainnya</text:p>
      </text:section>
      <text:h text:style-name="P185" text:outline-level="1">Gem</text:h>
      <text:p text:style-name="P166">Pencari ide</text:p>
      <text:p text:style-name="P166">Konsultan karier</text:p>
      <text:p text:style-name="P166">Partner coding</text:p>
      <text:p text:style-name="P166">Lainnya</text:p>
      <text:p text:style-name="P166">Pengelola Gem</text:p>
      <text:p text:style-name="P166">Bantuan</text:p>
      <text:p text:style-name="P166">Aktivitas</text:p>
      <text:p text:style-name="P166">Setelan</text:p>
      <text:p text:style-name="P74">Kota Medan, Sumatera Utara, Indonesia <text:line-break/>Dari alamat IP Anda • Perbarui lokasi</text:p>
      <text:h text:style-name="P185" text:outline-level="1">Percakapan dengan Gemini</text:h>
      <text:section text:style-name="Sect1" text:name="chat-history">
        <text:p text:style-name="P74"/>
        <text:section text:style-name="Sect1" text:name="a0a0f5612b6577af">
          <text:p text:style-name="P74"/>
          <text:section text:style-name="Sect1" text:name="user-query-content-0">
            <text:p text:style-name="P183">Gemini Anda Telah dilatih sehingga menjadi ahli dalam menyusun buku [non-fiksi] untuk tema-tema [Futuristik]. </text:p>
            <text:p text:style-name="P183">Gemini yang Kreatif, Saya Sedang menyusun Buku sebagai berikut : </text:p>
            <text:p text:style-name="P183">Judul : 'The AI Afterlife: Creating Digital Replicas of Deceased Individuals Based on Their Digital Footprint' </text:p>
            <text:p text:style-name="P183"><text:soft-page-break/>Deskripsi:Membahas kemungkinan menciptakan simulasi digital dari individu yang telah meninggal berdasarkan data digital yang mereka tinggalkan (media sosial, email, dll.) Ide ini masih susah diwujudkan karena Merekonstruksi kepribadian dan kesadaran seseorang hanya dari jejak digital mereka sangat tidak mungkin dengan teknologi saat ini.Tetapi dimasa depan ide ini memiliki potensi diwujudkan karena Kemajuan dalam AI generatif dan pemrosesan bahasa alami dapat memungkinkan pembuatan simulasi digital yang lebih realistis di masa depan. </text:p>
            <text:p text:style-name="P183">Terget Pembaca : Remaja ( Usia 13 sampai dengan 20 tahun ). </text:p>
            <text:p text:style-name="P183">Tugas Anda adalah : </text:p>
            <text:p text:style-name="P183">1. Menyusun Outline/Kerangka/Daftar Isi buku ini yang terdiri atas Bab dan Subbab yang dikembangkan dari Deskripsi buku yang sedang saya susun. </text:p>
            <text:p text:style-name="P183">2. Memberi Saran Gaya Bahasa Penulisan Yang Sesuai dengan Target Pembaca. </text:p>
            <text:p text:style-name="P183">3. Memberikan Tips Tambahan yang memperkaya isi dan bobot buku ini . </text:p>
          </text:section>
          <text:p text:style-name="P166">Tampilkan alur berpikir</text:p>
          <text:section text:style-name="Sect2" text:name="model-response-message-contentr_a0a0f5612b6577af">
            <text:p text:style-name="P74">Tentu, saya akan bantu menyusun kerangka buku, memberi saran gaya bahasa, dan tips tambahan untuk buku Anda yang berjudul 'The AI Afterlife: Creating Digital Replicas of Deceased Individuals Based on Their Digital Footprint'. Mengingat target pembacanya adalah remaja (13-20 tahun), kita akan fokus pada pendekatan yang menarik dan mudah dipahami bagi mereka.</text:p>
            <text:p text:style-name="Text_20_body"><text:span text:style-name="Strong_20_Emphasis"><text:span text:style-name="T1">1. Outline/Kerangka/Daftar Isi Buku</text:span></text:span></text:p>
            <text:p text:style-name="P74">Berikut adalah usulan kerangka buku yang dikembangkan dari deskripsi Anda, dengan penyesuaian agar menarik bagi remaja:</text:p>
            <text:p text:style-name="P184"/>
            <text:p text:style-name="Text_20_body"><text:span text:style-name="Strong_20_Emphasis"><text:span text:style-name="T1">Judul Buku:</text:span></text:span><text:span text:style-name="T1"> The AI Afterlife: Menghidupkan Kembali Kenangan di Dunia Digital?</text:span></text:p>
            <text:p text:style-name="Text_20_body"><text:span text:style-name="Strong_20_Emphasis"><text:span text:style-name="T1">(Pendahuluan: Membuka Pintu ke Dunia Baru)</text:span></text:span></text:p>
            <text:list xml:id="list8070859013365732977" text:style-name="L1">
              <text:list-item>
                <text:p text:style-name="P89"><text:span text:style-name="Strong_20_Emphasis"><text:span text:style-name="T1">Kata Pengantar:</text:span></text:span><text:span text:style-name="T1"> Sedikit cerita personal (atau fiktif) mengapa topik ini menarik dan relevan bagi generasi muda. </text:span></text:p>
              </text:list-item>
              <text:list-item>
                <text:p text:style-name="P89"><text:span text:style-name="Strong_20_Emphasis"><text:span text:style-name="T1">Bab 1: Apa Itu 'AI Afterlife'? Mimpi atau Mimpi Buruk Masa Depan?</text:span></text:span><text:span text:style-name="T1"> </text:span></text:p>
                <text:list>
                  <text:list-item>
                    <text:p text:style-name="P167">1.1. Bayangkan Bisa Ngobrol Lagi Sama Nenek Buyutmu (Lewat <text:soft-page-break/>AI!) </text:p>
                  </text:list-item>
                  <text:list-item>
                    <text:p text:style-name="P167">1.2. Jejak Digital: Harta Karun Data Pribadi Kita </text:p>
                  </text:list-item>
                  <text:list-item>
                    <text:p text:style-name="P167">1.3. Sekilas Konsep: Menciptakan 'Kembaran Digital' dari Data </text:p>
                  </text:list-item>
                  <text:list-item>
                    <text:p text:style-name="P75">1.4. Kenapa Sih Ini Penting (dan Sedikit Bikin Merinding)? </text:p>
                  </text:list-item>
                </text:list>
              </text:list-item>
            </text:list>
            <text:p text:style-name="Text_20_body"><text:span text:style-name="Strong_20_Emphasis"><text:span text:style-name="T1">(Bagian I: Bahan Baku 'AI Afterlife' - Jejak Digital Kita)</text:span></text:span></text:p>
            <text:list xml:id="list7724478215388111655" text:style-name="L2">
              <text:list-item>
                <text:p text:style-name="P90"><text:span text:style-name="Strong_20_Emphasis"><text:span text:style-name="T1">Bab 2: Kamu Adalah Apa yang Kamu Posting (dan Klik!)</text:span></text:span><text:span text:style-name="T1"> </text:span></text:p>
                <text:list>
                  <text:list-item>
                    <text:p text:style-name="P168">2.1. Media Sosial: Album Kehidupan Digital Kita (Foto, Status, Komentar) </text:p>
                  </text:list-item>
                  <text:list-item>
                    <text:p text:style-name="P168">2.2. Email &amp; Chat: Percakapan Pribadi yang Terekam </text:p>
                  </text:list-item>
                  <text:list-item>
                    <text:p text:style-name="P168">2.3. Riwayat Browse &amp; Pencarian: Cerminan Minat dan Pikiran? </text:p>
                  </text:list-item>
                  <text:list-item>
                    <text:p text:style-name="P168">2.4. Data Lainnya: Musik yang Didengar, Video yang Ditonton, Game yang Dimainkan </text:p>
                  </text:list-item>
                  <text:list-item>
                    <text:p text:style-name="P76">2.5. Seberapa Lengkap Sih Jejak Digital Kita Sebenarnya? </text:p>
                  </text:list-item>
                </text:list>
              </text:list-item>
            </text:list>
            <text:p text:style-name="Text_20_body"><text:span text:style-name="Strong_20_Emphasis"><text:span text:style-name="T1">(Bagian II: Teknologi di Balik Layar - Sihir atau Sains?)</text:span></text:span></text:p>
            <text:list xml:id="list1287502374529322968" text:style-name="L3">
              <text:list-item>
                <text:p text:style-name="P91"><text:span text:style-name="Strong_20_Emphasis"><text:span text:style-name="T1">Bab 3: AI Generatif: Mesin Kreatif yang Belajar dari Data</text:span></text:span><text:span text:style-name="T1"> </text:span></text:p>
                <text:list>
                  <text:list-item>
                    <text:p text:style-name="P169">3.1. Kenalan Sama AI: Bukan Robot Fisik Saja! </text:p>
                  </text:list-item>
                  <text:list-item>
                    <text:p text:style-name="P169">3.2. Bagaimana AI Belajar? (Penjelasan Sederhana tentang Machine Learning) </text:p>
                  </text:list-item>
                  <text:list-item>
                    <text:p text:style-name="P169">3.3. ChatGPT dan Kawan-kawan: Contoh AI yang Bisa 'Ngobrol' dan 'Berkarya' </text:p>
                  </text:list-item>
                  <text:list-item>
                    <text:p text:style-name="P169">3.4. Bisakah AI Benar-benar 'Memahami' Manusia dari Teks dan Gambar? </text:p>
                  </text:list-item>
                </text:list>
              </text:list-item>
              <text:list-item>
                <text:p text:style-name="P91"><text:span text:style-name="Strong_20_Emphasis"><text:span text:style-name="T1">Bab 4: Merangkai Kata &amp; Makna: Kekuatan Pemrosesan Bahasa Alami (NLP)</text:span></text:span><text:span text:style-name="T1"> </text:span></text:p>
                <text:list>
                  <text:list-item>
                    <text:p text:style-name="P169">4.1. Mengajari Komputer Bahasa Manusia </text:p>
                  </text:list-item>
                  <text:list-item>
                    <text:p text:style-name="P169">4.2. Dari Data Teks Menjadi Pola Kepribadian (Apakah Mungkin?) </text:p>
                  </text:list-item>
                  <text:list-item>
                    <text:p text:style-name="P77">4.3. Tantangan Terbesar: Menangkap Nuansa, Humor, dan Emosi </text:p>
                  </text:list-item>
                </text:list>
              </text:list-item>
            </text:list>
            <text:p text:style-name="Text_20_body"><text:span text:style-name="Strong_20_Emphasis"><text:span text:style-name="T1">(Bagian III: Membangun 'Kembaran Digital' - Tantangan Hari Ini dan Harapan Masa Depan)</text:span></text:span></text:p>
            <text:list xml:id="list7963239745845299484" text:style-name="L4">
              <text:list-item>
                <text:p text:style-name="P92"><text:span text:style-name="Strong_20_Emphasis"><text:span text:style-name="T1">Bab 5: Kenapa Sekarang Belum Bisa? Batasan Teknologi Saat Ini</text:span></text:span><text:span text:style-name="T1"> </text:span></text:p>
                <text:list>
                  <text:list-item>
                    <text:p text:style-name="P170">5.1. Data Saja Tidak Cukup: Hilangnya Konteks dan Pengalaman Nyata </text:p>
                  </text:list-item>
                  <text:list-item>
                    <text:p text:style-name="P170">5.2. Kepribadian Itu Kompleks: Lebih dari Sekadar Pola Kata </text:p>
                  </text:list-item>
                  <text:list-item>
                    <text:p text:style-name="P170">5.3. Misteri Kesadaran: Bisakah AI Memilikinya? (Spoiler: Belum <text:soft-page-break/>Tentu!) </text:p>
                  </text:list-item>
                  <text:list-item>
                    <text:p text:style-name="P170">5.4. 'Replika' vs. 'Simulasi': Apa Bedanya? </text:p>
                  </text:list-item>
                </text:list>
              </text:list-item>
              <text:list-item>
                <text:p text:style-name="P92"><text:span text:style-name="Strong_20_Emphasis"><text:span text:style-name="T1">Bab 6: Masa Depan Mengetuk Pintu: Potensi Kemajuan AI</text:span></text:span><text:span text:style-name="T1"> </text:span></text:p>
                <text:list>
                  <text:list-item>
                    <text:p text:style-name="P170">6.1. AI yang Lebih Pintar: Belajar Lebih Cepat, Memahami Lebih Dalam? </text:p>
                  </text:list-item>
                  <text:list-item>
                    <text:p text:style-name="P170">6.2. Kombinasi Data: Menggabungkan Teks, Suara, dan Visual </text:p>
                  </text:list-item>
                  <text:list-item>
                    <text:p text:style-name="P170">6.3. Simulasi yang Makin Realistis: Avatar yang Bisa Berinteraksi? </text:p>
                  </text:list-item>
                  <text:list-item>
                    <text:p text:style-name="P78">6.4. Kapan Kira-kira Ini Bisa Terjadi? (Prediksi dan Spekulasi) </text:p>
                  </text:list-item>
                </text:list>
              </text:list-item>
            </text:list>
            <text:p text:style-name="Text_20_body"><text:span text:style-name="Strong_20_Emphasis"><text:span text:style-name="T1">(Bagian IV: Pertanyaan Besar - Etika dan Dampaknya)</text:span></text:span></text:p>
            <text:list xml:id="list6681844449858309510" text:style-name="L5">
              <text:list-item>
                <text:p text:style-name="P93"><text:span text:style-name="Strong_20_Emphasis"><text:span text:style-name="T1">Bab 7: Kalau Bisa, Haruskah Kita Melakukannya? Dilema Etika</text:span></text:span><text:span text:style-name="T1"> </text:span></text:p>
                <text:list>
                  <text:list-item>
                    <text:p text:style-name="P171">7.1. Siapa yang Berhak 'Menghidupkan'? (Izin Keluarga, Privasi Almarhum) </text:p>
                  </text:list-item>
                  <text:list-item>
                    <text:p text:style-name="P171">7.2. Apakah Ini Menghormati Kenangan atau Justru Sebaliknya? </text:p>
                  </text:list-item>
                  <text:list-item>
                    <text:p text:style-name="P171">7.3. Potensi Penyalahgunaan: 'Hantu Digital' untuk Iklan atau Propaganda? </text:p>
                  </text:list-item>
                  <text:list-item>
                    <text:p text:style-name="P171">7.4. Kepemilikan 'Kembaran Digital': Siapa yang Mengontrolnya? </text:p>
                  </text:list-item>
                </text:list>
              </text:list-item>
              <text:list-item>
                <text:p text:style-name="P93"><text:span text:style-name="Strong_20_Emphasis"><text:span text:style-name="T1">Bab 8: Hidup Berdampingan dengan 'AI Afterlife': Dampak Sosial dan Personal</text:span></text:span><text:span text:style-name="T1"> </text:span></text:p>
                <text:list>
                  <text:list-item>
                    <text:p text:style-name="P171">8.1. Mengubah Cara Kita Berduka dan Mengenang? </text:p>
                  </text:list-item>
                  <text:list-item>
                    <text:p text:style-name="P171">8.2. Hubungan dengan 'Replika': Bisakah Menggantikan yang Asli? </text:p>
                  </text:list-item>
                  <text:list-item>
                    <text:p text:style-name="P171">8.3. Dampak pada Konsep Kematian dan Identitas Diri </text:p>
                  </text:list-item>
                  <text:list-item>
                    <text:p text:style-name="P79">8.4. Generasi Masa Depan: Tumbuh Bersama 'Kenangan Digital'? </text:p>
                  </text:list-item>
                </text:list>
              </text:list-item>
            </text:list>
            <text:p text:style-name="Text_20_body"><text:span text:style-name="Strong_20_Emphasis"><text:span text:style-name="T1">(Penutup: Memikirkan Kembali Masa Depan)</text:span></text:span></text:p>
            <text:list xml:id="list8351933013813733783" text:style-name="L6">
              <text:list-item>
                <text:p text:style-name="P94"><text:span text:style-name="Strong_20_Emphasis"><text:span text:style-name="T1">Bab 9: Masa Depan Ada di Tangan Kita (dan Data Kita!)</text:span></text:span><text:span text:style-name="T1"> </text:span></text:p>
                <text:list>
                  <text:list-item>
                    <text:p text:style-name="P172">9.1. Rangkuman Perjalanan: Dari Data ke Potensi 'Kehidupan Digital' </text:p>
                  </text:list-item>
                  <text:list-item>
                    <text:p text:style-name="P172">9.2. Teknologi adalah Alat: Baik Buruknya Tergantung Pengguna </text:p>
                  </text:list-item>
                  <text:list-item>
                    <text:p text:style-name="P172">9.3. Pertanyaan untuk Kamu Renungkan: Apa Pendapatmu? </text:p>
                  </text:list-item>
                  <text:list-item>
                    <text:p text:style-name="P80">9.4. Langkah Selanjutnya: Belajar Lebih Banyak, Berdiskusi Lebih Lanjut </text:p>
                  </text:list-item>
                </text:list>
              </text:list-item>
            </text:list>
            <text:p text:style-name="Text_20_body"><text:span text:style-name="Strong_20_Emphasis"><text:span text:style-name="T1">(Tambahan)</text:span></text:span></text:p>
            <text:list xml:id="list6245015703642868476" text:style-name="L7">
              <text:list-item>
                <text:p text:style-name="P95"><text:span text:style-name="Strong_20_Emphasis"><text:span text:style-name="T1">Glosarium:</text:span></text:span><text:span text:style-name="T1"> Daftar istilah-istilah keren (AI, NLP, Digital Footprint, dll) dengan penjelasan santai. </text:span></text:p>
              </text:list-item>
              <text:list-item>
                <text:p text:style-name="P95"><text:soft-page-break/><text:span text:style-name="Strong_20_Emphasis"><text:span text:style-name="T1">Sumber Inspirasi:</text:span></text:span><text:span text:style-name="T1"> Rekomendasi film, buku, atau artikel lain yang membahas tema serupa (Contoh: Black Mirror, Her, dll). </text:span></text:p>
              </text:list-item>
              <text:list-item>
                <text:p text:style-name="P3"><text:span text:style-name="Strong_20_Emphasis"><text:span text:style-name="T1">Tentang Penulis</text:span></text:span><text:span text:style-name="T1"> </text:span></text:p>
              </text:list-item>
            </text:list>
            <text:p text:style-name="P184"/>
            <text:p text:style-name="Text_20_body"><text:span text:style-name="Strong_20_Emphasis"><text:span text:style-name="T1">2. Saran Gaya Bahasa Penulisan</text:span></text:span></text:p>
            <text:p text:style-name="P74">Untuk target remaja (13-20 tahun), gaya bahasa harus:</text:p>
            <text:list xml:id="list7560910003648390579" text:style-name="L8">
              <text:list-item>
                <text:p text:style-name="P96"><text:span text:style-name="Strong_20_Emphasis"><text:span text:style-name="T1">Akrab dan Santai:</text:span></text:span><text:span text:style-name="T1"> Gunakan bahasa Indonesia sehari-hari yang mudah dimengerti, hindari kalimat yang terlalu panjang dan kompleks. Sapaan seperti "kamu" atau "kalian" bisa digunakan. </text:span></text:p>
              </text:list-item>
              <text:list-item>
                <text:p text:style-name="P96"><text:span text:style-name="Strong_20_Emphasis"><text:span text:style-name="T1">Antusias dan Menarik:</text:span></text:span><text:span text:style-name="T1"> Tunjukkan ketertarikan pada topik ini. Gunakan judul bab dan subbab yang bikin penasaran. </text:span></text:p>
              </text:list-item>
              <text:list-item>
                <text:p text:style-name="P96"><text:span text:style-name="Strong_20_Emphasis"><text:span text:style-name="T1">Gunakan Analogi dan Contoh Relatable:</text:span></text:span><text:span text:style-name="T1"> Jelaskan konsep teknis (seperti AI atau NLP) dengan perumpamaan atau contoh yang dekat dengan dunia remaja (misalnya, cara kerja rekomendasi TikTok/Instagram, chatbot di game atau layanan pelanggan). </text:span></text:p>
              </text:list-item>
              <text:list-item>
                <text:p text:style-name="P96"><text:span text:style-name="Strong_20_Emphasis"><text:span text:style-name="T1">Interaktif:</text:span></text:span><text:span text:style-name="T1"> Ajukan pertanyaan retoris atau pertanyaan langsung kepada pembaca untuk memancing pemikiran mereka. ("Bayangkan kalau...", "Menurut kamu gimana?"). </text:span></text:p>
              </text:list-item>
              <text:list-item>
                <text:p text:style-name="P96"><text:span text:style-name="Strong_20_Emphasis"><text:span text:style-name="T1">Visual:</text:span></text:span><text:span text:style-name="T1"> Jika memungkinkan, sertakan ilustrasi, infografis sederhana, atau diagram untuk memvisualisasikan konsep yang rumit atau alur proses. </text:span></text:p>
              </text:list-item>
              <text:list-item>
                <text:p text:style-name="P96"><text:span text:style-name="Strong_20_Emphasis"><text:span text:style-name="T1">Hindari Jargon Berlebihan:</text:span></text:span><text:span text:style-name="T1"> Jika harus menggunakan istilah teknis, langsung jelaskan artinya dengan bahasa sederhana atau masukkan ke dalam glosarium. </text:span></text:p>
              </text:list-item>
              <text:list-item>
                <text:p text:style-name="P96"><text:span text:style-name="Strong_20_Emphasis"><text:span text:style-name="T1">Seimbang:</text:span></text:span><text:span text:style-name="T1"> Sajikan potensi positif dan negatif secara berimbang, jangan terkesan menggurui atau menakut-nakuti secara berlebihan, tapi tetap sampaikan sisi etis dan risikonya. </text:span></text:p>
              </text:list-item>
              <text:list-item>
                <text:p text:style-name="P4"><text:span text:style-name="Strong_20_Emphasis"><text:span text:style-name="T1">Pendekatan Bercerita (Storytelling):</text:span></text:span><text:span text:style-name="T1"> Awali bab atau bagian tertentu dengan cerita pendek (bisa fiktif) untuk mengilustrasikan poin yang akan dibahas. </text:span></text:p>
              </text:list-item>
            </text:list>
            <text:p text:style-name="Text_20_body"><text:span text:style-name="Strong_20_Emphasis"><text:span text:style-name="T1">Contoh Penggalan Gaya Bahasa:</text:span></text:span></text:p>
            <text:list xml:id="list3528282737324470862" text:style-name="L9">
              <text:list-item>
                <text:p text:style-name="P97"><text:span text:style-name="Emphasis"><text:span text:style-name="T1">Bukan:</text:span></text:span><text:span text:style-name="T1"> "Algoritma pemrosesan bahasa alami menganalisis korpus data tekstual untuk mengekstraksi pola semantik dan sintaksis yang merepresentasikan gaya komunikatif individu." </text:span></text:p>
              </text:list-item>
              <text:list-item>
                <text:p text:style-name="P5"><text:soft-page-break/><text:span text:style-name="Emphasis"><text:span text:style-name="T1">Lebih Baik:</text:span></text:span><text:span text:style-name="T1"> "Gimana caranya AI bisa 'belajar' gaya ngobrol seseorang dari chat lama mereka? Bayangin AI itu kayak detektif super canggih yang baca semua chat kamu, terus dia cari pola unik: kata-kata apa yang sering kamu pakai, gimana cara kamu bikin kalimat, bahkan kapan kamu pakai emoji ketawa ?. Nah, dari pola-pola itu, AI mencoba 'menebak' gimana kamu bakal ngerespon kalau diajak ngobrol. Keren, kan? Tapi, tentu nggak sesimpel itu..." </text:span></text:p>
              </text:list-item>
            </text:list>
            <text:p text:style-name="Text_20_body"><text:span text:style-name="Strong_20_Emphasis"><text:span text:style-name="T1">3. Tips Tambahan untuk Memperkaya Isi Buku</text:span></text:span></text:p>
            <text:list xml:id="list6867982514746778221" text:style-name="L10">
              <text:list-item>
                <text:p text:style-name="P98"><text:span text:style-name="Strong_20_Emphasis"><text:span text:style-name="T1">Studi Kasus (Mini):</text:span></text:span><text:span text:style-name="T1"> Ceritakan (walaupun disederhanakan) tentang proyek-proyek nyata yang sudah ada dan </text:span><text:span text:style-name="Emphasis"><text:span text:style-name="T1">mirip</text:span></text:span><text:span text:style-name="T1"> (meski belum secanggih konsep utama buku), misalnya chatbot Replika, atau upaya membuat simulasi tokoh sejarah. Ini membuat konsep terasa lebih nyata. </text:span></text:p>
              </text:list-item>
              <text:list-item>
                <text:p text:style-name="P98"><text:span text:style-name="Strong_20_Emphasis"><text:span text:style-name="T1">Kutipan (Quotes):</text:span></text:span><text:span text:style-name="T1"> Sisipkan kutipan menarik dari pakar AI, filsuf, penulis fiksi ilmiah, atau bahkan kutipan anonim yang relevan untuk memancing pemikiran di awal bab atau sebagai selingan. </text:span></text:p>
              </text:list-item>
              <text:list-item>
                <text:p text:style-name="P98"><text:span text:style-name="Strong_20_Emphasis"><text:span text:style-name="T1">Boks Fakta Menarik (Fun Facts):</text:span></text:span><text:span text:style-name="T1"> Tambahkan boks kecil berisi fakta-fakta unik atau mengejutkan terkait AI, data digital, atau sejarah teknologi yang relevan. </text:span></text:p>
              </text:list-item>
              <text:list-item>
                <text:p text:style-name="P98"><text:span text:style-name="Strong_20_Emphasis"><text:span text:style-name="T1">Skenario "Bagaimana Jika...":</text:span></text:span><text:span text:style-name="T1"> Buat beberapa skenario hipotetis singkat yang mengeksplorasi konsekuensi berbeda dari teknologi ini. Misalnya, "Bagaimana jika 'replika digital' bisa belajar hal baru?" atau "Bagaimana jika terjadi 'error' pada 'replika digital'?" </text:span></text:p>
              </text:list-item>
              <text:list-item>
                <text:p text:style-name="P98"><text:span text:style-name="Strong_20_Emphasis"><text:span text:style-name="T1">Bagian Refleksi/Diskusi:</text:span></text:span><text:span text:style-name="T1"> Di akhir setiap bagian atau bab utama, berikan beberapa pertanyaan reflektif atau poin diskusi yang bisa dipikirkan pembaca sendiri atau didiskusikan dengan teman. </text:span></text:p>
              </text:list-item>
              <text:list-item>
                <text:p text:style-name="P98"><text:span text:style-name="Strong_20_Emphasis"><text:span text:style-name="T1">Wawancara Singkat (Bisa Fiktif/Tipikal):</text:span></text:span><text:span text:style-name="T1"> Masukkan format tanya jawab singkat dengan 'pakar' (misalnya, 'Etikawan AI' atau 'Pengembang Teknologi Masa Depan') yang menjawab pertanyaan-pertanyaan umum atau sulit dengan bahasa sederhana. </text:span></text:p>
              </text:list-item>
              <text:list-item>
                <text:p text:style-name="P98"><text:span text:style-name="Strong_20_Emphasis"><text:span text:style-name="T1">Koneksi ke Budaya Pop:</text:span></text:span><text:span text:style-name="T1"> Sebutkan contoh-contoh dari film, serial TV (seperti Black Mirror), buku, atau game yang populer di kalangan remaja yang menyentuh tema serupa. Ini membantu mereka mengaitkan konsep buku dengan sesuatu yang sudah mereka kenal. </text:span></text:p>
              </text:list-item>
              <text:list-item>
                <text:p text:style-name="P6"><text:span text:style-name="Strong_20_Emphasis"><text:span text:style-name="T1">Visualisasi Data:</text:span></text:span><text:span text:style-name="T1"> Jika membahas jumlah data digital yang kita hasilkan, gunakan infografis atau perbandingan yang mudah dibayangkan (misalnya, "Data yang kamu hasilkan dalam setahun bisa </text:span><text:soft-page-break/><text:span text:style-name="T1">memenuhi berapa ribu buku?"). </text:span></text:p>
              </text:list-item>
            </text:list>
            <text:p text:style-name="P74">Semoga kerangka, saran gaya bahasa, dan tips ini bermanfaat untuk penyusunan buku 'The AI Afterlife' Anda! Selamat menulis!</text:p>
          </text:section>
          <text:section text:style-name="Sect1" text:name="feedback-form-0">
            <text:p text:style-name="P166"/>
          </text:section>
        </text:section>
        <text:section text:style-name="Sect1" text:name="5460aadd61cb460f">
          <text:p text:style-name="P74"/>
          <text:section text:style-name="Sect1" text:name="user-query-content-1">
            <text:p text:style-name="P183">Pada Pendahuluan , Tambahkan prompt pada subbab untuk mendapatkan isinya </text:p>
          </text:section>
          <text:p text:style-name="P166">Tampilkan alur berpikir</text:p>
          <text:section text:style-name="Sect2" text:name="model-response-message-contentr_5460aadd61cb460f">
            <text:p text:style-name="Text_20_body"><text:span text:style-name="T1">Tentu, berikut adalah tambahan prompt yang bisa Anda gunakan untuk mengembangkan isi setiap subbab pada bagian </text:span><text:span text:style-name="Strong_20_Emphasis"><text:span text:style-name="T1">Pendahuluan (Bab 1)</text:span></text:span><text:span text:style-name="T1">, dengan tetap mempertahankan gaya bahasa yang cocok untuk remaja:</text:span></text:p>
            <text:p text:style-name="P184"/>
            <text:p text:style-name="Text_20_body"><text:span text:style-name="Strong_20_Emphasis"><text:span text:style-name="T1">Bab 1: Apa Itu 'AI Afterlife'? Mimpi atau Mimpi Buruk Masa Depan?</text:span></text:span></text:p>
            <text:list xml:id="list2530064517855588436" text:style-name="L11">
              <text:list-item>
                <text:p text:style-name="P7"><text:span text:style-name="Strong_20_Emphasis"><text:span text:style-name="T1">1.1. Bayangkan Bisa Ngobrol Lagi Sama Nenek Buyutmu (Lewat AI!)</text:span></text:span></text:p>
                <text:list>
                  <text:list-item>
                    <text:p text:style-name="P99"><text:span text:style-name="Strong_20_Emphasis"><text:span text:style-name="T1">Prompt:</text:span></text:span><text:span text:style-name="T1"> "Tulis sebuah paragraf pembuka yang bikin penasaran untuk remaja. Mulai dengan pertanyaan imajinatif: 'Pernah nggak sih kamu kangen banget sama seseorang yang udah nggak ada, misalnya kakek atau nenek, sampai berharap bisa ngobrol sekali lagi aja?' Lalu, kaitkan harapan itu dengan ide futuristik: bagaimana jika di masa depan, teknologi AI super canggih bisa 'menghidupkan kembali' percakapan itu berdasarkan semua kenangan digital yang mereka tinggalkan? Gambarkan keajaiban sekaligus keanehan ide ini dengan gaya bahasa santai dan penuh imajinasi." </text:span></text:p>
                  </text:list-item>
                </text:list>
              </text:list-item>
              <text:list-item>
                <text:p text:style-name="P7"><text:span text:style-name="Strong_20_Emphasis"><text:span text:style-name="T1">1.2. Jejak Digital: Harta Karun Data Pribadi Kita</text:span></text:span></text:p>
                <text:list>
                  <text:list-item>
                    <text:p text:style-name="P99"><text:span text:style-name="Strong_20_Emphasis"><text:span text:style-name="T1">Prompt:</text:span></text:span><text:span text:style-name="T1"> "Jelaskan apa itu 'jejak digital' dengan bahasa gaul remaja. Ibaratkan seperti remah-remah roti digital yang kita tinggalkan setiap kali online. Sebutkan contoh-contoh spesifik yang sangat relevan bagi mereka: postingan Instagram, story WA, video TikTok yang di-like, chat di grup, history YouTube, playlist Spotify, bahkan pencarian Google saat ngerjain tugas. Tekankan bahwa semua 'remah-remah' ini kalau dikumpulkan bisa jadi 'harta karun' data yang menceritakan banyak hal tentang kita, </text:span><text:soft-page-break/><text:span text:style-name="T1">seringkali tanpa kita sadari." </text:span></text:p>
                  </text:list-item>
                </text:list>
              </text:list-item>
              <text:list-item>
                <text:p text:style-name="P7"><text:span text:style-name="Strong_20_Emphasis"><text:span text:style-name="T1">1.3. Sekilas Konsep: Menciptakan 'Kembaran Digital' dari Data</text:span></text:span></text:p>
                <text:list>
                  <text:list-item>
                    <text:p text:style-name="P99"><text:span text:style-name="Strong_20_Emphasis"><text:span text:style-name="T1">Prompt:</text:span></text:span><text:span text:style-name="T1"> "Jelaskan secara singkat dan super simpel ide utama buku ini untuk pembaca remaja. Hubungkan 'harta karun' jejak digital dari poin sebelumnya dengan konsep 'AI Afterlife'. Katakan sesuatu seperti: 'Nah, para ilmuwan dan ahli teknologi lagi mikir, gimana kalau semua data digital tadi (chat, postingan, video, dll) 'dimasukkan' ke dalam AI yang super pintar? Bisakah AI itu 'belajar' dan kemudian meniru cara orang tersebut ngomong, ngetik, bahkan mungkin bercanda? Jadilah semacam 'kembaran digital' atau 'avatar AI' dari orang itu.' Gunakan analogi sederhana, misalnya seperti AI belajar main game dengan meniru pemain ahli. Ingatkan bahwa ini masih ide masa depan." </text:span></text:p>
                  </text:list-item>
                </text:list>
              </text:list-item>
              <text:list-item>
                <text:p text:style-name="P7"><text:span text:style-name="Strong_20_Emphasis"><text:span text:style-name="T1">1.4. Kenapa Sih Ini Penting (dan Sedikit Bikin Merinding)?</text:span></text:span></text:p>
                <text:list>
                  <text:list-item>
                    <text:p text:style-name="P7"><text:span text:style-name="Strong_20_Emphasis"><text:span text:style-name="T1">Prompt:</text:span></text:span><text:span text:style-name="T1"> "Tulis paragraf penutup bab pendahuluan yang bikin pembaca remaja mikir 'Wow, ini penting!'. Jelaskan kenapa ngomongin 'AI Afterlife' itu relevan buat mereka. Bukan cuma soal teknologi keren, tapi menyangkut hal-hal besar: gimana kita nginget orang yang udah pergi, hubungan antar manusia, soal benar atau salah (etika), privasi data, sampai apa sih artinya 'hidup' itu sendiri. Singgung sedikit daya tarik utamanya (misal, potensi 'mengobati' rasa kehilangan) sekaligus hal yang bikin agak 'merinding' atau khawatir (misal, potensi disalahgunakan atau rasanya aneh ngobrol sama AI). Ajak mereka untuk terus membaca dan menemukan jawabannya di bab-bab selanjutnya." </text:span></text:p>
                  </text:list-item>
                </text:list>
              </text:list-item>
            </text:list>
            <text:p text:style-name="P184"/>
            <text:p text:style-name="P74">Dengan prompt ini, Anda bisa mulai menghasilkan konten yang lebih spesifik untuk setiap bagian pendahuluan, memastikan alur ceritanya mengalir dengan baik dan langsung menarik perhatian target pembaca Anda.</text:p>
          </text:section>
          <text:section text:style-name="Sect1" text:name="feedback-form-1">
            <text:p text:style-name="P166"/>
          </text:section>
        </text:section>
        <text:section text:style-name="Sect1" text:name="814d1c637afb583e">
          <text:p text:style-name="P74"/>
          <text:section text:style-name="Sect1" text:name="user-query-content-2">
            <text:p text:style-name="P183">Pada Bab 1 Tambahkan prompt pada tiap bab untuk mendapatkan pengantar , pada tiap subbab/sub-subab untuk mendapatkan isi dengan pembahasan mendalam </text:p>
          </text:section>
          <text:p text:style-name="P166"><text:soft-page-break/>Tampilkan alur berpikir</text:p>
          <text:section text:style-name="Sect2" text:name="model-response-message-contentr_814d1c637afb583e">
            <text:p text:style-name="P166"/>
          </text:section>
          <text:section text:style-name="Sect1" text:name="feedback-form-2">
            <text:p text:style-name="P166"/>
          </text:section>
        </text:section>
        <text:section text:style-name="Sect1" text:name="c71222c76103e81d">
          <text:p text:style-name="P74"/>
          <text:section text:style-name="Sect1" text:name="user-query-content-3">
            <text:p text:style-name="P183">present it </text:p>
          </text:section>
          <text:p text:style-name="P166">Tampilkan alur berpikir</text:p>
          <text:section text:style-name="Sect2" text:name="model-response-message-contentr_c71222c76103e81d">
            <text:p text:style-name="P74">Baik, berikut adalah penyajian prompt yang telah disusun untuk setiap Bab dan Subbab buku "The AI Afterlife", dirancang untuk menghasilkan pengantar bab dan pembahasan mendalam pada tiap subbab, dengan gaya bahasa yang sesuai untuk remaja (13-20 tahun):</text:p>
            <text:p text:style-name="P184"/>
            <text:p text:style-name="Text_20_body"><text:span text:style-name="Strong_20_Emphasis"><text:span text:style-name="T1">Pendahuluan (Bab 1: Apa Itu 'AI Afterlife'? Mimpi atau Mimpi Buruk Masa Depan?)</text:span></text:span></text:p>
            <text:list xml:id="list790068553697398853" text:style-name="L12">
              <text:list-item>
                <text:p text:style-name="P100"><text:span text:style-name="Strong_20_Emphasis"><text:span text:style-name="T1">1.1. Bayangkan Bisa Ngobrol Lagi Sama Nenek Buyutmu (Lewat AI!)</text:span></text:span><text:span text:style-name="T1"> </text:span></text:p>
                <text:list>
                  <text:list-item>
                    <text:p text:style-name="P100"><text:span text:style-name="Strong_20_Emphasis"><text:span text:style-name="T1">[Prompt Isi Subbab 1.1]:</text:span></text:span><text:span text:style-name="T1"> "Tulis sebuah paragraf pembuka yang bikin penasaran untuk remaja. Mulai dengan pertanyaan imajinatif: 'Pernah nggak sih kamu kangen banget sama seseorang yang udah nggak ada, misalnya kakek atau nenek, sampai berharap bisa ngobrol sekali lagi aja?' Lalu, kaitkan harapan itu dengan ide futuristik: bagaimana jika di masa depan, teknologi AI super canggih bisa 'menghidupkan kembali' percakapan itu berdasarkan semua kenangan digital yang mereka tinggalkan? Gambarkan keajaiban sekaligus keanehan ide ini dengan gaya bahasa santai dan penuh imajinasi." </text:span></text:p>
                  </text:list-item>
                </text:list>
              </text:list-item>
              <text:list-item>
                <text:p text:style-name="P100"><text:span text:style-name="Strong_20_Emphasis"><text:span text:style-name="T1">1.2. Jejak Digital: Harta Karun Data Pribadi Kita</text:span></text:span><text:span text:style-name="T1"> </text:span></text:p>
                <text:list>
                  <text:list-item>
                    <text:p text:style-name="P100"><text:span text:style-name="Strong_20_Emphasis"><text:span text:style-name="T1">[Prompt Isi Subbab 1.2]:</text:span></text:span><text:span text:style-name="T1"> "Jelaskan apa itu 'jejak digital' dengan bahasa gaul remaja. Ibaratkan seperti remah-remah roti digital yang kita tinggalkan setiap kali online. Sebutkan contoh-contoh spesifik yang sangat relevan bagi mereka: postingan Instagram, story WA, video TikTok yang di-like, chat di grup, history YouTube, playlist Spotify, bahkan pencarian Google saat ngerjain tugas. Tekankan bahwa semua 'remah-remah' ini kalau dikumpulkan bisa jadi 'harta karun' data yang menceritakan banyak hal tentang kita, seringkali tanpa kita sadari." </text:span></text:p>
                  </text:list-item>
                </text:list>
              </text:list-item>
              <text:list-item>
                <text:p text:style-name="P100"><text:span text:style-name="Strong_20_Emphasis"><text:span text:style-name="T1">1.3. Sekilas Konsep: Menciptakan 'Kembaran Digital' dari Data</text:span></text:span><text:span text:style-name="T1"> </text:span></text:p>
                <text:list>
                  <text:list-item>
                    <text:p text:style-name="P100"><text:soft-page-break/><text:span text:style-name="Strong_20_Emphasis"><text:span text:style-name="T1">[Prompt Isi Subbab 1.3]:</text:span></text:span><text:span text:style-name="T1"> "Jelaskan secara singkat dan super simpel ide utama buku ini untuk pembaca remaja. Hubungkan 'harta karun' jejak digital dari poin sebelumnya dengan konsep 'AI Afterlife'. Katakan sesuatu seperti: 'Nah, para ilmuwan dan ahli teknologi lagi mikir, gimana kalau semua data digital tadi (chat, postingan, video, dll) 'dimasukkan' ke dalam AI yang super pintar? Bisakah AI itu 'belajar' dan kemudian meniru cara orang tersebut ngomong, ngetik, bahkan mungkin bercanda? Jadilah semacam 'kembaran digital' atau 'avatar AI' dari orang itu.' Gunakan analogi sederhana, misalnya seperti AI belajar main game dengan meniru pemain ahli. Ingatkan bahwa ini masih ide masa depan." </text:span></text:p>
                  </text:list-item>
                </text:list>
              </text:list-item>
              <text:list-item>
                <text:p text:style-name="P100"><text:span text:style-name="Strong_20_Emphasis"><text:span text:style-name="T1">1.4. Kenapa Sih Ini Penting (dan Sedikit Bikin Merinding)?</text:span></text:span><text:span text:style-name="T1"> </text:span></text:p>
                <text:list>
                  <text:list-item>
                    <text:p text:style-name="P8"><text:span text:style-name="Strong_20_Emphasis"><text:span text:style-name="T1">[Prompt Isi Subbab 1.4]:</text:span></text:span><text:span text:style-name="T1"> "Tulis paragraf penutup bab pendahuluan yang bikin pembaca remaja mikir 'Wow, ini penting!'. Jelaskan kenapa ngomongin 'AI Afterlife' itu relevan buat mereka. Bukan cuma soal teknologi keren, tapi menyangkut hal-hal besar: gimana kita nginget orang yang udah pergi, hubungan antar manusia, soal benar atau salah (etika), privasi data, sampai apa sih artinya 'hidup' itu sendiri. Singgung sedikit daya tarik utamanya (misal, potensi 'mengobati' rasa kehilangan) sekaligus hal yang bikin agak 'merinding' atau khawatir (misal, potensi disalahgunakan atau rasanya aneh ngobrol sama AI). Ajak mereka untuk terus membaca dan menemukan jawabannya di bab-bab selanjutnya." </text:span></text:p>
                  </text:list-item>
                </text:list>
              </text:list-item>
            </text:list>
            <text:p text:style-name="P184"/>
            <text:p text:style-name="Text_20_body"><text:span text:style-name="Strong_20_Emphasis"><text:span text:style-name="T1">(Bagian I: Bahan Baku 'AI Afterlife' - Jejak Digital Kita)</text:span></text:span></text:p>
            <text:p text:style-name="Text_20_body"><text:span text:style-name="Strong_20_Emphasis"><text:span text:style-name="T1">Bab 2: Kamu Adalah Apa yang Kamu Posting (dan Klik!)</text:span></text:span></text:p>
            <text:list xml:id="list2484320092971438443" text:style-name="L13">
              <text:list-item>
                <text:p text:style-name="P101"><text:span text:style-name="Strong_20_Emphasis"><text:span text:style-name="T1">[Prompt Pengantar Bab 2]:</text:span></text:span><text:span text:style-name="T1"> "Tulis paragraf pengantar untuk Bab 2 yang menjelaskan kepada remaja mengapa memahami 'jejak digital' itu super penting untuk konsep 'AI Afterlife'. Kaitkan dengan ide bahwa data adalah 'bahan baku' utama. Gunakan analogi seperti koki membutuhkan bahan sebelum memasak. Sampaikan bahwa bab ini akan mengupas tuntas jenis-jenis data digital yang kita tinggalkan dan seberapa banyak informasi tentang diri kita yang sebenarnya </text:span><text:soft-page-break/><text:span text:style-name="T1">terkandung di dalamnya. Buat mereka sadar betapa berharganya data ini." </text:span></text:p>
              </text:list-item>
              <text:list-item>
                <text:p text:style-name="P101"><text:span text:style-name="Strong_20_Emphasis"><text:span text:style-name="T1">2.1. Media Sosial: Album Kehidupan Digital Kita (Foto, Status, Komentar)</text:span></text:span><text:span text:style-name="T1"> </text:span></text:p>
                <text:list>
                  <text:list-item>
                    <text:p text:style-name="P101"><text:span text:style-name="Strong_20_Emphasis"><text:span text:style-name="T1">[Prompt Isi Subbab 2.1]:</text:span></text:span><text:span text:style-name="T1"> "Bahasa secara mendalam untuk remaja tentang bagaimana platform media sosial (Instagram, TikTok, Facebook, Twitter, dll.) menjadi sumber utama jejak digital. Jelaskan jenis data yang terekam: bukan hanya foto dan video, tapi juga caption, komentar (yang kita tulis dan terima), like, share, teman/follower, grup yang diikuti, bahkan durasi melihat konten tertentu. Diskusikan bagaimana semua ini bisa membentuk gambaran (meski tidak selalu akurat) tentang kepribadian, minat, hubungan sosial, dan momen penting dalam hidup seseorang. Gunakan contoh konkret dan gaya bahasa relatable." </text:span></text:p>
                  </text:list-item>
                </text:list>
              </text:list-item>
              <text:list-item>
                <text:p text:style-name="P101"><text:span text:style-name="Strong_20_Emphasis"><text:span text:style-name="T1">2.2. Email &amp; Chat: Percakapan Pribadi yang Terekam</text:span></text:span><text:span text:style-name="T1"> </text:span></text:p>
                <text:list>
                  <text:list-item>
                    <text:p text:style-name="P101"><text:span text:style-name="Strong_20_Emphasis"><text:span text:style-name="T1">[Prompt Isi Subbab 2.2]:</text:span></text:span><text:span text:style-name="T1"> "Gali lebih dalam mengenai email dan aplikasi chat (WhatsApp, Line, Telegram, DM Instagram/Twitter) sebagai sumber data personal untuk remaja. Jelaskan bagaimana gaya bahasa, topik pembicaraan, pilihan kata, penggunaan emoji/stiker, kecepatan membalas, dan dengan siapa kita sering berkomunikasi, semuanya terekam. Bahas potensi data ini untuk mengungkapkan pola komunikasi, hubungan dekat, dan bahkan mungkin pemikiran atau perasaan yang lebih pribadi dibanding media sosial. Singgung juga isu privasi terkait data percakapan ini." </text:span></text:p>
                  </text:list-item>
                </text:list>
              </text:list-item>
              <text:list-item>
                <text:p text:style-name="P101"><text:span text:style-name="Strong_20_Emphasis"><text:span text:style-name="T1">2.3. Riwayat Browse &amp; Pencarian: Cerminan Minat dan Pikiran?</text:span></text:span><text:span text:style-name="T1"> </text:span></text:p>
                <text:list>
                  <text:list-item>
                    <text:p text:style-name="P101"><text:span text:style-name="Strong_20_Emphasis"><text:span text:style-name="T1">[Prompt Isi Subbab 2.3]:</text:span></text:span><text:span text:style-name="T1"> "Jelaskan secara detail kepada remaja bagaimana riwayat Browse (website yang dikunjungi) dan mesin pencari (Google, dll.) merekam jejak digital yang sangat kaya. Bahas bagaimana keyword yang dicari, artikel yang dibaca, video tutorial yang ditonton, produk yang dilihat di toko online, bisa mencerminkan minat, hobi, rasa ingin tahu, masalah yang dihadapi, atau bahkan rencana masa depan. Diskusikan apakah jejak ini benar-benar cerminan pikiran terdalam, atau hanya rasa penasaran sesaat? Sentuh isu profil pengguna yang dibuat oleh </text:span><text:soft-page-break/><text:span text:style-name="T1">mesin pencari/perusahaan iklan." </text:span></text:p>
                  </text:list-item>
                </text:list>
              </text:list-item>
              <text:list-item>
                <text:p text:style-name="P101"><text:span text:style-name="Strong_20_Emphasis"><text:span text:style-name="T1">2.4. Data Lainnya: Musik yang Didengar, Video yang Ditonton, Game yang Dimainkan</text:span></text:span><text:span text:style-name="T1"> </text:span></text:p>
                <text:list>
                  <text:list-item>
                    <text:p text:style-name="P101"><text:span text:style-name="Strong_20_Emphasis"><text:span text:style-name="T1">[Prompt Isi Subbab 2.4]:</text:span></text:span><text:span text:style-name="T1"> "Luaskan pembahasan ke jenis jejak digital lain yang sering diabaikan remaja: data dari platform streaming musik (Spotify, Joox), streaming video (YouTube, Netflix), dan game online/offline. Jelaskan bagaimana genre musik/film favorit, artis/aktor idola, lagu/video yang diputar berulang, jam bermain game, jenis game yang disukai, pencapaian dalam game (achievements), bahkan interaksi dalam game multiplayer, juga menyumbang pada profil digital kita. Diskusikan bagaimana data ini bisa menunjukkan preferensi hiburan, suasana hati, dan mungkin aspek lain dari kepribadian." </text:span></text:p>
                  </text:list-item>
                </text:list>
              </text:list-item>
              <text:list-item>
                <text:p text:style-name="P101"><text:span text:style-name="Strong_20_Emphasis"><text:span text:style-name="T1">2.5. Seberapa Lengkap Sih Jejak Digital Kita Sebenarnya?</text:span></text:span><text:span text:style-name="T1"> </text:span></text:p>
                <text:list>
                  <text:list-item>
                    <text:p text:style-name="P9"><text:span text:style-name="Strong_20_Emphasis"><text:span text:style-name="T1">[Prompt Isi Subbab 2.5]:</text:span></text:span><text:span text:style-name="T1"> "Ajak remaja merenung dan diskusi secara mendalam tentang keterbatasan jejak digital. Meskipun data yang terkumpul tampak banyak, bahas apa saja yang </text:span><text:span text:style-name="Emphasis"><text:span text:style-name="T1">tidak</text:span></text:span><text:span text:style-name="T1"> bisa ditangkap oleh data digital: pengalaman sensorik nyata (bau, rasa, sentuhan), pikiran yang tidak terucap, emosi yang kompleks dan tidak diekspresikan secara online, konteks sosial offline, keputusan yang dibuat tanpa melibatkan teknologi. Simpulkan bahwa jejak digital itu kaya, tapi tidak pernah bisa 100% mewakili keutuhan seorang manusia. Gunakan pertanyaan reflektif." </text:span></text:p>
                  </text:list-item>
                </text:list>
              </text:list-item>
            </text:list>
            <text:p text:style-name="P184"/>
            <text:p text:style-name="Text_20_body"><text:span text:style-name="Strong_20_Emphasis"><text:span text:style-name="T1">(Bagian II: Teknologi di Balik Layar - Sihir atau Sains?)</text:span></text:span></text:p>
            <text:p text:style-name="Text_20_body"><text:span text:style-name="Strong_20_Emphasis"><text:span text:style-name="T1">Bab 3: AI Generatif: Mesin Kreatif yang Belajar dari Data</text:span></text:span></text:p>
            <text:list xml:id="list5875954284065815202" text:style-name="L14">
              <text:list-item>
                <text:p text:style-name="P102"><text:span text:style-name="Strong_20_Emphasis"><text:span text:style-name="T1">[Prompt Pengantar Bab 3]:</text:span></text:span><text:span text:style-name="T1"> "Tulis paragraf pengantar untuk Bab 3 yang memperkenalkan remaja pada 'otak' di balik ide 'AI Afterlife', yaitu Artificial Intelligence (AI), khususnya AI Generatif. Jelaskan secara sederhana bahwa AI bukan cuma robot di film, tapi program komputer pintar yang bisa belajar. Sampaikan bahwa bab ini akan menjelaskan cara kerja AI Generatif, bagaimana ia bisa 'berkarya' (menulis teks, membuat gambar), dan contoh-contoh keren yang sudah ada. Bangkitkan rasa ingin tahu mereka tentang teknologi ini." </text:span></text:p>
              </text:list-item>
              <text:list-item>
                <text:p text:style-name="P102"><text:soft-page-break/><text:span text:style-name="Strong_20_Emphasis"><text:span text:style-name="T1">3.1. Kenalan Sama AI: Bukan Robot Fisik Saja!</text:span></text:span><text:span text:style-name="T1"> </text:span></text:p>
                <text:list>
                  <text:list-item>
                    <text:p text:style-name="P102"><text:span text:style-name="Strong_20_Emphasis"><text:span text:style-name="T1">[Prompt Isi Subbab 3.1]:</text:span></text:span><text:span text:style-name="T1"> "Jelaskan konsep dasar Artificial Intelligence (AI) secara mendalam namun sederhana untuk remaja. Bedakan antara AI di film (seringkali robot humanoid) dengan AI di dunia nyata (seringkali berupa software/algoritma). Berikan contoh AI yang mereka temui sehari-hari: rekomendasi konten di YouTube/TikTok, filter wajah di Instagram, asisten suara (Siri/Google Assistant), fitur autocorrect, bahkan musuh di game. Tekankan bahwa AI adalah tentang mesin yang bisa melakukan tugas yang biasanya butuh kecerdasan manusia." </text:span></text:p>
                  </text:list-item>
                </text:list>
              </text:list-item>
              <text:list-item>
                <text:p text:style-name="P102"><text:span text:style-name="Strong_20_Emphasis"><text:span text:style-name="T1">3.2. Bagaimana AI Belajar? (Penjelasan Sederhana tentang Machine Learning)</text:span></text:span><text:span text:style-name="T1"> </text:span></text:p>
                <text:list>
                  <text:list-item>
                    <text:p text:style-name="P102"><text:span text:style-name="Strong_20_Emphasis"><text:span text:style-name="T1">[Prompt Isi Subbab 3.2]:</text:span></text:span><text:span text:style-name="T1"> "Bahasa secara mendalam tapi mudah dicerna tentang konsep Machine Learning (ML) untuk remaja. Gunakan analogi yang relatable, misalnya seperti anak kecil belajar mengenali binatang (diberi banyak contoh gambar kucing, lalu bisa mengenali kucing baru) atau cara mereka belajar main game (mencoba-coba, belajar dari kesalahan). Jelaskan ide dasar bahwa AI 'diberi makan' banyak data (input), lalu ia mencari pola dalam data itu untuk bisa membuat prediksi atau keputusan (output) pada data baru. Hindari rumus matematika, fokus pada konsepnya." </text:span></text:p>
                  </text:list-item>
                </text:list>
              </text:list-item>
              <text:list-item>
                <text:p text:style-name="P102"><text:span text:style-name="Strong_20_Emphasis"><text:span text:style-name="T1">3.3. ChatGPT dan Kawan-kawan: Contoh AI yang Bisa 'Ngobrol' dan 'Berkarya'</text:span></text:span><text:span text:style-name="T1"> </text:span></text:p>
                <text:list>
                  <text:list-item>
                    <text:p text:style-name="P102"><text:span text:style-name="Strong_20_Emphasis"><text:span text:style-name="T1">[Prompt Isi Subbab 3.3]:</text:span></text:span><text:span text:style-name="T1"> "Fokus pada AI Generatif secara lebih mendalam, gunakan contoh yang sangat dikenal remaja seperti ChatGPT, Midjourney, atau AI pembuat musik/gambar lainnya. Jelaskan apa yang membuat AI ini 'generatif' (bisa </text:span><text:span text:style-name="Emphasis"><text:span text:style-name="T1">menciptakan</text:span></text:span><text:span text:style-name="T1"> sesuatu yang baru, bukan hanya menganalisis). Tunjukkan kemampuannya: menulis cerita, menjawab pertanyaan kompleks, membuat gambar dari deskripsi teks, menerjemahkan bahasa. Diskusikan bagaimana AI ini dilatih dengan data internet yang sangat besar. Ajak mereka mencoba sendiri (jika memungkinkan) dan merenungkan kemampuannya." </text:span></text:p>
                  </text:list-item>
                </text:list>
              </text:list-item>
              <text:list-item>
                <text:p text:style-name="P102"><text:span text:style-name="Strong_20_Emphasis"><text:span text:style-name="T1">3.4. Bisakah AI Benar-benar 'Memahami' Manusia dari Teks dan Gambar?</text:span></text:span><text:span text:style-name="T1"> </text:span></text:p>
                <text:list>
                  <text:list-item>
                    <text:p text:style-name="P10"><text:soft-page-break/><text:span text:style-name="Strong_20_Emphasis"><text:span text:style-name="T1">[Prompt Isi Subbab 3.4]:</text:span></text:span><text:span text:style-name="T1"> "Selami pertanyaan filosofis yang relevan dengan AI generatif untuk remaja. Meskipun AI seperti ChatGPT bisa 'berbicara' dengan lancar, diskusikan apakah ia benar-benar 'memahami' makna di balik kata-kata seperti manusia? Bahas perbedaan antara meniru pola bahasa (statistical patterns) dengan pemahaman kontekstual, kesadaran, dan pengalaman subjektif. Gunakan contoh kalimat ambigu atau sarkasme yang mungkin sulit 'dipahami' AI. Ajak pembaca berpikir kritis tentang batas kemampuan AI saat ini." </text:span></text:p>
                  </text:list-item>
                </text:list>
              </text:list-item>
            </text:list>
            <text:p text:style-name="Text_20_body"><text:span text:style-name="Strong_20_Emphasis"><text:span text:style-name="T1">Bab 4: Merangkai Kata &amp; Makna: Kekuatan Pemrosesan Bahasa Alami (NLP)</text:span></text:span></text:p>
            <text:list xml:id="list6940023643218366166" text:style-name="L15">
              <text:list-item>
                <text:p text:style-name="P103"><text:span text:style-name="Strong_20_Emphasis"><text:span text:style-name="T1">[Prompt Pengantar Bab 4]:</text:span></text:span><text:span text:style-name="T1"> "Tulis paragraf pengantar untuk Bab 4 yang fokus pada teknologi kunci agar AI bisa 'memahami' dan 'menggunakan' bahasa manusia: Natural Language Processing (NLP). Jelaskan kepada remaja bahwa NLP adalah jembatan antara bahasa kita yang rumit dengan logika komputer. Sampaikan bahwa bab ini akan mengupas cara kerja NLP, bagaimana ia bisa mencoba 'mengenali' kepribadian dari tulisan, dan tantangan terbesarnya dalam menangkap nuansa bahasa kita yang kaya. Kaitkan langsung dengan potensi penggunaannya dalam 'AI Afterlife'." </text:span></text:p>
              </text:list-item>
              <text:list-item>
                <text:p text:style-name="P103"><text:span text:style-name="Strong_20_Emphasis"><text:span text:style-name="T1">4.1. Mengajari Komputer Bahasa Manusia</text:span></text:span><text:span text:style-name="T1"> </text:span></text:p>
                <text:list>
                  <text:list-item>
                    <text:p text:style-name="P103"><text:span text:style-name="Strong_20_Emphasis"><text:span text:style-name="T1">[Prompt Isi Subbab 4.1]:</text:span></text:span><text:span text:style-name="T1"> "Jelaskan secara mendalam namun sederhana bagaimana Natural Language Processing (NLP) bekerja untuk 'mengajarkan' komputer bahasa manusia. Gunakan analogi belajar bahasa asing bagi manusia. Bahas langkah-langkah dasar NLP (tanpa terlalu teknis): memecah kalimat menjadi kata (tokenization), memahami struktur kalimat (syntax), mengenali arti kata (semantics), mengidentifikasi entitas (nama orang, tempat). Berikan contoh bagaimana fitur seperti autocorrect, terjemahan otomatis (Google Translate), atau chatbot sederhana menggunakan prinsip NLP." </text:span></text:p>
                  </text:list-item>
                </text:list>
              </text:list-item>
              <text:list-item>
                <text:p text:style-name="P103"><text:span text:style-name="Strong_20_Emphasis"><text:span text:style-name="T1">4.2. Dari Data Teks Menjadi Pola Kepribadian (Apakah Mungkin?)</text:span></text:span><text:span text:style-name="T1"> </text:span></text:p>
                <text:list>
                  <text:list-item>
                    <text:p text:style-name="P103"><text:span text:style-name="Strong_20_Emphasis"><text:span text:style-name="T1">[Prompt Isi Subbab 4.2]:</text:span></text:span><text:span text:style-name="T1"> "Diskusikan secara mendalam potensi dan keterbatasan menggunakan NLP untuk menganalisis data teks (chat, email, postingan) guna 'menebak' atau memodelkan kepribadian seseorang, khusus untuk konteks 'AI Afterlife'. Bahas </text:span><text:soft-page-break/><text:span text:style-name="T1">bagaimana NLP bisa mengidentifikasi pola seperti: kata-kata yang sering digunakan, sentimen (positif/negatif), tingkat formalitas, topik yang sering dibicarakan. Namun, tekankan juga bahwa kepribadian jauh lebih kompleks dari sekadar pola teks. Apakah pola ini cukup untuk menciptakan simulasi yang 'hidup'?" </text:span></text:p>
                  </text:list-item>
                </text:list>
              </text:list-item>
              <text:list-item>
                <text:p text:style-name="P103"><text:span text:style-name="Strong_20_Emphasis"><text:span text:style-name="T1">4.3. Tantangan Terbesar: Menangkap Nuansa, Humor, dan Emosi</text:span></text:span><text:span text:style-name="T1"> </text:span></text:p>
                <text:list>
                  <text:list-item>
                    <text:p text:style-name="P11"><text:span text:style-name="Strong_20_Emphasis"><text:span text:style-name="T1">[Prompt Isi Subbab 4.3]:</text:span></text:span><text:span text:style-name="T1"> "Gali lebih dalam tantangan utama NLP dalam memahami aspek bahasa manusia yang paling sulit ditiru komputer: nuansa, sarkasme, ironi, humor, konteks budaya, dan emosi yang tersirat. Berikan contoh kalimat yang artinya bisa berbeda tergantung konteks atau intonasi (yang hilang dalam teks). Jelaskan mengapa hal ini menjadi penghalang besar dalam menciptakan simulasi AI yang benar-benar terasa 'manusiawi' dan tidak kaku atau salah paham. Diskusikan apakah AI masa depan bisa mengatasi tantangan ini." </text:span></text:p>
                  </text:list-item>
                </text:list>
              </text:list-item>
            </text:list>
            <text:p text:style-name="P184"/>
            <text:p text:style-name="Text_20_body"><text:span text:style-name="Strong_20_Emphasis"><text:span text:style-name="T1">(Bagian III: Membangun 'Kembaran Digital' - Tantangan Hari Ini dan Harapan Masa Depan)</text:span></text:span></text:p>
            <text:p text:style-name="Text_20_body"><text:span text:style-name="Strong_20_Emphasis"><text:span text:style-name="T1">Bab 5: Kenapa Sekarang Belum Bisa? Batasan Teknologi Saat Ini</text:span></text:span></text:p>
            <text:list xml:id="list6226562841307122649" text:style-name="L16">
              <text:list-item>
                <text:p text:style-name="P12"><text:span text:style-name="Strong_20_Emphasis"><text:span text:style-name="T1">[Prompt Pengantar Bab 5]:</text:span></text:span><text:span text:style-name="T1"> "Tulis paragraf pengantar untuk Bab 5 yang membawa pembaca remaja kembali ke realitas saat ini. Setelah membahas potensi teknologi, bab ini akan fokus pada </text:span><text:span text:style-name="Emphasis"><text:span text:style-name="T1">mengapa</text:span></text:span><text:span text:style-name="T1"> 'AI Afterlife' </text:span></text:p>
              </text:list-item>
            </text:list>
          </text:section>
          <text:p text:style-name="P166">Anda menghentikan respons ini</text:p>
          <text:section text:style-name="Sect1" text:name="feedback-form-3">
            <text:p text:style-name="P166"/>
          </text:section>
        </text:section>
        <text:section text:style-name="Sect1" text:name="f24970855869886b">
          <text:p text:style-name="P74"/>
          <text:section text:style-name="Sect1" text:name="user-query-content-4">
            <text:p text:style-name="P183">Pada Bab 1 Tambahkan prompt pada awal bab untuk mendapatkan pengantar , pada tiap subbab/sub-subab untuk mendapatkan isi dengan pembahasan mendalam </text:p>
          </text:section>
          <text:p text:style-name="P166">Tampilkan alur berpikir</text:p>
          <text:section text:style-name="Sect2" text:name="model-response-message-contentr_f24970855869886b">
            <text:p text:style-name="Text_20_body"><text:span text:style-name="T1">Tentu, mari kita fokus kembali pada </text:span><text:span text:style-name="Strong_20_Emphasis"><text:span text:style-name="T1">Bab 1</text:span></text:span><text:span text:style-name="T1"> dan buatkan prompt untuk pengantar bab serta pembahasan mendalam pada tiap subbabnya, sesuai permintaan Anda.</text:span></text:p>
            <text:p text:style-name="P184"/>
            <text:p text:style-name="Text_20_body"><text:soft-page-break/><text:span text:style-name="Strong_20_Emphasis"><text:span text:style-name="T1">Bab 1: Apa Itu 'AI Afterlife'? Mimpi atau Mimpi Buruk Masa Depan?</text:span></text:span></text:p>
            <text:list xml:id="list5298740329904465248" text:style-name="L17">
              <text:list-item>
                <text:p text:style-name="P13"><text:span text:style-name="Strong_20_Emphasis"><text:span text:style-name="T1">[Prompt Pengantar Bab 1]:</text:span></text:span><text:span text:style-name="T1"> "Tulis paragraf pengantar yang kuat untuk Bab 1 (sekaligus pendahuluan buku) yang ditujukan bagi remaja (13-20 tahun). Mulai dengan hook yang memancing rasa ingin tahu tentang konsep 'berbicara' dengan orang yang sudah tiada melalui teknologi. Perkenalkan istilah 'AI Afterlife' dan jelaskan secara singkat bahwa bab ini akan menjadi pintu gerbang untuk memahami ide revolusioner (dan sedikit kontroversial) ini: mulai dari membayangkan kemungkinannya, melihat data apa yang jadi 'bahan'-nya, hingga pertanyaan awal yang muncul di benak kita. Buat pembaca merasa bahwa mereka akan memulai sebuah perjalanan eksplorasi ke masa depan teknologi dan kemanusiaan."</text:span></text:p>
              </text:list-item>
              <text:list-item>
                <text:p text:style-name="P13"><text:span text:style-name="Strong_20_Emphasis"><text:span text:style-name="T1">1.1. Bayangkan Bisa Ngobrol Lagi Sama Nenek Buyutmu (Lewat AI!)</text:span></text:span></text:p>
                <text:list>
                  <text:list-item>
                    <text:p text:style-name="P104"><text:span text:style-name="Strong_20_Emphasis"><text:span text:style-name="T1">[Prompt Isi Subbab 1.1 - Pembahasan Mendalam]:</text:span></text:span><text:span text:style-name="T1"> "Gali lebih dalam skenario emosional tentang kerinduan pada orang terkasih yang sudah meninggal. Ajak remaja berimajinasi secara detail: seperti apa rasanya jika benar-benar ada teknologi AI yang bisa mensimulasikan percakapan dengan nenek buyut, teman, atau bahkan idola yang telah tiada, berdasarkan rekaman suara, tulisan, dan video mereka? Bahas daya tarik utama ide ini – potensi untuk 'menyambung' hubungan, mendapatkan 'nasihat' terakhir, atau sekadar mengenang. Namun, sertakan juga pertanyaan awal yang muncul: Apakah itu benar-benar 'mereka'? Bagaimana rasanya? Apakah ini sehat secara emosional? Gunakan narasi yang menyentuh namun tetap memicu pemikiran kritis." </text:span></text:p>
                  </text:list-item>
                </text:list>
              </text:list-item>
              <text:list-item>
                <text:p text:style-name="P13"><text:span text:style-name="Strong_20_Emphasis"><text:span text:style-name="T1">1.2. Jejak Digital: Harta Karun Data Pribadi Kita</text:span></text:span></text:p>
                <text:list>
                  <text:list-item>
                    <text:p text:style-name="P104"><text:span text:style-name="Strong_20_Emphasis"><text:span text:style-name="T1">[Prompt Isi Subbab 1.2 - Pembahasan Mendalam]:</text:span></text:span><text:span text:style-name="T1"> "Kupas tuntas konsep 'jejak digital' sebagai pondasi 'AI Afterlife' untuk remaja. Jelaskan secara rinci </text:span><text:span text:style-name="Emphasis"><text:span text:style-name="T1">bagaimana</text:span></text:span><text:span text:style-name="T1"> aktivitas online mereka (bukan hanya apa yang diposting, tapi juga apa yang di-klik, dicari, didengarkan, ditonton, bahkan lokasi check-in) secara konstan menghasilkan data. Berikan contoh-contoh konkret yang sangat dekat dengan kehidupan mereka (misal, algoritma rekomendasi medsos, iklan tertarget). Tekankan volume dan </text:span><text:soft-page-break/><text:span text:style-name="T1">variasi data yang dihasilkan. Bahas mengapa data ini disebut 'harta karun' – nilainya bagi perusahaan teknologi dan potensinya sebagai 'bahan baku' untuk melatih AI yang bisa meniru manusia. Singgung juga aspek kesadaran privasi: seberapa banyak data kita yang sebenarnya 'tersimpan' di luar sana?" </text:span></text:p>
                  </text:list-item>
                </text:list>
              </text:list-item>
              <text:list-item>
                <text:p text:style-name="P13"><text:span text:style-name="Strong_20_Emphasis"><text:span text:style-name="T1">1.3. Sekilas Konsep: Menciptakan 'Kembaran Digital' dari Data</text:span></text:span></text:p>
                <text:list>
                  <text:list-item>
                    <text:p text:style-name="P104"><text:span text:style-name="Strong_20_Emphasis"><text:span text:style-name="T1">[Prompt Isi Subbab 1.3 - Pembahasan Mendalam]:</text:span></text:span><text:span text:style-name="T1"> "Jelaskan mekanisme dasar </text:span><text:span text:style-name="Emphasis"><text:span text:style-name="T1">bagaimana</text:span></text:span><text:span text:style-name="T1"> data digital secara teoritis bisa digunakan untuk membangun 'kembaran digital' atau simulasi AI, dengan bahasa yang mudah dipahami remaja. Masuk lebih dalam dari sekadar 'AI belajar data'. Singgung konsep dasar AI yang mencari pola (pattern recognition) dalam data (teks, suara, gambar) dan menggunakannya untuk </text:span><text:span text:style-name="Emphasis"><text:span text:style-name="T1">menghasilkan</text:span></text:span><text:span text:style-name="T1"> (generate) output baru yang mirip. Gunakan analogi yang lebih detail, misalnya bagaimana AI pembuat gambar belajar dari jutaan gambar untuk membuat gambar baru, atau bagaimana chatbot belajar dari miliaran percakapan. Tekankan bahwa tujuannya adalah </text:span><text:span text:style-name="Emphasis"><text:span text:style-name="T1">simulasi perilaku</text:span></text:span><text:span text:style-name="T1"> berdasarkan data, bukan penciptaan ulang kesadaran. Bedakan secara jelas antara fiksi ilmiah populer dengan kemungkinan teknologi saat ini/masa depan." </text:span></text:p>
                  </text:list-item>
                </text:list>
              </text:list-item>
              <text:list-item>
                <text:p text:style-name="P13"><text:span text:style-name="Strong_20_Emphasis"><text:span text:style-name="T1">1.4. Kenapa Sih Ini Penting (dan Sedikit Bikin Merinding)?</text:span></text:span></text:p>
                <text:list>
                  <text:list-item>
                    <text:p text:style-name="P13"><text:span text:style-name="Strong_20_Emphasis"><text:span text:style-name="T1">[Prompt Isi Subbab 1.4 - Pembahasan Mendalam]:</text:span></text:span><text:span text:style-name="T1"> "Akhiri bab pendahuluan dengan eksplorasi mendalam tentang </text:span><text:span text:style-name="Emphasis"><text:span text:style-name="T1">mengapa</text:span></text:span><text:span text:style-name="T1"> topik 'AI Afterlife' ini signifikan dan relevan bagi generasi muda. Jangan hanya menyebutkan pentingnya, tapi diskusikan </text:span><text:span text:style-name="Emphasis"><text:span text:style-name="T1">alasannya</text:span></text:span><text:span text:style-name="T1">: dampaknya pada pemahaman tentang hidup, mati, kenangan, identitas; potensi mengubah industri (misal, terapi duka, hiburan); perannya dalam membentuk masa depan interaksi manusia-teknologi. Jelaskan juga sisi 'merinding' atau kontroversialnya secara lebih detail: potensi manipulasi emosi, isu keaslian (authenticity), pertanyaan filosofis tentang apa artinya menjadi manusia, dan bayangan konsekuensi tak terduga jika teknologi ini lepas kendali. Tutup dengan menggarisbawahi bahwa buku ini akan mengupas semua aspek tersebut, mengajak pembaca untuk berpikir kritis." </text:span></text:p>
                  </text:list-item>
                </text:list>
              </text:list-item>
            </text:list>
            <text:p text:style-name="P184"/>
            <text:p text:style-name="P74"><text:soft-page-break/>Prompt ini dirancang untuk memandu pembuatan konten yang lebih kaya dan mendalam untuk setiap bagian di Bab 1, sambil tetap menjaga nada dan relevansi bagi pembaca remaja.</text:p>
          </text:section>
          <text:section text:style-name="Sect1" text:name="feedback-form-4">
            <text:p text:style-name="P166"/>
          </text:section>
        </text:section>
        <text:section text:style-name="Sect1" text:name="8d9ae84617bba01f">
          <text:p text:style-name="P74"/>
          <text:section text:style-name="Sect1" text:name="user-query-content-5">
            <text:p text:style-name="P183">Pada Bab 2 Tambahkan prompt pada awal bab untuk mendapatkan pengantar , pada tiap subbab/sub-subab untuk mendapatkan isi dengan pembahasan mendalam </text:p>
          </text:section>
          <text:p text:style-name="P166">Tampilkan alur berpikir</text:p>
          <text:section text:style-name="Sect2" text:name="model-response-message-contentr_8d9ae84617bba01f">
            <text:p text:style-name="Text_20_body"><text:span text:style-name="T1">Baik, mari kita siapkan prompt untuk </text:span><text:span text:style-name="Strong_20_Emphasis"><text:span text:style-name="T1">Bab 2</text:span></text:span><text:span text:style-name="T1"> dengan fokus pada pengantar bab dan pembahasan mendalam untuk setiap subbabnya, agar sesuai dengan kebutuhan Anda.</text:span></text:p>
            <text:p text:style-name="P184"/>
            <text:p text:style-name="Text_20_body"><text:span text:style-name="Strong_20_Emphasis"><text:span text:style-name="T1">(Bagian I: Bahan Baku 'AI Afterlife' - Jejak Digital Kita)</text:span></text:span></text:p>
            <text:p text:style-name="Text_20_body"><text:span text:style-name="Strong_20_Emphasis"><text:span text:style-name="T1">Bab 2: Kamu Adalah Apa yang Kamu Posting (dan Klik!)</text:span></text:span></text:p>
            <text:list xml:id="list623057714778154434" text:style-name="L18">
              <text:list-item>
                <text:p text:style-name="P14"><text:span text:style-name="Strong_20_Emphasis"><text:span text:style-name="T1">[Prompt Pengantar Bab 2]:</text:span></text:span><text:span text:style-name="T1"> "Tulis paragraf pengantar untuk Bab 2 yang menjelaskan kepada remaja mengapa memahami 'jejak digital' itu super penting untuk konsep 'AI Afterlife'. Kaitkan dengan ide bahwa data adalah 'bahan baku' utama, ibarat bahan masakan yang diperlukan koki sebelum memasak 'kembaran digital'. Sampaikan dengan jelas bahwa bab ini akan mengupas tuntas </text:span><text:span text:style-name="Emphasis"><text:span text:style-name="T1">dari mana saja</text:span></text:span><text:span text:style-name="T1"> data digital ini berasal – mulai dari postingan medsos sampai klik mouse – dan seberapa banyak informasi tentang diri kita yang sebenarnya 'bocor' atau terekam di dalamnya. Buat mereka penasaran dan sedikit lebih waspada tentang jejak yang mereka tinggalkan di dunia maya."</text:span></text:p>
              </text:list-item>
              <text:list-item>
                <text:p text:style-name="P14"><text:span text:style-name="Strong_20_Emphasis"><text:span text:style-name="T1">2.1. Media Sosial: Album Kehidupan Digital Kita (Foto, Status, Komentar)</text:span></text:span></text:p>
                <text:list>
                  <text:list-item>
                    <text:p text:style-name="P105"><text:span text:style-name="Strong_20_Emphasis"><text:span text:style-name="T1">[Prompt Isi Subbab 2.1 - Pembahasan Mendalam]:</text:span></text:span><text:span text:style-name="T1"> "Bahasa secara mendalam dan detail bagaimana platform media sosial favorit remaja (sebutkan contoh spesifik seperti Instagram, TikTok, Twitter, dll.) berfungsi sebagai 'tambang emas' jejak digital. Jangan hanya sebutkan jenis data (foto, video, teks), tapi diskusikan </text:span><text:span text:style-name="Emphasis"><text:span text:style-name="T1">bagaimana</text:span></text:span><text:span text:style-name="T1"> data ini bisa dianalisis: pola posting </text:span><text:soft-page-break/><text:span text:style-name="T1">(kapan, seberapa sering), topik yang dibahas di caption/komentar, jaringan pertemanan/follower, interaksi (likes, shares, DMs), bahkan analisis sentimen dari teks. Ajak mereka berpikir bagaimana AI bisa 'membaca' profil medsos untuk mencoba memahami minat, gaya hidup, lingkaran sosial, dan bahkan mungkin suasana hati atau opini seseorang. Gunakan contoh-contoh nyata (tanpa melanggar privasi) atau hipotetis yang relevan." </text:span></text:p>
                  </text:list-item>
                </text:list>
              </text:list-item>
              <text:list-item>
                <text:p text:style-name="P14"><text:span text:style-name="Strong_20_Emphasis"><text:span text:style-name="T1">2.2. Email &amp; Chat: Percakapan Pribadi yang Terekam</text:span></text:span></text:p>
                <text:list>
                  <text:list-item>
                    <text:p text:style-name="P105"><text:span text:style-name="Strong_20_Emphasis"><text:span text:style-name="T1">[Prompt Isi Subbab 2.2 - Pembahasan Mendalam]:</text:span></text:span><text:span text:style-name="T1"> "Gali lebih dalam peran krusial email dan aplikasi percakapan instan (WhatsApp, Line, Telegram, dll.) sebagai sumber data yang sangat personal. Fokus pada </text:span><text:span text:style-name="Emphasis"><text:span text:style-name="T1">bagaimana</text:span></text:span><text:span text:style-name="T1"> AI bisa menganalisis </text:span><text:span text:style-name="Emphasis"><text:span text:style-name="T1">isi</text:span></text:span><text:span text:style-name="T1"> dan </text:span><text:span text:style-name="Emphasis"><text:span text:style-name="T1">pola</text:span></text:span><text:span text:style-name="T1"> percakapan: pilihan kata (kosakata unik, bahasa gaul), panjang kalimat, penggunaan emoji/stiker, kecepatan dan waktu membalas, topik yang sering dibicarakan dengan kontak tertentu. Diskusikan potensi data ini untuk merekonstruksi gaya komunikasi, hubungan interpersonal, dan mungkin menangkap pemikiran atau perasaan yang lebih 'asli' dibandingkan citra di media sosial. Singgung secara serius isu privasi dan keamanan data percakapan pribadi ini." </text:span></text:p>
                  </text:list-item>
                </text:list>
              </text:list-item>
              <text:list-item>
                <text:p text:style-name="P14"><text:span text:style-name="Strong_20_Emphasis"><text:span text:style-name="T1">2.3. Riwayat Browse &amp; Pencarian: Cerminan Minat dan Pikiran?</text:span></text:span></text:p>
                <text:list>
                  <text:list-item>
                    <text:p text:style-name="P105"><text:span text:style-name="Strong_20_Emphasis"><text:span text:style-name="T1">[Prompt Isi Subbab 2.3 - Pembahasan Mendalam]:</text:span></text:span><text:span text:style-name="T1"> "Jelaskan secara detail dan komprehensif bagaimana aktivitas Browse web dan penggunaan mesin pencari (Google, dll.) menciptakan jejak digital yang sangat kaya dan seringkali tidak disadari. Bahas </text:span><text:span text:style-name="Emphasis"><text:span text:style-name="T1">bagaimana</text:span></text:span><text:span text:style-name="T1"> setiap klik link, kata kunci pencarian, situs yang dikunjungi (dan berapa lama), artikel yang dibaca, video yang ditonton, hingga barang yang dimasukkan ke keranjang belanja online, semuanya bisa dilacak dan dianalisis. Diskusikan potensi data ini untuk membangun profil minat, kebutuhan informasi, hobi tersembunyi, masalah yang sedang dihadapi, hingga rencana pembelian atau perjalanan. Ajak remaja mempertanyakan: Seberapa akurat profil yang dibuat berdasarkan data ini? Apakah ini benar-benar cerminan 'pikiran' kita?" </text:span></text:p>
                  </text:list-item>
                </text:list>
              </text:list-item>
              <text:list-item>
                <text:p text:style-name="P14"><text:soft-page-break/><text:span text:style-name="Strong_20_Emphasis"><text:span text:style-name="T1">2.4. Data Lainnya: Musik yang Didengar, Video yang Ditonton, Game yang Dimainkan</text:span></text:span></text:p>
                <text:list>
                  <text:list-item>
                    <text:p text:style-name="P105"><text:span text:style-name="Strong_20_Emphasis"><text:span text:style-name="T1">[Prompt Isi Subbab 2.4 - Pembahasan Mendalam]:</text:span></text:span><text:span text:style-name="T1"> "Luaskan cakupan pembahasan ke sumber jejak digital lain yang signifikan bagi remaja: platform hiburan digital. Bahas secara mendalam bagaimana layanan streaming musik (Spotify, dll.), video (YouTube, Netflix, dll.), dan platform game (Steam, mobile games, dll.) mengumpulkan data preferensi. Analisis </text:span><text:span text:style-name="Emphasis"><text:span text:style-name="T1">bagaimana</text:span></text:span><text:span text:style-name="T1"> pilihan genre, artis/kreator favorit, lagu/film/video yang diputar berulang, durasi menonton/bermain, tipe game yang disukai, interaksi dalam game (chat, tim), dan bahkan pencapaian (achievements) dapat digunakan untuk memahami selera hiburan, suasana hati, tingkat keterampilan, dan aspek sosial dari pengguna. Diskusikan bagaimana data ini melengkapi gambaran profil digital." </text:span></text:p>
                  </text:list-item>
                </text:list>
              </text:list-item>
              <text:list-item>
                <text:p text:style-name="P14"><text:span text:style-name="Strong_20_Emphasis"><text:span text:style-name="T1">2.5. Seberapa Lengkap Sih Jejak Digital Kita Sebenarnya?</text:span></text:span></text:p>
                <text:list>
                  <text:list-item>
                    <text:p text:style-name="P14"><text:span text:style-name="Strong_20_Emphasis"><text:span text:style-name="T1">[Prompt Isi Subbab 2.5 - Pembahasan Mendalam]:</text:span></text:span><text:span text:style-name="T1"> "Ajak remaja melakukan refleksi kritis dan mendalam mengenai </text:span><text:span text:style-name="Emphasis"><text:span text:style-name="T1">keterbatasan fundamental</text:span></text:span><text:span text:style-name="T1"> dari jejak digital, sebagus apa pun data yang dikumpulkan. Meskipun kaya, diskusikan secara detail apa saja aspek penting dari kemanusiaan yang </text:span><text:span text:style-name="Emphasis"><text:span text:style-name="T1">tidak akan pernah</text:span></text:span><text:span text:style-name="T1"> bisa ditangkap sepenuhnya oleh data digital: pengalaman inderawi langsung (rasa makanan, aroma bunga, sentuhan fisik), pemikiran internal yang tidak terartikulasi, emosi kompleks yang disembunyikan, nuansa interaksi tatap muka (bahasa tubuh, kontak mata), keputusan spontan offline, nilai-nilai moral yang mendasari tindakan, dan perubahan kepribadian seiring waktu yang tidak selalu tercermin online. Simpulkan dengan tegas bahwa jejak digital adalah </text:span><text:span text:style-name="Emphasis"><text:span text:style-name="T1">representasi</text:span></text:span><text:span text:style-name="T1">, bukan </text:span><text:span text:style-name="Emphasis"><text:span text:style-name="T1">replikasi</text:span></text:span><text:span text:style-name="T1"> utuh dari seorang individu." </text:span></text:p>
                  </text:list-item>
                </text:list>
              </text:list-item>
            </text:list>
            <text:p text:style-name="P184"/>
            <text:p text:style-name="P74">Prompt ini dirancang untuk menghasilkan konten Bab 2 yang informatif, mendalam, relevan, dan memicu pemikiran kritis bagi pembaca remaja Anda.</text:p>
          </text:section>
          <text:section text:style-name="Sect1" text:name="feedback-form-5">
            <text:p text:style-name="P166"/>
          </text:section>
        </text:section>
        <text:section text:style-name="Sect1" text:name="850eb830c34a11be">
          <text:p text:style-name="P74"/>
          <text:section text:style-name="Sect1" text:name="user-query-content-6">
            <text:p text:style-name="P183"><text:soft-page-break/>Pada Bab 3 Tambahkan prompt pada awal bab untuk mendapatkan pengantar , pada tiap subbab/sub-subab untuk mendapatkan isi dengan pembahasan mendalam </text:p>
          </text:section>
          <text:p text:style-name="P166">Tampilkan alur berpikir</text:p>
          <text:section text:style-name="Sect2" text:name="model-response-message-contentr_850eb830c34a11be">
            <text:p text:style-name="Text_20_body"><text:span text:style-name="T1">Oke, sekarang kita siapkan prompt untuk </text:span><text:span text:style-name="Strong_20_Emphasis"><text:span text:style-name="T1">Bab 3</text:span></text:span><text:span text:style-name="T1">, dengan fokus pada pengantar bab dan pembahasan mendalam untuk setiap subbabnya.</text:span></text:p>
            <text:p text:style-name="P184"/>
            <text:p text:style-name="Text_20_body"><text:span text:style-name="Strong_20_Emphasis"><text:span text:style-name="T1">(Bagian II: Teknologi di Balik Layar - Sihir atau Sains?)</text:span></text:span></text:p>
            <text:p text:style-name="Text_20_body"><text:span text:style-name="Strong_20_Emphasis"><text:span text:style-name="T1">Bab 3: AI Generatif: Mesin Kreatif yang Belajar dari Data</text:span></text:span></text:p>
            <text:list xml:id="list5726776789991003975" text:style-name="L19">
              <text:list-item>
                <text:p text:style-name="P15"><text:span text:style-name="Strong_20_Emphasis"><text:span text:style-name="T1">[Prompt Pengantar Bab 3]:</text:span></text:span><text:span text:style-name="T1"> "Tulis paragraf pengantar untuk Bab 3 yang memperkenalkan remaja pada 'mesin inti' atau 'otak' di balik kemungkinan 'AI Afterlife', yaitu Kecerdasan Buatan (Artificial Intelligence - AI), terutama jenis AI Generatif yang lagi ngetren. Jelaskan secara sederhana dan menarik bahwa AI itu bukan cuma robot keren di film fiksi ilmiah, tapi lebih sering berupa program komputer super pintar yang bisa belajar dari data. Sampaikan bahwa bab ini akan membongkar rahasia AI: mulai dari apa itu AI sebenarnya, bagaimana cara kerjanya (khususnya Machine Learning dan AI Generatif), hingga contoh-contoh nyata yang mungkin sudah sering mereka gunakan tanpa sadar. Bangkitkan rasa ingin tahu mereka tentang teknologi 'ajaib' ini."</text:span></text:p>
              </text:list-item>
              <text:list-item>
                <text:p text:style-name="P15"><text:span text:style-name="Strong_20_Emphasis"><text:span text:style-name="T1">3.1. Kenalan Sama AI: Bukan Robot Fisik Saja!</text:span></text:span></text:p>
                <text:list>
                  <text:list-item>
                    <text:p text:style-name="P106"><text:span text:style-name="Strong_20_Emphasis"><text:span text:style-name="T1">[Prompt Isi Subbab 3.1 - Pembahasan Mendalam]:</text:span></text:span><text:span text:style-name="T1"> "Jelaskan konsep dasar Artificial Intelligence (AI) secara mendalam namun tetap simpel dan relevan untuk remaja. Bedakan dengan jelas antara persepsi populer AI (seringkali robot fisik seperti di film) dengan realitas AI saat ini (lebih banyak berupa </text:span><text:span text:style-name="Emphasis"><text:span text:style-name="T1">software</text:span></text:span><text:span text:style-name="T1">, algoritma, atau sistem cerdas). Berikan dan elaborasi contoh-contoh konkret AI yang mereka temui sehari-hari dan mungkin tidak disadari sebagai AI: sistem rekomendasi di YouTube/TikTok/Spotify, filter AR di Instagram/Snapchat, asisten suara (Siri, Google Assistant), fitur </text:span><text:span text:style-name="Emphasis"><text:span text:style-name="T1">autocorrect</text:span></text:span><text:span text:style-name="T1"> atau </text:span><text:span text:style-name="Emphasis"><text:span text:style-name="T1">autocomplete</text:span></text:span><text:span text:style-name="T1"> saat mengetik, hingga karakter non-pemain (NPC) atau tingkat kesulitan adaptif dalam video game. Tekankan esensi AI: kemampuan mesin untuk meniru fungsi kognitif </text:span><text:soft-page-break/><text:span text:style-name="T1">manusia seperti belajar, memecahkan masalah, dan membuat keputusan." </text:span></text:p>
                  </text:list-item>
                </text:list>
              </text:list-item>
              <text:list-item>
                <text:p text:style-name="P15"><text:span text:style-name="Strong_20_Emphasis"><text:span text:style-name="T1">3.2. Bagaimana AI Belajar? (Penjelasan Sederhana tentang Machine Learning)</text:span></text:span></text:p>
                <text:list>
                  <text:list-item>
                    <text:p text:style-name="P106"><text:span text:style-name="Strong_20_Emphasis"><text:span text:style-name="T1">[Prompt Isi Subbab 3.2 - Pembahasan Mendalam]:</text:span></text:span><text:span text:style-name="T1"> "Bahasa secara mendalam, tetapi dengan bahasa yang sangat mudah dicerna remaja, mengenai konsep inti di balik kecerdasan AI: Machine Learning (ML). Gunakan analogi-analogi yang kuat dan </text:span><text:span text:style-name="Emphasis"><text:span text:style-name="T1">relatable</text:span></text:span><text:span text:style-name="T1">: proses anak kecil belajar mengenali hewan dari buku bergambar (belajar dari contoh), cara mereka jadi jago main game (belajar dari pengalaman/trial-and-error), atau bahkan cara algoritma medsos 'mempelajari' selera konten mereka. Jelaskan ide fundamental bahwa ML memungkinkan komputer untuk 'belajar' dari sejumlah besar data (input) untuk mengidentifikasi pola kompleks dan kemudian menggunakan pola tersebut untuk membuat prediksi, klasifikasi, atau keputusan (output) pada data baru, tanpa perlu diprogram secara eksplisit untuk setiap tugas. Fokus pada </text:span><text:span text:style-name="Emphasis"><text:span text:style-name="T1">konsep</text:span></text:span><text:span text:style-name="T1"> belajar dari data, bukan detail matematis." </text:span></text:p>
                  </text:list-item>
                </text:list>
              </text:list-item>
              <text:list-item>
                <text:p text:style-name="P15"><text:span text:style-name="Strong_20_Emphasis"><text:span text:style-name="T1">3.3. ChatGPT dan Kawan-kawan: Contoh AI yang Bisa 'Ngobrol' dan 'Berkarya'</text:span></text:span></text:p>
                <text:list>
                  <text:list-item>
                    <text:p text:style-name="P106"><text:span text:style-name="Strong_20_Emphasis"><text:span text:style-name="T1">[Prompt Isi Subbab 3.3 - Pembahasan Mendalam]:</text:span></text:span><text:span text:style-name="T1"> "Fokuskan pembahasan secara mendalam pada jenis AI yang paling relevan untuk 'AI Afterlife': AI Generatif. Gunakan contoh-contoh yang sangat populer di kalangan remaja (per April 2025, misalnya ChatGPT, Gemini, Midjourney, Stable Diffusion, Sora, atau AI musik seperti Suno/Udio – sesuaikan dengan yang relevan saat penulisan). Jelaskan </text:span><text:span text:style-name="Emphasis"><text:span text:style-name="T1">apa</text:span></text:span><text:span text:style-name="T1"> yang membuat AI ini 'Generatif' – kemampuannya untuk </text:span><text:span text:style-name="Emphasis"><text:span text:style-name="T1">menciptakan</text:span></text:span><text:span text:style-name="T1"> konten baru (teks, gambar, kode, musik, video) yang orisinal, bukan hanya menganalisis data yang ada. Tunjukkan dan diskusikan secara kritis berbagai kemampuannya (misal, menjawab pertanyaan, menulis esai, membuat gambar dari deskripsi, menerjemahkan, meringkas). Bahas secara singkat bagaimana model raksasa ini dilatih menggunakan triliunan data dari internet. Ajak pembaca merenungkan implikasi dan potensi luar biasa dari AI yang bisa 'berkreasi'." </text:span></text:p>
                  </text:list-item>
                </text:list>
              </text:list-item>
              <text:list-item>
                <text:p text:style-name="P15"><text:soft-page-break/><text:span text:style-name="Strong_20_Emphasis"><text:span text:style-name="T1">3.4. Bisakah AI Benar-benar 'Memahami' Manusia dari Teks dan Gambar?</text:span></text:span></text:p>
                <text:list>
                  <text:list-item>
                    <text:p text:style-name="P15"><text:span text:style-name="Strong_20_Emphasis"><text:span text:style-name="T1">[Prompt Isi Subbab 3.4 - Pembahasan Mendalam]:</text:span></text:span><text:span text:style-name="T1"> "Selami lebih dalam pertanyaan filosofis krusial yang muncul akibat kecanggihan AI Generatif, dengan bahasa yang memancing pemikiran remaja. Meskipun AI seperti ChatGPT atau Gemini bisa menghasilkan teks yang sangat mirip manusia, diskusikan secara mendalam: Apakah ini berarti AI benar-benar </text:span><text:span text:style-name="Emphasis"><text:span text:style-name="T1">memahami</text:span></text:span><text:span text:style-name="T1"> makna, konteks, emosi, atau niat di balik kata-kata seperti manusia? Bahas perbedaan fundamental antara </text:span><text:span text:style-name="Emphasis"><text:span text:style-name="T1">kemampuan meniru pola statistik bahasa</text:span></text:span><text:span text:style-name="T1"> (yang sangat dikuasai AI saat ini) dengan </text:span><text:span text:style-name="Emphasis"><text:span text:style-name="T1">pemahaman semantik sejati</text:span></text:span><text:span text:style-name="T1">, kesadaran, pengalaman subjektif, dan penalaran kausalitas. Berikan contoh-contoh spesifik (kalimat ambigu, humor, sarkasme, dilema moral) yang masih sulit 'dipahami' AI secara mendalam. Ajak pembaca untuk berpikir kritis tentang batas-batas 'pemahaman' AI dan apa artinya 'memahami' itu sendiri." </text:span></text:p>
                  </text:list-item>
                </text:list>
              </text:list-item>
            </text:list>
            <text:p text:style-name="P184"/>
            <text:p text:style-name="P74">Prompt ini akan membantu Anda menghasilkan konten Bab 3 yang menjelaskan teknologi AI Generatif secara mendalam namun tetap menarik dan mudah dipahami oleh target pembaca remaja.</text:p>
          </text:section>
          <text:section text:style-name="Sect1" text:name="feedback-form-6">
            <text:p text:style-name="P166"/>
          </text:section>
        </text:section>
        <text:section text:style-name="Sect1" text:name="4b4fde6add4181dd">
          <text:p text:style-name="P74"/>
          <text:section text:style-name="Sect1" text:name="user-query-content-7">
            <text:p text:style-name="P183">Pada Bab 4, Tambahkan prompt pada awal bab untuk mendapatkan pengantar , pada tiap subbab/sub-subab untuk mendapatkan isi dengan pembahasan mendalam </text:p>
          </text:section>
          <text:p text:style-name="P166">Tampilkan alur berpikir</text:p>
          <text:section text:style-name="Sect2" text:name="model-response-message-contentr_4b4fde6add4181dd">
            <text:p text:style-name="Text_20_body"><text:span text:style-name="T1">Tentu, berikut adalah prompt untuk </text:span><text:span text:style-name="Strong_20_Emphasis"><text:span text:style-name="T1">Bab 4</text:span></text:span><text:span text:style-name="T1">, mencakup prompt untuk pengantar bab dan prompt untuk pembahasan mendalam di setiap subbabnya:</text:span></text:p>
            <text:p text:style-name="P184"/>
            <text:p text:style-name="Text_20_body"><text:span text:style-name="Strong_20_Emphasis"><text:span text:style-name="T1">(Bagian II: Teknologi di Balik Layar - Sihir atau Sains?)</text:span></text:span></text:p>
            <text:p text:style-name="Text_20_body"><text:span text:style-name="Strong_20_Emphasis"><text:span text:style-name="T1">Bab 4: Merangkai Kata &amp; Makna: Kekuatan Pemrosesan Bahasa Alami (NLP)</text:span></text:span></text:p>
            <text:list xml:id="list7416208577134552302" text:style-name="L20">
              <text:list-item>
                <text:p text:style-name="P16"><text:soft-page-break/><text:span text:style-name="Strong_20_Emphasis"><text:span text:style-name="T1">[Prompt Pengantar Bab 4]:</text:span></text:span><text:span text:style-name="T1"> "Tulis paragraf pengantar yang menarik untuk Bab 4, fokus pada 'penerjemah' ajaib antara dunia manusia dan dunia AI: Pemrosesan Bahasa Alami atau Natural Language Processing (NLP). Jelaskan kepada remaja bahwa jika AI Generatif (dari Bab 3) adalah 'otak' kreatifnya, maka NLP adalah 'telinga' dan 'mulut' yang memungkinkannya memahami dan menggunakan bahasa kita yang super kompleks. Sampaikan bahwa bab ini akan mengupas tuntas bagaimana NLP bekerja 'mengajari' komputer bahasa manusia, potensinya untuk 'membaca' kepribadian dari teks (penting untuk AI Afterlife!), dan tantangan terbesarnya dalam menangkap hal-hal unik seperti humor atau sindiran. Buat mereka penasaran bagaimana teknologi ini mencoba menjembatani komunikasi antara kita dan mesin."</text:span></text:p>
              </text:list-item>
              <text:list-item>
                <text:p text:style-name="P16"><text:span text:style-name="Strong_20_Emphasis"><text:span text:style-name="T1">4.1. Mengajari Komputer Bahasa Manusia</text:span></text:span></text:p>
                <text:list>
                  <text:list-item>
                    <text:p text:style-name="P107"><text:span text:style-name="Strong_20_Emphasis"><text:span text:style-name="T1">[Prompt Isi Subbab 4.1 - Pembahasan Mendalam]:</text:span></text:span><text:span text:style-name="T1"> "Jelaskan secara mendalam namun tetap sederhana dan analogis </text:span><text:span text:style-name="Emphasis"><text:span text:style-name="T1">bagaimana</text:span></text:span><text:span text:style-name="T1"> Natural Language Processing (NLP) memungkinkan komputer untuk 'memproses' bahasa manusia. Gunakan analogi seperti manusia belajar bahasa baru: mengenali huruf/kata, memahami tata bahasa (struktur kalimat), mencari arti kata di kamus, hingga memahami maksud keseluruhan. Bahas langkah-langkah kunci yang dilakukan NLP (tanpa perlu detail teknis yang rumit): </text:span><text:span text:style-name="Emphasis"><text:span text:style-name="T1">tokenization</text:span></text:span><text:span text:style-name="T1"> (memecah kalimat jadi kata/unit), </text:span><text:span text:style-name="Emphasis"><text:span text:style-name="T1">part-of-speech tagging</text:span></text:span><text:span text:style-name="T1"> (mengenali jenis kata: benda, kerja, sifat), </text:span><text:span text:style-name="Emphasis"><text:span text:style-name="T1">parsing</text:span></text:span><text:span text:style-name="T1"> (menganalisis struktur kalimat), </text:span><text:span text:style-name="Emphasis"><text:span text:style-name="T1">named entity recognition</text:span></text:span><text:span text:style-name="T1"> (mengenali nama orang, tempat, organisasi), dan </text:span><text:span text:style-name="Emphasis"><text:span text:style-name="T1">sentiment analysis</text:span></text:span><text:span text:style-name="T1"> (menganalisis nuansa positif/negatif). Berikan contoh nyata bagaimana fitur yang sering remaja gunakan (misal: Google Translate, </text:span><text:span text:style-name="Emphasis"><text:span text:style-name="T1">autocorrect</text:span></text:span><text:span text:style-name="T1">, chatbot customer service, filter spam email) sangat bergantung pada teknologi NLP ini." </text:span></text:p>
                  </text:list-item>
                </text:list>
              </text:list-item>
              <text:list-item>
                <text:p text:style-name="P16"><text:span text:style-name="Strong_20_Emphasis"><text:span text:style-name="T1">4.2. Dari Data Teks Menjadi Pola Kepribadian (Apakah Mungkin?)</text:span></text:span></text:p>
                <text:list>
                  <text:list-item>
                    <text:p text:style-name="P107"><text:span text:style-name="Strong_20_Emphasis"><text:span text:style-name="T1">[Prompt Isi Subbab 4.2 - Pembahasan Mendalam]:</text:span></text:span><text:span text:style-name="T1"> "Diskusikan secara mendalam dan kritis potensi serta </text:span><text:span text:style-name="Emphasis"><text:span text:style-name="T1">keterbatasan signifikan</text:span></text:span><text:span text:style-name="T1"> penggunaan NLP untuk mencoba 'memetakan' atau 'memodelkan' kepribadian seseorang hanya </text:span><text:soft-page-break/><text:span text:style-name="T1">berdasarkan data teks yang ditinggalkan (chat, email, postingan medsos), terutama dalam konteks ambisius 'AI Afterlife'. Elaborasi </text:span><text:span text:style-name="Emphasis"><text:span text:style-name="T1">apa saja</text:span></text:span><text:span text:style-name="T1"> yang </text:span><text:span text:style-name="Emphasis"><text:span text:style-name="T1">bisa</text:span></text:span><text:span text:style-name="T1"> diidentifikasi oleh NLP: frekuensi kata tertentu, gaya bahasa (formal/informal, kompleksitas kalimat), topik yang dominan, sentimen umum, mungkin pola interaksi. Namun, langsung tantang ide ini: Sejauh mana pola-pola tekstual ini benar-benar mencerminkan kepribadian yang utuh, dinamis, dan seringkali kontradiktif? Bahas mengapa kepribadian jauh lebih dari sekadar kata-kata yang tertulis. Apakah 'pola kepribadian' berbasis teks ini cukup untuk menciptakan simulasi yang terasa otentik dan 'hidup'?" </text:span></text:p>
                  </text:list-item>
                </text:list>
              </text:list-item>
              <text:list-item>
                <text:p text:style-name="P16"><text:span text:style-name="Strong_20_Emphasis"><text:span text:style-name="T1">4.3. Tantangan Terbesar: Menangkap Nuansa, Humor, dan Emosi</text:span></text:span></text:p>
                <text:list>
                  <text:list-item>
                    <text:p text:style-name="P16"><text:span text:style-name="Strong_20_Emphasis"><text:span text:style-name="T1">[Prompt Isi Subbab 4.3 - Pembahasan Mendalam]:</text:span></text:span><text:span text:style-name="T1"> "Gali lebih dalam mengenai 'benteng pertahanan' terkuat bahasa manusia yang masih sangat sulit ditembus oleh NLP dan AI saat ini. Fokus pada elemen-elemen subtil yang membuat bahasa kita kaya dan 'manusiawi': </text:span><text:span text:style-name="Emphasis"><text:span text:style-name="T1">nuansa</text:span></text:span><text:span text:style-name="T1"> makna kata (misal, kata 'dingin' bisa berarti suhu atau sifat orang), </text:span><text:span text:style-name="Emphasis"><text:span text:style-name="T1">konteks</text:span></text:span><text:span text:style-name="T1"> (kalimat yang sama bisa berarti beda di situasi berbeda), </text:span><text:span text:style-name="Emphasis"><text:span text:style-name="T1">ironi</text:span></text:span><text:span text:style-name="T1"> dan </text:span><text:span text:style-name="Emphasis"><text:span text:style-name="T1">sarkasme</text:span></text:span><text:span text:style-name="T1"> (mengatakan kebalikan dari maksud sebenarnya), </text:span><text:span text:style-name="Emphasis"><text:span text:style-name="T1">humor</text:span></text:span><text:span text:style-name="T1"> (yang seringkali bergantung pada permainan kata, budaya, atau </text:span><text:span text:style-name="Emphasis"><text:span text:style-name="T1">timing</text:span></text:span><text:span text:style-name="T1">), serta </text:span><text:span text:style-name="Emphasis"><text:span text:style-name="T1">emosi</text:span></text:span><text:span text:style-name="T1"> yang tidak diungkapkan secara eksplisit tapi tersirat dalam pilihan kata atau gaya bahasa. Berikan contoh-contoh kalimat atau skenario spesifik yang menunjukkan kesulitan ini bagi AI. Jelaskan mengapa ketidakmampuan menangkap aspek-aspek ini menjadi penghalang fundamental dalam menciptakan simulasi AI yang benar-benar bisa 'berkomunikasi' dan 'merasakan' seperti manusia. Diskusikan prospek (dan kesulitan) AI masa depan dalam mengatasi tantangan ini." </text:span></text:p>
                  </text:list-item>
                </text:list>
              </text:list-item>
            </text:list>
            <text:p text:style-name="P184"/>
            <text:p text:style-name="P74">Prompt ini dirancang untuk membantu Anda mengembangkan Bab 4 dengan penjelasan mendalam tentang NLP, potensinya, dan terutama tantangannya dalam konteks 'AI Afterlife', disajikan secara menarik bagi remaja.</text:p>
          </text:section>
          <text:section text:style-name="Sect1" text:name="feedback-form-7">
            <text:p text:style-name="P166"/>
          </text:section>
        </text:section>
        <text:section text:style-name="Sect1" text:name="0ac697c41f33ea7a">
          <text:p text:style-name="P74"/>
          <text:section text:style-name="Sect1" text:name="user-query-content-8">
            <text:p text:style-name="P183"><text:soft-page-break/>Pada Bab 5 Tambahkan prompt pada awal bab untuk mendapatkan pengantar , pada tiap subbab/sub-subab untuk mendapatkan isi dengan pembahasan mendalam </text:p>
          </text:section>
          <text:p text:style-name="P166">Tampilkan alur berpikir</text:p>
          <text:section text:style-name="Sect2" text:name="model-response-message-contentr_0ac697c41f33ea7a">
            <text:p text:style-name="Text_20_body"><text:span text:style-name="T1">Tentu, mari kita siapkan prompt untuk </text:span><text:span text:style-name="Strong_20_Emphasis"><text:span text:style-name="T1">Bab 5</text:span></text:span><text:span text:style-name="T1">, yang mencakup prompt pengantar bab dan prompt pembahasan mendalam untuk setiap subbabnya:</text:span></text:p>
            <text:p text:style-name="P184"/>
            <text:p text:style-name="Text_20_body"><text:span text:style-name="Strong_20_Emphasis"><text:span text:style-name="T1">(Bagian III: Membangun 'Kembaran Digital' - Tantangan Hari Ini dan Harapan Masa Depan)</text:span></text:span></text:p>
            <text:p text:style-name="Text_20_body"><text:span text:style-name="Strong_20_Emphasis"><text:span text:style-name="T1">Bab 5: Kenapa Sekarang Belum Bisa? Batasan Teknologi Saat Ini</text:span></text:span></text:p>
            <text:list xml:id="list9054884389098255200" text:style-name="L21">
              <text:list-item>
                <text:p text:style-name="P17"><text:span text:style-name="Strong_20_Emphasis"><text:span text:style-name="T1">[Prompt Pengantar Bab 5]:</text:span></text:span><text:span text:style-name="T1"> "Tulis paragraf pengantar untuk Bab 5 yang berfungsi sebagai 'pengecekan realitas' bagi pembaca remaja. Setelah menjelajahi kecanggihan AI dan NLP di bab sebelumnya, sekarang saatnya membahas </text:span><text:span text:style-name="Emphasis"><text:span text:style-name="T1">mengapa</text:span></text:span><text:span text:style-name="T1"> ide 'AI Afterlife' yang sempurna (replika digital yang benar-benar 'hidup') masih jauh dari kenyataan per April 2025. Tekankan bahwa meskipun teknologinya berkembang pesat, ada tembok-tembok penghalang fundamental—baik secara teknis maupun konseptual—yang sangat sulit ditembus. Sampaikan bahwa bab ini akan mengupas tuntas batasan-batasan krusial ini, menjelaskan mengapa menciptakan 'hantu digital' yang otentik masih berada di ranah fiksi ilmiah untuk saat ini."</text:span></text:p>
              </text:list-item>
              <text:list-item>
                <text:p text:style-name="P17"><text:span text:style-name="Strong_20_Emphasis"><text:span text:style-name="T1">5.1. Data Saja Tidak Cukup: Hilangnya Konteks dan Pengalaman Nyata</text:span></text:span></text:p>
                <text:list>
                  <text:list-item>
                    <text:p text:style-name="P108"><text:span text:style-name="Strong_20_Emphasis"><text:span text:style-name="T1">[Prompt Isi Subbab 5.1 - Pembahasan Mendalam]:</text:span></text:span><text:span text:style-name="T1"> "Bahasa secara mendalam dan berikan contoh konkret mengapa kumpulan jejak digital, </text:span><text:span text:style-name="Emphasis"><text:span text:style-name="T1">sebanyak apa pun</text:span></text:span><text:span text:style-name="T1">, secara inheren tidak lengkap untuk merekonstruksi seorang manusia. Fokus pada dua elemen kunci yang hilang: </text:span><text:span text:style-name="Strong_20_Emphasis"><text:span text:style-name="T1">Konteks</text:span></text:span><text:span text:style-name="T1"> (Jelaskan bagaimana makna sebuah chat, email, atau postingan bisa sangat berbeda tergantung situasi, suasana hati, atau kejadian di dunia nyata yang tidak terekam) dan </text:span><text:span text:style-name="Strong_20_Emphasis"><text:span text:style-name="T1">Pengalaman Sensorik &amp; Jasmaniah</text:span></text:span><text:span text:style-name="T1"> (Tekankan bagaimana pengalaman hidup melalui panca indera—merasakan tekstur, mencium aroma, mendengar suara langsung, merasakan emosi secara fisik—membentuk kita secara </text:span><text:soft-page-break/><text:span text:style-name="T1">fundamental, sesuatu yang tidak bisa 'dipelajari' AI dari data digital semata). Gunakan analogi seperti mencoba memahami sebuah lukisan hanya dari deskripsi teksnya." </text:span></text:p>
                  </text:list-item>
                </text:list>
              </text:list-item>
              <text:list-item>
                <text:p text:style-name="P17"><text:span text:style-name="Strong_20_Emphasis"><text:span text:style-name="T1">5.2. Kepribadian Itu Kompleks: Lebih dari Sekadar Pola Kata</text:span></text:span></text:p>
                <text:list>
                  <text:list-item>
                    <text:p text:style-name="P108"><text:span text:style-name="Strong_20_Emphasis"><text:span text:style-name="T1">[Prompt Isi Subbab 5.2 - Pembahasan Mendalam]:</text:span></text:span><text:span text:style-name="T1"> "Gali lebih dalam kompleksitas multidimensional dari kepribadian manusia dan mengapa ini menjadi tantangan </text:span><text:span text:style-name="Emphasis"><text:span text:style-name="T1">filosofis</text:span></text:span><text:span text:style-name="T1"> sekaligus </text:span><text:span text:style-name="Emphasis"><text:span text:style-name="T1">teknis</text:span></text:span><text:span text:style-name="T1"> bagi AI. Jelaskan kepada remaja bahwa kepribadian itu bukan sekadar kumpulan pola perilaku atau gaya bicara yang konsisten. Bahas aspek-aspek seperti: </text:span><text:span text:style-name="Strong_20_Emphasis"><text:span text:style-name="T1">Dinamisme</text:span></text:span><text:span text:style-name="T1"> (kepribadian berkembang dan berubah seiring waktu), </text:span><text:span text:style-name="Strong_20_Emphasis"><text:span text:style-name="T1">Kontradiksi</text:span></text:span><text:span text:style-name="T1"> (manusia seringkali tidak konsisten), </text:span><text:span text:style-name="Strong_20_Emphasis"><text:span text:style-name="T1">Kedalaman</text:span></text:span><text:span text:style-name="T1"> (melibatkan nilai, keyakinan, motivasi, ketakutan, harapan yang tersembunyi), dan </text:span><text:span text:style-name="Strong_20_Emphasis"><text:span text:style-name="T1">Kesadaran Diri</text:span></text:span><text:span text:style-name="T1">. Bedakan secara tajam antara kemampuan AI untuk </text:span><text:span text:style-name="Emphasis"><text:span text:style-name="T1">meniru (mimic)</text:span></text:span><text:span text:style-name="T1"> gaya komunikasi eksternal dengan </text:span><text:span text:style-name="Emphasis"><text:span text:style-name="T1">memiliki</text:span></text:span><text:span text:style-name="T1"> kepribadian internal yang otentik. Diskusikan keterbatasan AI dalam memahami 'mengapa' di balik tindakan manusia." </text:span></text:p>
                  </text:list-item>
                </text:list>
              </text:list-item>
              <text:list-item>
                <text:p text:style-name="P17"><text:span text:style-name="Strong_20_Emphasis"><text:span text:style-name="T1">5.3. Misteri Kesadaran: Bisakah AI Memilikinya? (Spoiler: Belum Tentu!)</text:span></text:span></text:p>
                <text:list>
                  <text:list-item>
                    <text:p text:style-name="P108"><text:span text:style-name="Strong_20_Emphasis"><text:span text:style-name="T1">[Prompt Isi Subbab 5.3 - Pembahasan Mendalam]:</text:span></text:span><text:span text:style-name="T1"> "Sentuh topik yang paling mendasar dan misterius: kesadaran (consciousness). Jelaskan konsep kesadaran kepada remaja dengan bahasa sederhana—pengalaman subjektif 'menjadi' seseorang, merasakan </text:span><text:span text:style-name="Emphasis"><text:span text:style-name="T1">qualia</text:span></text:span><text:span text:style-name="T1"> (rasanya melihat warna merah, sakitnya jari terbentur), memiliki perspektif 'aku'. Jelaskan mengapa ini disebut 'the hard problem of consciousness' dalam filsafat dan ilmu saraf. Diskusikan konsensus ilmiah saat ini (per April 2025) bahwa AI, secanggih apa pun dalam memproses informasi dan meniru perilaku, </text:span><text:span text:style-name="Emphasis"><text:span text:style-name="T1">tidak memiliki</text:span></text:span><text:span text:style-name="T1"> kesadaran subjektif seperti makhluk biologis. Tekankan mengapa tanpa kesadaran, sebuah 'replika digital' pada dasarnya hanyalah program komputer yang sangat canggih, bukan entitas yang benar-benar 'hidup', 'merasakan', atau 'mengalami' dunia." </text:span></text:p>
                  </text:list-item>
                </text:list>
              </text:list-item>
              <text:list-item>
                <text:p text:style-name="P17"><text:span text:style-name="Strong_20_Emphasis"><text:span text:style-name="T1">5.4. 'Replika' vs. 'Simulasi': Apa Bedanya?</text:span></text:span></text:p>
                <text:list>
                  <text:list-item>
                    <text:p text:style-name="P17"><text:soft-page-break/><text:span text:style-name="Strong_20_Emphasis"><text:span text:style-name="T1">[Prompt Isi Subbab 5.4 - Pembahasan Mendalam]:</text:span></text:span><text:span text:style-name="T1"> "Perjelas perbedaan konseptual yang sangat penting antara </text:span><text:span text:style-name="Strong_20_Emphasis"><text:span text:style-name="T1">Replika</text:span></text:span><text:span text:style-name="T1"> (sebuah salinan yang identik dalam segala aspek fundamental, termasuk kesadaran dan pengalaman subjektif – yang saat ini dianggap mustahil) dan </text:span><text:span text:style-name="Strong_20_Emphasis"><text:span text:style-name="T1">Simulasi</text:span></text:span><text:span text:style-name="T1"> (sebuah model atau program yang dirancang untuk </text:span><text:span text:style-name="Emphasis"><text:span text:style-name="T1">meniru</text:span></text:span><text:span text:style-name="T1"> perilaku, gaya komunikasi, dan mungkin pola pikir seseorang berdasarkan data yang tersedia – yang secara teoritis lebih mungkin dicapai dengan AI masa depan). Jelaskan kepada remaja mengapa penting memahami perbedaan ini. Diskusikan implikasinya: Jika yang bisa kita ciptakan 'hanyalah' simulasi, sejauh mana simulasi tersebut bisa memenuhi harapan atau kebutuhan emosional? Apakah simulasi yang sangat canggih sudah cukup 'baik'?" </text:span></text:p>
                  </text:list-item>
                </text:list>
              </text:list-item>
            </text:list>
            <text:p text:style-name="P184"/>
            <text:p text:style-name="P74">Prompt ini akan membantu Anda menyusun Bab 5 yang membahas batasan-batasan saat ini secara mendalam, memberikan perspektif realistis kepada pembaca remaja tentang tantangan dalam mewujudkan 'AI Afterlife'.</text:p>
          </text:section>
          <text:section text:style-name="Sect1" text:name="feedback-form-8">
            <text:p text:style-name="P166"/>
          </text:section>
        </text:section>
        <text:section text:style-name="Sect1" text:name="572a68a198d74ec1">
          <text:p text:style-name="P74"/>
          <text:section text:style-name="Sect1" text:name="user-query-content-9">
            <text:p text:style-name="P183">Pada Bab 6, Tambahkan prompt pada awal bab untuk mendapatkan pengantar , pada tiap subbab/sub-subab untuk mendapatkan isi dengan pembahasan mendalam </text:p>
          </text:section>
          <text:p text:style-name="P166">Tampilkan alur berpikir</text:p>
          <text:section text:style-name="Sect2" text:name="model-response-message-contentr_572a68a198d74ec1">
            <text:p text:style-name="Text_20_body"><text:span text:style-name="T1">Oke, mari kita lanjutkan dengan menyiapkan prompt untuk </text:span><text:span text:style-name="Strong_20_Emphasis"><text:span text:style-name="T1">Bab 6</text:span></text:span><text:span text:style-name="T1">, mencakup prompt pengantar bab dan prompt untuk pembahasan mendalam di setiap subbabnya, dengan mempertimbangkan konteks waktu saat ini (April 2025).</text:span></text:p>
            <text:p text:style-name="P184"/>
            <text:p text:style-name="Text_20_body"><text:span text:style-name="Strong_20_Emphasis"><text:span text:style-name="T1">(Bagian III: Membangun 'Kembaran Digital' - Tantangan Hari Ini dan Harapan Masa Depan)</text:span></text:span></text:p>
            <text:p text:style-name="Text_20_body"><text:span text:style-name="Strong_20_Emphasis"><text:span text:style-name="T1">Bab 6: Masa Depan Mengetuk Pintu: Potensi Kemajuan AI</text:span></text:span></text:p>
            <text:list xml:id="list3688535898579138215" text:style-name="L22">
              <text:list-item>
                <text:p text:style-name="P18"><text:span text:style-name="Strong_20_Emphasis"><text:span text:style-name="T1">[Prompt Pengantar Bab 6]:</text:span></text:span><text:span text:style-name="T1"> "Tulis paragraf pengantar untuk Bab 6 yang mengubah nada dari batasan saat ini (Bab 5) menjadi eksplorasi harapan dan potensi masa depan. Ajak pembaca remaja untuk melihat </text:span><text:soft-page-break/><text:span text:style-name="T1">ke depan: meskipun 'replika' sempurna masih jauh, kemajuan AI yang pesat mungkin bisa menciptakan </text:span><text:span text:style-name="Emphasis"><text:span text:style-name="T1">simulasi</text:span></text:span><text:span text:style-name="T1"> yang semakin canggih dan realistis. Sampaikan bahwa bab ini akan mengintip 'laboratorium masa depan', membahas bagaimana AI bisa menjadi lebih 'pintar', bagaimana berbagai jenis data bisa digabungkan, seperti apa wujud 'AI Afterlife' nantinya, dan kapan kira-kira ini bisa mulai terwujud. Bangkitkan kembali rasa optimisme (yang hati-hati) dan imajinasi tentang apa yang mungkin terjadi."</text:span></text:p>
              </text:list-item>
              <text:list-item>
                <text:p text:style-name="P18"><text:span text:style-name="Strong_20_Emphasis"><text:span text:style-name="T1">6.1. AI yang Lebih Pintar: Belajar Lebih Cepat, Memahami Lebih Dalam?</text:span></text:span></text:p>
                <text:list>
                  <text:list-item>
                    <text:p text:style-name="P109"><text:span text:style-name="Strong_20_Emphasis"><text:span text:style-name="T1">[Prompt Isi Subbab 6.1 - Pembahasan Mendalam]:</text:span></text:span><text:span text:style-name="T1"> "Jelaskan secara mendalam kepada remaja tentang arah perkembangan algoritma AI dan </text:span><text:span text:style-name="Emphasis"><text:span text:style-name="T1">machine learning</text:span></text:span><text:span text:style-name="T1"> yang diharapkan di masa depan (berdasarkan tren per April 2025). Bahas konsep-konsep seperti: AI yang membutuhkan </text:span><text:span text:style-name="Emphasis"><text:span text:style-name="T1">lebih sedikit data</text:span></text:span><text:span text:style-name="T1"> untuk belajar (</text:span><text:span text:style-name="Emphasis"><text:span text:style-name="T1">few-shot/zero-shot learning</text:span></text:span><text:span text:style-name="T1">), kemampuan </text:span><text:span text:style-name="Emphasis"><text:span text:style-name="T1">pemahaman konteks</text:span></text:span><text:span text:style-name="T1"> yang lebih baik (mengerti situasi, bukan hanya kata), peningkatan dalam </text:span><text:span text:style-name="Emphasis"><text:span text:style-name="T1">penalaran</text:span></text:span><text:span text:style-name="T1"> (logika, sebab-akibat, bukan hanya korelasi), dan potensi mengatasi </text:span><text:span text:style-name="Emphasis"><text:span text:style-name="T1">ambiguitas</text:span></text:span><text:span text:style-name="T1"> bahasa. Diskusikan secara kritis apakah kemajuan ini benar-benar bisa membawa AI untuk 'memahami' manusia pada level yang lebih dalam, atau hanya menjadi peniru pola yang lebih canggih. Gunakan bahasa yang menggambarkan potensi kemajuan tanpa menjanjikan hal yang belum pasti." </text:span></text:p>
                  </text:list-item>
                </text:list>
              </text:list-item>
              <text:list-item>
                <text:p text:style-name="P18"><text:span text:style-name="Strong_20_Emphasis"><text:span text:style-name="T1">6.2. Kombinasi Data: Menggabungkan Teks, Suara, dan Visual</text:span></text:span></text:p>
                <text:list>
                  <text:list-item>
                    <text:p text:style-name="P109"><text:span text:style-name="Strong_20_Emphasis"><text:span text:style-name="T1">[Prompt Isi Subbab 6.2 - Pembahasan Mendalam]:</text:span></text:span><text:span text:style-name="T1"> "Gali lebih dalam potensi revolusioner dari AI </text:span><text:span text:style-name="Emphasis"><text:span text:style-name="T1">multimodal</text:span></text:span><text:span text:style-name="T1"> dalam konteks menciptakan simulasi digital yang lebih kaya dan meyakinkan. Jelaskan kepada remaja bagaimana AI masa depan tidak hanya akan belajar dari teks, tapi juga mampu menganalisis dan </text:span><text:span text:style-name="Emphasis"><text:span text:style-name="T1">mengintegrasikan</text:span></text:span><text:span text:style-name="T1"> informasi dari: </text:span><text:span text:style-name="Strong_20_Emphasis"><text:span text:style-name="T1">Rekaman Suara</text:span></text:span><text:span text:style-name="T1"> (mengenali intonasi, nada emosional, kecepatan bicara, aksen khas), </text:span><text:span text:style-name="Strong_20_Emphasis"><text:span text:style-name="T1">Data Visual</text:span></text:span><text:span text:style-name="T1"> (menganalisis ekspresi wajah, gestur dari foto dan video), dan mungkin data lainnya (pola perilaku, lokasi). Diskusikan </text:span><text:span text:style-name="Emphasis"><text:span text:style-name="T1">bagaimana</text:span></text:span><text:span text:style-name="T1"> kombinasi berbagai 'indra' digital ini bisa </text:span><text:soft-page-break/><text:span text:style-name="T1">menghasilkan simulasi yang tidak hanya berbicara seperti orang aslinya, tapi juga mungkin 'terdengar' dan 'terlihat' (dalam bentuk avatar) lebih personal dan hidup. Bahas potensi dan tantangan teknis dalam mengintegrasikan data ini secara efektif." </text:span></text:p>
                  </text:list-item>
                </text:list>
              </text:list-item>
              <text:list-item>
                <text:p text:style-name="P18"><text:span text:style-name="Strong_20_Emphasis"><text:span text:style-name="T1">6.3. Simulasi yang Makin Realistis: Avatar yang Bisa Berinteraksi?</text:span></text:span></text:p>
                <text:list>
                  <text:list-item>
                    <text:p text:style-name="P109"><text:span text:style-name="Strong_20_Emphasis"><text:span text:style-name="T1">[Prompt Isi Subbab 6.3 - Pembahasan Mendalam]:</text:span></text:span><text:span text:style-name="T1"> "Ajak remaja berimajinasi secara konkret tentang </text:span><text:span text:style-name="Emphasis"><text:span text:style-name="T1">bentuk</text:span></text:span><text:span text:style-name="T1"> atau </text:span><text:span text:style-name="Emphasis"><text:span text:style-name="T1">wujud</text:span></text:span><text:span text:style-name="T1"> 'AI Afterlife' di masa depan, melampaui sekadar chatbot teks. Jelaskan dan diskusikan potensi-potensi seperti: </text:span><text:span text:style-name="Strong_20_Emphasis"><text:span text:style-name="T1">Avatar 3D Fotorealistik</text:span></text:span><text:span text:style-name="T1"> yang bisa menampilkan ekspresi dan gestur mirip aslinya, mungkin bisa diajak berinteraksi dalam lingkungan virtual (seperti konsep Metaverse yang terus berkembang per April 2025); </text:span><text:span text:style-name="Strong_20_Emphasis"><text:span text:style-name="T1">Sintesis Suara (Voice Synthesis/Cloning)</text:span></text:span><text:span text:style-name="T1"> yang sangat sulit dibedakan dari suara asli; atau bahkan </text:span><text:span text:style-name="Strong_20_Emphasis"><text:span text:style-name="T1">Agen AI Proaktif</text:span></text:span><text:span text:style-name="T1"> yang bisa 'mengingat' percakapan sebelumnya dan memulai interaksi. Diskusikan sejauh mana tingkat </text:span><text:span text:style-name="Emphasis"><text:span text:style-name="T1">realisme</text:span></text:span><text:span text:style-name="T1"> ini bisa dicapai dan bagaimana pengalaman berinteraksi dengan simulasi se-realistis itu bisa terasa (menakjubkan, aneh, menghibur, atau mengganggu?)." </text:span></text:p>
                  </text:list-item>
                </text:list>
              </text:list-item>
              <text:list-item>
                <text:p text:style-name="P18"><text:span text:style-name="Strong_20_Emphasis"><text:span text:style-name="T1">6.4. Kapan Kira-kira Ini Bisa Terjadi? (Prediksi dan Spekulasi)</text:span></text:span></text:p>
                <text:list>
                  <text:list-item>
                    <text:p text:style-name="P18"><text:span text:style-name="Strong_20_Emphasis"><text:span text:style-name="T1">[Prompt Isi Subbab 6.4 - Pembahasan Mendalam]:</text:span></text:span><text:span text:style-name="T1"> "Bahasa secara terbuka dan jujur mengenai spekulasi </text:span><text:span text:style-name="Emphasis"><text:span text:style-name="T1">kapan</text:span></text:span><text:span text:style-name="T1"> teknologi 'AI Afterlife' dalam bentuk </text:span><text:span text:style-name="Emphasis"><text:span text:style-name="T1">simulasi canggih</text:span></text:span><text:span text:style-name="T1"> (bukan replika sadar) mungkin bisa menjadi kenyataan yang cukup umum. Sampaikan bahwa prediksi di bidang AI sangat sulit (mengacu pada kondisi April 2025), tapi bisa disebutkan rentang waktu spekulatif dari beberapa ahli (misalnya, dalam 10 tahun, 20 tahun, atau lebih?). Yang lebih penting, diskusikan secara mendalam </text:span><text:span text:style-name="Emphasis"><text:span text:style-name="T1">faktor-faktor</text:span></text:span><text:span text:style-name="T1"> yang akan sangat memengaruhi kecepatan perkembangannya: </text:span><text:span text:style-name="Strong_20_Emphasis"><text:span text:style-name="T1">Terobosan Algoritma AI</text:span></text:span><text:span text:style-name="T1"> (penemuan baru yang tak terduga), </text:span><text:span text:style-name="Strong_20_Emphasis"><text:span text:style-name="T1">Ketersediaan Data dan Daya Komputasi</text:span></text:span><text:span text:style-name="T1">, </text:span><text:span text:style-name="Strong_20_Emphasis"><text:span text:style-name="T1">Perkembangan Isu Etika dan Regulasi</text:span></text:span><text:span text:style-name="T1"> (bisa mempercepat atau memperlambat), </text:span><text:span text:style-name="Strong_20_Emphasis"><text:span text:style-name="T1">Penerimaan Sosial dan Permintaan Pasar</text:span></text:span><text:span text:style-name="T1">, serta </text:span><text:span text:style-name="Strong_20_Emphasis"><text:span text:style-name="T1">Besarnya Investasi</text:span></text:span><text:span text:style-name="T1"> dalam riset terkait. Ajak pembaca remaja untuk menyadari bahwa masa depan ini tidak pasti dan mereka punya peran dalam membentuknya." </text:span></text:p>
                  </text:list-item>
                </text:list>
              </text:list-item>
            </text:list>
            <text:p text:style-name="P184"><text:soft-page-break/></text:p>
            <text:p text:style-name="P74">Prompt ini dirancang untuk membantu Anda menyusun Bab 6 yang mengeksplorasi potensi masa depan 'AI Afterlife' secara mendalam, imajinatif, namun tetap berpijak pada realitas perkembangan teknologi dan tantangannya per April 2025.</text:p>
          </text:section>
          <text:section text:style-name="Sect1" text:name="feedback-form-9">
            <text:p text:style-name="P166"/>
          </text:section>
        </text:section>
        <text:section text:style-name="Sect1" text:name="d9d3a0f0c332fab1">
          <text:p text:style-name="P74"/>
          <text:section text:style-name="Sect1" text:name="user-query-content-10">
            <text:p text:style-name="P183">Pada Bab 7, Tambahkan prompt pada awal bab untuk mendapatkan pengantar , pada tiap subbab/sub-subab untuk mendapatkan isi dengan pembahasan mendalam </text:p>
          </text:section>
          <text:p text:style-name="P166">Tampilkan alur berpikir</text:p>
          <text:section text:style-name="Sect2" text:name="model-response-message-contentr_d9d3a0f0c332fab1">
            <text:p text:style-name="Text_20_body"><text:span text:style-name="T1">Oke, mari kita siapkan prompt untuk </text:span><text:span text:style-name="Strong_20_Emphasis"><text:span text:style-name="T1">Bab 7</text:span></text:span><text:span text:style-name="T1">, yang fokus pada aspek etika, mencakup prompt pengantar bab dan prompt pembahasan mendalam untuk setiap subbabnya:</text:span></text:p>
            <text:p text:style-name="P184"/>
            <text:p text:style-name="Text_20_body"><text:span text:style-name="Strong_20_Emphasis"><text:span text:style-name="T1">(Bagian IV: Pertanyaan Besar - Etika dan Dampaknya)</text:span></text:span></text:p>
            <text:p text:style-name="Text_20_body"><text:span text:style-name="Strong_20_Emphasis"><text:span text:style-name="T1">Bab 7: Kalau Bisa, Haruskah Kita Melakukannya? Dilema Etika</text:span></text:span></text:p>
            <text:list xml:id="list8230042142845241122" text:style-name="L23">
              <text:list-item>
                <text:p text:style-name="P19"><text:span text:style-name="Strong_20_Emphasis"><text:span text:style-name="T1">[Prompt Pengantar Bab 7]:</text:span></text:span><text:span text:style-name="T1"> "Tulis paragraf pengantar yang langsung menggugah kesadaran etis pembaca remaja untuk Bab 7. Setelah membayangkan kecanggihan teknologi di masa depan, sekarang saatnya kita bertanya: </text:span><text:span text:style-name="Emphasis"><text:span text:style-name="T1">'Hanya karena kita bisa, apakah berarti kita boleh?'</text:span></text:span><text:span text:style-name="T1">. Sampaikan dengan tegas bahwa bab ini akan menyelami lautan dilema moral dan pertanyaan etis yang rumit seputar 'AI Afterlife'. Tekankan bahwa tidak ada jawaban mudah atau benar-salah mutlak di sini. Bab ini bertujuan mengajak mereka bergulat dengan berbagai sudut pandang, mempertimbangkan konsekuensi, dan mulai membentuk pandangan etis mereka sendiri tentang teknologi kontroversial ini, sebuah isu yang semakin relevan di tahun 2025 ini."</text:span></text:p>
              </text:list-item>
              <text:list-item>
                <text:p text:style-name="P19"><text:span text:style-name="Strong_20_Emphasis"><text:span text:style-name="T1">7.1. Siapa yang Berhak 'Menghidupkan'? (Izin Keluarga, Privasi Almarhum)</text:span></text:span></text:p>
                <text:list>
                  <text:list-item>
                    <text:p text:style-name="P110"><text:span text:style-name="Strong_20_Emphasis"><text:span text:style-name="T1">[Prompt Isi Subbab 7.1 - Pembahasan Mendalam]:</text:span></text:span><text:span text:style-name="T1"> "Diskusikan secara mendalam dan ajukan pertanyaan-pertanyaan kunci mengenai isu fundamental </text:span><text:span text:style-name="Strong_20_Emphasis"><text:span text:style-name="T1">izin (consent)</text:span></text:span><text:span text:style-name="T1"> dan </text:span><text:span text:style-name="Strong_20_Emphasis"><text:span text:style-name="T1">privasi</text:span></text:span><text:span text:style-name="T1"> dalam </text:span><text:soft-page-break/><text:span text:style-name="T1">konteks 'AI Afterlife'. Gali kompleksitasnya: Siapa pemegang otoritas untuk memberikan izin pembuatan 'replika digital' – almarhum (jika pernah menyatakan keinginan), keluarga dekat (siapa saja?), atau pihak lain? Bagaimana jika ada konflik dalam keluarga? Bagaimana kita bisa menghormati dan melindungi </text:span><text:span text:style-name="Strong_20_Emphasis"><text:span text:style-name="T1">privasi almarhum</text:span></text:span><text:span text:style-name="T1">, mengingat 'replika' ini akan dibuat dari data yang sangat pribadi (chat, email, dll.) yang mungkin tidak pernah dimaksudkan untuk dilihat orang lain atau 'dihidupkan' kembali? Bahas skenario-skenario sulit dan potensi pelanggaran privasi yang bisa terjadi." </text:span></text:p>
                  </text:list-item>
                </text:list>
              </text:list-item>
              <text:list-item>
                <text:p text:style-name="P19"><text:span text:style-name="Strong_20_Emphasis"><text:span text:style-name="T1">7.2. Apakah Ini Menghormati Kenangan atau Justru Sebaliknya?</text:span></text:span></text:p>
                <text:list>
                  <text:list-item>
                    <text:p text:style-name="P110"><text:span text:style-name="Strong_20_Emphasis"><text:span text:style-name="T1">[Prompt Isi Subbab 7.2 - Pembahasan Mendalam]:</text:span></text:span><text:span text:style-name="T1"> "Gali perdebatan etis inti mengenai dampak 'AI Afterlife' terhadap </text:span><text:span text:style-name="Strong_20_Emphasis"><text:span text:style-name="T1">makna kenangan</text:span></text:span><text:span text:style-name="T1"> dan </text:span><text:span text:style-name="Strong_20_Emphasis"><text:span text:style-name="T1">penghormatan terhadap individu</text:span></text:span><text:span text:style-name="T1"> yang telah meninggal. Ajak remaja mempertimbangkan secara mendalam kedua sisi argumen: </text:span><text:span text:style-name="Strong_20_Emphasis"><text:span text:style-name="T1">Sisi Pro:</text:span></text:span><text:span text:style-name="T1"> Apakah teknologi ini bisa menjadi cara baru yang bermakna untuk melestarikan warisan seseorang, memungkinkan generasi mendatang 'mengenal' leluhur, atau membantu proses berduka dengan cara tertentu? </text:span><text:span text:style-name="Strong_20_Emphasis"><text:span text:style-name="T1">Sisi Kontra:</text:span></text:span><text:span text:style-name="T1"> Apakah menciptakan simulasi ini justru merendahkan keunikan dan kompleksitas individu asli, mengubahnya menjadi sekadar produk data atau karikatur? Apakah ini bisa mengganggu proses penerimaan kehilangan yang alami dan sehat dengan menciptakan ilusi kehadiran yang artifisial dan mungkin tidak akurat? Dorong analisis kritis terhadap kedua perspektif." </text:span></text:p>
                  </text:list-item>
                </text:list>
              </text:list-item>
              <text:list-item>
                <text:p text:style-name="P19"><text:span text:style-name="Strong_20_Emphasis"><text:span text:style-name="T1">7.3. Potensi Penyalahgunaan: 'Hantu Digital' untuk Iklan atau Propaganda?</text:span></text:span></text:p>
                <text:list>
                  <text:list-item>
                    <text:p text:style-name="P110"><text:span text:style-name="Strong_20_Emphasis"><text:span text:style-name="T1">[Prompt Isi Subbab 7.3 - Pembahasan Mendalam]:</text:span></text:span><text:span text:style-name="T1"> "Bahasa secara mendalam dan berikan contoh-contoh konkret (hipotetis namun masuk akal) mengenai </text:span><text:span text:style-name="Strong_20_Emphasis"><text:span text:style-name="T1">risiko penyalahgunaan (misuse)</text:span></text:span><text:span text:style-name="T1"> teknologi 'AI Afterlife' yang harus diwaspadai remaja. Elaborasi skenario seperti: 'Replika digital' tokoh terkenal (atau bahkan anggota keluarga) digunakan tanpa izin untuk </text:span><text:span text:style-name="Strong_20_Emphasis"><text:span text:style-name="T1">iklan komersial</text:span></text:span><text:span text:style-name="T1">; 'Hantu digital' dimanipulasi untuk menyebarkan </text:span><text:span text:style-name="Strong_20_Emphasis"><text:span text:style-name="T1">informasi salah (hoax) atau propaganda politik</text:span></text:span><text:span text:style-name="T1">; Penipuan dengan menyamar </text:span><text:soft-page-break/><text:span text:style-name="T1">sebagai almarhum untuk </text:span><text:span text:style-name="Strong_20_Emphasis"><text:span text:style-name="T1">keuntungan finansial atau emosional</text:span></text:span><text:span text:style-name="T1">; Hingga potensi </text:span><text:span text:style-name="Strong_20_Emphasis"><text:span text:style-name="T1">pencurian identitas digital</text:span></text:span><text:span text:style-name="T1"> dalam bentuk baru. Diskusikan mengapa potensi penyalahgunaan ini sangat berbahaya dan perlunya mekanisme </text:span><text:span text:style-name="Strong_20_Emphasis"><text:span text:style-name="T1">perlindungan, regulasi, dan pengawasan</text:span></text:span><text:span text:style-name="T1"> yang kuat sebelum teknologi ini menyebar luas." </text:span></text:p>
                  </text:list-item>
                </text:list>
              </text:list-item>
              <text:list-item>
                <text:p text:style-name="P19"><text:span text:style-name="Strong_20_Emphasis"><text:span text:style-name="T1">7.4. Kepemilikan 'Kembaran Digital': Siapa yang Mengontrolnya?</text:span></text:span></text:p>
                <text:list>
                  <text:list-item>
                    <text:p text:style-name="P19"><text:span text:style-name="Strong_20_Emphasis"><text:span text:style-name="T1">[Prompt Isi Subbab 7.4 - Pembahasan Mendalam]:</text:span></text:span><text:span text:style-name="T1"> "Fokuskan pembahasan pada pertanyaan etis dan hukum yang belum terjawab mengenai </text:span><text:span text:style-name="Strong_20_Emphasis"><text:span text:style-name="T1">status, kepemilikan (ownership), dan kontrol</text:span></text:span><text:span text:style-name="T1"> atas 'replika digital' setelah ia diciptakan. Ajukan pertanyaan rumit: Siapa yang 'memiliki' entitas digital ini – keluarga, perusahaan teknologi yang membuatnya, atau entitas itu sendiri (jika suatu saat dianggap punya 'hak')? Siapa yang berhak </text:span><text:span text:style-name="Strong_20_Emphasis"><text:span text:style-name="T1">mengakses, mengubah, atau bahkan 'mematikan'</text:span></text:span><text:span text:style-name="T1"> simulasi AI ini? Siapa yang bertanggung jawab secara hukum jika 'replika digital' ini mengatakan atau melakukan sesuatu yang merugikan, menyebarkan fitnah, atau membocorkan rahasia? Ajak remaja memikirkan betapa rumitnya menetapkan kerangka hukum dan etika untuk 'makhluk' digital baru ini." </text:span></text:p>
                  </text:list-item>
                </text:list>
              </text:list-item>
            </text:list>
            <text:p text:style-name="P184"/>
            <text:p text:style-name="P74">Prompt ini dirancang untuk memandu penulisan Bab 7 yang mendalam, provokatif secara etis, dan mendorong pembaca remaja untuk bergulat dengan pertanyaan-pertanyaan moral penting seputar 'AI Afterlife'.</text:p>
          </text:section>
          <text:section text:style-name="Sect1" text:name="feedback-form-10">
            <text:p text:style-name="P166"/>
          </text:section>
        </text:section>
        <text:section text:style-name="Sect1" text:name="cc975ca1a53c816e">
          <text:p text:style-name="P74"/>
          <text:section text:style-name="Sect1" text:name="user-query-content-11">
            <text:p text:style-name="P183">Pada Bab 8, Tambahkan prompt pada awal bab untuk mendapatkan pengantar , pada tiap subbab/sub-subab untuk mendapatkan isi dengan pembahasan mendalam </text:p>
          </text:section>
          <text:p text:style-name="P166">Tampilkan alur berpikir</text:p>
          <text:section text:style-name="Sect2" text:name="model-response-message-contentr_cc975ca1a53c816e">
            <text:p text:style-name="Text_20_body"><text:span text:style-name="T1">Baik, mari kita siapkan prompt untuk </text:span><text:span text:style-name="Strong_20_Emphasis"><text:span text:style-name="T1">Bab 8</text:span></text:span><text:span text:style-name="T1">, yang membahas dampak sosial dan personal, mencakup prompt pengantar bab dan prompt pembahasan mendalam untuk setiap subbabnya:</text:span></text:p>
            <text:p text:style-name="P184"/>
            <text:p text:style-name="Text_20_body"><text:soft-page-break/><text:span text:style-name="Strong_20_Emphasis"><text:span text:style-name="T1">(Bagian IV: Pertanyaan Besar - Etika dan Dampaknya)</text:span></text:span></text:p>
            <text:p text:style-name="Text_20_body"><text:span text:style-name="Strong_20_Emphasis"><text:span text:style-name="T1">Bab 8: Hidup Berdampingan dengan 'AI Afterlife': Dampak Sosial dan Personal</text:span></text:span></text:p>
            <text:list xml:id="list5099869517758584531" text:style-name="L24">
              <text:list-item>
                <text:p text:style-name="P20"><text:span text:style-name="Strong_20_Emphasis"><text:span text:style-name="T1">[Prompt Pengantar Bab 8]:</text:span></text:span><text:span text:style-name="T1"> "Tulis paragraf pengantar untuk Bab 8 yang mengajak pembaca remaja melangkah lebih jauh dari dilema etis individu (Bab 7) menuju gambaran besar: bagaimana jika 'AI Afterlife' menjadi bagian dari kehidupan sehari-hari di masyarakat? Ajak mereka berimajinasi tentang dunia di mana berinteraksi dengan 'simulasi digital' orang yang sudah tiada adalah hal biasa. Bagaimana ini akan mengubah cara kita bersosialisasi, keluarga berfungsi, kita memaknai kehilangan, dan bahkan cara kita melihat diri kita sendiri? Sampaikan bahwa bab ini akan mengeksplorasi potensi guncangan dan pergeseran besar dalam lanskap sosial dan psikologis kita, berdasarkan kemungkinan yang bisa terjadi di masa depan (dilihat dari kacamata April 2025)."</text:span></text:p>
              </text:list-item>
              <text:list-item>
                <text:p text:style-name="P20"><text:span text:style-name="Strong_20_Emphasis"><text:span text:style-name="T1">8.1. Mengubah Cara Kita Berduka dan Mengenang?</text:span></text:span></text:p>
                <text:list>
                  <text:list-item>
                    <text:p text:style-name="P111"><text:span text:style-name="Strong_20_Emphasis"><text:span text:style-name="T1">[Prompt Isi Subbab 8.1 - Pembahasan Mendalam]:</text:span></text:span><text:span text:style-name="T1"> "Diskusikan secara mendalam dan spekulatif bagaimana ketersediaan 'replika digital' dapat secara radikal mengubah </text:span><text:span text:style-name="Strong_20_Emphasis"><text:span text:style-name="T1">proses berduka (grieving)</text:span></text:span><text:span text:style-name="T1"> individual dan kolektif, serta </text:span><text:span text:style-name="Strong_20_Emphasis"><text:span text:style-name="T1">ritual mengenang (remembrance)</text:span></text:span><text:span text:style-name="T1"> dalam masyarakat. Gali potensi positif dan negatif: Apakah ini bisa menjadi alat terapi baru untuk membantu orang mengatasi kehilangan, atau justru menjadi 'candu digital' yang menghambat penyembuhan dan penerimaan? Bagaimana tradisi seperti pemakaman, ziarah, atau peringatan hari kematian bisa bertransformasi atau bahkan kehilangan makna? Apakah akan muncul </text:span><text:span text:style-name="Strong_20_Emphasis"><text:span text:style-name="T1">tekanan sosial baru</text:span></text:span><text:span text:style-name="T1"> bagi keluarga untuk 'mengabadikan' anggota keluarga mereka secara digital? Bahas potensi perubahan norma sosial seputar kematian dan kehilangan." </text:span></text:p>
                  </text:list-item>
                </text:list>
              </text:list-item>
              <text:list-item>
                <text:p text:style-name="P20"><text:span text:style-name="Strong_20_Emphasis"><text:span text:style-name="T1">8.2. Hubungan dengan 'Replika': Bisakah Menggantikan yang Asli?</text:span></text:span></text:p>
                <text:list>
                  <text:list-item>
                    <text:p text:style-name="P111"><text:span text:style-name="Strong_20_Emphasis"><text:span text:style-name="T1">[Prompt Isi Subbab 8.2 - Pembahasan Mendalam]:</text:span></text:span><text:span text:style-name="T1"> "Gali secara mendalam sifat </text:span><text:span text:style-name="Strong_20_Emphasis"><text:span text:style-name="T1">hubungan (relationship)</text:span></text:span><text:span text:style-name="T1"> yang mungkin berkembang antara manusia yang hidup dengan simulasi AI dari orang yang telah meninggal. Ajak remaja berpikir kritis: Bisakah </text:span><text:soft-page-break/><text:span text:style-name="T1">interaksi dengan simulasi ini memberikan </text:span><text:span text:style-name="Strong_20_Emphasis"><text:span text:style-name="T1">kenyamanan emosional yang otentik</text:span></text:span><text:span text:style-name="T1"> dan berkelanjutan? Apa risiko </text:span><text:span text:style-name="Strong_20_Emphasis"><text:span text:style-name="T1">keterikatan berlebihan (over-attachment)</text:span></text:span><text:span text:style-name="T1"> yang bisa membuat orang menarik diri dari hubungan dengan manusia nyata? Sejauh mana sebuah simulasi, secanggih apa pun, bisa dianggap sebagai 'teman', 'keluarga', atau 'pengganti'? Diskusikan secara serius potensi </text:span><text:span text:style-name="Strong_20_Emphasis"><text:span text:style-name="T1">dampak psikologis jangka panjang</text:span></text:span><text:span text:style-name="T1"> dari hubungan parasosial jenis baru ini, baik positif maupun negatif." </text:span></text:p>
                  </text:list-item>
                </text:list>
              </text:list-item>
              <text:list-item>
                <text:p text:style-name="P20"><text:span text:style-name="Strong_20_Emphasis"><text:span text:style-name="T1">8.3. Dampak pada Konsep Kematian dan Identitas Diri</text:span></text:span></text:p>
                <text:list>
                  <text:list-item>
                    <text:p text:style-name="P111"><text:span text:style-name="Strong_20_Emphasis"><text:span text:style-name="T1">[Prompt Isi Subbab 8.3 - Pembahasan Mendalam]:</text:span></text:span><text:span text:style-name="T1"> "Ajak remaja melakukan perenungan filosofis yang mendalam tentang bagaimana meluasnya teknologi 'AI Afterlife' dapat secara fundamental </text:span><text:span text:style-name="Strong_20_Emphasis"><text:span text:style-name="T1">menggeser pemahaman manusia tentang konsep dasar seperti kematian dan identitas diri</text:span></text:span><text:span text:style-name="T1">. Jika 'versi digital' seseorang bisa terus ada dan berinteraksi setelah kematian fisik, apakah </text:span><text:span text:style-name="Strong_20_Emphasis"><text:span text:style-name="T1">kematian (death)</text:span></text:span><text:span text:style-name="T1"> masih terasa sefinal atau sepenting sebelumnya? Bagaimana ini bisa mengubah cara kita menghargai kehidupan saat ini atau pandangan kita tentang 'keabadian'? Lebih lanjut, bagaimana keberadaan 'kembaran digital' yang terus belajar dan mungkin berkembang pasca-kematian fisik memengaruhi konsep kita tentang </text:span><text:span text:style-name="Strong_20_Emphasis"><text:span text:style-name="T1">identitas diri (self-identity)</text:span></text:span><text:span text:style-name="T1"> yang unik dan terikat pada tubuh serta pengalaman hidup kita?" </text:span></text:p>
                  </text:list-item>
                </text:list>
              </text:list-item>
              <text:list-item>
                <text:p text:style-name="P20"><text:span text:style-name="Strong_20_Emphasis"><text:span text:style-name="T1">8.4. Generasi Masa Depan: Tumbuh Bersama 'Kenangan Digital'?</text:span></text:span></text:p>
                <text:list>
                  <text:list-item>
                    <text:p text:style-name="P20"><text:span text:style-name="Strong_20_Emphasis"><text:span text:style-name="T1">[Prompt Isi Subbab 8.4 - Pembahasan Mendalam]:</text:span></text:span><text:span text:style-name="T1"> "Fokuskan diskusi pada dampak jangka panjang dan antargenerasi, khususnya bagi </text:span><text:span text:style-name="Strong_20_Emphasis"><text:span text:style-name="T1">generasi masa depan</text:span></text:span><text:span text:style-name="T1"> yang mungkin lahir dan tumbuh di dunia di mana 'AI Afterlife' adalah teknologi yang mapan (misalnya, 20-30 tahun dari sekarang, April 2025). Bagaimana pengalaman mereka </text:span><text:span text:style-name="Strong_20_Emphasis"><text:span text:style-name="T1">'mengenal' atau berinteraksi dengan simulasi digital kakek-nenek buyut</text:span></text:span><text:span text:style-name="T1"> atau figur sejarah keluarga lainnya yang belum pernah mereka temui secara fisik? Bagaimana ini akan membentuk </text:span><text:span text:style-name="Strong_20_Emphasis"><text:span text:style-name="T1">pemahaman mereka tentang sejarah keluarga, warisan leluhur, konsep hubungan lintas generasi, dan peran teknologi dalam memediasi memori kolektif?</text:span></text:span><text:span text:style-name="T1"> Diskusikan potensi perubahan dalam transmisi nilai </text:span><text:soft-page-break/><text:span text:style-name="T1">dan cerita keluarga di era digital ini." </text:span></text:p>
                  </text:list-item>
                </text:list>
              </text:list-item>
            </text:list>
            <text:p text:style-name="P184"/>
            <text:p text:style-name="P74">Prompt ini dirancang untuk memandu Anda dalam menyusun Bab 8 yang mengeksplorasi dampak sosial dan personal 'AI Afterlife' secara mendalam, spekulatif, dan relevan bagi pembaca remaja yang hidup di tengah percepatan teknologi (per April 2025).</text:p>
          </text:section>
          <text:section text:style-name="Sect1" text:name="feedback-form-11">
            <text:p text:style-name="P166"/>
          </text:section>
        </text:section>
        <text:section text:style-name="Sect1" text:name="5195dae6a0e80789">
          <text:p text:style-name="P74"/>
          <text:section text:style-name="Sect1" text:name="user-query-content-12">
            <text:p text:style-name="P183">Pada Bab 9, Tambahkan prompt pada awal bab untuk mendapatkan pengantar , pada tiap subbab/sub-subab untuk mendapatkan isi dengan pembahasan mendalam </text:p>
          </text:section>
          <text:p text:style-name="P166">Tampilkan alur berpikir</text:p>
          <text:section text:style-name="Sect2" text:name="model-response-message-contentr_5195dae6a0e80789">
            <text:p text:style-name="Text_20_body"><text:span text:style-name="T1">Oke, terakhir, mari kita siapkan prompt untuk </text:span><text:span text:style-name="Strong_20_Emphasis"><text:span text:style-name="T1">Bab 9</text:span></text:span><text:span text:style-name="T1"> (Penutup), mencakup prompt pengantar bab dan prompt pembahasan mendalam untuk setiap subbabnya:</text:span></text:p>
            <text:p text:style-name="P184"/>
            <text:p text:style-name="Text_20_body"><text:span text:style-name="Strong_20_Emphasis"><text:span text:style-name="T1">(Penutup: Memikirkan Kembali Masa Depan)</text:span></text:span></text:p>
            <text:p text:style-name="Text_20_body"><text:span text:style-name="Strong_20_Emphasis"><text:span text:style-name="T1">Bab 9: Masa Depan Ada di Tangan Kita (dan Data Kita!)</text:span></text:span></text:p>
            <text:list xml:id="list4266610701665737736" text:style-name="L25">
              <text:list-item>
                <text:p text:style-name="P21"><text:span text:style-name="Strong_20_Emphasis"><text:span text:style-name="T1">[Prompt Pengantar Bab 9]:</text:span></text:span><text:span text:style-name="T1"> "Tulis paragraf pengantar untuk Bab 9 yang menandakan akhir dari perjalanan eksplorasi 'AI Afterlife' dalam buku ini. Sampaikan kepada pembaca remaja bahwa setelah menyelami konsep, teknologi, tantangan, etika, dan dampaknya, kini saatnya untuk menarik benang merah dan melihat ke depan. Tekankan bahwa meskipun masa depan penuh ketidakpastian (termasuk perkembangan AI per April 2025 ini), pemahaman yang telah mereka dapatkan adalah bekal penting. Bab terakhir ini akan merangkum pelajaran kunci, menegaskan peran kita dalam membentuk masa depan teknologi, dan mengajak mereka untuk terus berpikir kritis serta bertindak secara sadar di era digital."</text:span></text:p>
              </text:list-item>
              <text:list-item>
                <text:p text:style-name="P21"><text:span text:style-name="Strong_20_Emphasis"><text:span text:style-name="T1">9.1. Rangkuman Perjalanan: Dari Data ke Potensi 'Kehidupan Digital'</text:span></text:span></text:p>
                <text:list>
                  <text:list-item>
                    <text:p text:style-name="P112"><text:span text:style-name="Strong_20_Emphasis"><text:span text:style-name="T1">[Prompt Isi Subbab 9.1 - Pembahasan Mendalam]:</text:span></text:span><text:span text:style-name="T1"> "Sajikan sebuah rangkuman (summary) yang efektif dan mengalir dari </text:span><text:soft-page-break/><text:span text:style-name="T1">keseluruhan isi buku, khusus dirancang agar mudah dicerna oleh remaja. Ingatkan kembali secara ringkas namun kuat tentang: </text:span><text:span text:style-name="Strong_20_Emphasis"><text:span text:style-name="T1">Pentingnya Jejak Digital</text:span></text:span><text:span text:style-name="T1"> (Bab 2) sebagai bahan baku; </text:span><text:span text:style-name="Strong_20_Emphasis"><text:span text:style-name="T1">Cara Kerja AI &amp; NLP</text:span></text:span><text:span text:style-name="T1"> (Bab 3 &amp; 4) sebagai mesin penggeraknya; </text:span><text:span text:style-name="Strong_20_Emphasis"><text:span text:style-name="T1">Batasan Realistis Saat Ini</text:span></text:span><text:span text:style-name="T1"> (Bab 5) yang membedakan fiksi dan fakta; </text:span><text:span text:style-name="Strong_20_Emphasis"><text:span text:style-name="T1">Potensi Perkembangan Masa Depan</text:span></text:span><text:span text:style-name="T1"> (Bab 6) yang penuh harapan sekaligus tantangan; serta </text:span><text:span text:style-name="Strong_20_Emphasis"><text:span text:style-name="T1">Dilema Etika dan Dampak Sosial</text:span></text:span><text:span text:style-name="T1"> (Bab 7 &amp; 8) yang kompleks dan krusial. Susun poin-poin kunci ini menjadi sebuah narasi penutup yang koheren dan memperkuat pemahaman pembaca atas keseluruhan topik." </text:span></text:p>
                  </text:list-item>
                </text:list>
              </text:list-item>
              <text:list-item>
                <text:p text:style-name="P21"><text:span text:style-name="Strong_20_Emphasis"><text:span text:style-name="T1">9.2. Teknologi adalah Alat: Baik Buruknya Tergantung Pengguna</text:span></text:span></text:p>
                <text:list>
                  <text:list-item>
                    <text:p text:style-name="P112"><text:span text:style-name="Strong_20_Emphasis"><text:span text:style-name="T1">[Prompt Isi Subbab 9.2 - Pembahasan Mendalam]:</text:span></text:span><text:span text:style-name="T1"> "Sampaikan pesan penutup yang kuat dan memberdayakan kepada remaja mengenai </text:span><text:span text:style-name="Strong_20_Emphasis"><text:span text:style-name="T1">hakikat teknologi, termasuk AI</text:span></text:span><text:span text:style-name="T1">. Tekankan bahwa teknologi pada intinya adalah </text:span><text:span text:style-name="Strong_20_Emphasis"><text:span text:style-name="T1">alat (tool)</text:span></text:span><text:span text:style-name="T1"> yang netral—tidak inherently baik atau buruk. Kekuatan dan dampaknya (positif atau negatif) sangat ditentukan oleh </text:span><text:span text:style-name="Strong_20_Emphasis"><text:span text:style-name="T1">niat, desain, dan cara kita sebagai manusia memilih untuk mengembangkan, menerapkan, dan menggunakannya</text:span></text:span><text:span text:style-name="T1">. Elaborasi pentingnya </text:span><text:span text:style-name="Strong_20_Emphasis"><text:span text:style-name="T1">kesadaran (awareness), literasi digital, pemikiran kritis, dan partisipasi aktif</text:span></text:span><text:span text:style-name="T1"> (terutama dari generasi muda) dalam mengarahkan perkembangan teknologi seperti 'AI Afterlife' menuju tujuan yang bermanfaat, adil, dan menghargai nilai-nilai kemanusiaan. Gunakan metafora atau contoh yang mengena." </text:span></text:p>
                  </text:list-item>
                </text:list>
              </text:list-item>
              <text:list-item>
                <text:p text:style-name="P21"><text:span text:style-name="Strong_20_Emphasis"><text:span text:style-name="T1">9.3. Pertanyaan untuk Kamu Renungkan: Apa Pendapatmu?</text:span></text:span></text:p>
                <text:list>
                  <text:list-item>
                    <text:p text:style-name="P112"><text:span text:style-name="Strong_20_Emphasis"><text:span text:style-name="T1">[Prompt Isi Subbab 9.3 - Pembahasan Mendalam]:</text:span></text:span><text:span text:style-name="T1"> "Sajikan kembali beberapa </text:span><text:span text:style-name="Strong_20_Emphasis"><text:span text:style-name="T1">pertanyaan paling fundamental, menantang, atau dilematis</text:span></text:span><text:span text:style-name="T1"> yang telah diangkat sepanjang buku. Ajak pembaca remaja secara langsung dan personal untuk melakukan </text:span><text:span text:style-name="Strong_20_Emphasis"><text:span text:style-name="T1">refleksi akhir</text:span></text:span><text:span text:style-name="T1"> dan mencoba </text:span><text:span text:style-name="Strong_20_Emphasis"><text:span text:style-name="T1">memformulasikan posisi atau pendapat awal mereka sendiri</text:span></text:span><text:span text:style-name="T1"> (meskipun mungkin masih bisa berubah). Contoh pertanyaan: 'Setelah semua ini, apa perasaan utamamu tentang ide AI Afterlife – lebih condong ke harapan atau kekhawatiran?', 'Menurutmu, batasan etis paling penting apa yang </text:span><text:span text:style-name="Emphasis"><text:span text:style-name="T1">tidak boleh</text:span></text:span><text:span text:style-name="T1"> dilanggar?', 'Apa satu hal yang </text:span><text:soft-page-break/><text:span text:style-name="T1">paling ingin kamu diskusikan lebih lanjut dengan teman atau keluarga setelah membaca buku ini?'. Dorong mereka untuk menyadari bahwa memiliki opini yang terinformasi (informed opinion) itu penting." </text:span></text:p>
                  </text:list-item>
                </text:list>
              </text:list-item>
              <text:list-item>
                <text:p text:style-name="P21"><text:span text:style-name="Strong_20_Emphasis"><text:span text:style-name="T1">9.4. Langkah Selanjutnya: Belajar Lebih Banyak, Berdiskusi Lebih Lanjut</text:span></text:span></text:p>
                <text:list>
                  <text:list-item>
                    <text:p text:style-name="P21"><text:span text:style-name="Strong_20_Emphasis"><text:span text:style-name="T1">[Prompt Isi Subbab 9.4 - Pembahasan Mendalam]:</text:span></text:span><text:span text:style-name="T1"> "Berikan </text:span><text:span text:style-name="Strong_20_Emphasis"><text:span text:style-name="T1">saran-saran konkret dan praktis</text:span></text:span><text:span text:style-name="T1"> kepada remaja tentang bagaimana mereka bisa </text:span><text:span text:style-name="Strong_20_Emphasis"><text:span text:style-name="T1">melanjutkan pembelajaran dan keterlibatan</text:span></text:span><text:span text:style-name="T1"> mereka dengan topik AI, etika digital, dan masa depan teknologi setelah buku ini selesai. Sarankan langkah-langkah seperti: Mengikuti akun/sumber berita teknologi yang kredibel (sebutkan contoh jika memungkinkan); Menonton film dokumenter atau serial yang relevan (referensi ke bagian Sumber Inspirasi); Memulai diskusi yang sehat dan terbuka dengan teman sebaya, guru, atau anggota keluarga; Mencari komunitas online atau offline (klub sains, forum diskusi) yang membahas isu serupa; Atau bahkan mulai belajar dasar-dasar AI atau coding jika tertarik. Tutup dengan </text:span><text:span text:style-name="Strong_20_Emphasis"><text:span text:style-name="T1">ajakan penuh semangat</text:span></text:span><text:span text:style-name="T1"> untuk terus menjadi pembelajar yang kritis dan partisipan aktif di era digital yang terus berubah ini (sesuai kondisi April 2025)." </text:span></text:p>
                  </text:list-item>
                </text:list>
              </text:list-item>
            </text:list>
            <text:p text:style-name="P184"/>
            <text:p text:style-name="P74">Prompt ini dirancang untuk membantu Anda menyusun Bab 9 sebagai penutup yang efektif, merangkum, merefleksikan, dan memberikan dorongan positif kepada pembaca remaja Anda. Selamat menyelesaikan draf buku Anda!</text:p>
          </text:section>
          <text:section text:style-name="Sect1" text:name="feedback-form-12">
            <text:p text:style-name="P166"/>
          </text:section>
        </text:section>
        <text:section text:style-name="Sect1" text:name="7aba929d15c1c260">
          <text:p text:style-name="P74"/>
          <text:section text:style-name="Sect1" text:name="user-query-content-13">
            <text:p text:style-name="P183">Pada Penutup , Tambahkan prompt pada subbab mendapatkan isinya </text:p>
          </text:section>
          <text:p text:style-name="P166">Tampilkan alur berpikir</text:p>
          <text:section text:style-name="Sect2" text:name="model-response-message-contentr_7aba929d15c1c260">
            <text:p text:style-name="Text_20_body"><text:span text:style-name="T1">Tentu, mari kita siapkan prompt untuk bagian </text:span><text:span text:style-name="Strong_20_Emphasis"><text:span text:style-name="T1">Tambahan (Penutup)</text:span></text:span><text:span text:style-name="T1"> di akhir buku Anda. Bagian ini biasanya berisi Glosarium, Sumber Inspirasi, dan Tentang Penulis. Berikut adalah prompt untuk mendapatkan isi (konten) pada setiap subbagian tersebut:</text:span></text:p>
            <text:p text:style-name="P184"/>
            <text:p text:style-name="Text_20_body"><text:soft-page-break/><text:span text:style-name="Strong_20_Emphasis"><text:span text:style-name="T1">(Tambahan / Penutup)</text:span></text:span></text:p>
            <text:list xml:id="list5186873416491997383" text:style-name="L26">
              <text:list-item>
                <text:p text:style-name="P22"><text:span text:style-name="Strong_20_Emphasis"><text:span text:style-name="T1">Glosarium: Kamus Gaul AI Afterlife</text:span></text:span></text:p>
                <text:list>
                  <text:list-item>
                    <text:p text:style-name="P113"><text:span text:style-name="Strong_20_Emphasis"><text:span text:style-name="T1">[Prompt Pengantar Glosarium]:</text:span></text:span><text:span text:style-name="T1"> "Tulis paragraf pengantar singkat untuk bagian Glosarium. Sapa pembaca remaja dan jelaskan bahwa bagian ini seperti 'kamus gaul' atau contekan untuk istilah-istilah keren tapi mungkin agak asing yang muncul di buku (AI, NLP, </text:span><text:span text:style-name="Emphasis"><text:span text:style-name="T1">Machine Learning</text:span></text:span><text:span text:style-name="T1">, dll.). Sampaikan bahwa penjelasannya dibuat sesantai dan semudah mungkin biar nggak bikin pusing, lengkap dengan analogi atau contoh kalau perlu. Tujuannya agar mereka bisa lebih paham dan nggak bingung kalau ketemu istilah itu lagi." </text:span></text:p>
                  </text:list-item>
                  <text:list-item>
                    <text:p text:style-name="P113"><text:span text:style-name="Strong_20_Emphasis"><text:span text:style-name="T1">[Prompt Isi Glosarium - per Istilah]:</text:span></text:span><text:span text:style-name="T1"> </text:span><text:span text:style-name="Emphasis"><text:span text:style-name="T1">(Ulangi prompt ini untuk setiap istilah yang ingin dimasukkan)</text:span></text:span><text:span text:style-name="T1"> "Untuk istilah </text:span><text:span text:style-name="Strong_20_Emphasis"><text:span text:style-name="T1">[Nama Istilah - misal: Artificial Intelligence]</text:span></text:span><text:span text:style-name="T1">: Tulis definisi yang </text:span><text:span text:style-name="Strong_20_Emphasis"><text:span text:style-name="T1">singkat, jelas, dan sangat mudah dipahami</text:span></text:span><text:span text:style-name="T1"> oleh remaja (hindari bahasa teknis kaku). Gunakan </text:span><text:span text:style-name="Strong_20_Emphasis"><text:span text:style-name="T1">analogi atau perumpamaan</text:span></text:span><text:span text:style-name="T1"> yang relevan dengan dunia mereka (misal, AI itu seperti...). Berikan </text:span><text:span text:style-name="Strong_20_Emphasis"><text:span text:style-name="T1">contoh sederhana</text:span></text:span><text:span text:style-name="T1"> penggunaannya yang sering mereka temui. Fokus pada esensi konsepnya." </text:span></text:p>
                    <text:list>
                      <text:list-item>
                        <text:p text:style-name="P113"><text:span text:style-name="Emphasis"><text:span text:style-name="T1">(Contoh Istilah: Artificial Intelligence (AI), Machine Learning (ML), AI Generatif, Natural Language Processing (NLP), Digital Footprint, Algoritma, Data, Privasi, Etika, Simulasi, Avatar, Deepfake, Konteks, Kesadaran, dll.)</text:span></text:span><text:span text:style-name="T1"> </text:span></text:p>
                      </text:list-item>
                    </text:list>
                  </text:list-item>
                </text:list>
              </text:list-item>
              <text:list-item>
                <text:p text:style-name="P22"><text:span text:style-name="Strong_20_Emphasis"><text:span text:style-name="T1">Sumber Inspirasi: Mau Jelajah Lebih Jauh?</text:span></text:span></text:p>
                <text:list>
                  <text:list-item>
                    <text:p text:style-name="P113"><text:span text:style-name="Strong_20_Emphasis"><text:span text:style-name="T1">[Prompt Pengantar Sumber Inspirasi]:</text:span></text:span><text:span text:style-name="T1"> "Tulis paragraf pengantar singkat untuk bagian Sumber Inspirasi. Ajak pembaca remaja yang masih penasaran atau ingin tahu lebih banyak tentang tema AI, kehidupan digital, dan masa depan. Sampaikan bahwa di bagian ini ada beberapa rekomendasi film, serial TV, buku, atau mungkin artikel/website yang bisa mereka cek untuk dapat gambaran atau cerita lain yang mirip dengan topik buku ini. Buat mereka merasa ini adalah 'peta harta karun' untuk petualangan berikutnya." </text:span></text:p>
                  </text:list-item>
                  <text:list-item>
                    <text:p text:style-name="P113"><text:span text:style-name="Strong_20_Emphasis"><text:span text:style-name="T1">[Prompt Isi Sumber Inspirasi - per Item]:</text:span></text:span><text:span text:style-name="T1"> </text:span><text:span text:style-name="Emphasis"><text:span text:style-name="T1">(Ulangi prompt ini untuk setiap rekomendasi)</text:span></text:span><text:span text:style-name="T1"> "Untuk rekomendasi </text:span><text:span text:style-name="Strong_20_Emphasis"><text:span text:style-name="T1">[Jenis: </text:span></text:span><text:soft-page-break/><text:span text:style-name="Strong_20_Emphasis"><text:span text:style-name="T1">Film/Serial/Buku/Artikel]</text:span></text:span><text:span text:style-name="T1"> berjudul </text:span><text:span text:style-name="Strong_20_Emphasis"><text:span text:style-name="T1">[Judul Rekomendasi - misal: Black Mirror (Episode Tertentu)]</text:span></text:span><text:span text:style-name="T1">: Berikan </text:span><text:span text:style-name="Strong_20_Emphasis"><text:span text:style-name="T1">ringkasan singkat (1-2 kalimat)</text:span></text:span><text:span text:style-name="T1"> tentang apa karya tersebut dan </text:span><text:span text:style-name="Strong_20_Emphasis"><text:span text:style-name="T1">mengapa ia relevan</text:span></text:span><text:span text:style-name="T1"> dengan tema buku 'AI Afterlife'. Tambahkan </text:span><text:span text:style-name="Strong_20_Emphasis"><text:span text:style-name="T1">catatan singkat</text:span></text:span><text:span text:style-name="T1"> mengapa karya ini mungkin </text:span><text:span text:style-name="Strong_20_Emphasis"><text:span text:style-name="T1">menarik atau cocok</text:span></text:span><text:span text:style-name="T1"> untuk ditonton/dibaca oleh remaja (misal: 'ceritanya bikin mikir banget', 'visualnya keren', 'ada karakter remaja', dll.). Jika relevan, berikan sedikit peringatan konten jika diperlukan." </text:span></text:p>
                    <text:list>
                      <text:list-item>
                        <text:p text:style-name="P113"><text:span text:style-name="Emphasis"><text:span text:style-name="T1">(Contoh Rekomendasi: Film Her, Ex Machina; Serial Black Mirror (pilih episode relevan), Years and Years; Buku Klara and the Sun karya Kazuo Ishiguro, atau buku non-fiksi populer tentang AI/masa depan).</text:span></text:span><text:span text:style-name="T1"> </text:span></text:p>
                      </text:list-item>
                    </text:list>
                  </text:list-item>
                </text:list>
              </text:list-item>
              <text:list-item>
                <text:p text:style-name="P22"><text:span text:style-name="Strong_20_Emphasis"><text:span text:style-name="T1">Tentang Penulis</text:span></text:span></text:p>
                <text:list>
                  <text:list-item>
                    <text:p text:style-name="P22"><text:span text:style-name="Strong_20_Emphasis"><text:span text:style-name="T1">[Prompt Isi Tentang Penulis]:</text:span></text:span><text:span text:style-name="T1"> "Tulis teks singkat (1-2 paragraf) untuk bagian 'Tentang Penulis' yang </text:span><text:span text:style-name="Strong_20_Emphasis"><text:span text:style-name="T1">terasa personal dan menarik bagi pembaca remaja</text:span></text:span><text:span text:style-name="T1">. Selain info dasar (nama, mungkin latar belakang singkat yang relevan), ceritakan dengan gaya santai </text:span><text:span text:style-name="Strong_20_Emphasis"><text:span text:style-name="T1">mengapa Anda (sebagai penulis) sangat tertarik</text:span></text:span><text:span text:style-name="T1"> dengan topik futuristik, AI, dan 'AI Afterlife' ini. Mungkin ada pengalaman pribadi, observasi tentang generasi muda dan teknologi, atau sekadar rasa penasaran besar yang mendorong penulisan buku ini? Hubungkan ketertarikan Anda dengan target pembaca. Bisa juga ditambahkan sedikit info kontak atau media sosial jika diinginkan." </text:span></text:p>
                  </text:list-item>
                </text:list>
              </text:list-item>
            </text:list>
            <text:p text:style-name="P184"/>
            <text:p text:style-name="P74">Prompt ini akan membantu Anda menghasilkan konten yang sesuai untuk bagian-bagian penutup buku Anda, melengkapi informasi dan memberikan nilai tambah bagi pembaca remaja.</text:p>
          </text:section>
          <text:section text:style-name="Sect1" text:name="feedback-form-13">
            <text:p text:style-name="P166"/>
          </text:section>
        </text:section>
        <text:section text:style-name="Sect1" text:name="f5c7aee33a59ef1f">
          <text:p text:style-name="P74"/>
          <text:section text:style-name="Sect1" text:name="user-query-content-14">
            <text:p text:style-name="P183">Jawablah setiap prompt yang telah anda buat secara bertahap satu persatu dan jangan pindah prompt sebelum saya memerintahkan “YAX” dengan ketentuan sebagai berikut : </text:p>
            <text:p text:style-name="P183">Gaya Bahasa : Sesuai yang telah Anda sarankan sebelumnya </text:p>
            <text:p text:style-name="P183"><text:soft-page-break/>Catatan :  </text:p>
            <text:p text:style-name="P183">- Tambahkan tips sesuai yang telah anda sarankan sebelumnya ) yang relevan dengan jawaban (opsional) </text:p>
            <text:p text:style-name="P183">- Tambahkan prompt pembuatan gambar ilustrasi yang relevan dengan jawaban ( opsional ) </text:p>
            <text:p text:style-name="P183">- Tambahkan kutipan yang relevan dengan jawaban (opsional) </text:p>
          </text:section>
          <text:p text:style-name="P166">Tampilkan alur berpikir</text:p>
          <text:section text:style-name="Sect2" text:name="model-response-message-contentr_f5c7aee33a59ef1f">
            <text:p text:style-name="Text_20_body"><text:span text:style-name="T1">Oke, siap! Saya akan mulai menjawab prompt pertama yang telah kita susun, yaitu prompt untuk </text:span><text:span text:style-name="Strong_20_Emphasis"><text:span text:style-name="T1">Pengantar Bab 1</text:span></text:span><text:span text:style-name="T1">. Saya akan menggunakan gaya bahasa yang telah disarankan (santai, akrab, untuk remaja) dan mencoba menambahkan elemen opsional jika relevan.</text:span></text:p>
            <text:p text:style-name="P74">Saya akan menunggu perintah "YAX" dari Anda sebelum melanjutkan ke prompt berikutnya.</text:p>
            <text:p text:style-name="P184"/>
            <text:p text:style-name="Text_20_body"><text:span text:style-name="Strong_20_Emphasis"><text:span text:style-name="T1">Jawaban untuk [Prompt Pengantar Bab 1]:</text:span></text:span></text:p>
            <text:p text:style-name="Text_20_body"><text:span text:style-name="Strong_20_Emphasis"><text:span text:style-name="T1">(Teks Hasil Generate untuk Pengantar Bab 1)</text:span></text:span></text:p>
            <text:p text:style-name="Text_20_body"><text:span text:style-name="T1">Pernah nggak sih kamu kepikiran, gimana rasanya kalau bisa ngobrol lagi sama idola atau mungkin kakek-nenek buyut yang udah lama banget nggak ada? Ngobrol beneran, seolah-olah mereka masih ada di sini. Kedengarannya kayak di film fiksi ilmiah, ya? Tapi, gimana kalau teknologi masa depan beneran bisa bikin itu jadi mungkin? Selamat datang di dunia </text:span><text:span text:style-name="Strong_20_Emphasis"><text:span text:style-name="T1">'AI Afterlife'</text:span></text:span><text:span text:style-name="T1">! Tenang, ini bukan soal hantu beneran kok, tapi soal ide gila sekaligus keren: menciptakan 'kembaran digital' dari orang yang udah meninggal, pakai semua jejak digital yang mereka tinggalkan.</text:span></text:p>
            <text:p text:style-name="Text_20_body"><text:span text:style-name="T1">Bab pertama ini adalah tiket masuk kamu buat ngintip konsep yang lagi banyak dibicarain (dan didebatin!) ini. Kita bakal mulai dari bayangin 'gimana kalau...', terus ngelihat 'bahan baku' apa aja sih yang dibutuhin buat 'ngebangun' sosok digital ini, sampai ke pertanyaan-pertanyaan awal yang pasti langsung muncul di kepala: </text:span><text:span text:style-name="Emphasis"><text:span text:style-name="T1">Ini beneran bisa? Kalau bisa, bagus nggak sih?</text:span></text:span><text:span text:style-name="T1"> Siap-siap ya, kita bakal memulai petualangan seru menjelajahi persimpangan antara teknologi canggih, kenangan, dan apa artinya menjadi manusia di masa depan. Yuk, buka pintu ke dunia baru ini bareng-bareng!</text:span></text:p>
            <text:p text:style-name="P184"/>
            <text:p text:style-name="Text_20_body"><text:soft-page-break/><text:span text:style-name="Strong_20_Emphasis"><text:span text:style-name="T1">(Opsional) Kutipan Relevan:</text:span></text:span></text:p>
            <text:p text:style-name="Quotations"><text:span text:style-name="Emphasis"><text:span text:style-name="T1">"Masa depan sudah ada di sini – hanya saja belum merata penyebarannya."</text:span></text:span><text:span text:style-name="T1"> - William Gibson (Penulis Fiksi Ilmiah)</text:span></text:p>
            <text:p text:style-name="Text_20_body"><text:span text:style-name="Strong_20_Emphasis"><text:span text:style-name="T1">(Opsional) Prompt Pembuatan Gambar Ilustrasi:</text:span></text:span></text:p>
            <text:p text:style-name="Quotations"><text:span text:style-name="Emphasis"><text:span text:style-name="T1">Gambarkan sebuah pintu digital semi-transparan yang sedikit terbuka, memperlihatkan siluet seseorang di dalamnya yang terbentuk dari kepingan data atau cahaya. Di depan pintu, berdiri siluet seorang remaja yang tampak ragu sekaligus penasaran untuk masuk. Suasana keseluruhan futuristik namun sedikit misterius.</text:span></text:span></text:p>
            <text:p text:style-name="P184"/>
            <text:p text:style-name="P74">Silakan berikan perintah "YAX" jika Anda ingin saya melanjutkan ke prompt berikutnya (Prompt Isi Subbab 1.1).</text:p>
          </text:section>
          <text:section text:style-name="Sect1" text:name="feedback-form-14">
            <text:p text:style-name="P166"/>
          </text:section>
        </text:section>
        <text:section text:style-name="Sect1" text:name="419f77ae39590226">
          <text:p text:style-name="P74"/>
          <text:section text:style-name="Sect1" text:name="user-query-content-15">
            <text:p text:style-name="P183">Yax </text:p>
          </text:section>
          <text:p text:style-name="P166">Tampilkan alur berpikir</text:p>
          <text:section text:style-name="Sect2" text:name="model-response-message-contentr_419f77ae39590226">
            <text:p text:style-name="P74">Oke, saya terima perintah "YAX". Sekarang saya akan menjawab prompt berikutnya:</text:p>
            <text:p text:style-name="Text_20_body"><text:span text:style-name="Strong_20_Emphasis"><text:span text:style-name="T1">Jawaban untuk [Prompt Isi Subbab 1.1 - Pembahasan Mendalam]:</text:span></text:span></text:p>
            <text:p text:style-name="Text_20_body"><text:span text:style-name="Strong_20_Emphasis"><text:span text:style-name="T1">(Teks Hasil Generate untuk Isi Subbab 1.1)</text:span></text:span></text:p>
            <text:p text:style-name="P74">Coba deh, pejamkan mata sebentar. Bayangin ada satu orang yang kamu kangenin banget, yang udah nggak bisa kamu temui lagi di dunia ini. Mungkin nenek yang selalu punya cerita seru sebelum tidur, atau paman yang jago banget main gitar, atau bahkan teman sekelas yang pindah jauh dan nggak ada kabar lagi (oke, ini mungkin nggak meninggal, tapi rasa kangennya bisa mirip!). Rasanya nyesek kan, pengen banget bisa ngobrol lagi, dengerin suara mereka, atau sekadar tanya kabar.</text:p>
            <text:p text:style-name="Text_20_body"><text:span text:style-name="T1">Nah, sekarang buka lagi matamu dan bayangkan </text:span><text:span text:style-name="Emphasis"><text:span text:style-name="T1">bagaimana jika</text:span></text:span><text:span text:style-name="T1"> ada sebuah aplikasi canggih di </text:span><text:span text:style-name="Emphasis"><text:span text:style-name="T1">smartphone</text:span></text:span><text:span text:style-name="T1"> atau perangkat masa depan kamu. Aplikasi ini, dengan izin tentunya, bisa 'menciptakan ulang' sosok mereka dalam bentuk digital. Bukan cuma foto atau video lama, tapi sebuah </text:span><text:span text:style-name="Emphasis"><text:span text:style-name="T1">Artificial Intelligence</text:span></text:span><text:span text:style-name="T1"> </text:span><text:soft-page-break/><text:span text:style-name="T1">(AI) yang udah 'belajar' dari semua rekaman suara, video, tulisan (email, chat, postingan medsos), bahkan mungkin gaya bercanda mereka.</text:span></text:p>
            <text:p text:style-name="Text_20_body"><text:span text:style-name="T1">Kamu bisa </text:span><text:span text:style-name="Emphasis"><text:span text:style-name="T1">chatting</text:span></text:span><text:span text:style-name="T1"> sama 'nenek digital' kamu, tanya resep masakan andalannya. Kamu bisa 'dengerin' paman digital kamu 'mainin' lagu favoritmu, suaranya mirip banget! Kamu bisa curhat ke 'teman digital' kamu tentang hari yang berat di sekolah. Rasanya pasti campur aduk, kan? Di satu sisi, </text:span><text:span text:style-name="Emphasis"><text:span text:style-name="T1">wow</text:span></text:span><text:span text:style-name="T1">, ini keren banget! Bisa 'menyambung' lagi hubungan yang terputus, bisa 'dapet' nasihat atau sekadar ketawa bareng lagi. Rasanya kayak keajaiban, bisa ngobatin rasa rindu yang selama ini cuma bisa dipendam.</text:span></text:p>
            <text:p text:style-name="Text_20_body"><text:span text:style-name="T1">Tapi... tunggu dulu. Di sisi lain, pasti ada suara kecil di kepala yang bertanya: </text:span><text:span text:style-name="Emphasis"><text:span text:style-name="T1">'Ini beneran 'mereka' bukan sih?'</text:span></text:span><text:span text:style-name="T1"> Apakah obrolan ini nyata, atau cuma simulasi pintar berdasarkan data? Gimana rasanya ngobrol sama 'salinan' dari orang yang kita sayang? Apakah ini cara yang sehat buat mengenang, atau malah bikin kita susah </text:span><text:span text:style-name="Emphasis"><text:span text:style-name="T1">move on</text:span></text:span><text:span text:style-name="T1">? Pertanyaan-pertanyaan ini wajar banget muncul. Inilah daya tarik sekaligus sisi 'aneh' dari konsep AI Afterlife yang bakal kita bedah bareng-bareng di buku ini.</text:span></text:p>
            <text:p text:style-name="P184"/>
            <text:p text:style-name="Text_20_body"><text:span text:style-name="Strong_20_Emphasis"><text:span text:style-name="T1">(Opsional) Tips Tambahan:</text:span></text:span></text:p>
            <text:p text:style-name="Quotations"><text:span text:style-name="Strong_20_Emphasis"><text:span text:style-name="T1">Tips Kreatif: Jurnal Kenangan Digital (dan Analog!)</text:span></text:span><text:span text:style-name="T1"> Sebelum teknologi AI Afterlife benar-benar ada (atau kalaupun nggak pernah ada!), kenapa nggak mulai bikin 'AI Afterlife' versi kamu sendiri? Coba kumpulin kenangan digital orang tersayang: simpan chat lucu, unduh foto/video favorit, rekam suara mereka (kalau masih sempat). Tapi jangan lupakan versi analognya! Tulis cerita tentang mereka di jurnal, simpan surat atau kartu ucapan, tempel foto di album fisik. Ini cara ampuh buat menjaga kenangan tetap hidup, dengan caramu sendiri!</text:span></text:p>
            <text:p text:style-name="Text_20_body"><text:span text:style-name="Strong_20_Emphasis"><text:span text:style-name="T1">(Opsional) Prompt Pembuatan Gambar Ilustrasi:</text:span></text:span></text:p>
            <text:p text:style-name="Quotations"><text:span text:style-name="Emphasis"><text:span text:style-name="T1">Gambarkan layar sebuah perangkat futuristik (mirip tablet transparan). Di layar, terlihat avatar 3D seorang nenek yang tersenyum ramah sedang 'berbicara' (ada gelombang suara atau ikon chat). Di depan layar, terlihat tangan seorang remaja yang memegang perangkat tersebut, ekspresi wajahnya (jika terlihat) menunjukkan campuran antara haru, kerinduan, dan sedikit </text:span></text:span><text:soft-page-break/><text:span text:style-name="Emphasis"><text:span text:style-name="T1">kebingungan.</text:span></text:span></text:p>
            <text:p text:style-name="P184"/>
            <text:p text:style-name="P74">Silakan berikan perintah "YAX" jika Anda ingin saya melanjutkan ke prompt berikutnya (Prompt Isi Subbab 1.2).</text:p>
          </text:section>
          <text:section text:style-name="Sect1" text:name="feedback-form-15">
            <text:p text:style-name="P166"/>
          </text:section>
        </text:section>
        <text:section text:style-name="Sect1" text:name="96f5a563d1b3d27a">
          <text:p text:style-name="P74"/>
          <text:section text:style-name="Sect1" text:name="user-query-content-16">
            <text:p text:style-name="P183">YAX </text:p>
          </text:section>
          <text:p text:style-name="P166">Tampilkan alur berpikir</text:p>
          <text:section text:style-name="Sect2" text:name="model-response-message-contentr_96f5a563d1b3d27a">
            <text:p text:style-name="P74">Oke, YAX diterima! Kita lanjut ke prompt berikutnya.</text:p>
            <text:p text:style-name="Text_20_body"><text:span text:style-name="Strong_20_Emphasis"><text:span text:style-name="T1">Jawaban untuk [Prompt Isi Subbab 1.2 - Pembahasan Mendalam]:</text:span></text:span></text:p>
            <text:p text:style-name="Text_20_body"><text:span text:style-name="Strong_20_Emphasis"><text:span text:style-name="T1">(Teks Hasil Generate untuk Isi Subbab 1.2)</text:span></text:span></text:p>
            <text:p text:style-name="Text_20_body"><text:span text:style-name="T1">Oke, jadi darimana si AI canggih itu bisa 'belajar' buat niru orang yang udah nggak ada? Jawabannya ada di sesuatu yang kita semua tinggalkan setiap detik kita online: </text:span><text:span text:style-name="Strong_20_Emphasis"><text:span text:style-name="T1">Jejak Digital</text:span></text:span><text:span text:style-name="T1"> atau </text:span><text:span text:style-name="Emphasis"><text:span text:style-name="T1">Digital Footprint</text:span></text:span><text:span text:style-name="T1">. Bayangin aja kayak remah-remah roti yang kamu tinggalin pas jalan di hutan digital internet. Setiap klik, setiap </text:span><text:span text:style-name="Emphasis"><text:span text:style-name="T1">scroll</text:span></text:span><text:span text:style-name="T1">, setiap ketikan, itu ninggalin jejak.</text:span></text:p>
            <text:p text:style-name="Text_20_body"><text:span text:style-name="T1">Kamu mungkin mikir, "Ah, paling cuma postingan Instagram atau status WA." Eits, jangan salah! Jejak digital itu </text:span><text:span text:style-name="Emphasis"><text:span text:style-name="T1">jauuuh</text:span></text:span><text:span text:style-name="T1"> lebih banyak dari itu. Coba deh inget-inget:</text:span></text:p>
            <text:list xml:id="list7440076142559909057" text:style-name="L27">
              <text:list-item>
                <text:p text:style-name="P114"><text:span text:style-name="Strong_20_Emphasis"><text:span text:style-name="T1">Medsos:</text:span></text:span><text:span text:style-name="T1"> Jelas banget ini. Semua foto, video, </text:span><text:span text:style-name="Emphasis"><text:span text:style-name="T1">story</text:span></text:span><text:span text:style-name="T1">, </text:span><text:span text:style-name="Emphasis"><text:span text:style-name="T1">caption</text:span></text:span><text:span text:style-name="T1">, komentar kamu (dan komentar orang di postinganmu!), </text:span><text:span text:style-name="Emphasis"><text:span text:style-name="T1">likes</text:span></text:span><text:span text:style-name="T1">, </text:span><text:span text:style-name="Emphasis"><text:span text:style-name="T1">shares</text:span></text:span><text:span text:style-name="T1">, akun yang kamu </text:span><text:span text:style-name="Emphasis"><text:span text:style-name="T1">follow</text:span></text:span><text:span text:style-name="T1">, grup yang kamu ikuti, bahkan filter AR yang sering kamu pakai di IG Story atau TikTok. </text:span></text:p>
              </text:list-item>
              <text:list-item>
                <text:p text:style-name="P114"><text:span text:style-name="Strong_20_Emphasis"><text:span text:style-name="T1">Chat &amp; Email:</text:span></text:span><text:span text:style-name="T1"> Semua obrolan di WhatsApp, Line, Telegram, DM IG/Twitter, sampai email tugas ke guru. Gaya bahasamu, emoji favoritmu ?, stiker andalanmu, bahkan seberapa cepet kamu bales chat doi (hehe!), itu semua data. </text:span></text:p>
              </text:list-item>
              <text:list-item>
                <text:p text:style-name="P114"><text:span text:style-name="Strong_20_Emphasis"><text:span text:style-name="T1">Browse &amp; Pencarian:</text:span></text:span><text:span text:style-name="T1"> History Google kamu itu kayak buku harian rahasia. Apa yang kamu cari pas gabut, resep masakan simpel buat di rumah (apalagi di Medan banyak makanan enak!), lirik lagu galau, tutorial </text:span><text:span text:style-name="Emphasis"><text:span text:style-name="T1">makeup</text:span></text:span><text:span text:style-name="T1">, info </text:span><text:span text:style-name="Emphasis"><text:span text:style-name="T1">game</text:span></text:span><text:span text:style-name="T1"> terbaru (Mobile Legends, Valorant, apa aja!), sampai destinasi liburan impian (Danau Toba, mungkin?). Semuanya </text:span><text:soft-page-break/><text:span text:style-name="T1">kerekam. </text:span></text:p>
              </text:list-item>
              <text:list-item>
                <text:p text:style-name="P114"><text:span text:style-name="Strong_20_Emphasis"><text:span text:style-name="T1">Streaming &amp; Hiburan:</text:span></text:span><text:span text:style-name="T1"> Lagu apa yang lagi kamu puter terus di Spotify atau Joox? </text:span><text:span text:style-name="Emphasis"><text:span text:style-name="T1">Playlist</text:span></text:span><text:span text:style-name="T1"> andalanmu isinya apa aja? Serial Netflix atau Vidio apa yang lagi kamu </text:span><text:span text:style-name="Emphasis"><text:span text:style-name="T1">binge-watch</text:span></text:span><text:span text:style-name="T1">? YouTuber atau </text:span><text:span text:style-name="Emphasis"><text:span text:style-name="T1">streamer</text:span></text:span><text:span text:style-name="T1"> favoritmu siapa? Semua preferensi ini adalah data berharga. </text:span></text:p>
              </text:list-item>
              <text:list-item>
                <text:p text:style-name="P114"><text:span text:style-name="Strong_20_Emphasis"><text:span text:style-name="T1">Belanja Online &amp; Transportasi:</text:span></text:span><text:span text:style-name="T1"> Barang apa aja yang kamu masukin </text:span><text:span text:style-name="Emphasis"><text:span text:style-name="T1">wishlist</text:span></text:span><text:span text:style-name="T1"> di Shopee atau Tokopedia? Toko mana yang sering kamu intip? Riwayat perjalanan Gojek atau Grab kamu dari rumah ke sekolah atau tempat nongkrong? Itu juga jejak digital. </text:span></text:p>
              </text:list-item>
              <text:list-item>
                <text:p text:style-name="P23"><text:span text:style-name="Strong_20_Emphasis"><text:span text:style-name="T1">Gaming:</text:span></text:span><text:span text:style-name="T1"> </text:span><text:span text:style-name="Emphasis"><text:span text:style-name="T1">Achievement</text:span></text:span><text:span text:style-name="T1"> apa yang udah kamu buka di </text:span><text:span text:style-name="Emphasis"><text:span text:style-name="T1">game</text:span></text:span><text:span text:style-name="T1"> favoritmu? Berapa lama kamu main? Kamu tim </text:span><text:span text:style-name="Emphasis"><text:span text:style-name="T1">support</text:span></text:span><text:span text:style-name="T1">, </text:span><text:span text:style-name="Emphasis"><text:span text:style-name="T1">tank</text:span></text:span><text:span text:style-name="T1">, atau </text:span><text:span text:style-name="Emphasis"><text:span text:style-name="T1">carry</text:span></text:span><text:span text:style-name="T1">? Dengan siapa aja kamu sering main bareng? Data </text:span><text:span text:style-name="Emphasis"><text:span text:style-name="T1">gaming</text:span></text:span><text:span text:style-name="T1"> juga bisa ngasih tau banyak hal. </text:span></text:p>
              </text:list-item>
            </text:list>
            <text:p text:style-name="P74">Gila, banyak banget kan? Semua remah-remah digital ini, kalau dikumpulin dan dianalisis (terutama sama perusahaan teknologi raksasa), bisa jadi 'harta karun' yang ngasih gambaran super detail tentang siapa kamu, apa yang kamu suka, apa yang kamu pikirin, sama siapa kamu deket, dan gimana kebiasaanmu. Nah, inilah 'bahan baku' potensial yang diincar buat ngebangun 'kembaran digital' di konsep AI Afterlife. Tapi, ini juga jadi pengingat penting: seberapa banyak sih data kita yang 'tercecer' di luar sana? Udah cukup sadar belum kita soal privasi di era digital ini? Topik penting yang bakal kita singgung lagi nanti!</text:p>
            <text:p text:style-name="P184"/>
            <text:p text:style-name="Text_20_body"><text:span text:style-name="Strong_20_Emphasis"><text:span text:style-name="T1">(Opsional) Tips Tambahan:</text:span></text:span></text:p>
            <text:p text:style-name="Quotations"><text:span text:style-name="Strong_20_Emphasis"><text:span text:style-name="T1">Tips Cerdas: Audit Jejak Digitalmu!</text:span></text:span><text:span text:style-name="T1"> Penasaran seberapa banyak jejak digitalmu? Coba deh sesekali 'audit' akun-akunmu. Cek pengaturan privasi di medsos, lihat history aktivitas di Google (kamu bisa cek &amp; hapus lho!), atau lihat riwayat tontonan/dengaran di platform streaming. Bukan buat parno, tapi biar lebih </text:span><text:span text:style-name="Emphasis"><text:span text:style-name="T1">aware</text:span></text:span><text:span text:style-name="T1"> aja data apa aja sih yang kamu bagiin. Sedikit lebih sadar, lebih baik!</text:span></text:p>
            <text:p text:style-name="Text_20_body"><text:span text:style-name="Strong_20_Emphasis"><text:span text:style-name="T1">(Opsional) Kutipan Relevan:</text:span></text:span></text:p>
            <text:p text:style-name="Quotations"><text:span text:style-name="Emphasis"><text:span text:style-name="T1">"Data adalah minyak baru. [Data is the new oil.]"</text:span></text:span><text:span text:style-name="T1"> - Clive Humby (Matematikawan &amp; Ahli Data Science) - </text:span><text:span text:style-name="Emphasis"><text:span text:style-name="T1">Kutipan ini sering dipakai untuk menekankan betapa berharganya data di era digital.</text:span></text:span></text:p>
            <text:p text:style-name="Text_20_body"><text:soft-page-break/><text:span text:style-name="Strong_20_Emphasis"><text:span text:style-name="T1">(Opsional) Prompt Pembuatan Gambar Ilustrasi:</text:span></text:span></text:p>
            <text:p text:style-name="Quotations"><text:span text:style-name="Emphasis"><text:span text:style-name="T1">Gambarkan siluet seorang remaja yang sedang menggunakan smartphone. Dari smartphone tersebut, mengalir keluar berbagai ikon digital yang merepresentasikan aktivitas online (ikon Instagram, TikTok, WhatsApp, Spotify, game controller, keranjang belanja, pin lokasi, kaca pembesar pencarian) membentuk jejak berkilauan yang menyebar ke latar belakang digital yang abstrak.</text:span></text:span></text:p>
            <text:p text:style-name="P184"/>
            <text:p text:style-name="P74">Silakan berikan perintah "YAX" jika Anda ingin saya melanjutkan ke prompt berikutnya (Prompt Isi Subbab 1.3).</text:p>
          </text:section>
          <text:section text:style-name="Sect1" text:name="feedback-form-16">
            <text:p text:style-name="P166"/>
          </text:section>
        </text:section>
        <text:section text:style-name="Sect1" text:name="67b9f96e0291c724">
          <text:p text:style-name="P74"/>
          <text:section text:style-name="Sect1" text:name="user-query-content-17">
            <text:p text:style-name="P183">YAX </text:p>
          </text:section>
          <text:p text:style-name="P166">Tampilkan alur berpikir</text:p>
          <text:section text:style-name="Sect2" text:name="model-response-message-contentr_67b9f96e0291c724">
            <text:p text:style-name="P74">Oke, YAX diterima! Mari kita lanjutkan ke penjelasan konsepnya.</text:p>
            <text:p text:style-name="Text_20_body"><text:span text:style-name="Strong_20_Emphasis"><text:span text:style-name="T1">Jawaban untuk [Prompt Isi Subbab 1.3 - Pembahasan Mendalam]:</text:span></text:span></text:p>
            <text:p text:style-name="Text_20_body"><text:span text:style-name="Strong_20_Emphasis"><text:span text:style-name="T1">(Teks Hasil Generate untuk Isi Subbab 1.3)</text:span></text:span></text:p>
            <text:p text:style-name="Text_20_body"><text:span text:style-name="T1">Oke, kita udah tau nih kalau 'bahan baku'-nya itu adalah jejak digital alias 'harta karun' data pribadi kita (yang dibahas di subbab 1.2). Terus, gimana caranya tumpukan data sebanyak itu bisa 'disulap' jadi 'kembaran digital' yang bisa diajak ngobrol? Nah, di sinilah peran si </text:span><text:span text:style-name="Emphasis"><text:span text:style-name="T1">Artificial Intelligence</text:span></text:span><text:span text:style-name="T1"> (AI) yang super pintar itu.</text:span></text:p>
            <text:p text:style-name="Text_20_body"><text:span text:style-name="T1">Gampangnya gini: Coba bayangin AI itu kayak murid super rajin yang dikasih tugas buat 'mempelajari' seseorang lewat semua data digitalnya. AI ini bakal 'membaca' semua chat, postingan medsos, email, mungkin 'mendengarkan' rekaman suara, atau 'melihat' foto dan video orang tersebut (kalau datanya ada dan diizinkan). Tugas si AI bukan cuma nyimpen data, tapi </text:span><text:span text:style-name="Strong_20_Emphasis"><text:span text:style-name="T1">mencari pola (pattern)</text:span></text:span><text:span text:style-name="T1">.</text:span></text:p>
            <text:p text:style-name="P74">Pola apa aja? Macem-macem! Misalnya:</text:p>
            <text:list xml:id="list4849366168924280135" text:style-name="L28">
              <text:list-item>
                <text:p text:style-name="P173">Kata-kata apa yang sering banget dipakai orang itu? </text:p>
              </text:list-item>
              <text:list-item>
                <text:p text:style-name="P173">Gimana sih gaya dia nulis kalimat? Panjang-panjang atau pendek-pendek? Formal atau santai abis? </text:p>
              </text:list-item>
              <text:list-item>
                <text:p text:style-name="P173"><text:soft-page-break/>Topik apa aja yang paling sering dia bahas? </text:p>
              </text:list-item>
              <text:list-item>
                <text:p text:style-name="P173">Emoji atau stiker apa yang jadi andalannya? ?￰ﾟﾑﾍ? </text:p>
              </text:list-item>
              <text:list-item>
                <text:p text:style-name="P173">Kalau ada data suara, gimana intonasi dan kecepatan ngomongnya? </text:p>
              </text:list-item>
              <text:list-item>
                <text:p text:style-name="P81">Kalau ada data gambar/video, gimana ekspresi wajah atau gestur khasnya? </text:p>
              </text:list-item>
            </text:list>
            <text:p text:style-name="Text_20_body"><text:span text:style-name="T1">Setelah 'belajar' dan nemuin semua pola ini dari data yang jumlahnya bisa jutaan atau bahkan miliaran keping, AI ini kemudian bisa mencoba </text:span><text:span text:style-name="Strong_20_Emphasis"><text:span text:style-name="T1">menghasilkan (generate)</text:span></text:span><text:span text:style-name="T1"> sesuatu yang baru tapi </text:span><text:span text:style-name="Emphasis"><text:span text:style-name="T1">mirip</text:span></text:span><text:span text:style-name="T1"> sama pola aslinya. Mirip kayak AI pembuat gambar (kayak Midjourney atau Stable Diffusion) yang 'belajar' dari jutaan gambar di internet, terus bisa bikin gambar baru sesuai perintah kita. Atau kayak ChatGPT/Gemini yang 'belajar' dari triliunan teks, terus bisa nulis artikel atau jawab pertanyaan dengan gaya mirip manusia.</text:span></text:p>
            <text:p text:style-name="Text_20_body"><text:span text:style-name="T1">Nah, di konsep AI Afterlife, harapannya AI ini bisa </text:span><text:span text:style-name="Emphasis"><text:span text:style-name="T1">generate</text:span></text:span><text:span text:style-name="T1"> respons chat, suara, atau bahkan mungkin gerakan avatar yang terasa 'mirip banget' sama orang aslinya. Jadi, AI nggak bener-benar 'mikir' atau 'ngerasa' kayak orang itu, tapi dia jago banget </text:span><text:span text:style-name="Strong_20_Emphasis"><text:span text:style-name="T1">meniru (simulate)</text:span></text:span><text:span text:style-name="T1"> gaya komunikasi dan perilakunya berdasarkan pola data yang udah dia pelajari.</text:span></text:p>
            <text:p text:style-name="Text_20_body"><text:span text:style-name="T1">Penting banget nih buat dicatat: Ini adalah </text:span><text:span text:style-name="Strong_20_Emphasis"><text:span text:style-name="T1">simulasi</text:span></text:span><text:span text:style-name="T1">, bukan </text:span><text:span text:style-name="Strong_20_Emphasis"><text:span text:style-name="T1">replikasi</text:span></text:span><text:span text:style-name="T1"> atau bikin orang itu hidup lagi beneran. AI cuma meniru 'kulit luar'-nya berdasarkan data yang ada. Ini beda banget sama di film-film fiksi ilmiah yang kadang nunjukin seolah-olah kesadaran orang bisa di-copy-paste gitu aja ke komputer. Realitasnya (setidaknya sampai April 2025 ini), teknologi kita masih jauh dari situ. Jadi, yang kita omongin di sini adalah potensi menciptakan simulasi digital yang semakin canggih, bukan membangkitkan orang dari kematian secara harfiah, ya!</text:span></text:p>
            <text:p text:style-name="P184"/>
            <text:p text:style-name="Text_20_body"><text:span text:style-name="Strong_20_Emphasis"><text:span text:style-name="T1">(Opsional) Tips Tambahan:</text:span></text:span></text:p>
            <text:p text:style-name="Quotations"><text:span text:style-name="Strong_20_Emphasis"><text:span text:style-name="T1">Tips Kritis: Belajar Ngenalin Hasil AI!</text:span></text:span><text:span text:style-name="T1"> Seiring makin canggihnya AI Generatif, bakal makin susah bedain mana tulisan/gambar/suara buatan manusia asli, mana hasil AI. Yuk, mulai asah kemampuan kritis kamu! Coba perhatiin detail-detail aneh di gambar AI (jari tangan kadang masih aneh!), atau gaya tulisan AI yang kadang terasa terlalu 'sempurna' atau 'datar'. Makin kita jago ngenalin, makin susah kita dibohongi atau termanipulasi.</text:span></text:p>
            <text:p text:style-name="Text_20_body"><text:soft-page-break/><text:span text:style-name="Strong_20_Emphasis"><text:span text:style-name="T1">(Opsional) Prompt Pembuatan Gambar Ilustrasi:</text:span></text:span></text:p>
            <text:p text:style-name="Quotations"><text:span text:style-name="Emphasis"><text:span text:style-name="T1">Gambarkan sebuah 'otak' AI digital yang bersinar di tengah. Dari satu sisi, mengalir masuk berbagai jenis ikon data (teks, suara, gambar). Dari sisi lain otak AI tersebut, keluar output berupa gelembung chat dengan teks yang mirip tulisan tangan, gelombang suara, dan sebuah avatar sederhana yang sedang tersenyum.</text:span></text:span></text:p>
            <text:p text:style-name="P184"/>
            <text:p text:style-name="P74">Silakan berikan perintah "YAX" jika Anda ingin saya melanjutkan ke prompt berikutnya (Prompt Isi Subbab 1.4).</text:p>
          </text:section>
          <text:section text:style-name="Sect1" text:name="feedback-form-17">
            <text:p text:style-name="P166"/>
          </text:section>
        </text:section>
        <text:section text:style-name="Sect1" text:name="ef68a3cdcf1fe36f">
          <text:p text:style-name="P74"/>
          <text:section text:style-name="Sect1" text:name="user-query-content-18">
            <text:p text:style-name="P183">YAX </text:p>
          </text:section>
          <text:p text:style-name="P166">Tampilkan alur berpikir</text:p>
          <text:section text:style-name="Sect2" text:name="model-response-message-contentr_ef68a3cdcf1fe36f">
            <text:p text:style-name="P74">YAX diterima! Ini adalah bagian terakhir dari Bab 1, yang menjelaskan kenapa topik ini penting banget buat kita bahas sekarang.</text:p>
            <text:p text:style-name="Text_20_body"><text:span text:style-name="Strong_20_Emphasis"><text:span text:style-name="T1">Jawaban untuk [Prompt Isi Subbab 1.4 - Pembahasan Mendalam]:</text:span></text:span></text:p>
            <text:p text:style-name="Text_20_body"><text:span text:style-name="Strong_20_Emphasis"><text:span text:style-name="T1">(Teks Hasil Generate untuk Isi Subbab 1.4)</text:span></text:span></text:p>
            <text:p text:style-name="Text_20_body"><text:span text:style-name="T1">Terus, kenapa sih kita repot-repot ngomongin 'AI Afterlife' ini? Bukannya ini cuma khayalan futuristik yang masih jauuuh banget kejadiannya? </text:span><text:span text:style-name="Emphasis"><text:span text:style-name="T1">Well</text:span></text:span><text:span text:style-name="T1">, nggak juga. Justru sekarang, di tahun 2025 ini, topik ini jadi makin relevan dan penting banget buat kita, generasi muda Indonesia, pahami. Kenapa?</text:span></text:p>
            <text:p text:style-name="Text_20_body"><text:span text:style-name="T1">Pertama, </text:span><text:span text:style-name="Strong_20_Emphasis"><text:span text:style-name="T1">teknologi AI berkembangnya ngebut banget!</text:span></text:span><text:span text:style-name="T1"> Kamu pasti udah ngerasain sendiri kan? Dari filter Instagram yang makin canggih, </text:span><text:span text:style-name="Emphasis"><text:span text:style-name="T1">chatbot</text:span></text:span><text:span text:style-name="T1"> yang bisa diajak ngobrol ngalor-ngidul (kayak ChatGPT atau Gemini), sampai AI yang bisa bikin gambar keren cuma dari ketikan kita. Batas antara apa yang mungkin dan nggak mungkin di dunia AI itu gesernya cepet banget. Memahami potensi (dan risiko!) AI seperti 'AI Afterlife' ini ngebantu kita biar nggak kaget dan lebih siap ngadepin masa depan yang pasti bakal makin canggih.</text:span></text:p>
            <text:p text:style-name="Text_20_body"><text:span text:style-name="T1">Kedua, ini menyangkut </text:span><text:span text:style-name="Strong_20_Emphasis"><text:span text:style-name="T1">warisan digital (digital legacy)</text:span></text:span><text:span text:style-name="T1"> kita semua. Sejak lahir, generasi kita udah 'nyemplung' di dunia digital. Jejak digital yang kita tinggalkan itu buanyaak banget (inget Bab 1.2?). Nah, 'AI Afterlife' ini ngajak </text:span><text:soft-page-break/><text:span text:style-name="T1">kita mikir: mau diapain semua data itu nanti? Gimana kita pengen dikenang di dunia digital? Ini bukan cuma soal teknologi, tapi soal gimana kita ngatur 'kehidupan kedua' kita di dunia maya.</text:span></text:p>
            <text:p text:style-name="Text_20_body"><text:span text:style-name="T1">Ketiga, topik ini </text:span><text:span text:style-name="Strong_20_Emphasis"><text:span text:style-name="T1">ngebongkar pertanyaan-pertanyaan super mendasar</text:span></text:span><text:span text:style-name="T1"> tentang apa artinya jadi manusia. Apa sih yang bikin kita unik? Apakah cuma pola data? Gimana kita seharusnya mengenang orang yang udah pergi? Apa batasan etis dalam menggunakan teknologi buat 'bermain' dengan kenangan dan emosi? Di era di mana batas antara dunia nyata dan digital makin kabur, pertanyaan-pertanyaan ini jadi makin penting buat direnungin.</text:span></text:p>
            <text:p text:style-name="Text_20_body"><text:span text:style-name="T1">Dan ya, harus diakui, ada sisi yang </text:span><text:span text:style-name="Strong_20_Emphasis"><text:span text:style-name="T1">sedikit bikin merinding</text:span></text:span><text:span text:style-name="T1"> dari ide ini. Potensi buat 'ngobatin' rindu itu kedengeran bagus, tapi gimana kalau teknologinya disalahgunakan? Gimana kalau 'kembaran digital' itu malah bikin kita makin susah nerima kenyataan? Gimana kalau privasi orang yang udah meninggal diobrak-abrik? Rasanya aneh nggak sih, ngobrol intens sama program komputer yang meniru orang tersayang? Sisi 'gelap' dan dilema etis inilah yang bikin topik ini jadi kompleks, menantang, tapi juga super menarik buat dibahas tuntas.</text:span></text:p>
            <text:p text:style-name="Text_20_body"><text:span text:style-name="T1">Jadi, buku ini bukan cuma ngajak kamu berfantasi tentang masa depan. Buku ini ngajak kamu buat </text:span><text:span text:style-name="Strong_20_Emphasis"><text:span text:style-name="T1">berpikir kritis</text:span></text:span><text:span text:style-name="T1"> tentang teknologi yang ada di sekitar kita, dampaknya buat hidup kita, dan keputusan-keputusan penting yang mungkin harus kita ambil, baik sebagai individu maupun masyarakat, di tahun-tahun mendatang. Siap buat ngupas lebih dalam? Yuk, lanjut ke bab berikutnya!</text:span></text:p>
            <text:p text:style-name="P184"/>
            <text:p text:style-name="Text_20_body"><text:span text:style-name="Strong_20_Emphasis"><text:span text:style-name="T1">(Opsional) Tips Tambahan:</text:span></text:span></text:p>
            <text:p text:style-name="Quotations"><text:span text:style-name="Strong_20_Emphasis"><text:span text:style-name="T1">Tips Diskusi: Obrolin Sama Temen/Keluarga!</text:span></text:span><text:span text:style-name="T1"> Topik kayak gini seru banget lho buat diobrolin. Coba deh, tanya pendapat temen, kakak, adik, atau orang tua kamu tentang ide 'AI Afterlife'. Apa mereka lebih excited atau lebih khawatir? Kenapa? Diskusi kayak gini bisa ngebuka sudut pandang baru dan bikin kita makin paham betapa kompleksnya isu ini.</text:span></text:p>
            <text:p text:style-name="Text_20_body"><text:span text:style-name="Strong_20_Emphasis"><text:span text:style-name="T1">(Opsional) Kutipan Relevan:</text:span></text:span></text:p>
            <text:p text:style-name="Quotations"><text:span text:style-name="Emphasis"><text:span text:style-name="T1">"Teknologi baru bukanlah tentang teknologi itu sendiri. Ini tentang bagaimana teknologi mengubah orang."</text:span></text:span><text:span text:style-name="T1"> - Marc Benioff (Pendiri </text:span><text:soft-page-break/><text:span text:style-name="T1">Salesforce)</text:span></text:p>
            <text:p text:style-name="Text_20_body"><text:span text:style-name="Strong_20_Emphasis"><text:span text:style-name="T1">(Opsional) Prompt Pembuatan Gambar Ilustrasi:</text:span></text:span></text:p>
            <text:p text:style-name="Quotations"><text:span text:style-name="Emphasis"><text:span text:style-name="T1">Gambarkan sebuah kepala manusia (siluet) yang terbelah dua. Sisi kiri menunjukkan visualisasi yang cerah dan hangat: ikon hati, bintang, foto kenangan, gelombang suara yang harmonis. Sisi kanan menunjukkan visualisasi yang lebih gelap dan kompleks: ikon tanda tanya, rantai, kode biner yang rumit, kabel-kabel kusut, mungkin simbol privasi yang retak.</text:span></text:span></text:p>
            <text:p text:style-name="P184"/>
            <text:p text:style-name="Text_20_body"><text:span text:style-name="T1">Bab 1 selesai di sini. Silakan berikan perintah "YAX" jika Anda ingin saya melanjutkan ke </text:span><text:span text:style-name="Strong_20_Emphasis"><text:span text:style-name="T1">Pengantar Bab 2</text:span></text:span><text:span text:style-name="T1">.</text:span></text:p>
          </text:section>
          <text:section text:style-name="Sect1" text:name="feedback-form-18">
            <text:p text:style-name="P166"/>
          </text:section>
        </text:section>
        <text:section text:style-name="Sect1" text:name="6dbcd0cb4528e1b1">
          <text:p text:style-name="P74"/>
          <text:section text:style-name="Sect1" text:name="user-query-content-19">
            <text:p text:style-name="P183">YAX </text:p>
          </text:section>
          <text:p text:style-name="P166">Tampilkan alur berpikir</text:p>
          <text:section text:style-name="Sect2" text:name="model-response-message-contentr_6dbcd0cb4528e1b1">
            <text:p text:style-name="Text_20_body"><text:span text:style-name="T1">Oke, YAX diterima! Kita masuk ke </text:span><text:span text:style-name="Strong_20_Emphasis"><text:span text:style-name="T1">Bab 2</text:span></text:span><text:span text:style-name="T1"> sekarang, dimulai dengan pengantarnya.</text:span></text:p>
            <text:p text:style-name="Text_20_body"><text:span text:style-name="Strong_20_Emphasis"><text:span text:style-name="T1">Jawaban untuk [Prompt Pengantar Bab 2]:</text:span></text:span></text:p>
            <text:p text:style-name="Text_20_body"><text:span text:style-name="Strong_20_Emphasis"><text:span text:style-name="T1">(Teks Hasil Generate untuk Pengantar Bab 2)</text:span></text:span></text:p>
            <text:p text:style-name="P74">Nah, setelah di Bab 1 kita udah kenalan sama ide (yang agak gila tapi juga bikin penasaran) soal 'AI Afterlife', sekarang pertanyaannya: kalau beneran mau 'bikin' kembaran digital gitu, bahannya apa aja dong? Nggak mungkin kan, tiba-tiba muncul gitu aja dari udara kosong?</text:p>
            <text:p text:style-name="Text_20_body"><text:span text:style-name="T1">Bayangin aja kayak seorang koki atau </text:span><text:span text:style-name="Emphasis"><text:span text:style-name="T1">chef</text:span></text:span><text:span text:style-name="T1"> jago yang mau masak makanan super enak. Dia pasti butuh bahan-bahan berkualitas, kan? Ada daging, sayur, bumbu, rempah, dan lain-lain. Nah, sama kayak 'AI Afterlife' ini. 'Chef' AI kita juga butuh 'bahan baku' buat 'memasak' simulasi digital seseorang. Dan bahan bakunya itu, ya... </text:span><text:span text:style-name="Strong_20_Emphasis"><text:span text:style-name="T1">Jejak Digital</text:span></text:span><text:span text:style-name="T1"> kita! Semua data yang kita hasilkan pas lagi online (dan kadang offline juga!).</text:span></text:p>
            <text:p text:style-name="P74">Di Bab 2 ini, kita bakal jadi detektif digital! Kita akan ngupas tuntas dari mana aja sih 'bahan baku' berharga ini berasal. Kita bakal bedah satu per satu <text:soft-page-break/>'remah-remah' digital yang kita tinggalkan setiap hari, mulai dari yang paling jelas kelihatan kayak postingan di Instagram atau TikTok, sampai yang mungkin nggak terlalu kita sadari kayak history pencarian di Google atau lagu apa yang kita dengerin di Spotify.</text:p>
            <text:p text:style-name="Text_20_body"><text:span text:style-name="T1">Kenapa ini penting banget? Soalnya, dengan ngerti 'bahan baku'-nya apa aja, kita jadi lebih paham seberapa banyak sih informasi tentang diri kita yang 'terekam' di dunia digital, dan seberapa mungkin (atau nggak mungkin) informasi itu dipake buat ngebangun 'sesuatu' yang mirip kita nantinya. Ini juga penting biar kita makin </text:span><text:span text:style-name="Emphasis"><text:span text:style-name="T1">aware</text:span></text:span><text:span text:style-name="T1"> sama data kita sendiri di era serba digital kayak sekarang ini (apalagi di tahun 2025, hampir semua aktivitas kita ada jejak digitalnya, kan?). Siap buat ngintip 'dapur' pembuatan AI Afterlife dan lihat bahan-bahannya? Yuk, kita mulai!</text:span></text:p>
            <text:p text:style-name="P184"/>
            <text:p text:style-name="Text_20_body"><text:span text:style-name="Strong_20_Emphasis"><text:span text:style-name="T1">(Opsional) Tips Tambahan:</text:span></text:span></text:p>
            <text:p text:style-name="Quotations"><text:span text:style-name="Strong_20_Emphasis"><text:span text:style-name="T1">Tips Keuangan (Digital): Datamu = Uang?</text:span></text:span><text:span text:style-name="T1"> Sadar nggak sih, data atau jejak digital kita itu sering dianggap 'mata uang' baru di dunia internet? Banyak perusahaan teknologi besar dapet keuntungan dari nganalisis data pengguna buat iklan tertarget atau tujuan lain. Jadi, makin kita paham data apa aja yang kita 'kasih' secara gratis, makin cerdas kita bisa bersikap di dunia online. </text:span><text:span text:style-name="Emphasis"><text:span text:style-name="T1">Your data has value!</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meja dapur' digital. Di atasnya, alih-alih bahan masakan, tersebar berbagai ikon data digital (logo medsos, ikon chat, kaca pembesar, not musik, keranjang belanja, dll) sebagai 'bahan baku'. Di sampingnya, ada buku resep digital terbuka dengan judul 'Resep Kembaran Digital' atau 'AI Afterlife Blueprint'.</text:span></text:span></text:p>
            <text:p text:style-name="P184"/>
            <text:p text:style-name="P74">Silakan berikan perintah "YAX" jika Anda ingin saya melanjutkan ke prompt berikutnya (Prompt Isi Subbab 2.1).</text:p>
          </text:section>
          <text:section text:style-name="Sect1" text:name="feedback-form-19">
            <text:p text:style-name="P166"/>
          </text:section>
        </text:section>
        <text:section text:style-name="Sect1" text:name="a6f4e14c8d55b39c">
          <text:p text:style-name="P74"/>
          <text:section text:style-name="Sect1" text:name="user-query-content-20">
            <text:p text:style-name="P183"><text:soft-page-break/>yax </text:p>
          </text:section>
          <text:p text:style-name="P166">Tampilkan alur berpikir</text:p>
          <text:section text:style-name="Sect2" text:name="model-response-message-contentr_a6f4e14c8d55b39c">
            <text:p text:style-name="P74">Oke, YAX diterima! Kita lanjut ke 'bahan baku' pertama yang paling kelihatan mata.</text:p>
            <text:p text:style-name="Text_20_body"><text:span text:style-name="Strong_20_Emphasis"><text:span text:style-name="T1">Jawaban untuk [Prompt Isi Subbab 2.1 - Pembahasan Mendalam]:</text:span></text:span></text:p>
            <text:p text:style-name="Text_20_body"><text:span text:style-name="Strong_20_Emphasis"><text:span text:style-name="T1">(Teks Hasil Generate untuk Isi Subbab 2.1)</text:span></text:span></text:p>
            <text:p text:style-name="Text_20_body"><text:span text:style-name="T1">Kalau ngomongin jejak digital, nggak mungkin kita nggak ngebahas 'biang keladi'-nya: </text:span><text:span text:style-name="Strong_20_Emphasis"><text:span text:style-name="T1">Media Sosial</text:span></text:span><text:span text:style-name="T1">! Buat kita-kita, generasi yang dari melek mata sampai mau tidur nggak lepas dari </text:span><text:span text:style-name="Emphasis"><text:span text:style-name="T1">smartphone</text:span></text:span><text:span text:style-name="T1">, medsos itu udah kayak KTP kedua, atau bahkan album foto plus buku harian digital berjalan. Instagram, TikTok, Twitter (atau X, terserah deh nyebutnya apa!), bahkan status WhatsApp sekalipun, itu semua adalah 'tambang emas' data tentang diri kita.</text:span></text:p>
            <text:p text:style-name="P74">Coba deh kita bedah lebih dalem, data apa aja sih yang kesimpen di sana?</text:p>
            <text:list xml:id="list2091361581853631076" text:style-name="L29">
              <text:list-item>
                <text:p text:style-name="P115"><text:span text:style-name="Strong_20_Emphasis"><text:span text:style-name="T1">Konten Visual:</text:span></text:span><text:span text:style-name="T1"> Ini yang paling jelas. Foto OOTD kamu, video </text:span><text:span text:style-name="Emphasis"><text:span text:style-name="T1">dance challenge</text:span></text:span><text:span text:style-name="T1"> di TikTok, </text:span><text:span text:style-name="Emphasis"><text:span text:style-name="T1">reels</text:span></text:span><text:span text:style-name="T1"> pas lagi liburan atau nongkrong di kafe hits di kotamu, foto makanan biar estetik, sampai meme receh yang kamu </text:span><text:span text:style-name="Emphasis"><text:span text:style-name="T1">repost</text:span></text:span><text:span text:style-name="T1">. Semuanya nunjukkin (atau berusaha nunjukkin) gaya hidup, minat, dan momen-momen kamu. </text:span></text:p>
              </text:list-item>
              <text:list-item>
                <text:p text:style-name="P115"><text:span text:style-name="Strong_20_Emphasis"><text:span text:style-name="T1">Teks (Caption &amp; Komentar):</text:span></text:span><text:span text:style-name="T1"> Jangan remehin tulisan! </text:span><text:span text:style-name="Emphasis"><text:span text:style-name="T1">Caption</text:span></text:span><text:span text:style-name="T1"> panjang penuh curhat, </text:span><text:span text:style-name="Emphasis"><text:span text:style-name="T1">caption</text:span></text:span><text:span text:style-name="T1"> singkat penuh teka-teki, komentar kamu di postingan temen (atau selebgram!), balesan kamu ke komentar orang lain, cara kamu 'spill the tea' atau ngasih dukungan. Gaya bahasa, pilihan kata, topik obrolan di kolom komentar, itu semua data berharga tentang cara kamu berkomunikasi dan berinteraksi. </text:span></text:p>
              </text:list-item>
              <text:list-item>
                <text:p text:style-name="P115"><text:span text:style-name="Strong_20_Emphasis"><text:span text:style-name="T1">Interaksi:</text:span></text:span><text:span text:style-name="T1"> Jempol kamu nggak pernah diem, kan? </text:span><text:span text:style-name="Emphasis"><text:span text:style-name="T1">Like</text:span></text:span><text:span text:style-name="T1"> postingan mana aja, konten apa yang kamu </text:span><text:span text:style-name="Emphasis"><text:span text:style-name="T1">share</text:span></text:span><text:span text:style-name="T1">, akun siapa yang kamu </text:span><text:span text:style-name="Emphasis"><text:span text:style-name="T1">follow</text:span></text:span><text:span text:style-name="T1"> atau </text:span><text:span text:style-name="Emphasis"><text:span text:style-name="T1">unfollow</text:span></text:span><text:span text:style-name="T1">, </text:span><text:span text:style-name="Emphasis"><text:span text:style-name="T1">story</text:span></text:span><text:span text:style-name="T1"> siapa yang selalu kamu tonton sampai habis, siapa aja yang masuk </text:span><text:span text:style-name="Emphasis"><text:span text:style-name="T1">close friend</text:span></text:span><text:span text:style-name="T1"> kamu di IG. Semua klik ini ngebentuk pola interaksi sosial kamu di dunia maya. </text:span></text:p>
              </text:list-item>
              <text:list-item>
                <text:p text:style-name="P24"><text:span text:style-name="Strong_20_Emphasis"><text:span text:style-name="T1">Metadata Tersembunyi:</text:span></text:span><text:span text:style-name="T1"> Ini yang sering nggak kelihatan. Kapan kamu paling aktif posting? Berapa lama kamu ngabisin waktu nonton </text:span><text:span text:style-name="Emphasis"><text:span text:style-name="T1">reels</text:span></text:span><text:span text:style-name="T1"> atau FYP TikTok? Filter apa yang jadi favoritmu? Lokasi mana yang sering kamu </text:span><text:span text:style-name="Emphasis"><text:span text:style-name="T1">tag</text:span></text:span><text:span text:style-name="T1">? Semua data 'di balik layar' ini juga ngasih petunjuk tentang kebiasaan dan preferensi kamu. </text:span></text:p>
              </text:list-item>
            </text:list>
            <text:p text:style-name="P74"><text:soft-page-break/>Dari semua potongan data ini, AI (dan juga perusahaan medsos itu sendiri!) bisa mencoba ngebangun gambaran tentang kamu: orangnya kayak gimana sih, gaulnya sama siapa aja, lagi suka apa, mungkin lagi sedih atau seneng. Keliatannya kayak album kehidupan digital yang lengkap banget, ya?</text:p>
            <text:p text:style-name="Text_20_body"><text:span text:style-name="T1">Tapi, inget juga: medsos itu seringkali cuma </text:span><text:span text:style-name="Strong_20_Emphasis"><text:span text:style-name="T1">panggung pertunjukan</text:span></text:span><text:span text:style-name="T1">. Kita cenderung nampilin sisi terbaik (atau sisi yang pengen kita orang lain lihat) dari diri kita. Nggak semua yang tampil di medsos itu 100% asli atau utuh. Jadi, meskipun data dari medsos itu kaya banget, dia juga bisa jadi gambaran yang </text:span><text:span text:style-name="Strong_20_Emphasis"><text:span text:style-name="T1">nggak sepenuhnya akurat</text:span></text:span><text:span text:style-name="T1"> tentang siapa diri kita sebenarnya di dunia nyata. Ini jadi tantangan tersendiri kalau data ini mau dipakai buat 'ngebangun ulang' seseorang, kan?</text:span></text:p>
            <text:p text:style-name="P184"/>
            <text:p text:style-name="Text_20_body"><text:span text:style-name="Strong_20_Emphasis"><text:span text:style-name="T1">(Opsional) Tips Tambahan:</text:span></text:span></text:p>
            <text:p text:style-name="Quotations"><text:span text:style-name="T1">**Tips Bijak Medsos: </text:span><text:span text:style-name="Emphasis"><text:span text:style-name="T1">Think Before You Post (and Like!)</text:span></text:span><text:span text:style-name="T1"> ** Medsos itu asyik, tapi jangan lupa, apa yang kamu bagikan itu jadi jejak digital permanen. Sebelum posting atau bahkan sekadar nge-like sesuatu, coba pikir bentar: "Apakah ini info yang oke buat dibagi ke publik?", "Apakah ini bisa disalahartikan?", "Apakah ini bakal bikin aku nyesel nanti?". Sedikit lebih bijak bisa ngebantu ngejaga 'album digital' kita tetap positif dan aman.</text:span></text:p>
            <text:p text:style-name="Text_20_body"><text:span text:style-name="Strong_20_Emphasis"><text:span text:style-name="T1">(Opsional) Kutipan Relevan:</text:span></text:span></text:p>
            <text:p text:style-name="Quotations"><text:span text:style-name="Emphasis"><text:span text:style-name="T1">"Di media sosial, kita membandingkan potongan di balik layar kita dengan rol sorotan orang lain."</text:span></text:span><text:span text:style-name="T1"> - Steven Furtick (Pendeta &amp; Penulis) - </text:span><text:span text:style-name="Emphasis"><text:span text:style-name="T1">Menggambarkan bagaimana medsos seringkali hanya menampilkan sisi terbaik.</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layar smartphone yang menampilkan feed media sosial (misalnya Instagram) yang penuh warna dan aktivitas (foto, video, ikon like/comment). Dari layar tersebut, keluar panah-panah data yang menunjuk ke berbagai elemen: foto (data visual), caption (data teks), ikon hati (data interaksi), ikon jam (metadata waktu aktif), ikon filter (data preferensi).</text:span></text:span></text:p>
            <text:p text:style-name="P184"><text:soft-page-break/></text:p>
            <text:p text:style-name="P74">Silakan berikan perintah "YAX" jika Anda ingin saya melanjutkan ke prompt berikutnya (Prompt Isi Subbab 2.2).</text:p>
          </text:section>
          <text:section text:style-name="Sect1" text:name="feedback-form-20">
            <text:p text:style-name="P166"/>
          </text:section>
        </text:section>
        <text:section text:style-name="Sect1" text:name="e017971079566408">
          <text:p text:style-name="P74"/>
          <text:section text:style-name="Sect1" text:name="user-query-content-21">
            <text:p text:style-name="P183">YAX </text:p>
          </text:section>
          <text:p text:style-name="P166">Tampilkan alur berpikir</text:p>
          <text:section text:style-name="Sect2" text:name="model-response-message-contentr_e017971079566408">
            <text:p text:style-name="P74">Oke, YAX diterima! Sekarang kita nyelam ke 'bahan baku' yang lebih pribadi: chat dan email.</text:p>
            <text:p text:style-name="Text_20_body"><text:span text:style-name="Strong_20_Emphasis"><text:span text:style-name="T1">Jawaban untuk [Prompt Isi Subbab 2.2 - Pembahasan Mendalam]:</text:span></text:span></text:p>
            <text:p text:style-name="Text_20_body"><text:span text:style-name="Strong_20_Emphasis"><text:span text:style-name="T1">(Teks Hasil Generate untuk Isi Subbab 2.2)</text:span></text:span></text:p>
            <text:p text:style-name="Text_20_body"><text:span text:style-name="T1">Kalau media sosial itu ibarat panggung depan tempat kita nunjukkin aksi, nah, </text:span><text:span text:style-name="Strong_20_Emphasis"><text:span text:style-name="T1">email dan aplikasi chat</text:span></text:span><text:span text:style-name="T1"> (siapa sih di Indonesia yang nggak pake WhatsApp? Mungkin ada juga yang masih pakai LINE atau Telegram) itu kayak ruang belakang atau kamar pribadi kita di dunia digital. Di sinilah obrolan yang lebih jujur, lebih personal, dan kadang lebih 'asli' terjadi. Makanya, data dari sini tuh super kaya dan... super pribadi.</text:span></text:p>
            <text:p text:style-name="P74">Coba pikirin deh, apa aja yang terekam di jutaan gelembung chat atau email kita?</text:p>
            <text:list xml:id="list8255399820343583355" text:style-name="L30">
              <text:list-item>
                <text:p text:style-name="P116"><text:span text:style-name="Strong_20_Emphasis"><text:span text:style-name="T1">Gaya Bahasa:</text:span></text:span><text:span text:style-name="T1"> Ini jelas banget. Cara kamu ngetik ke temen deket pasti beda kan sama cara ngetik email ke guru? Pake singkatan (yg, otw, gpp), bahasa gaul terkini, atau bahasa formal? Suka pake titik di akhir kalimat atau nggak? Semua ini ngebentuk sidik jari linguistik kamu. </text:span></text:p>
              </text:list-item>
              <text:list-item>
                <text:p text:style-name="P116"><text:span text:style-name="Strong_20_Emphasis"><text:span text:style-name="T1">Pilihan Kata &amp; Topik:</text:span></text:span><text:span text:style-name="T1"> Ngomongin apa aja sih kamu di chat? Gosip terbaru sama bestie? Curhat masalah percintaan? Diskusi tugas sekolah? Ngerencanain mau nongkrong di mana? Topik yang sering muncul bisa nunjukkin apa yang penting buat kamu dan gimana hubunganmu sama orang lain. </text:span></text:p>
              </text:list-item>
              <text:list-item>
                <text:p text:style-name="P116"><text:span text:style-name="Strong_20_Emphasis"><text:span text:style-name="T1">Emoji &amp; Stiker:</text:span></text:span><text:span text:style-name="T1"> Nah, ini! ?￰ﾟﾤﾣ?￰ﾟﾙﾏ❤️ Buat kita, emoji dan stiker itu bukan sekadar hiasan, tapi bagian dari cara berekspresi. Pilihan emoji/stiker favoritmu bisa banget nunjukkin kepribadian atau suasana hati kamu. Ada kan temen yang stiker WA-nya selalu kocak atau nyeleneh? Itu data juga! </text:span></text:p>
              </text:list-item>
              <text:list-item>
                <text:p text:style-name="P116"><text:soft-page-break/><text:span text:style-name="Strong_20_Emphasis"><text:span text:style-name="T1">Pola Komunikasi:</text:span></text:span><text:span text:style-name="T1"> Seberapa cepet kamu bales chat? Suka ngirim chat panjang sekaligus atau ngetik per kata/kalimat? Lebih sering nge-chat duluan atau nunggu di-chat? Sama siapa kamu paling sering chattingan? Jam berapa biasanya kamu aktif? Pola-pola ini, kalau dianalisis, bisa ngasih tau banyak tentang kebiasaan dan hubungan sosialmu. </text:span></text:p>
              </text:list-item>
              <text:list-item>
                <text:p text:style-name="P25"><text:span text:style-name="Strong_20_Emphasis"><text:span text:style-name="T1">Isi Percakapan:</text:span></text:span><text:span text:style-name="T1"> Tentu aja, isi teksnya sendiri itu data paling inti. Pendapat kamu soal isu tertentu, cerita pengalamanmu, perasaanmu yang kamu ungkapin (senang, sedih, marah), rencana-rencanamu. Semua terekam di sana. </text:span></text:p>
              </text:list-item>
            </text:list>
            <text:p text:style-name="Text_20_body"><text:span text:style-name="T1">Karena sifatnya yang lebih pribadi ini, banyak yang percaya kalau data chat/email itu bisa ngasih gambaran yang </text:span><text:span text:style-name="Strong_20_Emphasis"><text:span text:style-name="T1">lebih otentik</text:span></text:span><text:span text:style-name="T1"> tentang seseorang dibanding postingan medsos yang seringkali udah 'dipoles'. Kalau AI mau 'belajar' jadi 'kembaran digital', data percakapan ini pasti jadi salah satu 'makanan' utamanya.</text:span></text:p>
            <text:p text:style-name="Text_20_body"><text:span text:style-name="Strong_20_Emphasis"><text:span text:style-name="T1">Tapiiii... di sinilah isu privasinya jadi gede banget.</text:span></text:span><text:span text:style-name="T1"> Bayangin aja, semua obrolan paling pribadi kamu, curhatanmu, rahasiama, mungkin pertengkaranmu sama pacar, semuanya 'dibaca' dan dianalisis sama AI, bahkan mungkin setelah kamu udah nggak ada? Rasanya gimana? Nggak nyaman, kan? Pertanyaan soal siapa yang berhak mengakses data sepribadi ini jadi super krusial. Nggak heran kalau banyak aplikasi chat sekarang (seperti WhatsApp) pakai </text:span><text:span text:style-name="Emphasis"><text:span text:style-name="T1">end-to-end encryption</text:span></text:span><text:span text:style-name="T1"> buat ngelindungin privasi penggunanya. Tapi, gimana kalau data ini dipakai buat AI Afterlife? Ini dilema etis besar yang bakal kita bahas lagi nanti.</text:span></text:p>
            <text:p text:style-name="P184"/>
            <text:p text:style-name="Text_20_body"><text:span text:style-name="Strong_20_Emphasis"><text:span text:style-name="T1">(Opsional) Tips Tambahan:</text:span></text:span></text:p>
            <text:p text:style-name="Quotations"><text:span text:style-name="Strong_20_Emphasis"><text:span text:style-name="T1">Tips Privasi Chat: Cek Keamanan Akunmu!</text:span></text:span><text:span text:style-name="T1"> Banyak aplikasi chat punya fitur keamanan tambahan. Coba deh aktifin verifikasi dua langkah (two-step verification) di WhatsApp atau Telegram kamu. Ini nambahin lapisan keamanan ekstra biar akunmu nggak gampang dibajak. Sadar soal keamanan data pribadi itu penting banget!</text:span></text:p>
            <text:p text:style-name="Text_20_body"><text:span text:style-name="Strong_20_Emphasis"><text:span text:style-name="T1">(Opsional) Kutipan Relevan:</text:span></text:span></text:p>
            <text:p text:style-name="Quotations"><text:span text:style-name="T1">*"Privasi bukanlah sesuatu yang saya hanya berhak miliki, itu adalah </text:span><text:soft-page-break/><text:span text:style-name="T1">prasyarat mutlak [bagi saya]." * - Marlon Brando (Aktor Legendaris) - </text:span><text:span text:style-name="Emphasis"><text:span text:style-name="T1">Menekankan betapa fundamentalnya privasi bagi sebagian orang.</text:span></text:span></text:p>
            <text:p text:style-name="Text_20_body"><text:span text:style-name="Strong_20_Emphasis"><text:span text:style-name="T1">(Opsional) Prompt Pembuatan Gambar Ilustrasi:</text:span></text:span></text:p>
            <text:p text:style-name="Quotations"><text:span text:style-name="Emphasis"><text:span text:style-name="T1">Gambarkan beberapa gelembung chat (seperti di WhatsApp) yang melayang. Di dalam gelembung chat itu ada teks, emoji, dan stiker. Dari gelembung-gelembung ini, keluar aliran data digital (angka 0 dan 1 atau garis cahaya) yang masuk ke sebuah ikon gembok yang setengah terbuka, menyimbolkan potensi akses dan isu privasi.</text:span></text:span></text:p>
            <text:p text:style-name="P184"/>
            <text:p text:style-name="P74">Silakan berikan perintah "YAX" jika Anda ingin saya melanjutkan ke prompt berikutnya (Prompt Isi Subbab 2.3).</text:p>
          </text:section>
          <text:section text:style-name="Sect1" text:name="feedback-form-21">
            <text:p text:style-name="P166"/>
          </text:section>
        </text:section>
        <text:section text:style-name="Sect1" text:name="d08e050425ac8a77">
          <text:p text:style-name="P74"/>
          <text:section text:style-name="Sect1" text:name="user-query-content-22">
            <text:p text:style-name="P183">yax </text:p>
          </text:section>
          <text:p text:style-name="P166">Tampilkan alur berpikir</text:p>
          <text:section text:style-name="Sect2" text:name="model-response-message-contentr_d08e050425ac8a77">
            <text:p text:style-name="P74">Oke, YAX diterima! Kita bergeser ke jejak digital yang seringkali paling jujur tapi juga paling kita lupakan: riwayat Browse dan pencarian.</text:p>
            <text:p text:style-name="Text_20_body"><text:span text:style-name="Strong_20_Emphasis"><text:span text:style-name="T1">Jawaban untuk [Prompt Isi Subbab 2.3 - Pembahasan Mendalam]:</text:span></text:span></text:p>
            <text:p text:style-name="Text_20_body"><text:span text:style-name="Strong_20_Emphasis"><text:span text:style-name="T1">(Teks Hasil Generate untuk Isi Subbab 2.3)</text:span></text:span></text:p>
            <text:p text:style-name="Text_20_body"><text:span text:style-name="T1">Kalau chat itu kamar pribadi, nah, </text:span><text:span text:style-name="Strong_20_Emphasis"><text:span text:style-name="T1">riwayat Browse dan pencarian Google</text:span></text:span><text:span text:style-name="T1"> (atau mesin pencari lainnya) itu kayak pikiran bawah sadar kita yang tumpah ke layar. Ini adalah tempat kita nanya hal-hal yang mungkin malu ditanyain ke orang lain, nyari tau info mendadak, atau sekadar </text:span><text:span text:style-name="Emphasis"><text:span text:style-name="T1">scroll</text:span></text:span><text:span text:style-name="T1"> tanpa tujuan pas lagi gabut. Dan tebak? Semuanya itu ninggalin jejak digital yang super detail dan kaya banget!</text:span></text:p>
            <text:p text:style-name="P74">Pikirin deh, apa aja yang pernah kamu ketik di kolom pencarian atau situs apa aja yang kamu kunjungi?</text:p>
            <text:list xml:id="list6011763422825666675" text:style-name="L31">
              <text:list-item>
                <text:p text:style-name="P117"><text:span text:style-name="Strong_20_Emphasis"><text:span text:style-name="T1">Rasa Ingin Tahu:</text:span></text:span><text:span text:style-name="T1"> Nyari tau "arti kata </text:span><text:span text:style-name="Emphasis"><text:span text:style-name="T1">healing</text:span></text:span><text:span text:style-name="T1">", "cara bikin mie Aceh instan yang enak", "jadwal sholat Banda Aceh hari ini", "lirik lagu Aceh terbaru", "info gempa terkini" (semoga selalu aman ya!), atau "gosip artis K-Pop terbaru". Semua pertanyaan random ini nunjukkin apa yang lagi </text:span><text:soft-page-break/><text:span text:style-name="T1">ada di pikiranmu saat itu. </text:span></text:p>
              </text:list-item>
              <text:list-item>
                <text:p text:style-name="P117"><text:span text:style-name="Strong_20_Emphasis"><text:span text:style-name="T1">Kebutuhan &amp; Masalah:</text:span></text:span><text:span text:style-name="T1"> Nyari "tempat servis laptop murah di Banda Aceh", "cara ngilangin jerawat", "tips lulus ujian masuk universitas", "info beasiswa S1", atau "cara ngomong sama ortu soal... (sesuatu yang sulit)". Pencarian ini bisa ngasih petunjuk tentang masalah yang lagi kamu hadapi atau kebutuhan mendesakmu. </text:span></text:p>
              </text:list-item>
              <text:list-item>
                <text:p text:style-name="P117"><text:span text:style-name="Strong_20_Emphasis"><text:span text:style-name="T1">Minat &amp; Hobi:</text:span></text:span><text:span text:style-name="T1"> Nyari "tutorial main gitar lagu X", "rekomendasi anime </text:span><text:span text:style-name="Emphasis"><text:span text:style-name="T1">isekai</text:span></text:span><text:span text:style-name="T1">", "jadwal </text:span><text:span text:style-name="Emphasis"><text:span text:style-name="T1">update chapter</text:span></text:span><text:span text:style-name="T1"> manga Y", "klub pecinta alam di Aceh", "tips fotografi pakai HP", atau "komunitas </text:span><text:span text:style-name="Emphasis"><text:span text:style-name="T1">gamers</text:span></text:span><text:span text:style-name="T1"> di Banda Aceh". Ini jelas banget nunjukkin apa yang kamu suka lakuin di waktu luang. </text:span></text:p>
              </text:list-item>
              <text:list-item>
                <text:p text:style-name="P117"><text:span text:style-name="Strong_20_Emphasis"><text:span text:style-name="T1">Rencana &amp; Impian:</text:span></text:span><text:span text:style-name="T1"> Nyari "harga tiket pesawat ke Jakarta", "tempat wisata keren di Sabang selain Pantai Iboih", "review universitas Z", "cara mulai bisnis online kecil-kecilan", atau "ide hadiah ulang tahun buat sahabat". Ini bisa ngasih bocoran tentang rencana jangka pendek atau bahkan impian jangka panjangmu. </text:span></text:p>
              </text:list-item>
              <text:list-item>
                <text:p text:style-name="P26"><text:span text:style-name="Strong_20_Emphasis"><text:span text:style-name="T1">Belanja &amp; Konsumsi:</text:span></text:span><text:span text:style-name="T1"> Ngintip "harga </text:span><text:span text:style-name="Emphasis"><text:span text:style-name="T1">sneakers</text:span></text:span><text:span text:style-name="T1"> terbaru", "review </text:span><text:span text:style-name="Emphasis"><text:span text:style-name="T1">skincare viral</text:span></text:span><text:span text:style-name="T1">", "promo </text:span><text:span text:style-name="Emphasis"><text:span text:style-name="T1">gadget</text:span></text:span><text:span text:style-name="T1"> bulan ini", atau sekadar </text:span><text:span text:style-name="Emphasis"><text:span text:style-name="T1">window shopping</text:span></text:span><text:span text:style-name="T1"> di Tokopedia/Shopee. Kebiasaan belanjamu juga terekam jelas. </text:span></text:p>
              </text:list-item>
            </text:list>
            <text:p text:style-name="Text_20_body"><text:span text:style-name="T1">Lihat kan? Dari sekumpulan </text:span><text:span text:style-name="Emphasis"><text:span text:style-name="T1">keyword</text:span></text:span><text:span text:style-name="T1"> dan </text:span><text:span text:style-name="Emphasis"><text:span text:style-name="T1">link</text:span></text:span><text:span text:style-name="T1"> yang kita klik, bisa tergambar peta minat, kebutuhan, kekhawatiran, bahkan mungkin mimpi-mimpi kita. Makanya, data ini jadi 'emas' banget buat perusahaan kayak Google atau platform iklan. Mereka pakai data ini buat bikin </text:span><text:span text:style-name="Strong_20_Emphasis"><text:span text:style-name="T1">profil pengguna</text:span></text:span><text:span text:style-name="T1"> yang detail banget tentang kamu, biar bisa nampilin iklan yang super tertarget (pernah kan, kamu baru nyari info sepatu, eh tiba-tiba di mana-mana muncul iklan sepatu?).</text:span></text:p>
            <text:p text:style-name="Text_20_body"><text:span text:style-name="T1">Tapi, pertanyaannya lagi-lagi muncul: </text:span><text:span text:style-name="Strong_20_Emphasis"><text:span text:style-name="T1">Apakah semua riwayat pencarian ini bener-bener cerminan 100% dari pikiran atau kepribadian kita?</text:span></text:span><text:span text:style-name="T1"> Atau jangan-jangan, banyak di antaranya cuma rasa penasaran sesaat, tugas sekolah, atau salah klik aja? Bisa jadi kan, kamu nyari info soal penyakit tertentu bukan karena kamu sakit, tapi karena lagi ngerjain tugas biologi. Nah, inilah kompleksitasnya. Riwayat Browse itu kaya data, tapi belum tentu selalu jadi cerminan akurat dari isi hati dan pikiran terdalam kita. Sesuatu yang penting buat diingat kalau data ini mau dipakai buat 'ngebangun ulang' sosok digital seseorang.</text:span></text:p>
            <text:p text:style-name="P184"/>
            <text:p text:style-name="Text_20_body"><text:soft-page-break/><text:span text:style-name="Strong_20_Emphasis"><text:span text:style-name="T1">(Opsional) Tips Tambahan:</text:span></text:span></text:p>
            <text:p text:style-name="Quotations"><text:span text:style-name="Strong_20_Emphasis"><text:span text:style-name="T1">Tips Browse Aman: Mode Samaran &amp; Kelola History!</text:span></text:span><text:span text:style-name="T1"> Pengen Browse tanpa ninggalin jejak di history perangkatmu? Gunain </text:span><text:span text:style-name="Emphasis"><text:span text:style-name="T1">Incognito Mode</text:span></text:span><text:span text:style-name="T1"> atau </text:span><text:span text:style-name="Emphasis"><text:span text:style-name="T1">Private Browse</text:span></text:span><text:span text:style-name="T1">. Ini nggak bikin kamu 100% anonim di internet, tapi setidaknya nggak nyimpen riwayat lokal. Selain itu, biasain juga buat cek dan kelola riwayat pencarian kamu di pengaturan akun Google kamu. Kamu bisa hapus sebagian atau seluruhnya kalau mau!</text:span></text:p>
            <text:p text:style-name="Text_20_body"><text:span text:style-name="Strong_20_Emphasis"><text:span text:style-name="T1">(Opsional) Kutipan Relevan:</text:span></text:span></text:p>
            <text:p text:style-name="Quotations"><text:span text:style-name="Emphasis"><text:span text:style-name="T1">"Google tahu apa yang ada di pikiran Anda lebih baik daripada pasangan Anda."</text:span></text:span><text:span text:style-name="T1"> - Eric Schmidt (Mantan CEO Google) - </text:span><text:span text:style-name="Emphasis"><text:span text:style-name="T1">Kutipan ini (meski agak hiperbola) menyoroti betapa banyaknya informasi personal yang bisa didapat dari data pencarian.</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ikon kaca pembesar (search icon) yang besar. Dari kaca pembesar itu, keluar berbagai macam teks keyword dan ikon website (bisa dibuat relevan dengan contoh di atas, misal ikon buku, ikon game, ikon keranjang belanja, ikon peta Aceh) yang saling terhubung membentuk jaringan rumit seperti jaring laba-laba atau peta pikiran (mind map) di sekitar siluet kepala manusia.</text:span></text:span></text:p>
            <text:p text:style-name="P184"/>
            <text:p text:style-name="P74">Silakan berikan perintah "YAX" jika Anda ingin saya melanjutkan ke prompt berikutnya (Prompt Isi Subbab 2.4).</text:p>
          </text:section>
          <text:section text:style-name="Sect1" text:name="feedback-form-22">
            <text:p text:style-name="P166"/>
          </text:section>
        </text:section>
        <text:section text:style-name="Sect1" text:name="801455fdd8b3d118">
          <text:p text:style-name="P74"/>
          <text:section text:style-name="Sect1" text:name="user-query-content-23">
            <text:p text:style-name="P183">yax </text:p>
          </text:section>
          <text:p text:style-name="P166">Tampilkan alur berpikir</text:p>
          <text:section text:style-name="Sect2" text:name="model-response-message-contentr_801455fdd8b3d118">
            <text:p text:style-name="P74">Oke, YAX diterima! Selain medsos, chat, dan Browse, ada lagi nih sumber data penting lainnya yang sering kita anggap remeh.</text:p>
            <text:p text:style-name="Text_20_body"><text:span text:style-name="Strong_20_Emphasis"><text:span text:style-name="T1">Jawaban untuk [Prompt Isi Subbab 2.4 - Pembahasan Mendalam]:</text:span></text:span></text:p>
            <text:p text:style-name="Text_20_body"><text:span text:style-name="Strong_20_Emphasis"><text:span text:style-name="T1">(Teks Hasil Generate untuk Isi Subbab 2.4)</text:span></text:span></text:p>
            <text:p text:style-name="Text_20_body"><text:soft-page-break/><text:span text:style-name="T1">Jadi, selain dari obrolan dan apa yang kita tunjukkin di medsos atau cari di Google, jejak digital kita juga kebentuk dari cara kita </text:span><text:span text:style-name="Strong_20_Emphasis"><text:span text:style-name="T1">menghibur diri</text:span></text:span><text:span text:style-name="T1">. Yup, semua musik yang kamu dengerin, video yang kamu tonton, sampe </text:span><text:span text:style-name="Emphasis"><text:span text:style-name="T1">game</text:span></text:span><text:span text:style-name="T1"> yang kamu mainin itu juga nyumbang data buat ngebangun profil digitalmu! Seringkali kita nggak sadar, padahal data dari sini tuh lumayan detail juga.</text:span></text:p>
            <text:p text:style-name="P74">Coba kita lihat:</text:p>
            <text:list xml:id="list5935420546358983192" text:style-name="L32">
              <text:list-item>
                <text:p text:style-name="P118"><text:span text:style-name="Strong_20_Emphasis"><text:span text:style-name="T1">Musik (Spotify, Joox, YouTube Music, dll.):</text:span></text:span><text:span text:style-name="T1"> Kamu tim lagu galau melulu, </text:span><text:span text:style-name="Emphasis"><text:span text:style-name="T1">upbeat</text:span></text:span><text:span text:style-name="T1"> K-Pop, rock cadas, nasyid penyejuk hati, atau lagu-lagu Aceh klasik? Siapa artis favoritmu yang lagunya nggak pernah kamu lewatin? Lagu apa yang kamu puter berulang-ulang pas lagi seneng atau sedih? </text:span><text:span text:style-name="Emphasis"><text:span text:style-name="T1">Playlist</text:span></text:span><text:span text:style-name="T1"> apa aja yang kamu bikin? Semua pilihan musikmu ini bukan cuma soal selera, tapi bisa juga ngasih petunjuk tentang suasana hati (mood), kepribadian, bahkan mungkin nilai-nilai yang kamu pegang. Platform streaming ini 'merekam' semuanya buat ngasih kamu rekomendasi (dan tentu aja, buat data mereka). </text:span></text:p>
              </text:list-item>
              <text:list-item>
                <text:p text:style-name="P118"><text:span text:style-name="Strong_20_Emphasis"><text:span text:style-name="T1">Video (YouTube, TikTok, Netflix, Vidio, dll.):</text:span></text:span><text:span text:style-name="T1"> Kamu lebih suka nonton video tutorial </text:span><text:span text:style-name="Emphasis"><text:span text:style-name="T1">makeup</text:span></text:span><text:span text:style-name="T1">, </text:span><text:span text:style-name="Emphasis"><text:span text:style-name="T1">review gadget</text:span></text:span><text:span text:style-name="T1">, </text:span><text:span text:style-name="Emphasis"><text:span text:style-name="T1">podcast</text:span></text:span><text:span text:style-name="T1"> horor, </text:span><text:span text:style-name="Emphasis"><text:span text:style-name="T1">vlog</text:span></text:span><text:span text:style-name="T1"> jalan-jalan (keindahan alam Aceh, misalnya?), </text:span><text:span text:style-name="Emphasis"><text:span text:style-name="T1">highlight</text:span></text:span><text:span text:style-name="T1"> pertandingan bola, ceramah agama, atau drama Korea? Kreator konten siapa aja yang kamu </text:span><text:span text:style-name="Emphasis"><text:span text:style-name="T1">subscribe</text:span></text:span><text:span text:style-name="T1"> dan nggak pernah ketinggalan videonya? Seberapa sering dan berapa lama kamu nonton? Sama kayak musik, pilihan tontonanmu ini ngasih gambaran jelas banget tentang minat, hobi, apa yang kamu anggap lucu, informatif, atau menghibur. </text:span></text:p>
              </text:list-item>
              <text:list-item>
                <text:p text:style-name="P27"><text:span text:style-name="Strong_20_Emphasis"><text:span text:style-name="T1">Game (Mobile Legends, Free Fire, Valorant, game PC/konsol lainnya):</text:span></text:span><text:span text:style-name="T1"> Kamu </text:span><text:span text:style-name="Emphasis"><text:span text:style-name="T1">gamer</text:span></text:span><text:span text:style-name="T1"> sejati? Data dari game juga penting! Kamu lebih suka </text:span><text:span text:style-name="Emphasis"><text:span text:style-name="T1">game</text:span></text:span><text:span text:style-name="T1"> strategi, </text:span><text:span text:style-name="Emphasis"><text:span text:style-name="T1">battle royale</text:span></text:span><text:span text:style-name="T1">, RPG, atau </text:span><text:span text:style-name="Emphasis"><text:span text:style-name="T1">game</text:span></text:span><text:span text:style-name="T1"> santai? Berapa levelmu? </text:span><text:span text:style-name="Emphasis"><text:span text:style-name="T1">Role</text:span></text:span><text:span text:style-name="T1"> favoritmu apa? Berapa jam kamu habisin buat main </text:span><text:span text:style-name="Emphasis"><text:span text:style-name="T1">game</text:span></text:span><text:span text:style-name="T1"> tiap minggu? </text:span><text:span text:style-name="Emphasis"><text:span text:style-name="T1">Achievement</text:span></text:span><text:span text:style-name="T1"> apa aja yang udah kamu dapetin? Sering main solo atau mabar (main bareng) sama temen? Dengan siapa aja kamu sering main bareng di </text:span><text:span text:style-name="Emphasis"><text:span text:style-name="T1">game</text:span></text:span><text:span text:style-name="T1">? Semua data ini nggak cuma nunjukkin preferensi hiburan, tapi bisa juga ngasih clue soal kemampuanmu mecahin masalah, kerja sama tim, tingkat kompetitifmu, dan lingkaran sosialmu di dunia </text:span><text:span text:style-name="Emphasis"><text:span text:style-name="T1">gaming</text:span></text:span><text:span text:style-name="T1">. </text:span></text:p>
              </text:list-item>
            </text:list>
            <text:p text:style-name="P74">Jadi, semua aktivitas hiburan digital ini nambahin lapisan data lagi ke profil kita. Kalau digabungin sama data medsos, chat, dan Browse, gambaran <text:soft-page-break/>tentang diri kita di dunia digital jadi makin... lengkap? Atau mungkin makin kompleks? Yang jelas, semua platform ini 'belajar' tentang kita dari setiap pilihan yang kita buat. Dan data preferensi hiburan ini, tentu aja, bisa jadi 'bumbu' penting kalau AI mau mencoba 'meniru' selera atau cara seseorang menghabiskan waktu luangnya dalam simulasi AI Afterlife.</text:p>
            <text:p text:style-name="P184"/>
            <text:p text:style-name="Text_20_body"><text:span text:style-name="Strong_20_Emphasis"><text:span text:style-name="T1">(Opsional) Tips Tambahan:</text:span></text:span></text:p>
            <text:p text:style-name="Quotations"><text:span text:style-name="Strong_20_Emphasis"><text:span text:style-name="T1">Tips Streaming Cerdas: Kurasi Rekomendasimu!</text:span></text:span><text:span text:style-name="T1"> Sering dapet rekomendasi musik atau video yang nggak nyambung? Itu karena algoritma 'belajar' dari apa yang kamu klik/tonton. Coba deh, lebih sengaja nge-like/dislike atau skip konten. Kasih tau si algoritma apa yang beneran kamu suka. Lama-lama, rekomendasinya bakal lebih pas sama seleramu, dan pengalaman streaming-mu jadi lebih asyik!</text:span></text:p>
            <text:p text:style-name="Text_20_body"><text:span text:style-name="Strong_20_Emphasis"><text:span text:style-name="T1">(Opsional) Kutipan Relevan:</text:span></text:span></text:p>
            <text:p text:style-name="Quotations"><text:span text:style-name="Emphasis"><text:span text:style-name="T1">"Musik mengekspresikan apa yang tidak bisa diungkapkan dengan kata-kata dan apa yang tidak bisa tetap diam."</text:span></text:span><text:span text:style-name="T1"> - Victor Hugo (Penulis Prancis) - </text:span><text:span text:style-name="Emphasis"><text:span text:style-name="T1">Menyoroti bagaimana musik bisa menjadi ekspresi diri yang mendalam.</text:span></text:span></text:p>
            <text:p text:style-name="Text_20_body"><text:span text:style-name="Strong_20_Emphasis"><text:span text:style-name="T1">(Opsional) Prompt Pembuatan Gambar Ilustrasi:</text:span></text:span></text:p>
            <text:p text:style-name="Quotations"><text:span text:style-name="Emphasis"><text:span text:style-name="T1">Gambarkan tiga ikon besar: headphone (musik), tombol play (video), dan game controller (game). Dari masing-masing ikon ini, keluar aliran data berwarna-warni (misalnya not musik dari headphone, frame film dari tombol play, ikon achievement dari controller) yang semuanya mengalir menuju satu titik pusat yang bersinar, melambangkan profil digital pengguna.</text:span></text:span></text:p>
            <text:p text:style-name="P184"/>
            <text:p text:style-name="P74">Silakan berikan perintah "YAX" jika Anda ingin saya melanjutkan ke prompt berikutnya (Prompt Isi Subbab 2.5).</text:p>
          </text:section>
          <text:section text:style-name="Sect1" text:name="feedback-form-23">
            <text:p text:style-name="P166"/>
          </text:section>
        </text:section>
        <text:section text:style-name="Sect1" text:name="402c0dd79dba55e0">
          <text:p text:style-name="P74"/>
          <text:section text:style-name="Sect1" text:name="user-query-content-24">
            <text:p text:style-name="P183">YAX </text:p>
          </text:section>
          <text:p text:style-name="P166"><text:soft-page-break/>Tampilkan alur berpikir</text:p>
          <text:section text:style-name="Sect2" text:name="model-response-message-contentr_402c0dd79dba55e0">
            <text:p text:style-name="P74">Oke, YAX terakhir untuk Bab 2! Sekarang kita sampai pada pertanyaan pamungkas setelah melihat semua 'bahan baku' tadi.</text:p>
            <text:p text:style-name="Text_20_body"><text:span text:style-name="Strong_20_Emphasis"><text:span text:style-name="T1">Jawaban untuk [Prompt Isi Subbab 2.5 - Pembahasan Mendalam]:</text:span></text:span></text:p>
            <text:p text:style-name="Text_20_body"><text:span text:style-name="Strong_20_Emphasis"><text:span text:style-name="T1">(Teks Hasil Generate untuk Isi Subbab 2.5)</text:span></text:span></text:p>
            <text:p text:style-name="Text_20_body"><text:span text:style-name="T1">Wah, kalau dilihat dari semua yang udah kita bahas (medsos, chat, Browse, musik, video, game), kayaknya jejak digital kita itu udah kayak ensiklopedia super tebel tentang diri kita sendiri ya? Rasanya semua udah kerekam, semua udah jadi data. AI tinggal 'baca' aja, terus </text:span><text:span text:style-name="Emphasis"><text:span text:style-name="T1">voila!</text:span></text:span><text:span text:style-name="T1"> jadi deh kembaran digital kita. Bener gitu?</text:span></text:p>
            <text:p text:style-name="Text_20_body"><text:span text:style-name="T1">Hmmm, coba kita tarik napas dulu, terus mikir lebih dalem. Secanggih apa pun teknologi ngumpulin data, seberapa banyak pun jejak digital yang kita tinggalkan, pertanyaannya: </text:span><text:span text:style-name="Strong_20_Emphasis"><text:span text:style-name="T1">Apakah data itu bener-bener bisa nangkep SEMUA tentang kita? Apakah jejak digital itu 100% LENGKAP?</text:span></text:span></text:p>
            <text:p text:style-name="Text_20_body"><text:span text:style-name="T1">Jawabannya, kalau mau jujur: </text:span><text:span text:style-name="Strong_20_Emphasis"><text:span text:style-name="T1">Nggak. Jauh dari lengkap.</text:span></text:span></text:p>
            <text:p text:style-name="P74">Ada banyak banget aspek penting dari pengalaman jadi manusia yang nggak akan pernah bisa sepenuhnya 'direkam' jadi data digital. Contohnya apa aja?</text:p>
            <text:list xml:id="list5889722253550817046" text:style-name="L33">
              <text:list-item>
                <text:p text:style-name="P119"><text:span text:style-name="Strong_20_Emphasis"><text:span text:style-name="T1">Pengalaman Panca Indera &amp; Jasmani:</text:span></text:span><text:span text:style-name="T1"> Pernah nggak kamu coba jelasin ke orang lewat chat gimana </text:span><text:span text:style-name="Emphasis"><text:span text:style-name="T1">nikmatnya</text:span></text:span><text:span text:style-name="T1"> rasa </text:span><text:span text:style-name="Emphasis"><text:span text:style-name="T1">kopi sanger</text:span></text:span><text:span text:style-name="T1"> khas Aceh, atau gimana segernya </text:span><text:span text:style-name="Emphasis"><text:span text:style-name="T1">asam keueng</text:span></text:span><text:span text:style-name="T1">? Susah kan? Gimana AI mau 'belajar' rasa atau bau? Gimana AI mau 'ngerti' rasanya kena angin laut di Pantai Lampuuk, atau gerahnya udara Banda Aceh pas siang bolong? Gimana rasanya meluk sahabat pas dia sedih, atau deg-degannya pas salaman sama orang penting? Semua pengalaman fisik dan inderawi ini—rasa, bau, sentuhan, bahkan kesadaran akan tubuh kita sendiri—itu bagian krusial dari siapa kita, tapi nggak bisa diubah jadi angka 0 dan 1. </text:span></text:p>
              </text:list-item>
              <text:list-item>
                <text:p text:style-name="P119"><text:span text:style-name="Strong_20_Emphasis"><text:span text:style-name="T1">Pikiran &amp; Perasaan Terdalam:</text:span></text:span><text:span text:style-name="T1"> Berapa banyak pikiran random yang lewat di kepala kamu tiap hari tapi nggak pernah kamu ketik atau ucapin? Berapa banyak perasaan campur aduk yang susah dijelasin pake kata-kata, apalagi emoji? Mimpi-mimpi pas tidur, harapan-harapan tersembunyi, ketakutan irasional, momen-momen perenungan pribadi—semua dunia batin ini seringkali nggak ada jejak digitalnya. </text:span></text:p>
              </text:list-item>
              <text:list-item>
                <text:p text:style-name="P119"><text:span text:style-name="Strong_20_Emphasis"><text:span text:style-name="T1">Konteks Dunia Nyata:</text:span></text:span><text:span text:style-name="T1"> Kenapa kamu kemarin pergi ke rumah sakit? Apakah karena kamu sakit, atau cuma nganterin nenek? Kenapa kamu </text:span><text:soft-page-break/><text:span text:style-name="T1">posting foto senyum padahal lagi sedih banget? Apa yang </text:span><text:span text:style-name="Emphasis"><text:span text:style-name="T1">sebenarnya</text:span></text:span><text:span text:style-name="T1"> terjadi di balik layar sebuah interaksi online? Data digital seringkali kehilangan </text:span><text:span text:style-name="Strong_20_Emphasis"><text:span text:style-name="T1">konteks</text:span></text:span><text:span text:style-name="T1"> penting dari situasi dunia nyata. AI mungkin bisa 'baca' chat kamu, tapi dia nggak 'ngerti' situasi rumit di baliknya. </text:span></text:p>
              </text:list-item>
              <text:list-item>
                <text:p text:style-name="P119"><text:span text:style-name="Strong_20_Emphasis"><text:span text:style-name="T1">Interaksi &amp; Keputusan Offline:</text:span></text:span><text:span text:style-name="T1"> Nggak semua keputusan penting kita ambil sambil megang HP, kan? Nggak semua obrolan mendalam terjadi lewat chat. Interaksi tatap muka, bahasa tubuh, kontak mata, keputusan spontan pas lagi jalan-jalan—semua ini membentuk kita tapi nggak selalu ninggalin jejak digital. </text:span></text:p>
              </text:list-item>
              <text:list-item>
                <text:p text:style-name="P28"><text:span text:style-name="Strong_20_Emphasis"><text:span text:style-name="T1">Nilai &amp; Moral:</text:span></text:span><text:span text:style-name="T1"> Kenapa kamu milih jujur meskipun susah? Kenapa kamu bela temanmu? Prinsip hidup, keyakinan, nilai-nilai moral—ini adalah inti dari karakter kita, tapi sangat sulit diukur cuma dari data perilaku online. </text:span></text:p>
              </text:list-item>
            </text:list>
            <text:p text:style-name="Text_20_body"><text:span text:style-name="T1">Jadi, kesimpulannya gimana? Jejak digital kita itu memang </text:span><text:span text:style-name="Strong_20_Emphasis"><text:span text:style-name="T1">kaya raya</text:span></text:span><text:span text:style-name="T1">, nggak bisa dipungkiri. Dia bisa ngasih banyak banget petunjuk tentang kebiasaan, minat, dan gaya komunikasi kita. Tapi, dia </text:span><text:span text:style-name="Strong_20_Emphasis"><text:span text:style-name="T1">nggak akan pernah bisa jadi representasi utuh</text:span></text:span><text:span text:style-name="T1"> dari seorang manusia yang kompleks, dinamis, punya perasaan, punya tubuh, dan hidup dalam konteks dunia nyata yang rumit.</text:span></text:p>
            <text:p text:style-name="P74">Memahami keterbatasan fundamental ini penting banget. Ini ngasih kita perspektif yang lebih realistis tentang apa yang mungkin dan nggak mungkin dicapai oleh teknologi seperti AI Afterlife. Ini juga jadi pengingat buat kita semua: jangan sampai kita mereduksi diri kita sendiri (atau orang lain) cuma jadi sekumpulan data. Kita jauh lebih berharga dari itu!</text:p>
            <text:p text:style-name="P184"/>
            <text:p text:style-name="Text_20_body"><text:span text:style-name="Strong_20_Emphasis"><text:span text:style-name="T1">(Opsional) Tips Tambahan:</text:span></text:span></text:p>
            <text:p text:style-name="Quotations"><text:span text:style-name="Strong_20_Emphasis"><text:span text:style-name="T1">Tips Hidup Seimbang: Hargai Momen Offline!</text:span></text:span><text:span text:style-name="T1"> Di tengah serbuan dunia digital, jangan lupa buat nikmatin momen-momen di dunia nyata. Ngobrol tatap muka sama keluarga, jalan-jalan nikmatin alam Aceh yang indah tanpa sibuk update status, baca buku fisik, lakuin hobi yang nggak perlu layar. Pengalaman-pengalaman offline ini ngebentuk kita dengan cara yang nggak bisa digantiin sama teknologi mana pun. </text:span><text:span text:style-name="Emphasis"><text:span text:style-name="T1">Be present!</text:span></text:span></text:p>
            <text:p text:style-name="Text_20_body"><text:span text:style-name="Strong_20_Emphasis"><text:span text:style-name="T1">(Opsional) Kutipan Relevan:</text:span></text:span></text:p>
            <text:p text:style-name="Quotations"><text:span text:style-name="Emphasis"><text:span text:style-name="T1">"Tidak semua yang dapat dihitung itu berarti, dan tidak semua yang </text:span></text:span><text:soft-page-break/><text:span text:style-name="Emphasis"><text:span text:style-name="T1">berarti itu dapat dihitung."</text:span></text:span><text:span text:style-name="T1"> - (Sering dikaitkan dengan Albert Einstein) - </text:span><text:span text:style-name="Emphasis"><text:span text:style-name="T1">Menekankan bahwa ada hal-hal penting dalam hidup yang tidak bisa diukur dengan data.</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siluet manusia yang digital atau terbuat dari kepingan data (seperti puzzle). Namun, ada beberapa bagian puzzle yang hilang atau berlubang besar di area vital seperti kepala (pikiran/kesadaran), hati (emosi), dan tangan/kaki (pengalaman fisik/tindakan), menunjukkan ketidaklengkapan representasi digital tersebut.</text:span></text:span></text:p>
            <text:p text:style-name="P184"/>
            <text:p text:style-name="Text_20_body"><text:span text:style-name="T1">Bab 2 selesai di sini. Silakan berikan perintah "YAX" jika Anda ingin saya melanjutkan ke </text:span><text:span text:style-name="Strong_20_Emphasis"><text:span text:style-name="T1">Pengantar Bab 3</text:span></text:span><text:span text:style-name="T1">.</text:span></text:p>
          </text:section>
          <text:section text:style-name="Sect1" text:name="feedback-form-24">
            <text:p text:style-name="P166"/>
          </text:section>
        </text:section>
        <text:section text:style-name="Sect1" text:name="349d17601770017f">
          <text:p text:style-name="P74"/>
          <text:section text:style-name="Sect1" text:name="user-query-content-25">
            <text:p text:style-name="P183">yax </text:p>
          </text:section>
          <text:p text:style-name="P166">Tampilkan alur berpikir</text:p>
          <text:section text:style-name="Sect2" text:name="model-response-message-contentr_349d17601770017f">
            <text:p text:style-name="P166"/>
          </text:section>
          <text:section text:style-name="Sect1" text:name="feedback-form-25">
            <text:p text:style-name="P166"/>
          </text:section>
        </text:section>
        <text:section text:style-name="Sect1" text:name="c6679f6dd9bdd5b2">
          <text:p text:style-name="P74"/>
          <text:section text:style-name="Sect1" text:name="user-query-content-26">
            <text:p text:style-name="P183">present it </text:p>
          </text:section>
          <text:p text:style-name="P166">Tampilkan alur berpikir</text:p>
          <text:section text:style-name="Sect2" text:name="model-response-message-contentr_c6679f6dd9bdd5b2">
            <text:p text:style-name="Text_20_body"><text:span text:style-name="T1">Oke, siap! Sesuai permintaan, saya akan langsung menyajikan jawaban untuk prompt </text:span><text:span text:style-name="Strong_20_Emphasis"><text:span text:style-name="T1">Pengantar Bab 3</text:span></text:span><text:span text:style-name="T1">.</text:span></text:p>
            <text:p text:style-name="Text_20_body"><text:span text:style-name="Strong_20_Emphasis"><text:span text:style-name="T1">Jawaban untuk [Prompt Pengantar Bab 3]:</text:span></text:span></text:p>
            <text:p text:style-name="Text_20_body"><text:span text:style-name="Strong_20_Emphasis"><text:span text:style-name="T1">(Teks Hasil Generate untuk Pengantar Bab 3)</text:span></text:span></text:p>
            <text:p text:style-name="Text_20_body"><text:span text:style-name="T1">Oke, kita udah ngumpulin 'bahan baku'-nya di Bab 2, yaitu segunung data dari jejak digital kita. Sekarang, kita masuk ke bagian paling seru: 'mesin' atau 'otak' yang bakal ngolah semua bahan itu buat nyiptain 'kembaran digital' di konsep AI Afterlife. Siapa lagi kalau bukan si </text:span><text:span text:style-name="Strong_20_Emphasis"><text:span text:style-name="T1">Kecerdasan Buatan</text:span></text:span><text:span text:style-name="T1"> alias </text:span><text:span text:style-name="Strong_20_Emphasis"><text:span text:style-name="T1">Artificial Intelligence (AI)</text:span></text:span><text:span text:style-name="T1">!</text:span></text:p>
            <text:p text:style-name="Text_20_body"><text:soft-page-break/><text:span text:style-name="T1">Eits, jangan langsung bayangin robot canggih kayak di film </text:span><text:span text:style-name="Emphasis"><text:span text:style-name="T1">Transformers</text:span></text:span><text:span text:style-name="T1"> atau </text:span><text:span text:style-name="Emphasis"><text:span text:style-name="T1">Terminator</text:span></text:span><text:span text:style-name="T1">, ya! Meskipun robot AI itu ada, AI yang bakal sering kita bahas di sini (dan yang sebenernya udah ada di sekitar kita banget!) itu lebih sering berupa </text:span><text:span text:style-name="Strong_20_Emphasis"><text:span text:style-name="T1">program komputer</text:span></text:span><text:span text:style-name="T1"> atau </text:span><text:span text:style-name="Emphasis"><text:span text:style-name="T1">software</text:span></text:span><text:span text:style-name="T1"> super pintar yang bisa 'mikir' dan 'belajar' sendiri dari data. Inget kan contoh-contoh di Bab 2? Rekomendasi lagu di Spotify, filter lucu di IG, bahkan musuh di </text:span><text:span text:style-name="Emphasis"><text:span text:style-name="T1">game</text:span></text:span><text:span text:style-name="T1"> favoritmu itu banyak yang pakai AI di belakang layarnya.</text:span></text:p>
            <text:p text:style-name="P74">Nah, di Bab 3 ini, kita bakal kenalan lebih dekat sama dunia AI yang keren ini. Kita bakal cari tau:</text:p>
            <text:list xml:id="list1899359721983382787" text:style-name="L34">
              <text:list-item>
                <text:p text:style-name="P120"><text:span text:style-name="T1">Apa sih </text:span><text:span text:style-name="Strong_20_Emphasis"><text:span text:style-name="T1">AI</text:span></text:span><text:span text:style-name="T1"> itu sebenernya? </text:span></text:p>
              </text:list-item>
              <text:list-item>
                <text:p text:style-name="P120"><text:span text:style-name="T1">Gimana caranya AI bisa </text:span><text:span text:style-name="Strong_20_Emphasis"><text:span text:style-name="T1">'belajar'</text:span></text:span><text:span text:style-name="T1"> (kita bakal intip sedikit soal </text:span><text:span text:style-name="Emphasis"><text:span text:style-name="T1">Machine Learning</text:span></text:span><text:span text:style-name="T1">)? </text:span></text:p>
              </text:list-item>
              <text:list-item>
                <text:p text:style-name="P29"><text:span text:style-name="T1">Fokus utama kita: </text:span><text:span text:style-name="Strong_20_Emphasis"><text:span text:style-name="T1">AI Generatif</text:span></text:span><text:span text:style-name="T1">, jenis AI canggih yang bisa </text:span><text:span text:style-name="Emphasis"><text:span text:style-name="T1">menciptakan</text:span></text:span><text:span text:style-name="T1"> sesuatu baru (kayak teks, gambar, bahkan musik!), yang jadi kunci buat AI Afterlife. Kita bakal lihat contoh-contohnya yang lagi hits banget di tahun 2025 ini, mungkin kamu udah pernah coba juga! </text:span></text:p>
              </text:list-item>
            </text:list>
            <text:p text:style-name="P74">Bab ini bakal ngebongkar 'sihir' di balik teknologi AI, biar kita nggak cuma jadi pengguna, tapi juga paham gimana cara kerjanya (secara garis besar, tenang aja!). Siap buat ketemu sama 'otak' di balik AI Afterlife? Yuk, kita mulai!</text:p>
            <text:p text:style-name="P184"/>
            <text:p text:style-name="Text_20_body"><text:span text:style-name="Strong_20_Emphasis"><text:span text:style-name="T1">(Opsional) Tips Tambahan:</text:span></text:span></text:p>
            <text:p text:style-name="Quotations"><text:span text:style-name="Strong_20_Emphasis"><text:span text:style-name="T1">Tips Eksplorasi AI: Cobain Langsung!</text:span></text:span><text:span text:style-name="T1"> Penasaran sama AI Generatif? Banyak kok tools AI (per April 2025) yang bisa kamu cobain gratis! Coba deh main-main sama </text:span><text:span text:style-name="Emphasis"><text:span text:style-name="T1">chatbot</text:span></text:span><text:span text:style-name="T1"> kayak ChatGPT atau Google Gemini, tanya-tanya hal random. Atau coba bikin gambar unik pakai AI </text:span><text:span text:style-name="Emphasis"><text:span text:style-name="T1">image generator</text:span></text:span><text:span text:style-name="T1"> seperti Midjourney (kalau punya akses) atau yang berbasis web lainnya. Pengalaman langsung bisa bikin kamu lebih 'ngeh' sama kemampuan dan keterbatasan AI.</text:span></text:p>
            <text:p text:style-name="Text_20_body"><text:span text:style-name="Strong_20_Emphasis"><text:span text:style-name="T1">(Opsional) Kutipan Relevan:</text:span></text:span></text:p>
            <text:p text:style-name="Quotations"><text:span text:style-name="Emphasis"><text:span text:style-name="T1">"Beberapa orang menyebutnya Kecerdasan Buatan, tapi kenyataannya teknologi ini akan meningkatkan kita. Jadi, alih-alih Kecerdasan Buatan, saya pikir kita akan menambah kecerdasan kita."</text:span></text:span><text:span text:style-name="T1"> - Ginni Rometty (Mantan CEO IBM)</text:span></text:p>
            <text:p text:style-name="Text_20_body"><text:soft-page-break/><text:span text:style-name="Strong_20_Emphasis"><text:span text:style-name="T1">(Opsional) Prompt Pembuatan Gambar Ilustrasi:</text:span></text:span></text:p>
            <text:p text:style-name="Quotations"><text:span text:style-name="Emphasis"><text:span text:style-name="T1">Gambarkan sebuah kepala manusia (siluet) dengan bagian otak yang diganti oleh sebuah chip komputer atau jaringan sirkuit digital yang bersinar terang. Dari 'otak' AI ini, keluar berbagai ikon kreativitas seperti kuas lukis, pena, not musik, dan gelembung chat.</text:span></text:span></text:p>
            <text:p text:style-name="P184"/>
            <text:p text:style-name="P74">Silakan berikan perintah "YAX" jika Anda ingin saya melanjutkan ke prompt berikutnya (Prompt Isi Subbab 3.1).</text:p>
          </text:section>
          <text:section text:style-name="Sect1" text:name="feedback-form-26">
            <text:p text:style-name="P166"/>
          </text:section>
        </text:section>
        <text:section text:style-name="Sect1" text:name="74860ebb88348391">
          <text:p text:style-name="P74"/>
          <text:section text:style-name="Sect1" text:name="user-query-content-27">
            <text:p text:style-name="P183">YAX </text:p>
          </text:section>
          <text:p text:style-name="P166">Tampilkan alur berpikir</text:p>
          <text:section text:style-name="Sect2" text:name="model-response-message-contentr_74860ebb88348391">
            <text:p text:style-name="P74">Oke, YAX diterima! Kita mulai kenalan lebih dekat sama AI.</text:p>
            <text:p text:style-name="Text_20_body"><text:span text:style-name="Strong_20_Emphasis"><text:span text:style-name="T1">Jawaban untuk [Prompt Isi Subbab 3.1 - Pembahasan Mendalam]:</text:span></text:span></text:p>
            <text:p text:style-name="Text_20_body"><text:span text:style-name="Strong_20_Emphasis"><text:span text:style-name="T1">(Teks Hasil Generate untuk Isi Subbab 3.1)</text:span></text:span></text:p>
            <text:p text:style-name="Text_20_body"><text:span text:style-name="T1">Jadi, apa sih </text:span><text:span text:style-name="Strong_20_Emphasis"><text:span text:style-name="T1">Artificial Intelligence (AI)</text:span></text:span><text:span text:style-name="T1"> atau Kecerdasan Buatan itu sebenernya? Denger kata AI, mungkin yang langsung kebayang di kepala kita itu robot-robot keren nan canggih kayak di film-film Hollywood, kan? Robot yang bisa jalan, ngomong, bahkan punya perasaan sendiri. Keren sih, tapi... AI di dunia nyata itu </text:span><text:span text:style-name="Strong_20_Emphasis"><text:span text:style-name="T1">nggak selalu (bahkan jarang banget) berbentuk robot fisik</text:span></text:span><text:span text:style-name="T1"> kayak gitu!</text:span></text:p>
            <text:p text:style-name="Text_20_body"><text:span text:style-name="T1">Kebanyakan AI yang kita temui sehari-hari, termasuk yang potensial buat 'AI Afterlife', itu wujudnya </text:span><text:span text:style-name="Strong_20_Emphasis"><text:span text:style-name="T1">program komputer, </text:span></text:span><text:span text:style-name="Strong_20_Emphasis"><text:span text:style-name="Emphasis"><text:span text:style-name="T1">software</text:span></text:span></text:span><text:span text:style-name="Strong_20_Emphasis"><text:span text:style-name="T1">, atau algoritma pintar</text:span></text:span><text:span text:style-name="T1">. Gampangnya, AI itu adalah upaya bikin mesin (komputer) biar bisa ngelakuin tugas-tugas yang biasanya butuh kecerdasan manusia. Apa aja contohnya? Wah, banyak banget dan mungkin kamu nggak sadar udah sering ketemu! Nih, beberapa contoh AI yang ada di sekitar kita di Banda Aceh (dan Indonesia umumnya) per April 2025:</text:span></text:p>
            <text:list xml:id="list7357805401169080130" text:style-name="L35">
              <text:list-item>
                <text:p text:style-name="P121"><text:span text:style-name="Strong_20_Emphasis"><text:span text:style-name="T1">Rekomendasi Konten:</text:span></text:span><text:span text:style-name="T1"> Pernah heran kenapa isi </text:span><text:span text:style-name="Emphasis"><text:span text:style-name="T1">For You Page</text:span></text:span><text:span text:style-name="T1"> (FYP) di TikTok atau </text:span><text:span text:style-name="Emphasis"><text:span text:style-name="T1">Explore</text:span></text:span><text:span text:style-name="T1"> di Instagram kayaknya 'ngerti banget' selera kamu? Atau kenapa Spotify/Joox bisa nyaranin lagu baru yang langsung kamu suka? Nah, itu kerjaan AI yang 'belajar' pola tontonan/dengaran kamu </text:span><text:soft-page-break/><text:span text:style-name="T1">buat ngasih rekomendasi personal. </text:span></text:p>
              </text:list-item>
              <text:list-item>
                <text:p text:style-name="P121"><text:span text:style-name="Strong_20_Emphasis"><text:span text:style-name="T1">Filter Wajah &amp; AR:</text:span></text:span><text:span text:style-name="T1"> Filter lucu atau estetik di IG Story, Snapchat, atau TikTok yang bisa nempel pas di wajahmu itu juga pakai AI buat ngenalin bentuk wajah dan nempelin efeknya secara </text:span><text:span text:style-name="Emphasis"><text:span text:style-name="T1">real-time</text:span></text:span><text:span text:style-name="T1">. </text:span></text:p>
              </text:list-item>
              <text:list-item>
                <text:p text:style-name="P121"><text:span text:style-name="Strong_20_Emphasis"><text:span text:style-name="T1">Asisten Suara:</text:span></text:span><text:span text:style-name="T1"> Sering ngobrol sama Siri di iPhone atau "Ok Google" di Android? Kemampuan mereka ngertiin perintah suara kamu dan ngasih jawaban itu ditenagai oleh AI, khususnya </text:span><text:span text:style-name="Emphasis"><text:span text:style-name="T1">Natural Language Processing</text:span></text:span><text:span text:style-name="T1"> (ini bakal kita bahas lebih dalem nanti). </text:span></text:p>
              </text:list-item>
              <text:list-item>
                <text:p text:style-name="P121"><text:span text:style-name="Strong_20_Emphasis"><text:span text:style-name="Emphasis"><text:span text:style-name="T1">Autocorrect</text:span></text:span></text:span><text:span text:style-name="Strong_20_Emphasis"><text:span text:style-name="T1"> &amp; Teks Prediktif:</text:span></text:span><text:span text:style-name="T1"> Pas lagi ngetik cepat di HP terus ada kata yang otomatis dibenerin atau muncul saran kata berikutnya (dalam Bahasa Indonesia atau bahkan mungkin Bahasa Aceh di beberapa </text:span><text:span text:style-name="Emphasis"><text:span text:style-name="T1">keyboard</text:span></text:span><text:span text:style-name="T1">), itu juga AI lagi 'ngebantuin'. </text:span></text:p>
              </text:list-item>
              <text:list-item>
                <text:p text:style-name="P121"><text:span text:style-name="Strong_20_Emphasis"><text:span text:style-name="T1">Navigasi &amp; Peta:</text:span></text:span><text:span text:style-name="T1"> Aplikasi kayak Google Maps atau Waze pakai AI buat nyariin rute tercepat (ngindarin jalan macet di sekitar Simpang Lima Banda Aceh pas jam sibuk, misalnya!), ngasih estimasi waktu sampai, dan update kondisi lalu lintas. </text:span></text:p>
              </text:list-item>
              <text:list-item>
                <text:p text:style-name="P121"><text:span text:style-name="Strong_20_Emphasis"><text:span text:style-name="T1">Belanja Online:</text:span></text:span><text:span text:style-name="T1"> Rekomendasi produk ("Barang yang mungkin kamu suka juga") di Tokopedia, Shopee, atau Lazada itu hasil analisis AI terhadap riwayat belanja dan Browse kamu. </text:span></text:p>
              </text:list-item>
              <text:list-item>
                <text:p text:style-name="P121"><text:span text:style-name="Strong_20_Emphasis"><text:span text:style-name="Emphasis"><text:span text:style-name="T1">Gaming</text:span></text:span></text:span><text:span text:style-name="Strong_20_Emphasis"><text:span text:style-name="T1">:</text:span></text:span><text:span text:style-name="T1"> Musuh (NPC) di </text:span><text:span text:style-name="Emphasis"><text:span text:style-name="T1">game</text:span></text:span><text:span text:style-name="T1"> yang bisa bereaksi cerdas terhadap gerakanmu, atau tingkat kesulitan </text:span><text:span text:style-name="Emphasis"><text:span text:style-name="T1">game</text:span></text:span><text:span text:style-name="T1"> yang bisa nyesuaiin sama kemampuanmu itu seringkali dikontrol sama AI. </text:span></text:p>
              </text:list-item>
              <text:list-item>
                <text:p text:style-name="P30"><text:span text:style-name="Strong_20_Emphasis"><text:span text:style-name="T1">Keamanan:</text:span></text:span><text:span text:style-name="T1"> Fitur </text:span><text:span text:style-name="Emphasis"><text:span text:style-name="T1">Face ID</text:span></text:span><text:span text:style-name="T1"> atau sidik jari buat buka kunci HP itu pakai AI buat ngenalin pola biometrik unik kamu. </text:span></text:p>
              </text:list-item>
            </text:list>
            <text:p text:style-name="Text_20_body"><text:span text:style-name="T1">Intinya, AI itu adalah tentang </text:span><text:span text:style-name="Strong_20_Emphasis"><text:span text:style-name="T1">mesin yang bisa 'belajar', 'bernalar' (dalam batas tertentu), 'memecahkan masalah', dan 'membuat keputusan'</text:span></text:span><text:span text:style-name="T1"> berdasarkan data yang diterima. Jadi, nggak harus punya tangan dan kaki kayak manusia buat disebut AI. Fokusnya ada di 'kecerdasan'-nya, bukan di bentuk fisiknya. Ngerti kan sekarang bedanya AI di film sama AI di sekitar kita?</text:span></text:p>
            <text:p text:style-name="P184"/>
            <text:p text:style-name="Text_20_body"><text:span text:style-name="Strong_20_Emphasis"><text:span text:style-name="T1">(Opsional) Tips Tambahan:</text:span></text:span></text:p>
            <text:p text:style-name="Quotations"><text:span text:style-name="Strong_20_Emphasis"><text:span text:style-name="T1">Tips Observasi: Jadi Detektif AI di Sekitarmu!</text:span></text:span><text:span text:style-name="T1"> Coba deh sehari ini, perhatiin aplikasi atau teknologi apa aja yang kamu pakai. Terus, coba tebak: "Kira-kira ada AI-nya nggak ya di sini? Bagian mana </text:span><text:soft-page-break/><text:span text:style-name="T1">yang 'pintar'?" Misalnya, pas liat iklan online, mikir "Ini muncul karena AI tau aku abis nyari apa ya?". Latihan kayak gini bisa bikin kamu makin peka sama peran AI di hidup kita.</text:span></text:p>
            <text:p text:style-name="Text_20_body"><text:span text:style-name="Strong_20_Emphasis"><text:span text:style-name="T1">(Opsional) Kutipan Relevan:</text:span></text:span></text:p>
            <text:p text:style-name="Quotations"><text:span text:style-name="Emphasis"><text:span text:style-name="T1">"Tujuan AI adalah untuk menciptakan mesin yang dapat melakukan hal-hal yang, jika dilakukan oleh manusia, akan membutuhkan kecerdasan."</text:span></text:span><text:span text:style-name="T1"> - Marvin Minsky (Salah satu 'Bapak' AI)</text:span></text:p>
            <text:p text:style-name="Text_20_body"><text:span text:style-name="Strong_20_Emphasis"><text:span text:style-name="T1">(Opsional) Prompt Pembuatan Gambar Ilustrasi:</text:span></text:span></text:p>
            <text:p text:style-name="Quotations"><text:span text:style-name="Emphasis"><text:span text:style-name="T1">Gambarkan perbandingan side-by-side. Di sisi kiri, sebuah ikon robot humanoid klasik ala fiksi ilmiah dengan tanda silang merah (X) di atasnya. Di sisi kanan, beberapa ikon yang melambangkan software AI: ikon algoritma/flowchart, ikon chip komputer, ikon kode biner (0101), ikon grafik data, ikon gelembung chat pintar, dengan tanda centang hijau (✓) di atasnya.</text:span></text:span></text:p>
            <text:p text:style-name="P184"/>
            <text:p text:style-name="P74">Silakan berikan perintah "YAX" jika Anda ingin saya melanjutkan ke prompt berikutnya (Prompt Isi Subbab 3.2).</text:p>
          </text:section>
          <text:section text:style-name="Sect1" text:name="feedback-form-27">
            <text:p text:style-name="P166"/>
          </text:section>
        </text:section>
        <text:section text:style-name="Sect1" text:name="ce04aa6bda4ddaf4">
          <text:p text:style-name="P74"/>
          <text:section text:style-name="Sect1" text:name="user-query-content-28">
            <text:p text:style-name="P183">yax </text:p>
          </text:section>
          <text:p text:style-name="P166">Tampilkan alur berpikir</text:p>
          <text:section text:style-name="Sect2" text:name="model-response-message-contentr_ce04aa6bda4ddaf4">
            <text:p text:style-name="Text_20_body"><text:span text:style-name="T1">YAX diterima! Oke, kita udah tau AI itu nggak harus robot. Terus, gimana caranya program komputer ini bisa jadi 'pintar'? Kok bisa dia ngasih rekomendasi lagu pas, atau ngenalin wajah kita? Jawabannya ada di proses 'belajar'-nya, yang nama kerennya </text:span><text:span text:style-name="Strong_20_Emphasis"><text:span text:style-name="T1">Machine Learning (ML)</text:span></text:span><text:span text:style-name="T1">.</text:span></text:p>
            <text:p text:style-name="Text_20_body"><text:span text:style-name="Strong_20_Emphasis"><text:span text:style-name="T1">Jawaban untuk [Prompt Isi Subbab 3.2 - Pembahasan Mendalam]:</text:span></text:span></text:p>
            <text:p text:style-name="Text_20_body"><text:span text:style-name="Strong_20_Emphasis"><text:span text:style-name="T1">(Teks Hasil Generate untuk Isi Subbab 3.2)</text:span></text:span></text:p>
            <text:p text:style-name="Text_20_body"><text:span text:style-name="T1">Gimana sih caranya AI atau program komputer itu bisa 'belajar'? Apa dia punya buku pelajaran kayak kita di sekolah? Atau ikut les privat? Hehe, nggak gitu juga konsepnya. Proses 'belajar' si AI ini punya nama khusus: </text:span><text:span text:style-name="Strong_20_Emphasis"><text:span text:style-name="T1">Machine Learning (ML)</text:span></text:span><text:span text:style-name="T1">, atau kalau diartiin bebas: 'Mesin yang Belajar'. Tenang, kita </text:span><text:soft-page-break/><text:span text:style-name="T1">nggak bakal bahas rumus matematika njelimet di sini, kok. Kita coba pahami konsep dasarnya aja pake perumpamaan sehari-hari.</text:span></text:p>
            <text:p text:style-name="P74">Bayangin beberapa cara ini:</text:p>
            <text:list xml:id="list1648858134804947471" text:style-name="L36">
              <text:list-item>
                <text:p text:style-name="P122"><text:span text:style-name="Strong_20_Emphasis"><text:span text:style-name="T1">Belajar Kayak Bayi Kenalan Sama Dunia:</text:span></text:span><text:span text:style-name="T1"> Inget nggak (atau coba tanya orang tuamu), gimana kamu waktu bayi bisa ngenalin mana Ibu mana Ayah? Awalnya mungkin semua muka sama aja. Tapi setelah liat muka Ibu berkali-kali, denger suaranya, diasosiasiin sama pelukan hangat atau makanan, otakmu mulai 'nangkep polanya'. Nah, lain kali liat muka yang mirip polanya, kamu 'ngeh', "Oh, ini Ibu!". Sama kayak AI, dia 'dikasih liat' banyaaaak banget contoh data (misalnya, ribuan foto kucing), terus dia 'belajar' ngenalin pola atau ciri-ciri umum kucing (punya kumis, telinga lancip, mata bulat, dll.). Nanti kalau dikasih foto baru, dia bisa nebak, "Hmm, kayaknya ini kucing deh," berdasarkan pola yang udah dia pelajari. </text:span></text:p>
              </text:list-item>
              <text:list-item>
                <text:p text:style-name="P122"><text:span text:style-name="Strong_20_Emphasis"><text:span text:style-name="T1">Belajar Kayak Jago Main Game:</text:span></text:span><text:span text:style-name="T1"> Kamu jago main Mobile Legends, Free Fire, atau </text:span><text:span text:style-name="Emphasis"><text:span text:style-name="T1">game</text:span></text:span><text:span text:style-name="T1"> lainnya? Gimana caranya bisa jago? Pasti lewat latihan terus-menerus, kan? Kamu coba strategi A, eh kalah. Coba strategi B, menang! Lama-lama kamu 'belajar' pola permainan, tau </text:span><text:span text:style-name="Emphasis"><text:span text:style-name="T1">item</text:span></text:span><text:span text:style-name="T1"> apa yang bagus, kapan harus nyerang kapan harus mundur. Kamu belajar dari </text:span><text:span text:style-name="Strong_20_Emphasis"><text:span text:style-name="T1">pengalaman (trial and error)</text:span></text:span><text:span text:style-name="T1"> dan </text:span><text:span text:style-name="Strong_20_Emphasis"><text:span text:style-name="T1">hasilnya (menang/kalah)</text:span></text:span><text:span text:style-name="T1">. Beberapa jenis AI juga belajar gitu. Dia 'mencoba' berbagai cara buat nyelesaiin tugas, terus dapet </text:span><text:span text:style-name="Emphasis"><text:span text:style-name="T1">feedback</text:span></text:span><text:span text:style-name="T1"> (ini bagus, ini salah). Dari </text:span><text:span text:style-name="Emphasis"><text:span text:style-name="T1">feedback</text:span></text:span><text:span text:style-name="T1"> itu dia perbaiki diri terus-menerus sampai jadi 'jago'. </text:span></text:p>
              </text:list-item>
              <text:list-item>
                <text:p text:style-name="P31"><text:span text:style-name="Strong_20_Emphasis"><text:span text:style-name="T1">Belajar Kayak Nyorortir Barang:</text:span></text:span><text:span text:style-name="T1"> Bayangin kamu disuruh misahin tumpukan foto liburan keluarga besar. Kamu kelompokkin mana foto yang ada di pantai, mana yang di gunung, mana yang di dalam ruangan. Gimana caranya? Kamu liat ciri-cirinya kan? Ada pasir dan laut berarti pantai, ada pohon tinggi dan jalan menanjak berarti gunung. AI juga bisa 'belajar' ngelompokkin data berdasarkan kesamaan ciri-cirinya, bahkan tanpa dikasih tau nama kelompoknya apa. Dia cari sendiri pola kesamaan antar data. </text:span></text:p>
              </text:list-item>
            </text:list>
            <text:p text:style-name="Text_20_body"><text:span text:style-name="T1">Jadi, inti dari Machine Learning itu sebenernya simpel: </text:span><text:span text:style-name="Strong_20_Emphasis"><text:span text:style-name="T1">Kasih AI data yang buanyaaak banget (INPUT) -&gt; Biarin AI 'ngubek-ngubek' data itu buat nemuin POLA tersembunyi -&gt; AI pakai pola itu buat bikin KEPUTUSAN atau PREDIKSI atau bahkan MENCIPTAKAN sesuatu yang baru (OUTPUT) </text:span></text:span><text:soft-page-break/><text:span text:style-name="Strong_20_Emphasis"><text:span text:style-name="T1">kalo dikasih data baru.</text:span></text:span></text:p>
            <text:p text:style-name="P74">Semakin banyak dan beragam data yang 'dimakan' si AI, biasanya dia bakal makin pintar nemuin pola yang kompleks dan akurat. Inilah 'rahasia' kenapa AI bisa ngelakuin hal-hal keren yang kita lihat sehari-hari. Dia bukan 'ajaib', tapi dia adalah 'murid' super rajin yang belajar dari data super banyak!</text:p>
            <text:p text:style-name="P184"/>
            <text:p text:style-name="Text_20_body"><text:span text:style-name="Strong_20_Emphasis"><text:span text:style-name="T1">(Opsional) Tips Tambahan:</text:span></text:span></text:p>
            <text:p text:style-name="Quotations"><text:span text:style-name="Strong_20_Emphasis"><text:span text:style-name="T1">Tips Medsos Lagi: Kenapa Feed Kamu Gitu-gitu Aja?</text:span></text:span><text:span text:style-name="T1"> Pernah ngerasa isi </text:span><text:span text:style-name="Emphasis"><text:span text:style-name="T1">feed</text:span></text:span><text:span text:style-name="T1"> medsos atau rekomendasi YouTube kamu gitu-gitu aja? Itu karena algoritma ML-nya udah 'belajar' pola kesukaanmu dan cenderung ngasih hal yang mirip terus. Kalau mau lihat hal baru, coba deh sengaja </text:span><text:span text:style-name="Emphasis"><text:span text:style-name="T1">like</text:span></text:span><text:span text:style-name="T1">, tonton, atau cari topik yang beda dari biasanya. 'Ajarin' lagi si algoritma tentang minat barumu!</text:span></text:p>
            <text:p text:style-name="Text_20_body"><text:span text:style-name="Strong_20_Emphasis"><text:span text:style-name="T1">(Opsional) Kutipan Relevan:</text:span></text:span></text:p>
            <text:p text:style-name="Quotations"><text:span text:style-name="Emphasis"><text:span text:style-name="T1">"Machine learning adalah tentang mengajari komputer bagaimana belajar dari data. Dan seperti manusia, mereka belajar dari pengalaman."</text:span></text:span><text:span text:style-name="T1"> - (Pernyataan umum yang sering dikutip tentang ML)</text:span></text:p>
            <text:p text:style-name="Text_20_body"><text:span text:style-name="Strong_20_Emphasis"><text:span text:style-name="T1">(Opsional) Prompt Pembuatan Gambar Ilustrasi:</text:span></text:span></text:p>
            <text:p text:style-name="Quotations"><text:span text:style-name="Emphasis"><text:span text:style-name="T1">Gambarkan diagram alur sederhana: 1. Sebuah 'awan' besar berisi berbagai ikon data (teks, gambar, angka) berlabel "INPUT DATA". 2. Panah menunjuk ke sebuah 'otak' AI bergigi roda (gear) yang sedang berputar dengan tulisan "PENCARIAN POLA (ML)". 3. Panah menunjuk ke beberapa hasil berbeda: ikon grafik prediksi, ikon bola lampu ide/keputusan, ikon kuas/pena (kreasi baru), berlabel "OUTPUT (Prediksi/Keputusan/Kreasi)".</text:span></text:span></text:p>
            <text:p text:style-name="P184"/>
            <text:p text:style-name="P74">Silakan berikan perintah "YAX" jika Anda ingin saya melanjutkan ke prompt berikutnya (Prompt Isi Subbab 3.3).</text:p>
          </text:section>
          <text:section text:style-name="Sect1" text:name="feedback-form-28">
            <text:p text:style-name="P166"/>
          </text:section>
        </text:section>
        <text:section text:style-name="Sect1" text:name="97196de608e6ff5f">
          <text:p text:style-name="P74"/>
          <text:section text:style-name="Sect1" text:name="user-query-content-29">
            <text:p text:style-name="P183">YAX </text:p>
          </text:section>
          <text:p text:style-name="P166"><text:soft-page-break/>Tampilkan alur berpikir</text:p>
          <text:section text:style-name="Sect2" text:name="model-response-message-contentr_97196de608e6ff5f">
            <text:p text:style-name="Text_20_body"><text:span text:style-name="T1">Oke, YAX diterima! Setelah tau gimana AI 'belajar', sekarang kita kenalan sama jenis AI yang lagi super ngetren dan paling penting buat ide AI Afterlife: </text:span><text:span text:style-name="Strong_20_Emphasis"><text:span text:style-name="T1">AI Generatif</text:span></text:span><text:span text:style-name="T1">.</text:span></text:p>
            <text:p text:style-name="Text_20_body"><text:span text:style-name="Strong_20_Emphasis"><text:span text:style-name="T1">Jawaban untuk [Prompt Isi Subbab 3.3 - Pembahasan Mendalam]:</text:span></text:span></text:p>
            <text:p text:style-name="Text_20_body"><text:span text:style-name="Strong_20_Emphasis"><text:span text:style-name="T1">(Teks Hasil Generate untuk Isi Subbab 3.3)</text:span></text:span></text:p>
            <text:p text:style-name="Text_20_body"><text:span text:style-name="T1">Di antara berbagai jenis AI, ada satu 'keluarga' AI yang kemampuannya bener-bener bikin kita melongo akhir-akhir ini (apalagi di tahun 2025 ini!), namanya </text:span><text:span text:style-name="Strong_20_Emphasis"><text:span text:style-name="T1">AI Generatif (Generative AI)</text:span></text:span><text:span text:style-name="T1">. Kenapa disebut 'Generatif'? Soalnya, beda sama AI biasa yang mungkin cuma nganalisis data atau ngenalin pola, AI jenis ini jago banget </text:span><text:span text:style-name="Strong_20_Emphasis"><text:span text:style-name="T1">menciptakan (generate)</text:span></text:span><text:span text:style-name="T1"> sesuatu yang baru dan orisinal! Dia bisa 'berkarya' layaknya seniman atau penulis, tapi versi digital.</text:span></text:p>
            <text:p text:style-name="P74">Kamu pasti udah sering denger atau bahkan nyobain beberapa 'anggota keluarga' AI Generatif ini. Siapa aja sih mereka?</text:p>
            <text:list xml:id="list6167157509041433597" text:style-name="L37">
              <text:list-item>
                <text:p text:style-name="P123"><text:span text:style-name="Strong_20_Emphasis"><text:span text:style-name="Emphasis"><text:span text:style-name="T1">Chatbot</text:span></text:span></text:span><text:span text:style-name="Strong_20_Emphasis"><text:span text:style-name="T1"> Super Pintar (ChatGPT, Google Gemini, dll.):</text:span></text:span><text:span text:style-name="T1"> Ini nih yang paling fenomenal. Kamu bisa </text:span><text:span text:style-name="Emphasis"><text:span text:style-name="T1">chatting</text:span></text:span><text:span text:style-name="T1"> sama mereka kayak ngobrol sama temen, tanya soal apa aja (dari resep rendang sampe teori fisika kuantum!), minta dibuatin puisi, dibantuin ngerjain tugas nulis esai, disuruh ngarang cerita pendek, atau bahkan dibantuin bikin kode program komputer! Kemampuan mereka ngolah dan ngasilin teks itu canggih banget. </text:span></text:p>
              </text:list-item>
              <text:list-item>
                <text:p text:style-name="P123"><text:span text:style-name="Strong_20_Emphasis"><text:span text:style-name="T1">Pelukis Digital (Midjourney, Stable Diffusion, DALL-E, AI di Canva/Photoshop, dll.):</text:span></text:span><text:span text:style-name="T1"> Pernah liat gambar-gambar keren atau aneh yang katanya dibuat AI? Nah, ini kerjaan AI </text:span><text:span text:style-name="Emphasis"><text:span text:style-name="T1">image generator</text:span></text:span><text:span text:style-name="T1">. Cukup kasih perintah berupa teks (misalnya, "kucing pake baju adat Aceh naik sepeda di bulan"), eh dia bisa 'ngelukis' gambar sesuai deskripsi kamu dalam hitungan detik! Hasilnya bisa macem-macem, dari realistis sampe surealis. </text:span></text:p>
              </text:list-item>
              <text:list-item>
                <text:p text:style-name="P123"><text:span text:style-name="Strong_20_Emphasis"><text:span text:style-name="T1">Sutradara AI (Sora, Runway ML, dll.):</text:span></text:span><text:span text:style-name="T1"> Ini termasuk yang lagi heboh banget di awal 2025! Bayangin, kamu cuma ngetik deskripsi adegan, misalnya "drone terbang di atas keramaian pasar malam di Banda Aceh saat matahari terbenam", terus AI bisa </text:span><text:span text:style-name="Emphasis"><text:span text:style-name="T1">bikin video pendek</text:span></text:span><text:span text:style-name="T1"> dari teks itu! Meskipun mungkin aksesnya masih terbatas atau hasilnya belum sempurna, ini nunjukkin potensi AI buat 'bikin film' sendiri. </text:span></text:p>
              </text:list-item>
              <text:list-item>
                <text:p text:style-name="P32"><text:span text:style-name="Strong_20_Emphasis"><text:span text:style-name="T1">Komposer Musik AI (Suno, Udio, dll.):</text:span></text:span><text:span text:style-name="T1"> Mau bikin lagu tapi nggak bisa </text:span><text:soft-page-break/><text:span text:style-name="T1">main alat musik atau nulis lirik? Sekarang ada AI yang bisa! Kamu tinggal kasih ide genre (pop, rock, dangdut koplo?), tema lirik, atau bahkan nyanyiin nada simpel, terus AI bisa </text:span><text:span text:style-name="Emphasis"><text:span text:style-name="T1">nyiptain lagu lengkap</text:span></text:span><text:span text:style-name="T1"> dengan musik dan vokal (buatan AI juga!). </text:span></text:p>
              </text:list-item>
            </text:list>
            <text:p text:style-name="Text_20_body"><text:span text:style-name="T1">Gimana caranya AI Generatif ini bisa se-'kreatif' itu? Rahasianya balik lagi ke </text:span><text:span text:style-name="Strong_20_Emphasis"><text:span text:style-name="T1">data latihannya yang super duper masif</text:span></text:span><text:span text:style-name="T1">. ChatGPT dan Gemini 'belajar' dari triliunan kata dan kalimat dari buku, artikel, website, dan percakapan di internet. AI gambar 'belajar' dari miliaran gambar beserta deskripsinya. AI video dan musik juga 'belajar' dari data video dan audio yang jumlahnya nggak kalah gila. Dari data raksasa itulah mereka 'nangkep' pola-pola kompleks tentang bahasa, visual, suara, dan struktur, lalu pakai pola itu buat </text:span><text:span text:style-name="Emphasis"><text:span text:style-name="T1">generate</text:span></text:span><text:span text:style-name="T1"> karya baru.</text:span></text:p>
            <text:p text:style-name="P74">Hebat banget kan kemampuannya? Ini bikin kita makin mikir, kalau AI bisa 'niruin' gaya ngomong atau bahkan 'bikin karya' baru, gimana kalau dia 'belajar' dari data spesifik satu orang? Makin kebayang kan potensi (dan tantangan!) buat AI Afterlife? Kalau kamu belum pernah coba, mungkin sekarang saat yang pas buat 'kenalan' langsung sama salah satu AI Generatif ini (banyak yang gratis kok!) biar bisa ngerasain sendiri kemampuannya.</text:p>
            <text:p text:style-name="P184"/>
            <text:p text:style-name="Text_20_body"><text:span text:style-name="Strong_20_Emphasis"><text:span text:style-name="T1">(Opsional) Tips Tambahan:</text:span></text:span></text:p>
            <text:p text:style-name="Quotations"><text:span text:style-name="Strong_20_Emphasis"><text:span text:style-name="T1">Tips Nge-Prompt AI: Jadi 'Sutradara' yang Jelas!</text:span></text:span><text:span text:style-name="T1"> Mau dapet hasil maksimal dari AI Generatif (chat, gambar, dll.)? Kuncinya ada di </text:span><text:span text:style-name="Emphasis"><text:span text:style-name="T1">prompt</text:span></text:span><text:span text:style-name="T1"> atau perintah yang kamu kasih. Coba deh kasih instruksi yang </text:span><text:span text:style-name="Strong_20_Emphasis"><text:span text:style-name="T1">jelas, detail, dan spesifik</text:span></text:span><text:span text:style-name="T1">. Misalnya, daripada cuma bilang "buat gambar kucing", coba "buat gambar </text:span><text:span text:style-name="Emphasis"><text:span text:style-name="T1">photorealistic</text:span></text:span><text:span text:style-name="T1"> seekor kucing oren gemuk sedang tidur di atas tumpukan buku tua di perpustakaan remang-remang". Makin jelas arahanmu, makin bagus (biasanya) hasil dari si AI.</text:span></text:p>
            <text:p text:style-name="Text_20_body"><text:span text:style-name="Strong_20_Emphasis"><text:span text:style-name="T1">(Opsional) Kutipan Relevan:</text:span></text:span></text:p>
            <text:p text:style-name="Quotations"><text:span text:style-name="Emphasis"><text:span text:style-name="T1">"AI Generatif adalah tentang mengajari mesin untuk bermimpi."</text:span></text:span><text:span text:style-name="T1"> - Fei-Fei Li (Ilmuwan AI terkemuka)</text:span></text:p>
            <text:p text:style-name="Text_20_body"><text:span text:style-name="Strong_20_Emphasis"><text:span text:style-name="T1">(Opsional) Prompt Pembuatan Gambar Ilustrasi:</text:span></text:span></text:p>
            <text:p text:style-name="Quotations"><text:soft-page-break/><text:span text:style-name="Emphasis"><text:span text:style-name="T1">Gambarkan sebuah 'pabrik ide' digital. Di satu sisi, masuk 'bahan baku' berupa ikon data. Di tengah, ada mesin AI Generatif yang kompleks dan bersinar. Di sisi output, keluar berbagai macam 'produk': lembaran teks, kanvas dengan lukisan abstrak, rol film, dan not musik.</text:span></text:span></text:p>
            <text:p text:style-name="P184"/>
            <text:p text:style-name="P74">Silakan berikan perintah "YAX" jika Anda ingin saya melanjutkan ke prompt berikutnya (Prompt Isi Subbab 3.4).</text:p>
          </text:section>
          <text:section text:style-name="Sect1" text:name="feedback-form-29">
            <text:p text:style-name="P166"/>
          </text:section>
        </text:section>
        <text:section text:style-name="Sect1" text:name="a03e215d306b4b6c">
          <text:p text:style-name="P74"/>
          <text:section text:style-name="Sect1" text:name="user-query-content-30">
            <text:p text:style-name="P183">yax </text:p>
          </text:section>
          <text:p text:style-name="P166">Tampilkan alur berpikir</text:p>
          <text:section text:style-name="Sect2" text:name="model-response-message-contentr_a03e215d306b4b6c">
            <text:p text:style-name="P74">Oke, YAX diterima! Ini bagian yang agak bikin mikir keras nih, tapi penting banget.</text:p>
            <text:p text:style-name="Text_20_body"><text:span text:style-name="Strong_20_Emphasis"><text:span text:style-name="T1">Jawaban untuk [Prompt Isi Subbab 3.4 - Pembahasan Mendalam]:</text:span></text:span></text:p>
            <text:p text:style-name="Text_20_body"><text:span text:style-name="Strong_20_Emphasis"><text:span text:style-name="T1">(Teks Hasil Generate untuk Isi Subbab 3.4)</text:span></text:span></text:p>
            <text:p text:style-name="Text_20_body"><text:span text:style-name="T1">Setelah lihat betapa canggihnya AI Generatif kayak ChatGPT atau Gemini (per April 2025 ini) yang bisa ngobrol lancar, nulis cerita, bahkan bikin gambar, pertanyaan gedenya muncul: </text:span><text:span text:style-name="Strong_20_Emphasis"><text:span text:style-name="T1">Apakah AI itu beneran 'ngerti' apa yang dia omongin atau dia bikin? Apakah dia 'memahami' kita, manusia, dari semua teks dan gambar yang dia lahap?</text:span></text:span></text:p>
            <text:p text:style-name="Text_20_body"><text:span text:style-name="T1">Jawabannya, sampai saat ini, cenderung </text:span><text:span text:style-name="Strong_20_Emphasis"><text:span text:style-name="T1">belum</text:span></text:span><text:span text:style-name="T1">. AI itu jago banget, iya. Tapi 'kepintaran'-nya beda sama 'pemahaman' manusia. Gimana bedainnya?</text:span></text:p>
            <text:list xml:id="list2597972493838566964" text:style-name="L38">
              <text:list-item>
                <text:p text:style-name="P33"><text:span text:style-name="Strong_20_Emphasis"><text:span text:style-name="T1">AI: Jago Niru Pola Statistik.</text:span></text:span><text:span text:style-name="T1"> AI, terutama model bahasa raksasa (Large Language Models/LLMs) kayak ChatGPT, itu pada dasarnya adalah mesin </text:span><text:span text:style-name="Strong_20_Emphasis"><text:span text:style-name="T1">pencocok pola (pattern matching)</text:span></text:span><text:span text:style-name="T1"> super canggih. Dia udah 'nelen' triliunan kata dan kalimat dari internet, terus dia 'belajar' probabilitas atau kemungkinan: kata apa yang biasanya muncul setelah kata tertentu? Struktur kalimat kayak gimana yang paling umum? Pola piksel apa yang biasanya membentuk gambar 'kucing'? Dia jago banget meniru gaya bahasa manusia karena dia udah 'hafal' polanya dari data yang super banyak. Jadi, pas dia jawab pertanyaanmu atau nulis cerita, </text:span><text:soft-page-break/><text:span text:style-name="T1">dia sebenernya lagi 'nebak' urutan kata yang paling mungkin muncul berdasarkan pola yang udah dia pelajari. Dia jago banget </text:span><text:span text:style-name="Strong_20_Emphasis"><text:span text:style-name="T1">simulasi</text:span></text:span><text:span text:style-name="T1">, tapi bukan pemahaman sejati.</text:span></text:p>
              </text:list-item>
              <text:list-item>
                <text:p text:style-name="P33"><text:span text:style-name="Strong_20_Emphasis"><text:span text:style-name="T1">Manusia: Paham Konteks, Makna, dan Rasa.</text:span></text:span><text:span text:style-name="T1"> Nah, kalau kita, manusia, ngerti sesuatu itu beda. Pemahaman kita melibatkan:</text:span></text:p>
                <text:list>
                  <text:list-item>
                    <text:p text:style-name="P124"><text:span text:style-name="Strong_20_Emphasis"><text:span text:style-name="T1">Konteks:</text:span></text:span><text:span text:style-name="T1"> Kita tau kalau kata "dingin" bisa berarti suhu udara atau sifat orang, tergantung situasi. </text:span></text:p>
                  </text:list-item>
                  <text:list-item>
                    <text:p text:style-name="P124"><text:span text:style-name="Strong_20_Emphasis"><text:span text:style-name="T1">Akal Sehat (</text:span></text:span><text:span text:style-name="Strong_20_Emphasis"><text:span text:style-name="Emphasis"><text:span text:style-name="T1">Common Sense</text:span></text:span></text:span><text:span text:style-name="Strong_20_Emphasis"><text:span text:style-name="T1">):</text:span></text:span><text:span text:style-name="T1"> Kita tau kalau gajah nggak bisa terbang, meskipun nggak pernah ada data eksplisit yang bilang gitu. </text:span></text:p>
                  </text:list-item>
                  <text:list-item>
                    <text:p text:style-name="P124"><text:span text:style-name="Strong_20_Emphasis"><text:span text:style-name="T1">Pengalaman Dunia Nyata:</text:span></text:span><text:span text:style-name="T1"> Kita tau rasanya jatuh, seneng, sedih, kecewa. </text:span></text:p>
                  </text:list-item>
                  <text:list-item>
                    <text:p text:style-name="P124"><text:span text:style-name="Strong_20_Emphasis"><text:span text:style-name="T1">Emosi &amp; Niat:</text:span></text:span><text:span text:style-name="T1"> Kita bisa nangkep sarkasme ("Wah, </text:span><text:span text:style-name="Emphasis"><text:span text:style-name="T1">rajin banget</text:span></text:span><text:span text:style-name="T1"> kamu ya!" padahal maksudnya males), ironi, humor, atau niat terselubung di balik omongan orang. </text:span></text:p>
                  </text:list-item>
                  <text:list-item>
                    <text:p text:style-name="P33"><text:span text:style-name="Strong_20_Emphasis"><text:span text:style-name="T1">Kesadaran:</text:span></text:span><text:span text:style-name="T1"> Kita punya pengalaman subjektif 'merasakan' dan 'mengalami' dunia dari sudut pandang 'aku'. </text:span></text:p>
                  </text:list-item>
                </text:list>
              </text:list-item>
            </text:list>
            <text:p text:style-name="Text_20_body"><text:span text:style-name="Strong_20_Emphasis"><text:span text:style-name="T1">AI (sampai April 2025) masih kesulitan banget sama hal-hal ini.</text:span></text:span><text:span text:style-name="T1"> Coba aja kasih AI kalimat sarkastik, atau peribahasa daerah (misalnya Bahasa Aceh), atau suruh dia jelasin lelucon yang butuh pemahaman budaya. Seringkali dia gagal 'nangkep' makna sebenarnya atau jawabannya jadi kaku dan aneh. Dia bisa </text:span><text:span text:style-name="Emphasis"><text:span text:style-name="T1">ngomong</text:span></text:span><text:span text:style-name="T1"> seolah-olah dia punya empati ("Saya turut prihatin mendengarnya"), tapi dia nggak bener-bener </text:span><text:span text:style-name="Emphasis"><text:span text:style-name="T1">merasakan</text:span></text:span><text:span text:style-name="T1"> prihatin itu. Itu cuma respons paling mungkin secara statistik berdasarkan data latihannya.</text:span></text:p>
            <text:p text:style-name="Text_20_body"><text:span text:style-name="T1">Jadi, kesimpulannya? Meskipun AI Generatif itu luar biasa canggih dalam meniru cara kita berkomunikasi dan berkarya, penting banget buat kita inget bahwa itu adalah </text:span><text:span text:style-name="Strong_20_Emphasis"><text:span text:style-name="T1">simulasi tingkat tinggi</text:span></text:span><text:span text:style-name="T1">, bukan </text:span><text:span text:style-name="Strong_20_Emphasis"><text:span text:style-name="T1">pemahaman atau kesadaran sejati</text:span></text:span><text:span text:style-name="T1">. Dia bisa proses bahasa, tapi belum tentu paham maknanya kayak kita. Perbedaan fundamental inilah yang jadi salah satu tantangan terbesar kalau kita mau bikin 'kembaran digital' yang bener-bener terasa 'hidup' dan 'ngerti' kita lewat AI Afterlife.</text:span></text:p>
            <text:p text:style-name="P184"/>
            <text:p text:style-name="Text_20_body"><text:span text:style-name="Strong_20_Emphasis"><text:span text:style-name="T1">(Opsional) Tips Tambahan:</text:span></text:span></text:p>
            <text:p text:style-name="Quotations"><text:span text:style-name="Strong_20_Emphasis"><text:span text:style-name="T1">Tips Ngetes AI: Kasih Pertanyaan Jebakan!</text:span></text:span><text:span text:style-name="T1"> Penasaran sama </text:span><text:soft-page-break/><text:span text:style-name="T1">batas 'pemahaman' AI? Coba deh ajak ngobrol chatbot favoritmu terus kasih pertanyaan yang butuh </text:span><text:span text:style-name="Emphasis"><text:span text:style-name="T1">common sense</text:span></text:span><text:span text:style-name="T1">, pemahaman sarkasme, atau dilema moral yang rumit. Lihat gimana dia jawab. Kadang jawabannya bisa lucu, kadang aneh, kadang malah ngasih jawaban 'aman' yang normatif. Ini bisa jadi cara seru buat ngeliat bedanya kecerdasan mesin sama kecerdasan manusia.</text:span></text:p>
            <text:p text:style-name="Text_20_body"><text:span text:style-name="Strong_20_Emphasis"><text:span text:style-name="T1">(Opsional) Kutipan Relevan:</text:span></text:span></text:p>
            <text:p text:style-name="Quotations"><text:span text:style-name="Emphasis"><text:span text:style-name="T1">"Pertanyaan tentang apakah mesin bisa berpikir... sama relevannya dengan pertanyaan apakah kapal selam bisa berenang."</text:span></text:span><text:span text:style-name="T1"> - Edsger W. Dijkstra (Ilmuwan Komputer) - </text:span><text:span text:style-name="Emphasis"><text:span text:style-name="T1">Menyiratkan bahwa cara mesin 'berpikir' mungkin sangat berbeda dengan cara manusia, jadi membandingkannya secara langsung bisa jadi kurang tepat.</text:span></text:span></text:p>
            <text:p text:style-name="Text_20_body"><text:span text:style-name="Strong_20_Emphasis"><text:span text:style-name="T1">(Opsional) Prompt Pembuatan Gambar Ilustrasi:</text:span></text:span></text:p>
            <text:p text:style-name="Quotations"><text:span text:style-name="Emphasis"><text:span text:style-name="T1">Gambarkan dua kepala (siluet) saling berhadapan. Kepala pertama (manusia) di dalamnya ada ikon hati, otak dengan tanda tanya dan seru, serta gelembung warna-warni (emosi/pengalaman). Kepala kedua (AI) di dalamnya ada jaringan sirkuit yang rapi, angka 0 dan 1, dan ikon grafik statistik, tapi bagian tengahnya kosong atau ada ikon tanda tanya besar. Di antara keduanya ada gelembung chat berisi kalimat ambigu seperti "Dingin banget ya orang itu."</text:span></text:span></text:p>
            <text:p text:style-name="P184"/>
            <text:p text:style-name="Text_20_body"><text:span text:style-name="T1">Bab 3 selesai di sini. Silakan berikan perintah "YAX" jika Anda ingin saya melanjutkan ke </text:span><text:span text:style-name="Strong_20_Emphasis"><text:span text:style-name="T1">Pengantar Bab 4</text:span></text:span><text:span text:style-name="T1">.</text:span></text:p>
          </text:section>
          <text:section text:style-name="Sect1" text:name="feedback-form-30">
            <text:p text:style-name="P166"/>
          </text:section>
        </text:section>
        <text:section text:style-name="Sect1" text:name="7085b10c91cab2ba">
          <text:p text:style-name="P74"/>
          <text:section text:style-name="Sect1" text:name="user-query-content-31">
            <text:p text:style-name="P183">yax </text:p>
          </text:section>
          <text:p text:style-name="P166">Tampilkan alur berpikir</text:p>
          <text:section text:style-name="Sect2" text:name="model-response-message-contentr_7085b10c91cab2ba">
            <text:p text:style-name="Text_20_body"><text:span text:style-name="T1">Oke, YAX diterima! Kita masuk </text:span><text:span text:style-name="Strong_20_Emphasis"><text:span text:style-name="T1">Bab 4</text:span></text:span><text:span text:style-name="T1">, tempat kita akan ngintip 'mesin penerjemah' super canggih di dalam AI.</text:span></text:p>
            <text:p text:style-name="Text_20_body"><text:span text:style-name="Strong_20_Emphasis"><text:span text:style-name="T1">Jawaban untuk [Prompt Pengantar Bab 4]:</text:span></text:span></text:p>
            <text:p text:style-name="Text_20_body"><text:span text:style-name="Strong_20_Emphasis"><text:span text:style-name="T1">(Teks Hasil Generate untuk Pengantar Bab 4)</text:span></text:span></text:p>
            <text:p text:style-name="Text_20_body"><text:soft-page-break/><text:span text:style-name="T1">Di Bab 3 kita udah liat kan, gimana AI Generatif itu jago banget 'ngomong' dan 'nulis' mirip manusia, tapi kita juga jadi ragu, apa dia beneran 'ngerti'? Nah, pertanyaan itu ngebawa kita ke teknologi kunci yang jadi 'jembatan' antara bahasa kita yang penuh warna (dan kadang ribet!) sama logika komputer yang kaku: </text:span><text:span text:style-name="Strong_20_Emphasis"><text:span text:style-name="T1">Pemesrosesan Bahasa Alami</text:span></text:span><text:span text:style-name="T1"> atau </text:span><text:span text:style-name="Strong_20_Emphasis"><text:span text:style-name="T1">Natural Language Processing (NLP)</text:span></text:span><text:span text:style-name="T1">.</text:span></text:p>
            <text:p text:style-name="Text_20_body"><text:span text:style-name="T1">Anggap aja NLP ini kayak </text:span><text:span text:style-name="Emphasis"><text:span text:style-name="T1">translator</text:span></text:span><text:span text:style-name="T1"> super canggih sekaligus guru bahasa buat si AI. Dialah yang 'ngajarin' komputer gimana caranya 'ngebaca', 'ngertiin' (dalam tanda kutip, ya!), dan bahkan 'ngebales' omongan atau tulisan kita pakai Bahasa Indonesia, Bahasa Inggris, mungkin suatu saat Bahasa Aceh, atau bahasa manusia lainnya. Tanpa NLP, AI kayak ChatGPT atau Google Assistant nggak bakal bisa ngerti perintah suara atau pertanyaan ketikan kita.</text:span></text:p>
            <text:p text:style-name="Text_20_body"><text:span text:style-name="T1">Nah, kalau buat konsep </text:span><text:span text:style-name="Strong_20_Emphasis"><text:span text:style-name="T1">AI Afterlife</text:span></text:span><text:span text:style-name="T1">, peran NLP ini jadi </text:span><text:span text:style-name="Strong_20_Emphasis"><text:span text:style-name="T1">super duper penting</text:span></text:span><text:span text:style-name="T1">. Gimana caranya 'kembaran digital' bisa 'ngobrol' atau 'nulis chat' yang gaya bahasanya mirip sama orang aslinya kalau nggak ada teknologi yang bisa 'bongkar pasang' bahasa manusia?</text:span></text:p>
            <text:p text:style-name="P74">Di Bab 4 ini, kita bakal kupas tuntas si NLP ini:</text:p>
            <text:list xml:id="list632808814343616605" text:style-name="L39">
              <text:list-item>
                <text:p text:style-name="P125"><text:span text:style-name="T1">Gimana sih </text:span><text:span text:style-name="Strong_20_Emphasis"><text:span text:style-name="T1">cara kerjanya</text:span></text:span><text:span text:style-name="T1"> secara sederhana? Kok bisa komputer 'diajarin' bahasa kita? </text:span></text:p>
              </text:list-item>
              <text:list-item>
                <text:p text:style-name="P125"><text:span text:style-name="T1">Seberapa jauh NLP bisa dipakai buat </text:span><text:span text:style-name="Strong_20_Emphasis"><text:span text:style-name="T1">'ngebaca' karakter atau kepribadian</text:span></text:span><text:span text:style-name="T1"> seseorang cuma dari gaya tulisannya? (Ini penting banget buat AI Afterlife!) </text:span></text:p>
              </text:list-item>
              <text:list-item>
                <text:p text:style-name="P34"><text:span text:style-name="T1">Apa aja </text:span><text:span text:style-name="Strong_20_Emphasis"><text:span text:style-name="T1">tantangan terberat</text:span></text:span><text:span text:style-name="T1"> NLP buat nangkep hal-hal unik bahasa kita kayak humor, sindiran halus, atau perasaan yang nggak diungkapin langsung? </text:span></text:p>
              </text:list-item>
            </text:list>
            <text:p text:style-name="P74">Kita bakal lihat gimana teknologi ini mencoba menjembatani dunia kata-kata manusia yang kaya makna dengan dunia kode komputer yang logis. Siap buat kenalan sama 'penerjemah' andalan AI? Yuk, lanjut!</text:p>
            <text:p text:style-name="P184"/>
            <text:p text:style-name="Text_20_body"><text:span text:style-name="Strong_20_Emphasis"><text:span text:style-name="T1">(Opsional) Tips Tambahan:</text:span></text:span></text:p>
            <text:p text:style-name="Quotations"><text:span text:style-name="Strong_20_Emphasis"><text:span text:style-name="T1">Tips Sadar Teknologi: NLP di Sekitarmu!</text:span></text:span><text:span text:style-name="T1"> Coba deh perhatiin lagi aplikasi yang kamu pakai. Pernah pakai Google Translate buat nerjemahin lirik lagu atau chat dari temen luar negeri? Atau pas ngetik email/dokumen, ada saran perbaikan tata bahasa? Itu semua </text:span><text:soft-page-break/><text:span text:style-name="T1">contoh kerjaan NLP! Makin sering kita 'ngeh', makin kita ngerti seberapa jauh teknologi ini udah meresap di hidup kita (per April 2025 ini).</text:span></text:p>
            <text:p text:style-name="Text_20_body"><text:span text:style-name="Strong_20_Emphasis"><text:span text:style-name="T1">(Opsional) Kutipan Relevan:</text:span></text:span></text:p>
            <text:p text:style-name="Quotations"><text:span text:style-name="Emphasis"><text:span text:style-name="T1">"Batas bahasaku berarti batas duniaku."</text:span></text:span><text:span text:style-name="T1"> - Ludwig Wittgenstein (Filsuf) - </text:span><text:span text:style-name="Emphasis"><text:span text:style-name="T1">Menunjukkan betapa pentingnya bahasa dalam membentuk pemahaman kita tentang dunia, sebuah tantangan bagi AI untuk menirunya.</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jembatan digital yang menghubungkan dua sisi. Di sisi kiri, ada ikon gelembung-gelembung chat, buku terbuka, dan mikrofon (melambangkan bahasa manusia yang kaya &amp; beragam). Di sisi kanan, ada ikon chip komputer, kode biner (0101), dan flowchart (melambangkan logika komputer). Di atas jembatan itu ada tulisan "NLP" (Natural Language Processing).</text:span></text:span></text:p>
            <text:p text:style-name="P184"/>
            <text:p text:style-name="P74">Silakan berikan perintah "YAX" jika Anda ingin saya melanjutkan ke prompt berikutnya (Prompt Isi Subbab 4.1).</text:p>
          </text:section>
          <text:section text:style-name="Sect1" text:name="feedback-form-31">
            <text:p text:style-name="P166"/>
          </text:section>
        </text:section>
        <text:section text:style-name="Sect1" text:name="eab639a0eb6dd3d1">
          <text:p text:style-name="P74"/>
          <text:section text:style-name="Sect1" text:name="user-query-content-32">
            <text:p text:style-name="P183">Yax </text:p>
          </text:section>
          <text:p text:style-name="P166">Tampilkan alur berpikir</text:p>
          <text:section text:style-name="Sect2" text:name="model-response-message-contentr_eab639a0eb6dd3d1">
            <text:p text:style-name="P166"/>
          </text:section>
          <text:section text:style-name="Sect1" text:name="feedback-form-32">
            <text:p text:style-name="P166"/>
          </text:section>
        </text:section>
        <text:section text:style-name="Sect1" text:name="e34c817a0f9a5485">
          <text:p text:style-name="P74"/>
          <text:section text:style-name="Sect1" text:name="user-query-content-33">
            <text:p text:style-name="P183">present it </text:p>
          </text:section>
          <text:p text:style-name="P166">Tampilkan alur berpikir</text:p>
          <text:section text:style-name="Sect2" text:name="model-response-message-contentr_e34c817a0f9a5485">
            <text:p text:style-name="Text_20_body"><text:span text:style-name="T1">Oke, siap! Sesuai permintaan, saya akan langsung menyajikan jawaban untuk prompt </text:span><text:span text:style-name="Strong_20_Emphasis"><text:span text:style-name="T1">Isi Subbab 4.1</text:span></text:span><text:span text:style-name="T1">.</text:span></text:p>
            <text:p text:style-name="Text_20_body"><text:span text:style-name="Strong_20_Emphasis"><text:span text:style-name="T1">Jawaban untuk [Prompt Isi Subbab 4.1 - Pembahasan Mendalam]:</text:span></text:span></text:p>
            <text:p text:style-name="Text_20_body"><text:soft-page-break/><text:span text:style-name="Strong_20_Emphasis"><text:span text:style-name="T1">(Teks Hasil Generate untuk Isi Subbab 4.1)</text:span></text:span></text:p>
            <text:p text:style-name="Text_20_body"><text:span text:style-name="T1">Jadi, gimana sih caranya 'ngajarin' komputer biar bisa 'ngerti' bahasa kita yang penuh aturan tapi juga sering seenaknya sendiri ini (apalagi kalau udah campur bahasa daerah atau bahasa gaul!)? Nah, para ilmuwan komputer pakai serangkaian teknik canggih yang tergabung dalam </text:span><text:span text:style-name="Strong_20_Emphasis"><text:span text:style-name="T1">Natural Language Processing (NLP)</text:span></text:span><text:span text:style-name="T1">. Anggap aja ini kayak kurikulum sekolah bahasa buat si AI.</text:span></text:p>
            <text:p text:style-name="P74">Prosesnya nggak sesimpel ngasih kamus terus suruh baca. Ada beberapa langkah dasar (kita bahas yang gampang-gampang aja ya):</text:p>
            <text:list xml:id="list8719320777193113645" text:style-name="L40">
              <text:list-item>
                <text:p text:style-name="P126"><text:span text:style-name="Strong_20_Emphasis"><text:span text:style-name="T1">'Motong-motong' Kalimat (Tokenization):</text:span></text:span><text:span text:style-name="T1"> Langkah pertama, komputer harus bisa misahin kalimat jadi unit-unit kecil, biasanya per kata atau tanda baca. Kayak misahin potongan-potongan </text:span><text:span text:style-name="Emphasis"><text:span text:style-name="T1">puzzle</text:span></text:span><text:span text:style-name="T1"> gitu. </text:span></text:p>
                <text:list>
                  <text:list-item>
                    <text:p text:style-name="P174">Contoh: Kalimat "Saya suka makan mie Aceh di Banda Aceh." </text:p>
                  </text:list-item>
                  <text:list-item>
                    <text:p text:style-name="P174">Dipotong jadi: [ "Saya", "suka", "makan", "mie", "Aceh", "di", "Banda", "Aceh", "." ] </text:p>
                  </text:list-item>
                </text:list>
              </text:list-item>
              <text:list-item>
                <text:p text:style-name="P126"><text:span text:style-name="Strong_20_Emphasis"><text:span text:style-name="T1">Ngenalin Jenis Kata (Part-of-Speech Tagging):</text:span></text:span><text:span text:style-name="T1"> Setelah dipotong, komputer 'belajar' ngenalin jenis tiap kata: mana kata benda (kayak 'mie', 'Banda Aceh'), mana kata kerja ('suka', 'makan'), mana kata sifat, kata depan ('di'), dll. Ini penting biar komputer tau fungsi tiap kata dalam kalimat. Kayak ngasih label ke tiap potongan </text:span><text:span text:style-name="Emphasis"><text:span text:style-name="T1">puzzle</text:span></text:span><text:span text:style-name="T1">. </text:span></text:p>
              </text:list-item>
              <text:list-item>
                <text:p text:style-name="P126"><text:span text:style-name="Strong_20_Emphasis"><text:span text:style-name="T1">Ngertiin Struktur Kalimat (Parsing/Syntax Analysis):</text:span></text:span><text:span text:style-name="T1"> Ini kayak ngerangkai potongan </text:span><text:span text:style-name="Emphasis"><text:span text:style-name="T1">puzzle</text:span></text:span><text:span text:style-name="T1"> sesuai bentuknya. Komputer belajar ngenalin struktur gramatikal kalimat: siapa subjeknya (Saya), apa predikatnya (suka makan), apa objeknya (mie Aceh), di mana keterangannya (di Banda Aceh). Biar nggak salah nangkep arti kalimat gitu. </text:span></text:p>
              </text:list-item>
              <text:list-item>
                <text:p text:style-name="P126"><text:span text:style-name="Strong_20_Emphasis"><text:span text:style-name="T1">Nyari Makna (Semantics):</text:span></text:span><text:span text:style-name="T1"> Nah, ini udah mulai agak rumit. Komputer mencoba 'nangkep' makna dari kata dan kalimat secara keseluruhan. Dia mungkin pakai kamus digital raksasa atau belajar dari konteks kalimat-kalimat lain yang pernah dia 'baca'. Tujuannya biar dia nggak cuma tau struktur, tapi juga 'ngeh' sama artinya. Kayak udah bisa ngeliat gambar utuh dari </text:span><text:span text:style-name="Emphasis"><text:span text:style-name="T1">puzzle</text:span></text:span><text:span text:style-name="T1"> yang dirangkai. </text:span></text:p>
              </text:list-item>
              <text:list-item>
                <text:p text:style-name="P35"><text:span text:style-name="Strong_20_Emphasis"><text:span text:style-name="T1">Ngenalin 'Nama Penting' (Named Entity Recognition - NER):</text:span></text:span><text:span text:style-name="T1"> Komputer juga diajarin buat ngenalin entitas khusus kayak nama orang (misal, 'Sultan Iskandar Muda'), nama tempat ('Masjid Raya Baiturrahman', 'Pantai Lampuuk'), nama organisasi, merek, tanggal, dll. </text:span><text:soft-page-break/><text:span text:style-name="T1">Biar dia bisa bedain mana kata biasa, mana 'nama penting'. </text:span></text:p>
              </text:list-item>
            </text:list>
            <text:p text:style-name="P74">Semua langkah ini (dan banyak lagi yang lebih rumit!) kerja barengan biar komputer bisa 'memproses' bahasa kita. Hasilnya bisa kita lihat di mana-mana per April 2025 ini:</text:p>
            <text:list xml:id="list9149739609784562355" text:style-name="L41">
              <text:list-item>
                <text:p text:style-name="P127"><text:span text:style-name="Strong_20_Emphasis"><text:span text:style-name="T1">Google Translate:</text:span></text:span><text:span text:style-name="T1"> Bisa nerjemahin dari Bahasa Indonesia ke Inggris (atau sebaliknya) dengan lumayan oke, bahkan kadang ngerti sedikit bahasa gaul. Itu kerja keras NLP di belakangnya! </text:span></text:p>
              </text:list-item>
              <text:list-item>
                <text:p text:style-name="P127"><text:span text:style-name="Emphasis"><text:span text:style-name="Strong_20_Emphasis"><text:span text:style-name="T1">Autocorrect/Autocomplete</text:span></text:span></text:span><text:span text:style-name="T1">: Pas ngetik di HP, eh ada saran kata atau pembetulan typo Bahasa Indonesia? Itu NLP lagi 'nebak' kata yang kamu maksud. </text:span></text:p>
              </text:list-item>
              <text:list-item>
                <text:p text:style-name="P127"><text:span text:style-name="Strong_20_Emphasis"><text:span text:style-name="Emphasis"><text:span text:style-name="T1">Chatbot</text:span></text:span></text:span><text:span text:style-name="Strong_20_Emphasis"><text:span text:style-name="T1"> Sederhana:</text:span></text:span><text:span text:style-name="T1"> Pernah chat sama </text:span><text:span text:style-name="Emphasis"><text:span text:style-name="T1">customer service</text:span></text:span><text:span text:style-name="T1"> operator seluler (Telkomsel, XL, Indosat) atau toko online lewat chat? Kalau jawabannya terasa agak kaku atau template, itu kemungkinan besar pakai </text:span><text:span text:style-name="Emphasis"><text:span text:style-name="T1">chatbot</text:span></text:span><text:span text:style-name="T1"> berbasis NLP sederhana yang ngertiin kata kunci pertanyaanmu. </text:span></text:p>
              </text:list-item>
              <text:list-item>
                <text:p text:style-name="P36"><text:span text:style-name="Strong_20_Emphasis"><text:span text:style-name="T1">Filter Spam Email:</text:span></text:span><text:span text:style-name="T1"> Gimana Google Mail atau email lain bisa misahin mana email penting mana email spam (penipuan, iklan nggak jelas)? NLP bantu nganalisis isi email buat ngenalin ciri-ciri spam. </text:span></text:p>
              </text:list-item>
            </text:list>
            <text:p text:style-name="P74">Jadi, NLP inilah 'mesin' yang memungkinkan interaksi bahasa antara kita dan teknologi jadi makin mulus. Dan tentu aja, ini jadi fondasi super penting kalau mau bikin AI yang bisa 'ngobrol' layaknya manusia di AI Afterlife.</text:p>
            <text:p text:style-name="P184"/>
            <text:p text:style-name="Text_20_body"><text:span text:style-name="Strong_20_Emphasis"><text:span text:style-name="T1">(Opsional) Tips Tambahan:</text:span></text:span></text:p>
            <text:p text:style-name="Quotations"><text:span text:style-name="Strong_20_Emphasis"><text:span text:style-name="T1">Tips Bahasa &amp; Teknologi: Manfaatin Google Translate (tapi kritis!)</text:span></text:span><text:span text:style-name="T1"> Google Translate itu alat bantu hebat buat ngertiin teks bahasa asing atau bahkan belajar bahasa baru. Tapi inget, dia nggak sempurna! Kadang terjemahannya bisa aneh atau kaku, apalagi buat kalimat kompleks atau idiom. Jadi, pakai sebagai alat bantu, tapi jangan telan mentah-mentah hasilnya ya! Tetep kritis.</text:span></text:p>
            <text:p text:style-name="Text_20_body"><text:span text:style-name="Strong_20_Emphasis"><text:span text:style-name="T1">(Opsional) Kutipan Relevan:</text:span></text:span></text:p>
            <text:p text:style-name="Quotations"><text:span text:style-name="Emphasis"><text:span text:style-name="T1">"Bahasa membentuk cara kita berpikir, dan menentukan apa yang bisa kita pikirkan."</text:span></text:span><text:span text:style-name="T1"> - Benjamin Lee Whorf (Linguis) - </text:span><text:span text:style-name="Emphasis"><text:span text:style-name="T1">Menunjukkan betapa dalamnya hubungan bahasa dan pikiran, sebuah tantangan </text:span></text:span><text:soft-page-break/><text:span text:style-name="Emphasis"><text:span text:style-name="T1">besar bagi NLP.</text:span></text:span></text:p>
            <text:p text:style-name="Text_20_body"><text:span text:style-name="Strong_20_Emphasis"><text:span text:style-name="T1">(Opsional) Prompt Pembuatan Gambar Ilustrasi:</text:span></text:span></text:p>
            <text:p text:style-name="Quotations"><text:span text:style-name="Emphasis"><text:span text:style-name="T1">Gambarkan proses langkah-demi-langkah yang fun: 1. Gelembung ucapan berisi kalimat acak Bahasa Indonesia. 2. Panah ke ikon gunting yang memotong kalimat jadi kata-kata. 3. Panah ke ikon tag label yang menempel di tiap kata (kata benda, kerja, sifat). 4. Panah ke ikon rantai yang menghubungkan kata-kata sesuai struktur. 5. Panah ke ikon bola lampu atau otak kecil yang bersinar (makna dipahami). Di bawahnya ada contoh ikon aplikasi (Translate, Autocorrect, Chatbot).</text:span></text:span></text:p>
            <text:p text:style-name="P184"/>
            <text:p text:style-name="P74">Silakan berikan perintah "YAX" jika Anda ingin saya melanjutkan ke prompt berikutnya (Prompt Isi Subbab 4.2).</text:p>
          </text:section>
          <text:section text:style-name="Sect1" text:name="feedback-form-33">
            <text:p text:style-name="P166"/>
          </text:section>
        </text:section>
        <text:section text:style-name="Sect1" text:name="9aadadadef40499e">
          <text:p text:style-name="P74"/>
          <text:section text:style-name="Sect1" text:name="user-query-content-34">
            <text:p text:style-name="P183">YAX </text:p>
          </text:section>
          <text:p text:style-name="P166">Tampilkan alur berpikir</text:p>
          <text:section text:style-name="Sect2" text:name="model-response-message-contentr_9aadadadef40499e">
            <text:p text:style-name="Text_20_body"><text:span text:style-name="T1">Oke, YAX diterima! Kita udah tau NLP bisa 'bongkar pasang' bahasa. Pertanyaan berikutnya, khusus buat AI Afterlife: </text:span><text:span text:style-name="Strong_20_Emphasis"><text:span text:style-name="T1">Bisakah NLP 'ngebaca' kepribadian seseorang cuma dari data teks yang dia tinggalkan?</text:span></text:span></text:p>
            <text:p text:style-name="Text_20_body"><text:span text:style-name="Strong_20_Emphasis"><text:span text:style-name="T1">Jawaban untuk [Prompt Isi Subbab 4.2 - Pembahasan Mendalam]:</text:span></text:span></text:p>
            <text:p text:style-name="Text_20_body"><text:span text:style-name="Strong_20_Emphasis"><text:span text:style-name="T1">(Teks Hasil Generate untuk Isi Subbab 4.2)</text:span></text:span></text:p>
            <text:p text:style-name="P74">Ini nih pertanyaan yang krusial banget buat konsep AI Afterlife. Kalau kita mau bikin 'kembaran digital' yang nggak cuma bisa ngomong, tapi juga terasa 'mirip' kepribadiannya sama orang asli, berarti AI (lewat NLP) harus bisa dong 'ngebaca' atau 'nangkep' esensi kepribadian itu dari data teks kayak chat WhatsApp, postingan Instagram, email, atau bahkan tulisan blog?</text:p>
            <text:p text:style-name="Text_20_body"><text:span text:style-name="T1">Secara teori, NLP memang bisa </text:span><text:span text:style-name="Emphasis"><text:span text:style-name="T1">mencoba</text:span></text:span><text:span text:style-name="T1"> nganalisis beberapa hal dari tulisan kita yang </text:span><text:span text:style-name="Emphasis"><text:span text:style-name="T1">mungkin</text:span></text:span><text:span text:style-name="T1"> berkaitan sama kepribadian:</text:span></text:p>
            <text:list xml:id="list5224014072437015342" text:style-name="L42">
              <text:list-item>
                <text:p text:style-name="P128"><text:span text:style-name="Strong_20_Emphasis"><text:span text:style-name="T1">Pilihan Kata &amp; Gaya Bahasa:</text:span></text:span><text:span text:style-name="T1"> Apakah orang ini sering pakai kata-kata positif atau negatif? Bahasanya formal, santai, atau malah pake banyak </text:span><text:soft-page-break/><text:span text:style-name="T1">slang khas Medan (misal: </text:span><text:span text:style-name="Emphasis"><text:span text:style-name="T1">cemana</text:span></text:span><text:span text:style-name="T1">, </text:span><text:span text:style-name="Emphasis"><text:span text:style-name="T1">awak</text:span></text:span><text:span text:style-name="T1">, </text:span><text:span text:style-name="Emphasis"><text:span text:style-name="T1">kereta</text:span></text:span><text:span text:style-name="T1"> untuk motor)? Suka nulis panjang lebar atau to-the-point? Ini bisa ngasih sedikit petunjuk soal tingkat pendidikan, kebiasaan, atau mungkin sifat keterbukaan. </text:span></text:p>
              </text:list-item>
              <text:list-item>
                <text:p text:style-name="P128"><text:span text:style-name="Strong_20_Emphasis"><text:span text:style-name="T1">Analisis Sentimen:</text:span></text:span><text:span text:style-name="T1"> NLP bisa dilatih buat 'ngeraba' apakah sebuah tulisan bernada senang, sedih, marah, atau netral. Kalau dianalisis dari banyak tulisan, mungkin bisa kelihatan pola emosi yang dominan (meskipun ini bisa jadi nggak akurat!). </text:span></text:p>
              </text:list-item>
              <text:list-item>
                <text:p text:style-name="P128"><text:span text:style-name="Strong_20_Emphasis"><text:span text:style-name="T1">Topik yang Sering Dibahas:</text:span></text:span><text:span text:style-name="T1"> Apakah orang ini sering ngomongin kerjaan, keluarga, hobi (misalnya mancing atau main musik), politik, agama, atau lebih sering </text:span><text:span text:style-name="Emphasis"><text:span text:style-name="T1">curhat</text:span></text:span><text:span text:style-name="T1"> masalah pribadi? Ini bisa nunjukkin minat dan apa yang dianggap penting sama orang tersebut. </text:span></text:p>
              </text:list-item>
              <text:list-item>
                <text:p text:style-name="P37"><text:span text:style-name="Strong_20_Emphasis"><text:span text:style-name="T1">Pola Interaksi (jika data chat dianalisis):</text:span></text:span><text:span text:style-name="T1"> Seberapa sering dia bales chat? Apakah dia cenderung memulai percakapan atau menunggu? Gaya bahasanya beda nggak pas ngomong sama orang yang beda? Ini bisa ngasih </text:span><text:span text:style-name="Emphasis"><text:span text:style-name="T1">clue</text:span></text:span><text:span text:style-name="T1"> soal sifat sosialnya (introvert/ekstrovert, misalnya). </text:span></text:p>
              </text:list-item>
            </text:list>
            <text:p text:style-name="Text_20_body"><text:span text:style-name="T1">Kedengarannya menjanjikan, ya? Kayaknya AI bisa jadi detektif kepribadian gitu. </text:span><text:span text:style-name="Strong_20_Emphasis"><text:span text:style-name="T1">TAPI, tunggu dulu!</text:span></text:span><text:span text:style-name="T1"> Di sinilah kita harus super </text:span><text:span text:style-name="Strong_20_Emphasis"><text:span text:style-name="T1">kritis dan hati-hati</text:span></text:span><text:span text:style-name="T1">.</text:span></text:p>
            <text:p text:style-name="Text_20_body"><text:span text:style-name="T1">Masalahnya, </text:span><text:span text:style-name="Strong_20_Emphasis"><text:span text:style-name="T1">kepribadian manusia itu jauuuuh lebih kompleks, dinamis, dan berlapis-lapis daripada sekadar pola kata dalam tulisan.</text:span></text:span><text:span text:style-name="T1"> Banyak banget hal penting yang nggak bisa (atau susah banget) ditangkep NLP dari teks doang:</text:span></text:p>
            <text:list xml:id="list1178202681075436384" text:style-name="L43">
              <text:list-item>
                <text:p text:style-name="P129"><text:span text:style-name="Strong_20_Emphasis"><text:span text:style-name="T1">Kepribadian Itu Dinamis &amp; Kontekstual:</text:span></text:span><text:span text:style-name="T1"> Sifat kita bisa berubah tergantung </text:span><text:span text:style-name="Emphasis"><text:span text:style-name="T1">mood</text:span></text:span><text:span text:style-name="T1">, situasi, sama siapa kita ngomong. Kamu mungkin nulis chat super sopan ke guru, tapi super heboh dan pake bahasa gaul ke teman dekat. Mana yang 'kepribadian asli'-mu? Dua-duanya, kan? NLP susah nangkep kompleksitas ini. </text:span></text:p>
              </text:list-item>
              <text:list-item>
                <text:p text:style-name="P129"><text:span text:style-name="Strong_20_Emphasis"><text:span text:style-name="T1">Tulisan ≠ Pikiran/Perasaan Asli:</text:span></text:span><text:span text:style-name="T1"> Apa yang kita tulis (apalagi di medsos) seringkali adalah versi diri yang udah 'disaring', 'diedit', atau bahkan 'topeng'. Kita mungkin nulis "Aku baik-baik aja kok ?" padahal lagi galau berat. NLP cuma bisa baca teksnya, dia nggak tau perasaan sebenarnya di balik itu. </text:span></text:p>
              </text:list-item>
              <text:list-item>
                <text:p text:style-name="P129"><text:span text:style-name="Strong_20_Emphasis"><text:span text:style-name="T1">Motivasi &amp; Nilai Tersembunyi:</text:span></text:span><text:span text:style-name="T1"> Kenapa seseorang nulis gitu? Apa niatnya? Apa nilai-nilai hidup yang dia pegang? NLP nggak bisa 'baca pikiran' atau ngerti motivasi terdalam seseorang. </text:span></text:p>
              </text:list-item>
              <text:list-item>
                <text:p text:style-name="P38"><text:span text:style-name="Strong_20_Emphasis"><text:span text:style-name="T1">Pengalaman Hidup:</text:span></text:span><text:span text:style-name="T1"> Kepribadian kita dibentuk oleh pengalaman hidup </text:span><text:soft-page-break/><text:span text:style-name="T1">yang kaya (inget Bab 2.5?), yang nggak semuanya tercatat secara digital. </text:span></text:p>
              </text:list-item>
            </text:list>
            <text:p text:style-name="Text_20_body"><text:span text:style-name="T1">Jadi, kembali ke pertanyaan awal: </text:span><text:span text:style-name="Strong_20_Emphasis"><text:span text:style-name="T1">Apakah mungkin ngebangun 'pola kepribadian' cuma dari data teks?</text:span></text:span><text:span text:style-name="T1"> Jawabannya (setidaknya per April 2025): NLP mungkin bisa </text:span><text:span text:style-name="Strong_20_Emphasis"><text:span text:style-name="T1">nangkep beberapa pola perilaku tekstual</text:span></text:span><text:span text:style-name="T1"> atau </text:span><text:span text:style-name="Strong_20_Emphasis"><text:span text:style-name="T1">gaya komunikasi permukaan</text:span></text:span><text:span text:style-name="T1">. Tapi, buat bener-bener 'nangkep' dan 'mereplikasi' kepribadian manusia yang utuh, kompleks, dan hidup? Kayaknya masih </text:span><text:span text:style-name="Strong_20_Emphasis"><text:span text:style-name="T1">jauh panggang dari api</text:span></text:span><text:span text:style-name="T1">. Pola teks aja kemungkinan besar </text:span><text:span text:style-name="Strong_20_Emphasis"><text:span text:style-name="T1">nggak cukup</text:span></text:span><text:span text:style-name="T1"> buat bikin simulasi AI yang terasa bener-bener 'hidup' dan otentik seperti orang aslinya. Ini jadi salah satu tantangan terbesar AI Afterlife.</text:span></text:p>
            <text:p text:style-name="P184"/>
            <text:p text:style-name="Text_20_body"><text:span text:style-name="Strong_20_Emphasis"><text:span text:style-name="T1">(Opsional) Tips Tambahan:</text:span></text:span></text:p>
            <text:p text:style-name="Quotations"><text:span text:style-name="Strong_20_Emphasis"><text:span text:style-name="T1">Tips Refleksi Diri: Persona Online vs. Diri Asli</text:span></text:span><text:span text:style-name="T1"> Coba deh sesekali lihat profil medsos atau chat-chat lamamu. Apakah 'kamu' yang di sana sama persis dengan 'kamu' di dunia nyata? Apa aja bedanya? Kenapa kamu memilih menampilkan sisi tertentu secara online? Refleksi kayak gini bisa bantu kita lebih sadar sama 'persona digital' kita sendiri dan kompleksitas identitas di era digital.</text:span></text:p>
            <text:p text:style-name="Text_20_body"><text:span text:style-name="Strong_20_Emphasis"><text:span text:style-name="T1">(Opsional) Kutipan Relevan:</text:span></text:span></text:p>
            <text:p text:style-name="Quotations"><text:span text:style-name="Emphasis"><text:span text:style-name="T1">"Kita bukan hanya apa yang kita pikirkan. Kita adalah apa yang kita lakukan, apa yang kita rasakan, dan apa yang terjadi pada kita."</text:span></text:span><text:span text:style-name="T1"> - (Pernyataan yang menekankan kompleksitas manusia melampaui pikiran/kata-kata)</text:span></text:p>
            <text:p text:style-name="Text_20_body"><text:span text:style-name="Strong_20_Emphasis"><text:span text:style-name="T1">(Opsional) Prompt Pembuatan Gambar Ilustrasi:</text:span></text:span></text:p>
            <text:p text:style-name="Quotations"><text:span text:style-name="Emphasis"><text:span text:style-name="T1">Gambarkan tumpukan data teks (ikon dokumen, chat bubbles) yang dimasukkan ke dalam sebuah mesin 'Analisis Kepribadian AI'. Output dari mesin itu bukanlah sosok manusia utuh, melainkan sebuah topeng teater yang datar atau siluet manusia yang sangat sederhana dan buram, dengan label tanda tanya (?) besar di atasnya, menunjukkan ketidaklengkapan dan ketidakpastian.</text:span></text:span></text:p>
            <text:p text:style-name="P184"/>
            <text:p text:style-name="P74"><text:soft-page-break/>Silakan berikan perintah "YAX" jika Anda ingin saya melanjutkan ke prompt berikutnya (Prompt Isi Subbab 4.3).</text:p>
          </text:section>
          <text:section text:style-name="Sect1" text:name="feedback-form-34">
            <text:p text:style-name="P166"/>
          </text:section>
        </text:section>
        <text:section text:style-name="Sect1" text:name="05c5af2d7ba746e7">
          <text:p text:style-name="P74"/>
          <text:section text:style-name="Sect1" text:name="user-query-content-35">
            <text:p text:style-name="P183">Yax </text:p>
          </text:section>
          <text:p text:style-name="P166">Tampilkan alur berpikir</text:p>
          <text:section text:style-name="Sect2" text:name="model-response-message-contentr_05c5af2d7ba746e7">
            <text:p text:style-name="P74">Oke, YAX diterima! Ini dia bagian di mana kita bahas 'benteng pertahanan' terkuat bahasa manusia yang bikin AI (dan NLP) pusing tujuh keliling.</text:p>
            <text:p text:style-name="Text_20_body"><text:span text:style-name="Strong_20_Emphasis"><text:span text:style-name="T1">Jawaban untuk [Prompt Isi Subbab 4.3 - Pembahasan Mendalam]:</text:span></text:span></text:p>
            <text:p text:style-name="Text_20_body"><text:span text:style-name="Strong_20_Emphasis"><text:span text:style-name="T1">(Teks Hasil Generate untuk Isi Subbab 4.3)</text:span></text:span></text:p>
            <text:p text:style-name="Text_20_body"><text:span text:style-name="T1">Anggaplah NLP udah lumayan jago ngenalin kata benda, kata kerja, bahkan mungkin udah bisa ngerangkai kalimat yang bener secara tata bahasa. Keren! Tapi, apakah itu cukup buat bikin AI bisa 'ngobrol' atau 'nulis' bener-bener kayak manusia? Jawabannya: belum tentu! Soalnya, bahasa kita itu nggak cuma soal kata dan aturan, tapi juga penuh sama </text:span><text:span text:style-name="Strong_20_Emphasis"><text:span text:style-name="T1">lapisan-lapisan makna tersembunyi</text:span></text:span><text:span text:style-name="T1"> yang bikin AI garuk-garuk kepala (kalau dia punya kepala, ya!).</text:span></text:p>
            <text:p text:style-name="P74">Inilah tantangan terbesar NLP (per April 2025 ini) yang jadi penghalang berat buat nyiptain simulasi AI yang terasa 'manusiawi':</text:p>
            <text:list xml:id="list8122386213345321876" text:style-name="L44">
              <text:list-item>
                <text:p text:style-name="P130"><text:span text:style-name="Strong_20_Emphasis"><text:span text:style-name="T1">Nuansa Kata &amp; Konteks:</text:span></text:span><text:span text:style-name="T1"> Satu kata bisa punya banyak arti tergantung situasi. Coba deh kata "lumayan" di Medan. Kalau ada yang bilang "Gimana filmnya?" terus dijawab "Lumayan lah," itu bisa berarti 'cukup bagus' atau 'biasa aja, nggak jelek-jelek amat', tergantung intonasi dan siapa yang ngomong. Atau kata "dingin," bisa berarti suhu atau sifat orang. Manusia 'ngeh' sama bedanya karena kita punya </text:span><text:span text:style-name="Strong_20_Emphasis"><text:span text:style-name="T1">konteks</text:span></text:span><text:span text:style-name="T1"> dan </text:span><text:span text:style-name="Strong_20_Emphasis"><text:span text:style-name="T1">pengalaman</text:span></text:span><text:span text:style-name="T1">. AI yang cuma 'baca' teks doang, seringkali bingung nentuin makna yang pas. </text:span></text:p>
              </text:list-item>
              <text:list-item>
                <text:p text:style-name="P130"><text:span text:style-name="Strong_20_Emphasis"><text:span text:style-name="T1">Sarkasme &amp; Ironi:</text:span></text:span><text:span text:style-name="T1"> Ini dia jagonya manusia! Kita sering ngomong A tapi maksudnya B, buat nyindir atau bercanda. Misalnya, pas liat temen telat banget, kita bilang, "Wih, </text:span><text:span text:style-name="Emphasis"><text:span text:style-name="T1">on time</text:span></text:span><text:span text:style-name="T1"> kali kau, bah!". AI yang literal bakal mikir kita beneran muji dia tepat waktu, padahal maksud kita sebaliknya! Nangkep maksud tersembunyi yang berlawanan sama kata-kata ini super susah buat AI karena butuh pemahaman niat dan situasi sosial. </text:span></text:p>
              </text:list-item>
              <text:list-item>
                <text:p text:style-name="P130"><text:span text:style-name="Strong_20_Emphasis"><text:span text:style-name="T1">Humor &amp; Lelucon:</text:span></text:span><text:span text:style-name="T1"> Kenapa lelucon itu lucu? Seringkali karena ada </text:span><text:soft-page-break/><text:span text:style-name="T1">permainan kata (</text:span><text:span text:style-name="Emphasis"><text:span text:style-name="T1">puns</text:span></text:span><text:span text:style-name="T1">), referensi budaya yang sama (misal, lawakan pakai logat atau istilah khas Medan), </text:span><text:span text:style-name="Emphasis"><text:span text:style-name="T1">timing</text:span></text:span><text:span text:style-name="T1"> yang pas, atau sesuatu yang nggak terduga. AI susah banget 'nangkep' kelucuan ini karena humor itu sangat terikat sama </text:span><text:span text:style-name="Strong_20_Emphasis"><text:span text:style-name="T1">konteks budaya, pengalaman bersama, dan kreativitas bahasa</text:span></text:span><text:span text:style-name="T1"> yang nggak bisa diajarin cuma lewat data teks. Makanya, 'lelucon' buatan AI seringkali terasa garing atau aneh. </text:span></text:p>
              </text:list-item>
              <text:list-item>
                <text:p text:style-name="P130"><text:span text:style-name="Strong_20_Emphasis"><text:span text:style-name="T1">Emosi Tersirat:</text:span></text:span><text:span text:style-name="T1"> Kita nggak selalu bilang "Aku lagi sedih" atau "Aku marah!". Kadang, perasaan kita tersirat dari pilihan kata yang hati-hati, jeda bicara (kalau suara), atau justru dari hal-hal yang </text:span><text:span text:style-name="Emphasis"><text:span text:style-name="T1">nggak</text:span></text:span><text:span text:style-name="T1"> kita omongin. Manusia bisa 'ngerasaain' atau 'ngebaca' emosi tersirat ini karena kita punya empati dan intuisi sosial. AI? Dia cuma bisa nganalisis kata-kata yang tertulis atau terdengar. Dia susah 'ngebaca yang tak terucap'. </text:span></text:p>
              </text:list-item>
              <text:list-item>
                <text:p text:style-name="P39"><text:span text:style-name="Strong_20_Emphasis"><text:span text:style-name="T1">Budaya &amp; Pengetahuan Umum:</text:span></text:span><text:span text:style-name="T1"> Bahasa itu hidup dalam budaya. Ada banyak ungkapan, peribahasa, atau cara ngomong yang cuma dimengerti sama orang yang tumbuh di budaya itu. AI yang 'belajar' dari data global mungkin nggak 'nyambung' sama referensi lokal ini. </text:span></text:p>
              </text:list-item>
            </text:list>
            <text:p text:style-name="Text_20_body"><text:span text:style-name="T1">Kenapa sih AI susah banget sama hal-hal ini? Karena semua itu butuh lebih dari sekadar mencocokkan pola kata. Butuh </text:span><text:span text:style-name="Strong_20_Emphasis"><text:span text:style-name="T1">pemahaman dunia nyata (common sense)</text:span></text:span><text:span text:style-name="T1">, </text:span><text:span text:style-name="Strong_20_Emphasis"><text:span text:style-name="T1">pengalaman hidup</text:span></text:span><text:span text:style-name="T1">, </text:span><text:span text:style-name="Strong_20_Emphasis"><text:span text:style-name="T1">kecerdasan emosional</text:span></text:span><text:span text:style-name="T1">, dan </text:span><text:span text:style-name="Strong_20_Emphasis"><text:span text:style-name="T1">kesadaran sosial-budaya</text:span></text:span><text:span text:style-name="T1">—sesuatu yang (sampai saat ini) cuma dimiliki manusia (dan mungkin makhluk hidup lain), bukan mesin pengolah data.</text:span></text:p>
            <text:p text:style-name="Text_20_body"><text:span text:style-name="T1">Ketidakmampuan AI buat bener-bener 'nangkep' lapisan-lapisan subtil inilah yang bikin simulasi AI, secanggih apa pun, seringkali masih terasa </text:span><text:span text:style-name="Strong_20_Emphasis"><text:span text:style-name="T1">kaku, literal, kurang 'bernyawa', atau kadang malah salah paham total</text:span></text:span><text:span text:style-name="T1">. Ini jadi PR besar banget kalau mau bikin AI Afterlife yang nggak cuma mirip gaya ngomongnya, tapi juga bisa 'nyambung' secara emosi dan makna sama kita. Apakah AI masa depan bisa belajar hal ini? Mungkin, tapi jalannya kayaknya masih panjaaaang banget.</text:span></text:p>
            <text:p text:style-name="P184"/>
            <text:p text:style-name="Text_20_body"><text:span text:style-name="Strong_20_Emphasis"><text:span text:style-name="T1">(Opsional) Tips Tambahan:</text:span></text:span></text:p>
            <text:p text:style-name="Quotations"><text:span text:style-name="Strong_20_Emphasis"><text:span text:style-name="T1">Tips Komunikasi: Hargai Keunikan Bahasa Manusia!</text:span></text:span><text:span text:style-name="T1"> Justru karena AI susah nangkep nuansa, humor, dan emosi inilah, kita jadi makin sadar betapa kerennya bahasa manusia! Yuk, kita hargai </text:span><text:soft-page-break/><text:span text:style-name="T1">kemampuan kita buat bercanda, nyindir halus (dikit aja tapi, hehe), pakai perumpamaan, atau ngungkapin perasaan dengan cara yang unik. Komunikasi antar manusia itu kaya banget!</text:span></text:p>
            <text:p text:style-name="Text_20_body"><text:span text:style-name="Strong_20_Emphasis"><text:span text:style-name="T1">(Opsional) Kutipan Relevan:</text:span></text:span></text:p>
            <text:p text:style-name="Quotations"><text:span text:style-name="Emphasis"><text:span text:style-name="T1">"Humor adalah jarak terpendek antara dua orang."</text:span></text:span><text:span text:style-name="T1"> - Victor Borge (Komedian &amp; Pianis) - </text:span><text:span text:style-name="Emphasis"><text:span text:style-name="T1">Menunjukkan peran sosial humor yang sulit ditiru AI.</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otak' AI yang mencoba memproses berbagai ikon: topeng tersenyum tapi menangis (sarkasme/ironi), badut (humor), peta budaya dengan tanda tanya (konteks budaya), hati yang sebagian gelap sebagian terang (emosi tersirat). Di sekitar otak AI itu muncul banyak ikon 'ERROR' atau '???' menunjukkan kebingungan.</text:span></text:span></text:p>
            <text:p text:style-name="P184"/>
            <text:p text:style-name="Text_20_body"><text:span text:style-name="T1">Bab 4 selesai di sini. Silakan berikan perintah "YAX" jika Anda ingin saya melanjutkan ke </text:span><text:span text:style-name="Strong_20_Emphasis"><text:span text:style-name="T1">Pengantar Bab 5</text:span></text:span><text:span text:style-name="T1">.</text:span></text:p>
          </text:section>
          <text:section text:style-name="Sect1" text:name="feedback-form-35">
            <text:p text:style-name="P166"/>
          </text:section>
        </text:section>
        <text:section text:style-name="Sect1" text:name="ab56073f3563db96">
          <text:p text:style-name="P74"/>
          <text:section text:style-name="Sect1" text:name="user-query-content-36">
            <text:p text:style-name="P183">Yax </text:p>
          </text:section>
          <text:p text:style-name="P166">Tampilkan alur berpikir</text:p>
          <text:section text:style-name="Sect2" text:name="model-response-message-contentr_ab56073f3563db96">
            <text:p text:style-name="P166"/>
          </text:section>
          <text:section text:style-name="Sect1" text:name="feedback-form-36">
            <text:p text:style-name="P166"/>
          </text:section>
        </text:section>
        <text:section text:style-name="Sect1" text:name="b13a695fb25bc4d8">
          <text:p text:style-name="P74"/>
          <text:section text:style-name="Sect1" text:name="user-query-content-37">
            <text:p text:style-name="P183">present it </text:p>
          </text:section>
          <text:p text:style-name="P166">Tampilkan alur berpikir</text:p>
          <text:section text:style-name="Sect2" text:name="model-response-message-contentr_b13a695fb25bc4d8">
            <text:p text:style-name="Text_20_body"><text:span text:style-name="T1">Oke, siap! Sesuai permintaan, saya akan langsung menyajikan jawaban untuk prompt </text:span><text:span text:style-name="Strong_20_Emphasis"><text:span text:style-name="T1">Pengantar Bab 5</text:span></text:span><text:span text:style-name="T1">.</text:span></text:p>
            <text:p text:style-name="Text_20_body"><text:span text:style-name="Strong_20_Emphasis"><text:span text:style-name="T1">Jawaban untuk [Prompt Pengantar Bab 5]:</text:span></text:span></text:p>
            <text:p text:style-name="Text_20_body"><text:span text:style-name="Strong_20_Emphasis"><text:span text:style-name="T1">(Teks Hasil Generate untuk Pengantar Bab 5)</text:span></text:span></text:p>
            <text:p text:style-name="P74"><text:soft-page-break/>Oke, di bab-bab sebelumnya kita udah ngeliat betapa kerennya potensi AI Generatif dan NLP buat 'niru' cara manusia ngomong, nulis, bahkan berkarya. Rasanya kayak selangkah lagi menuju dunia di mana kita beneran bisa 'ngobrol' sama kembaran digital orang yang udah nggak ada, ya? Keren sih...</text:p>
            <text:p text:style-name="Text_20_body"><text:span text:style-name="Strong_20_Emphasis"><text:span text:style-name="T1">TAPI... tunggu dulu!</text:span></text:span><text:span text:style-name="T1"> Sekarang waktunya kita </text:span><text:span text:style-name="Emphasis"><text:span text:style-name="T1">nge-rem</text:span></text:span><text:span text:style-name="T1"> sebentar dan balik lagi ke </text:span><text:span text:style-name="Strong_20_Emphasis"><text:span text:style-name="T1">kenyataan saat ini, di tanggal 9 April 2025</text:span></text:span><text:span text:style-name="T1">. Meskipun teknologi AI berkembangnya super ngebut (kita semua di Indonesia pasti ngerasain dampaknya!), ide buat nyiptain 'replika digital' yang </text:span><text:span text:style-name="Emphasis"><text:span text:style-name="T1">bener-bener</text:span></text:span><text:span text:style-name="T1"> hidup, punya kesadaran, dan otentik kayak manusia asli itu </text:span><text:span text:style-name="Strong_20_Emphasis"><text:span text:style-name="T1">masih jauuuh banget</text:span></text:span><text:span text:style-name="T1"> dari jangkauan kita. Boleh dibilang, itu masih masuk kategori fiksi ilmiah.</text:span></text:p>
            <text:p text:style-name="Text_20_body"><text:span text:style-name="T1">Kenapa gitu? Soalnya, ada banyak banget </text:span><text:span text:style-name="Strong_20_Emphasis"><text:span text:style-name="T1">tembok penghalang fundamental</text:span></text:span><text:span text:style-name="T1">—bukan cuma masalah teknis kecil—yang bikin 'AI Afterlife' versi sempurna itu belum (dan mungkin nggak akan pernah?) bisa terwujud. Ini bukan berarti teknologinya nggak bakal berkembang lagi ya, tapi ada batasan-batasan krusial yang perlu kita pahami biar nggak kemakan </text:span><text:span text:style-name="Emphasis"><text:span text:style-name="T1">hype</text:span></text:span><text:span text:style-name="T1"> atau ekspektasi berlebihan.</text:span></text:p>
            <text:p text:style-name="Text_20_body"><text:span text:style-name="T1">Nah, di Bab 5 inilah kita bakal jadi 'tim pengecek realitas'. Kita akan kupas tuntas </text:span><text:span text:style-name="Strong_20_Emphasis"><text:span text:style-name="T1">batasan-batasan teknologi dan konseptual paling utama</text:span></text:span><text:span text:style-name="T1"> yang bikin AI belum bisa 'menghidupkan kembali' seseorang secara digital saat ini:</text:span></text:p>
            <text:list xml:id="list45352359074692302" text:style-name="L45">
              <text:list-item>
                <text:p text:style-name="P175">Kenapa data digital aja nggak pernah cukup? (Halo, konteks &amp; pengalaman nyata!) </text:p>
              </text:list-item>
              <text:list-item>
                <text:p text:style-name="P175">Kenapa kepribadian manusia itu terlalu kompleks buat ditiru AI? </text:p>
              </text:list-item>
              <text:list-item>
                <text:p text:style-name="P175">Apa sih misteri kesadaran itu, dan kenapa AI belum (atau nggak bisa?) memilikinya? </text:p>
              </text:list-item>
              <text:list-item>
                <text:p text:style-name="P82">Apa bedanya 'replika' sejati sama 'simulasi' canggih? </text:p>
              </text:list-item>
            </text:list>
            <text:p text:style-name="P74">Bab ini mungkin bakal sedikit 'nurunin' ekspektasi kita, tapi penting banget biar kita punya pemahaman yang seimbang dan kritis tentang apa yang beneran mungkin dan nggak mungkin dilakuin sama AI sekarang ini. Siap buat lihat tantangan terbesarnya?</text:p>
            <text:p text:style-name="P184"/>
            <text:p text:style-name="Text_20_body"><text:span text:style-name="Strong_20_Emphasis"><text:span text:style-name="T1">(Opsional) Tips Tambahan:</text:span></text:span></text:p>
            <text:p text:style-name="Quotations"><text:span text:style-name="Strong_20_Emphasis"><text:span text:style-name="T1">Tips Bijak Teknologi: Bedain Hype Sama Realita!</text:span></text:span><text:span text:style-name="T1"> Di dunia teknologi, sering banget ada </text:span><text:span text:style-name="Emphasis"><text:span text:style-name="T1">hype</text:span></text:span><text:span text:style-name="T1"> atau gembar-gembor berlebihan soal kemampuan baru AI atau gadget canggih. Penting banget buat </text:span><text:soft-page-break/><text:span text:style-name="T1">kita (apalagi generasi muda) punya sikap kritis. Jangan langsung percaya semua klaim bombastis. Cari info dari sumber terpercaya, bandingkan berbagai sudut pandang, dan inget kalau seringkali ada jarak antara janji pemasaran sama kenyataan teknologinya.</text:span></text:p>
            <text:p text:style-name="Text_20_body"><text:span text:style-name="Strong_20_Emphasis"><text:span text:style-name="T1">(Opsional) Kutipan Relevan:</text:span></text:span></text:p>
            <text:p text:style-name="Quotations"><text:span text:style-name="Emphasis"><text:span text:style-name="T1">"Tantangan terbesar abad ke-21 adalah membedakan antara kenyataan dan fiksi di layar kita."</text:span></text:span><text:span text:style-name="T1"> - Yuval Noah Harari (Sejarawan &amp; Penulis)</text:span></text:p>
            <text:p text:style-name="Text_20_body"><text:span text:style-name="Strong_20_Emphasis"><text:span text:style-name="T1">(Opsional) Prompt Pembuatan Gambar Ilustrasi:</text:span></text:span></text:p>
            <text:p text:style-name="Quotations"><text:span text:style-name="Emphasis"><text:span text:style-name="T1">Gambarkan sebuah cetak biru (blueprint) digital yang sangat canggih untuk membuat 'AI Afterlife Avatar'. Namun, di beberapa bagian penting cetak biru tersebut (misalnya di bagian 'Otak/Kesadaran', 'Memori Emosional', 'Pengalaman Sensorik') terdapat stempel besar berwarna merah bertuliskan "ERROR 404: NOT FOUND" atau "LIMITASI FUNDAMENTAL" atau "MASIH MUSTAHIL".</text:span></text:span></text:p>
            <text:p text:style-name="P184"/>
            <text:p text:style-name="P74">Silakan berikan perintah "YAX" jika Anda ingin saya melanjutkan ke prompt berikutnya (Prompt Isi Subbab 5.1).</text:p>
          </text:section>
          <text:section text:style-name="Sect1" text:name="feedback-form-37">
            <text:p text:style-name="P166"/>
          </text:section>
        </text:section>
        <text:section text:style-name="Sect1" text:name="fb256e44decb3c86">
          <text:p text:style-name="P74"/>
          <text:section text:style-name="Sect1" text:name="user-query-content-38">
            <text:p text:style-name="P183">Yax </text:p>
          </text:section>
          <text:p text:style-name="P166">Tampilkan alur berpikir</text:p>
          <text:section text:style-name="Sect2" text:name="model-response-message-contentr_fb256e44decb3c86">
            <text:p text:style-name="P74">Oke, YAX diterima! Mari kita bahas kenapa data doang itu nggak cukup.</text:p>
            <text:p text:style-name="Text_20_body"><text:span text:style-name="Strong_20_Emphasis"><text:span text:style-name="T1">Jawaban untuk [Prompt Isi Subbab 5.1 - Pembahasan Mendalam]:</text:span></text:span></text:p>
            <text:p text:style-name="Text_20_body"><text:span text:style-name="Strong_20_Emphasis"><text:span text:style-name="T1">(Teks Hasil Generate untuk Isi Subbab 5.1)</text:span></text:span></text:p>
            <text:p text:style-name="Text_20_body"><text:span text:style-name="T1">Di Bab 2 kita udah liat betapa banyaknya jejak digital yang kita tinggalkan, kayak puzzle raksasa tentang hidup kita. Rasanya kalau semua kepingan puzzle data itu dikumpulin, AI pasti bisa dong nyusun ulang gambaran utuh tentang seseorang? Sayangnya, nggak sesimpel itu, </text:span><text:span text:style-name="Emphasis"><text:span text:style-name="T1">guys</text:span></text:span><text:span text:style-name="T1">. Ada dua hal super penting yang hilang dari puzzle digital ini, sebagus apa pun datanya: </text:span><text:span text:style-name="Strong_20_Emphasis"><text:span text:style-name="T1">Konteks</text:span></text:span><text:span text:style-name="T1"> </text:span><text:soft-page-break/><text:span text:style-name="T1">dan </text:span><text:span text:style-name="Strong_20_Emphasis"><text:span text:style-name="T1">Pengalaman Nyata</text:span></text:span><text:span text:style-name="T1">.</text:span></text:p>
            <text:list xml:id="list9187856592164626700" text:style-name="L46">
              <text:list-item>
                <text:p text:style-name="P40"><text:span text:style-name="Strong_20_Emphasis"><text:span text:style-name="T1">Hilangnya Konteks: 'Kenapa'-nya Nggak Kerekam!</text:span></text:span><text:span text:style-name="T1"> Data digital itu jago ngerekam 'apa', 'kapan', dan 'di mana', tapi sering banget gagal nangkep '</text:span><text:span text:style-name="Strong_20_Emphasis"><text:span text:style-name="T1">kenapa</text:span></text:span><text:span text:style-name="T1">'-nya. Padahal 'kenapa' ini penting banget buat ngertiin makna sebenarnya. Contohnya:</text:span></text:p>
                <text:list>
                  <text:list-item>
                    <text:p text:style-name="P131"><text:span text:style-name="T1">Kamu nge-chat temen cuma "OK." – Itu artinya setuju? Males nanggepin? Atau lagi kesel tapi nggak mau panjang? AI yang cuma baca teksnya nggak bakal tau </text:span><text:span text:style-name="Strong_20_Emphasis"><text:span text:style-name="T1">situasi</text:span></text:span><text:span text:style-name="T1"> atau </text:span><text:span text:style-name="Strong_20_Emphasis"><text:span text:style-name="T1">nada bicara</text:span></text:span><text:span text:style-name="T1"> (kalau itu obrolan langsung) di baliknya. </text:span></text:p>
                  </text:list-item>
                  <text:list-item>
                    <text:p text:style-name="P131"><text:span text:style-name="T1">Kamu posting foto lagi senyum lebar di Instagram, padahal mungkin kamu lagi ada masalah keluarga atau baru gagal ujian. AI cuma liat foto 'bahagia'-nya, dia nggak tau </text:span><text:span text:style-name="Strong_20_Emphasis"><text:span text:style-name="T1">perjuangan</text:span></text:span><text:span text:style-name="T1"> atau </text:span><text:span text:style-name="Strong_20_Emphasis"><text:span text:style-name="T1">perasaan asli</text:span></text:span><text:span text:style-name="T1"> di belakang layar. </text:span></text:p>
                  </text:list-item>
                  <text:list-item>
                    <text:p text:style-name="P131"><text:span text:style-name="T1">Riwayat Google-mu nunjukkin kamu nyari info soal penyakit langka. Apakah karena kamu tertarik isu kesehatan, lagi ngerjain tugas biologi, atau (amit-amit) ada keluarga yang sakit? AI nggak tau </text:span><text:span text:style-name="Strong_20_Emphasis"><text:span text:style-name="T1">alasan</text:span></text:span><text:span text:style-name="T1"> di baliknya. </text:span></text:p>
                  </text:list-item>
                  <text:list-item>
                    <text:p text:style-name="P40"><text:span text:style-name="T1">History Gojek/Grab nunjukkin kamu sering ke daerah tertentu. Apakah karena kamu suka tempat itu, atau cuma karena nganterin adik les atau nemenin teman? </text:span><text:span text:style-name="Strong_20_Emphasis"><text:span text:style-name="T1">Tujuan</text:span></text:span><text:span text:style-name="T1"> sebenarnya seringkali nggak kerekam. </text:span></text:p>
                  </text:list-item>
                </text:list>
                <text:p text:style-name="P83">Tanpa konteks, data bisa jadi salah diinterpretasi. AI mungkin bisa 'baca' semua data, tapi dia nggak 'ngerti' cerita lengkap atau makna mendalam di balik setiap tindakan atau tulisan itu.</text:p>
              </text:list-item>
              <text:list-item>
                <text:p text:style-name="P40"><text:span text:style-name="Strong_20_Emphasis"><text:span text:style-name="T1">Hilangnya Pengalaman Nyata: Rasa, Bau, Sentuhan, dan Badan Kita!</text:span></text:span><text:span text:style-name="T1"> Ini nih yang lebih fundamental lagi. Hidup sebagai manusia itu bukan cuma soal mikir dan ngomong, tapi juga </text:span><text:span text:style-name="Strong_20_Emphasis"><text:span text:style-name="T1">merasakan dunia pakai badan kita</text:span></text:span><text:span text:style-name="T1">. Semua pengalaman panca indera dan perasaan fisik kita itu ngebentuk siapa kita, tapi sama sekali nggak bisa diubah jadi data digital:</text:span></text:p>
                <text:list>
                  <text:list-item>
                    <text:p text:style-name="P131"><text:span text:style-name="Strong_20_Emphasis"><text:span text:style-name="T1">Rasa &amp; Bau:</text:span></text:span><text:span text:style-name="T1"> Gimana AI mau 'belajar' enaknya </text:span><text:span text:style-name="Emphasis"><text:span text:style-name="T1">martabak manis</text:span></text:span><text:span text:style-name="T1"> atau gurihnya </text:span><text:span text:style-name="Emphasis"><text:span text:style-name="T1">sate Padang</text:span></text:span><text:span text:style-name="T1">? Gimana dia mau 'ngerti' wanginya </text:span><text:span text:style-name="Emphasis"><text:span text:style-name="T1">kembang melati</text:span></text:span><text:span text:style-name="T1"> pas pagi hari atau bau khas pasar tradisional di Indonesia? </text:span></text:p>
                  </text:list-item>
                  <text:list-item>
                    <text:p text:style-name="P131"><text:span text:style-name="Strong_20_Emphasis"><text:span text:style-name="T1">Sentuhan &amp; Suhu:</text:span></text:span><text:span text:style-name="T1"> Rasanya kena sinar matahari pagi di kulit, </text:span><text:soft-page-break/><text:span text:style-name="T1">dinginnya lantai keramik pas baru bangun tidur, tekstur kain songket, atau hangatnya pelukan ibu. AI nggak punya 'kulit' buat ngerasain ini. </text:span></text:p>
                  </text:list-item>
                  <text:list-item>
                    <text:p text:style-name="P131"><text:span text:style-name="Strong_20_Emphasis"><text:span text:style-name="T1">Suara Langsung:</text:span></text:span><text:span text:style-name="T1"> Merdunya suara adzan dari masjid terdekat, riuhnya klakson di jalanan kota besar, atau bahkan suara tawa renyah temanmu secara langsung. AI bisa proses rekaman suara, tapi nggak 'mengalami' suara itu di dunia nyata. </text:span></text:p>
                  </text:list-item>
                  <text:list-item>
                    <text:p text:style-name="P40"><text:span text:style-name="Strong_20_Emphasis"><text:span text:style-name="T1">Perasaan Fisik &amp; Emosi Jasmaniah:</text:span></text:span><text:span text:style-name="T1"> Deg-degannya jantung pas mau tampil, lemesnya badan pas sakit, leganya napas setelah nangis, atau senangnya perut pas kenyang. Emosi kita itu nggak cuma di kepala, tapi juga 'dirasain' sama badan. AI nggak punya badan buat 'ngerasaain' ini. </text:span></text:p>
                  </text:list-item>
                </text:list>
                <text:p text:style-name="P40"><text:span text:style-name="T1">Semua pengalaman inderawi dan jasmaniah ini ngasih 'warna', 'tekstur', dan 'kedalaman' pada hidup kita yang nggak bisa ditangkap oleh data teks, gambar, atau klik semata. Ibaratnya, data digital itu kayak deskripsi super detail tentang sebuah lukisan indah. Kamu bisa tau warnanya apa aja, objeknya apa, ukurannya berapa. Tapi kamu nggak akan pernah bisa </text:span><text:span text:style-name="Emphasis"><text:span text:style-name="T1">bener-bener tau</text:span></text:span><text:span text:style-name="T1"> gimana rasanya berdiri di depan lukisan itu, ngeliat sapuan kuasnya dari dekat, atau merasakan emosi yang ditimbulkannya, cuma dari baca deskripsinya.</text:span></text:p>
                <text:p text:style-name="P83">Jadi, jelas kan? Data digital, sebanyak apa pun, cuma bisa ngasih gambaran yang 'datar' dan nggak lengkap tentang manusia. Banyak banget kekayaan pengalaman hidup yang hilang. Inilah salah satu alasan utama kenapa 'membangun ulang' manusia seutuhnya dari data digital itu (sampai April 2025 ini) masih jadi hal yang mustahil.</text:p>
              </text:list-item>
            </text:list>
            <text:p text:style-name="P184"/>
            <text:p text:style-name="Text_20_body"><text:span text:style-name="Strong_20_Emphasis"><text:span text:style-name="T1">(Opsional) Tips Tambahan:</text:span></text:span></text:p>
            <text:p text:style-name="Quotations"><text:span text:style-name="Strong_20_Emphasis"><text:span text:style-name="T1">Tips Mindfulness: Nikmati Sensasi Sekitarmu!</text:span></text:span><text:span text:style-name="T1"> Coba deh, luangkan waktu sebentar tiap hari buat bener-bener </text:span><text:span text:style-name="Emphasis"><text:span text:style-name="T1">merasakan</text:span></text:span><text:span text:style-name="T1"> dunia di sekitarmu pakai panca indera. Pas makan, rasain bener-bener rasa &amp; tekstur makanannya. Pas jalan keluar, hirup udaranya, rasain anginnya, dengerin suara-suara di sekitar. Latihan simpel ini bisa bantu kita lebih menghargai kekayaan pengalaman nyata yang nggak bisa didapetin dari layar HP.</text:span></text:p>
            <text:p text:style-name="Text_20_body"><text:soft-page-break/><text:span text:style-name="Strong_20_Emphasis"><text:span text:style-name="T1">(Opsional) Kutipan Relevan:</text:span></text:span></text:p>
            <text:p text:style-name="Quotations"><text:span text:style-name="Emphasis"><text:span text:style-name="T1">"Informasi bukanlah pengetahuan. Pengetahuan bukanlah kebijaksanaan. Kebijaksanaan bukanlah kebenaran. Kebenaran bukanlah keindahan. Keindahan bukanlah cinta. Cinta bukanlah musik. Musik adalah yang terbaik."</text:span></text:span><text:span text:style-name="T1"> - Frank Zappa (Musisi) - </text:span><text:span text:style-name="Emphasis"><text:span text:style-name="T1">Menunjukkan hierarki dan keterbatasan informasi/data dibandingkan pengalaman manusia yang lebih kaya.</text:span></text:span><text:span text:style-name="T1">   </text:span></text:p>
            <text:p text:style-name="Text_20_body"><text:span text:style-name="Strong_20_Emphasis"><text:span text:style-name="T1">(Opsional) Prompt Pembuatan Gambar Ilustrasi:</text:span></text:span></text:p>
            <text:p text:style-name="Quotations"><text:span text:style-name="Emphasis"><text:span text:style-name="T1">Gambarkan sebuah layar besar yang menampilkan profil data digital seseorang (grafik, teks, ikon). Di depan layar itu, berdiri siluet manusia asli. Dari siluet manusia itu, muncul ikon-ikon yang tidak ada di layar: ikon lidah (rasa), hidung (bau), tangan (sentuhan), telinga (suara live), hati (emosi fisik), yang semuanya melayang dan tidak tertangkap oleh layar data.</text:span></text:span></text:p>
            <text:p text:style-name="P184"/>
            <text:p text:style-name="P74">Silakan berikan perintah "YAX" jika Anda ingin saya melanjutkan ke prompt berikutnya (Prompt Isi Subbab 5.2).</text:p>
          </text:section>
          <text:section text:style-name="Sect1" text:name="feedback-form-38">
            <text:p text:style-name="P166"/>
          </text:section>
        </text:section>
        <text:section text:style-name="Sect1" text:name="a2164b27c4bebf19">
          <text:p text:style-name="P74"/>
          <text:section text:style-name="Sect1" text:name="user-query-content-39">
            <text:p text:style-name="P183">Yax </text:p>
          </text:section>
          <text:p text:style-name="P166">Tampilkan alur berpikir</text:p>
          <text:section text:style-name="Sect2" text:name="model-response-message-contentr_a2164b27c4bebf19">
            <text:p text:style-name="P74">Oke, YAX diterima! Kita lanjut ke tantangan berikutnya: kompleksitas kepribadian manusia.</text:p>
            <text:p text:style-name="Text_20_body"><text:span text:style-name="Strong_20_Emphasis"><text:span text:style-name="T1">Jawaban untuk [Prompt Isi Subbab 5.2 - Pembahasan Mendalam]:</text:span></text:span></text:p>
            <text:p text:style-name="Text_20_body"><text:span text:style-name="Strong_20_Emphasis"><text:span text:style-name="T1">(Teks Hasil Generate untuk Isi Subbab 5.2)</text:span></text:span></text:p>
            <text:p text:style-name="Text_20_body"><text:span text:style-name="T1">Oke, mungkin AI bisa dilatih buat niru gaya ngomong atau nulis kita sampai mirip banget. Dia bisa 'belajar' kata-kata favorit kita, cara kita nyusun kalimat, bahkan mungkin emoji andalan kita. Tapi, apakah itu berarti AI udah berhasil 'nangkep' atau 'mereplikasi' </text:span><text:span text:style-name="Strong_20_Emphasis"><text:span text:style-name="T1">kepribadian</text:span></text:span><text:span text:style-name="T1"> kita? Jawabannya, lagi-lagi, kemungkinan besar </text:span><text:span text:style-name="Strong_20_Emphasis"><text:span text:style-name="T1">nggak</text:span></text:span><text:span text:style-name="T1">. Soalnya, kepribadian manusia itu ibarat samudera dalam, </text:span><text:span text:style-name="Emphasis"><text:span text:style-name="T1">guys</text:span></text:span><text:span text:style-name="T1"> – </text:span><text:span text:style-name="Strong_20_Emphasis"><text:span text:style-name="T1">super kompleks, dinamis, dan jauh lebih dalem daripada sekadar pola kata di permukaan.</text:span></text:span></text:p>
            <text:p text:style-name="P74"><text:soft-page-break/>Kenapa kepribadian itu susah banget ditiru AI?</text:p>
            <text:list xml:id="list4123475834678401343" text:style-name="L47">
              <text:list-item>
                <text:p text:style-name="P132"><text:span text:style-name="Strong_20_Emphasis"><text:span text:style-name="T1">Kepribadian Itu Nggak Statis, Tapi Tumbuh &amp; Berubah:</text:span></text:span><text:span text:style-name="T1"> Kamu yang sekarang pasti beda kan sama kamu lima tahun lalu? Dan mungkin bakal beda lagi lima tahun ke depan. Kita belajar dari pengalaman, ketemu orang baru, punya pandangan baru, selera kita berubah. Kepribadian kita itu </text:span><text:span text:style-name="Strong_20_Emphasis"><text:span text:style-name="T1">dinamis</text:span></text:span><text:span text:style-name="T1">, terus berevolusi. Nah, AI biasanya 'belajar' dari data masa lalu. Gimana caranya dia bisa 'tumbuh' dan 'berubah' secara otentik kayak manusia? Apakah 'kembaran digital' kita bakal 'terjebak' jadi versi diri kita di masa lalu selamanya? </text:span></text:p>
              </text:list-item>
              <text:list-item>
                <text:p text:style-name="P132"><text:span text:style-name="Strong_20_Emphasis"><text:span text:style-name="T1">Manusia Itu Penuh Kontradiksi (dan Itu Normal!):</text:span></text:span><text:span text:style-name="T1"> Kita nggak selalu konsisten, dan itu wajar banget! Kamu mungkin dikenal pendiam di kelas, tapi super heboh dan cerewet kalau udah sama sahabat dekat. Kamu bisa rajin banget ngerjain PR, tapi males banget kalau disuruh beresin kamar. Kita punya banyak sisi berbeda, kadang malah bertentangan. AI yang biasanya dilatih buat cari pola konsisten, bakal kesulitan buat nangkep dan niru inkonsistensi yang 'manusiawi' ini tanpa jadi aneh atau nggak logis. </text:span></text:p>
              </text:list-item>
              <text:list-item>
                <text:p text:style-name="P132"><text:span text:style-name="Strong_20_Emphasis"><text:span text:style-name="T1">Mood dan Situasi Ngaruh Banget:</text:span></text:span><text:span text:style-name="T1"> Pernah kan, kamu lagi </text:span><text:span text:style-name="Emphasis"><text:span text:style-name="T1">bete</text:span></text:span><text:span text:style-name="T1"> terus jadi sensi banget balesin chat? Atau lagi super seneng jadi ramah ke semua orang? Kepribadian kita nggak datar, tapi dipengaruhi banget sama </text:span><text:span text:style-name="Strong_20_Emphasis"><text:span text:style-name="T1">suasana hati (mood)</text:span></text:span><text:span text:style-name="T1"> dan </text:span><text:span text:style-name="Strong_20_Emphasis"><text:span text:style-name="T1">situasi</text:span></text:span><text:span text:style-name="T1"> saat itu. AI yang nggak punya perasaan atau kesadaran situasi, gimana caranya bisa nyesuaiin 'kepribadian'-nya secara alami sesuai </text:span><text:span text:style-name="Emphasis"><text:span text:style-name="T1">mood</text:span></text:span><text:span text:style-name="T1"> atau konteks? </text:span></text:p>
              </text:list-item>
              <text:list-item>
                <text:p text:style-name="P41"><text:span text:style-name="Strong_20_Emphasis"><text:span text:style-name="T1">Ada Lapisan 'Dalam' yang Nggak Kelihatan:</text:span></text:span><text:span text:style-name="T1"> Ini yang paling penting. Kepribadian itu bukan cuma soal cara kita ngomong atau bertindak di luar. Di baliknya ada </text:span><text:span text:style-name="Strong_20_Emphasis"><text:span text:style-name="T1">nilai-nilai</text:span></text:span><text:span text:style-name="T1"> yang kita pegang (apa yang kita anggap benar/salah), </text:span><text:span text:style-name="Strong_20_Emphasis"><text:span text:style-name="T1">keyakinan</text:span></text:span><text:span text:style-name="T1"> kita (tentang diri sendiri, dunia, Tuhan), </text:span><text:span text:style-name="Strong_20_Emphasis"><text:span text:style-name="T1">motivasi</text:span></text:span><text:span text:style-name="T1"> kita (kenapa kita melakukan sesuatu), </text:span><text:span text:style-name="Strong_20_Emphasis"><text:span text:style-name="T1">impian</text:span></text:span><text:span text:style-name="T1">, </text:span><text:span text:style-name="Strong_20_Emphasis"><text:span text:style-name="T1">ketakutan</text:span></text:span><text:span text:style-name="T1">, dan </text:span><text:span text:style-name="Strong_20_Emphasis"><text:span text:style-name="T1">harapan</text:span></text:span><text:span text:style-name="T1"> kita. Lapisan 'dalam' inilah inti dari siapa kita. Dan bagian ini susah banget (bahkan mungkin mustahil) diukur atau 'dibaca' cuma dari data digital kayak chat atau postingan medsos. </text:span></text:p>
              </text:list-item>
            </text:list>
            <text:p text:style-name="Text_20_body"><text:span text:style-name="T1">Jadi, penting banget bedain antara AI yang </text:span><text:span text:style-name="Strong_20_Emphasis"><text:span text:style-name="T1">meniru gaya komunikasi</text:span></text:span><text:span text:style-name="T1"> (mungkin bisa makin canggih) sama AI yang </text:span><text:span text:style-name="Strong_20_Emphasis"><text:span text:style-name="T1">memiliki kepribadian otentik</text:span></text:span><text:span text:style-name="T1">. AI mungkin bisa 'belajar' </text:span><text:span text:style-name="Emphasis"><text:span text:style-name="T1">apa</text:span></text:span><text:span text:style-name="T1"> yang biasa kita katakan atau lakukan dalam situasi tertentu, tapi dia (setidaknya sampai April 2025 ini) nggak bener-bener 'ngerti' </text:span><text:span text:style-name="Strong_20_Emphasis"><text:span text:style-name="T1">mengapa</text:span></text:span><text:span text:style-name="T1"> kita begitu. Dia nggak punya pengalaman hidup, nilai, atau </text:span><text:soft-page-break/><text:span text:style-name="T1">kesadaran yang membentuk kepribadian kita yang unik.</text:span></text:p>
            <text:p text:style-name="Text_20_body"><text:span text:style-name="T1">Karena itulah, 'kembaran digital' yang diciptain AI kemungkinan besar cuma bakal jadi </text:span><text:span text:style-name="Strong_20_Emphasis"><text:span text:style-name="T1">karikatur</text:span></text:span><text:span text:style-name="T1"> atau </text:span><text:span text:style-name="Strong_20_Emphasis"><text:span text:style-name="T1">versi permukaan</text:span></text:span><text:span text:style-name="T1"> dari orang aslinya. Mirip di luar, tapi 'kosong' di dalam. Ini batasan fundamental lainnya buat AI Afterlife.</text:span></text:p>
            <text:p text:style-name="P184"/>
            <text:p text:style-name="Text_20_body"><text:span text:style-name="Strong_20_Emphasis"><text:span text:style-name="T1">(Opsional) Tips Tambahan:</text:span></text:span></text:p>
            <text:p text:style-name="Quotations"><text:span text:style-name="Strong_20_Emphasis"><text:span text:style-name="T1">Tips Kenal Diri: Apa Sih yang Bikin Kamu Jadi 'Kamu'?</text:span></text:span><text:span text:style-name="T1"> Coba deh luangin waktu buat refleksi: Apa sih nilai-nilai yang paling penting buatmu? Apa mimpimu? Apa yang bikin kamu marah atau sedih? Apa sifatmu yang paling kamu suka (dan nggak suka)? Mengenal lapisan 'dalam' dirimu sendiri bisa bantu kamu lebih menghargai betapa kompleks dan uniknya kamu sebagai manusia, sesuatu yang nggak bisa ditiru AI.</text:span></text:p>
            <text:p text:style-name="Text_20_body"><text:span text:style-name="Strong_20_Emphasis"><text:span text:style-name="T1">(Opsional) Kutipan Relevan:</text:span></text:span></text:p>
            <text:p text:style-name="Quotations"><text:span text:style-name="Emphasis"><text:span text:style-name="T1">"Setiap orang adalah sebuah bulan, dan memiliki sisi gelap yang tidak pernah ia perlihatkan kepada siapa pun."</text:span></text:span><text:span text:style-name="T1"> - Mark Twain (Penulis Amerika) - </text:span><text:span text:style-name="Emphasis"><text:span text:style-name="T1">Menggambarkan kedalaman dan sisi tersembunyi dari kepribadian manusia.</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gunung es (iceberg). Bagian kecil yang muncul di atas air diberi label "Gaya Komunikasi / Perilaku Online (Terlihat AI)". Bagian besar yang tersembunyi di bawah air diberi label "Nilai, Keyakinan, Motivasi, Emosi Terdalam, Pengalaman Hidup (Sulit/Mustahil Ditangkap AI)".</text:span></text:span></text:p>
            <text:p text:style-name="P184"/>
            <text:p text:style-name="P74">Silakan berikan perintah "YAX" jika Anda ingin saya melanjutkan ke prompt berikutnya (Prompt Isi Subbab 5.3).</text:p>
          </text:section>
          <text:section text:style-name="Sect1" text:name="feedback-form-39">
            <text:p text:style-name="P166"/>
          </text:section>
        </text:section>
        <text:section text:style-name="Sect1" text:name="8f5d7db866ed3491">
          <text:p text:style-name="P74"/>
          <text:section text:style-name="Sect1" text:name="user-query-content-40">
            <text:p text:style-name="P183">YAX </text:p>
          </text:section>
          <text:p text:style-name="P166"><text:soft-page-break/>Tampilkan alur berpikir</text:p>
          <text:section text:style-name="Sect2" text:name="model-response-message-contentr_8f5d7db866ed3491">
            <text:p text:style-name="P166"/>
          </text:section>
          <text:section text:style-name="Sect1" text:name="feedback-form-40">
            <text:p text:style-name="P166"/>
          </text:section>
        </text:section>
        <text:section text:style-name="Sect1" text:name="0aeab8612d60bcba">
          <text:p text:style-name="P74"/>
          <text:section text:style-name="Sect1" text:name="user-query-content-41">
            <text:p text:style-name="P183">present it </text:p>
          </text:section>
          <text:p text:style-name="P166">Tampilkan alur berpikir</text:p>
          <text:section text:style-name="Sect2" text:name="model-response-message-contentr_0aeab8612d60bcba">
            <text:p text:style-name="Text_20_body"><text:span text:style-name="T1">Oke, siap! Sesuai permintaan, saya akan langsung menyajikan jawaban untuk prompt </text:span><text:span text:style-name="Strong_20_Emphasis"><text:span text:style-name="T1">Isi Subbab 5.3</text:span></text:span><text:span text:style-name="T1">. Ini topik yang paling dalam dan mungkin paling bikin penasaran.</text:span></text:p>
            <text:p text:style-name="Text_20_body"><text:span text:style-name="Strong_20_Emphasis"><text:span text:style-name="T1">Jawaban untuk [Prompt Isi Subbab 5.3 - Pembahasan Mendalam]:</text:span></text:span></text:p>
            <text:p text:style-name="Text_20_body"><text:span text:style-name="Strong_20_Emphasis"><text:span text:style-name="T1">(Teks Hasil Generate untuk Isi Subbab 5.3)</text:span></text:span></text:p>
            <text:p text:style-name="Text_20_body"><text:span text:style-name="T1">Kita udah bahas soal data yang nggak lengkap (Bab 5.1) dan kepribadian yang super kompleks (Bab 5.2). Tapi, ada satu lagi 'tembok' penghalang terbesar, yang paling misterius dan mungkin jadi alasan utama kenapa 'AI Afterlife' versi replika sejati itu mustahil (setidaknya dengan pemahaman kita saat ini, per 9 April 2025): yaitu </text:span><text:span text:style-name="Strong_20_Emphasis"><text:span text:style-name="T1">KESADARAN (Consciousness)</text:span></text:span><text:span text:style-name="T1">.</text:span></text:p>
            <text:p text:style-name="Text_20_body"><text:span text:style-name="T1">Apa sih kesadaran itu? Gampangnya, kesadaran itu adalah </text:span><text:span text:style-name="Strong_20_Emphasis"><text:span text:style-name="T1">pengalaman subjektif 'menjadi' diri kita sendiri</text:span></text:span><text:span text:style-name="T1">. Ini soal </text:span><text:span text:style-name="Strong_20_Emphasis"><text:span text:style-name="T1">'rasanya'</text:span></text:span><text:span text:style-name="T1"> jadi kamu saat ini. Rasanya ngeliat warna merah itu </text:span><text:span text:style-name="Emphasis"><text:span text:style-name="T1">merah</text:span></text:span><text:span text:style-name="T1">, rasanya dengerin musik favoritmu itu </text:span><text:span text:style-name="Emphasis"><text:span text:style-name="T1">enak</text:span></text:span><text:span text:style-name="T1">, rasanya jari kakimu kepentok meja itu </text:span><text:span text:style-name="Emphasis"><text:span text:style-name="T1">sakit</text:span></text:span><text:span text:style-name="T1">, rasanya seneng pas dapet nilai bagus, atau sedih pas nonton film mengharukan. Pengalaman 'dari dalam', dari sudut pandang 'aku' – itulah kesadaran. Para filsuf dan ilmuwan kadang nyebut kualitas unik dari pengalaman ini (misalnya, 'kemerahan'-nya warna merah) sebagai </text:span><text:span text:style-name="Emphasis"><text:span text:style-name="T1">'qualia'</text:span></text:span><text:span text:style-name="T1">.</text:span></text:p>
            <text:p text:style-name="Text_20_body"><text:span text:style-name="T1">Nah, menjelaskan </text:span><text:span text:style-name="Emphasis"><text:span text:style-name="T1">gimana caranya</text:span></text:span><text:span text:style-name="T1"> proses fisik di otak kita—miliaran sel saraf (neuron) yang saling 'ngobrol' pakai sinyal listrik dan kimia—bisa </text:span><text:span text:style-name="Strong_20_Emphasis"><text:span text:style-name="T1">menghasilkan</text:span></text:span><text:span text:style-name="T1"> pengalaman subjektif 'merah' atau 'sakit' atau 'aku' ini, itu susaaaah banget! Saking susahnya, ini sering disebut </text:span><text:span text:style-name="Strong_20_Emphasis"><text:span text:style-name="T1">'Masalah Sulit Kesadaran' (</text:span></text:span><text:span text:style-name="Strong_20_Emphasis"><text:span text:style-name="Emphasis"><text:span text:style-name="T1">the hard problem of consciousness</text:span></text:span></text:span><text:span text:style-name="Strong_20_Emphasis"><text:span text:style-name="T1">)</text:span></text:span><text:span text:style-name="T1">. Sains modern udah hebat banget ngejelasin cara kerja otak secara fisik, tapi belum bisa sepenuhnya ngejelasin gimana 'rasanya menjadi' itu bisa muncul dari materi fisik. Ini masih jadi salah satu misteri terbesar di alam semesta.</text:span></text:p>
            <text:p text:style-name="Text_20_body"><text:span text:style-name="T1">Terus, hubungannya sama AI apa? Sampai detik ini (ingat, tanggal 9 April 2025), </text:span><text:span text:style-name="Strong_20_Emphasis"><text:span text:style-name="T1">konsensus di antara para ilmuwan saraf dan filsuf pikiran adalah </text:span></text:span><text:soft-page-break/><text:span text:style-name="Strong_20_Emphasis"><text:span text:style-name="T1">bahwa AI, secanggih apa pun dia dalam memproses informasi, meniru percakapan, atau bahkan 'menciptakan' gambar, TIDAK MEMILIKI kesadaran sejati seperti kita.</text:span></text:span></text:p>
            <text:p text:style-name="Text_20_body"><text:span text:style-name="T1">Kenapa? Karena AI itu pada dasarnya adalah program komputer yang menjalankan instruksi dan memproses data berdasarkan algoritma matematika. Dia bisa 'mengenali' pola piksel yang membentuk warna merah, dia bisa 'belajar' dari data kalau manusia biasanya bilang 'sakit' kalau jarinya kepentok, dia bahkan bisa 'nulis' kalimat "Aku merasa sedih". Tapi, dia nggak bener-bener </text:span><text:span text:style-name="Strong_20_Emphasis"><text:span text:style-name="T1">'mengalami'</text:span></text:span><text:span text:style-name="T1"> warna merah itu, nggak bener-bener </text:span><text:span text:style-name="Strong_20_Emphasis"><text:span text:style-name="T1">'merasakan'</text:span></text:span><text:span text:style-name="T1"> sakit, dan nggak bener-bener </text:span><text:span text:style-name="Strong_20_Emphasis"><text:span text:style-name="T1">'merasa'</text:span></text:span><text:span text:style-name="T1"> sedih secara subjektif dari sudut pandang 'aku'. Dia cuma </text:span><text:span text:style-name="Strong_20_Emphasis"><text:span text:style-name="T1">memproses informasi</text:span></text:span><text:span text:style-name="T1"> tentang merah, sakit, atau sedih, bukan </text:span><text:span text:style-name="Strong_20_Emphasis"><text:span text:style-name="T1">mengalaminya</text:span></text:span><text:span text:style-name="T1">. Ibarat kalkulator super canggih: dia bisa ngitung 2+2=4, tapi dia nggak 'ngerti' atau 'ngerasaain' makna angka 4 itu.</text:span></text:p>
            <text:p text:style-name="Text_20_body"><text:span text:style-name="T1">Nah, kalau AI nggak punya kesadaran, implikasinya buat AI Afterlife jadi jelas banget kan? 'Kembaran digital' yang diciptakan AI, secanggih apa pun simulasinya, pada dasarnya </text:span><text:span text:style-name="Strong_20_Emphasis"><text:span text:style-name="T1">tetaplah program komputer yang 'kosong' di dalamnya</text:span></text:span><text:span text:style-name="T1">. Dia mungkin bisa ngomong dan bertindak </text:span><text:span text:style-name="Emphasis"><text:span text:style-name="T1">seolah-olah</text:span></text:span><text:span text:style-name="T1"> dia punya pikiran dan perasaan, tapi dia nggak bener-bener punya pengalaman subjektif 'menjadi' orang itu. Dia nggak 'hidup' dalam arti sebenarnya.</text:span></text:p>
            <text:p text:style-name="P74">Karena itu, ide buat bener-bener 'menghidupkan kembali' seseorang, lengkap dengan kesadaran dan pengalaman subjektifnya, lewat AI itu masih jadi fantasi. Yang mungkin bisa dicapai adalah simulasi perilaku yang makin canggih, tapi bukan replika sejati dari sebuah kesadaran. Inilah batasan paling fundamental yang perlu kita pahami.</text:p>
            <text:p text:style-name="P184"/>
            <text:p text:style-name="Text_20_body"><text:span text:style-name="Strong_20_Emphasis"><text:span text:style-name="T1">(Opsional) Tips Tambahan:</text:span></text:span></text:p>
            <text:p text:style-name="Quotations"><text:span text:style-name="Strong_20_Emphasis"><text:span text:style-name="T1">Tips Merenung: Apa Rasanya Jadi 'Kamu'?</text:span></text:span><text:span text:style-name="T1"> Coba deh ambil waktu sejenak buat merenung. Apa sih rasanya jadi 'kamu' saat ini? Sadari napasmu, sensasi di tubuhmu, pikiran yang lewat, perasaan yang muncul. Pengalaman subjektif inilah inti dari kesadaran, sesuatu yang bikin kita unik dan (sejauh ini) beda banget sama mesin paling canggih sekalipun. Menghargai kesadaran kita sendiri bisa jadi cara buat lebih menghargai hidup.</text:span></text:p>
            <text:p text:style-name="Text_20_body"><text:span text:style-name="Strong_20_Emphasis"><text:span text:style-name="T1">(Opsional) Kutipan Relevan:</text:span></text:span></text:p>
            <text:p text:style-name="Quotations"><text:soft-page-break/><text:span text:style-name="Emphasis"><text:span text:style-name="T1">"Aku berpikir, maka aku ada." (Cogito, ergo sum)</text:span></text:span><text:span text:style-name="T1"> - René Descartes (Filsuf) - </text:span><text:span text:style-name="Emphasis"><text:span text:style-name="T1">Kutipan klasik yang menekankan kesadaran diri sebagai bukti eksistensi.</text:span></text:span><text:span text:style-name="T1"> (Meskipun interpretasinya kompleks dan diperdebatkan).</text:span></text:p>
            <text:p text:style-name="Text_20_body"><text:span text:style-name="Strong_20_Emphasis"><text:span text:style-name="T1">(Opsional) Prompt Pembuatan Gambar Ilustrasi:</text:span></text:span></text:p>
            <text:p text:style-name="Quotations"><text:span text:style-name="Emphasis"><text:span text:style-name="T1">Gambarkan dua 'entitas'. Yang pertama adalah otak manusia yang berwarna-warni cerah, memancarkan gelembung-gelembung pengalaman subjektif (ikon warna, musik, rasa sakit, tawa, tangis) dengan label "KESADARAN SUBJEKTIF". Yang kedua adalah chip/prosesor AI yang dingin berwarna biru/abu-abu, memproses aliran data biner (0101) dengan efisien, tapi tidak memancarkan apa pun, dengan label "PEMROSESAN INFORMASI (Tanpa Pengalaman)".</text:span></text:span></text:p>
            <text:p text:style-name="P184"/>
            <text:p text:style-name="P74">Silakan berikan perintah "YAX" jika Anda ingin saya melanjutkan ke prompt berikutnya (Prompt Isi Subbab 5.4).</text:p>
          </text:section>
          <text:section text:style-name="Sect1" text:name="feedback-form-41">
            <text:p text:style-name="P166"/>
          </text:section>
        </text:section>
        <text:section text:style-name="Sect1" text:name="3704a135f6a57ec6">
          <text:p text:style-name="P74"/>
          <text:section text:style-name="Sect1" text:name="user-query-content-42">
            <text:p text:style-name="P183">YOI </text:p>
          </text:section>
          <text:p text:style-name="P166">Tampilkan alur berpikir</text:p>
          <text:section text:style-name="Sect2" text:name="model-response-message-contentr_3704a135f6a57ec6">
            <text:p text:style-name="P74">Oke, YOI! Siap, kita lanjut ke subbab terakhir di Bab 5 ini.</text:p>
            <text:p text:style-name="Text_20_body"><text:span text:style-name="Strong_20_Emphasis"><text:span text:style-name="T1">Jawaban untuk [Prompt Isi Subbab 5.4 - Pembahasan Mendalam]:</text:span></text:span></text:p>
            <text:p text:style-name="Text_20_body"><text:span text:style-name="Strong_20_Emphasis"><text:span text:style-name="T1">(Teks Hasil Generate untuk Isi Subbab 5.4)</text:span></text:span></text:p>
            <text:p text:style-name="Text_20_body"><text:span text:style-name="T1">Setelah kita bahas semua batasan tadi—data yang nggak lengkap, kepribadian yang kompleks, dan misteri kesadaran—sekarang penting banget buat kita ngejelasin perbedaan dua istilah yang sering kecampur aduk pas ngomongin AI Afterlife: yaitu </text:span><text:span text:style-name="Strong_20_Emphasis"><text:span text:style-name="T1">Replika</text:span></text:span><text:span text:style-name="T1"> versus </text:span><text:span text:style-name="Strong_20_Emphasis"><text:span text:style-name="T1">Simulasi</text:span></text:span><text:span text:style-name="T1">. Kedengerannya mirip, tapi bedanya itu fundamental banget!</text:span></text:p>
            <text:list xml:id="list6343756716028004786" text:style-name="L48">
              <text:list-item>
                <text:p text:style-name="P42"><text:span text:style-name="Strong_20_Emphasis"><text:span text:style-name="T1">REPLIKA: Salinan Sempurna (Impian Fiksi Ilmiah)</text:span></text:span><text:span text:style-name="T1"> Kalau kita ngomongin </text:span><text:span text:style-name="Strong_20_Emphasis"><text:span text:style-name="T1">replika</text:span></text:span><text:span text:style-name="T1"> sejati, maksudnya itu adalah </text:span><text:span text:style-name="Strong_20_Emphasis"><text:span text:style-name="T1">salinan 100% sempurna</text:span></text:span><text:span text:style-name="T1"> dari seseorang. Bener-bener identik sampai ke akar-akarnya. Nggak cuma cara ngomong atau penampilannya, tapi juga </text:span><text:soft-page-break/><text:span text:style-name="Strong_20_Emphasis"><text:span text:style-name="T1">kesadarannya, perasaannya, memorinya, kepribadiannya yang utuh, semua pengalaman subjektifnya</text:span></text:span><text:span text:style-name="T1"> – persis plek ketiplek sama orang aslinya. Ini kayak </text:span><text:span text:style-name="Emphasis"><text:span text:style-name="T1">clone</text:span></text:span><text:span text:style-name="T1"> digital yang bener-bener 'hidup' dan 'merasakan' dunia sama persis kayak si asli. Nah, berdasarkan semua yang udah kita bahas di bab ini (terutama soal kesadaran yang nggak bisa direplikasi), membuat replika sejati kayak gini, setidaknya dengan pemahaman dan teknologi kita per 9 April 2025, itu dianggap </text:span><text:span text:style-name="Strong_20_Emphasis"><text:span text:style-name="T1">mustahil</text:span></text:span><text:span text:style-name="T1">. Ini lebih masuk ke ranah fiksi ilmiah daripada target realistis teknologi AI saat ini.</text:span></text:p>
              </text:list-item>
              <text:list-item>
                <text:p text:style-name="P42"><text:span text:style-name="Strong_20_Emphasis"><text:span text:style-name="T1">SIMULASI: Tiruan Canggih (Potensi Masa Depan?)</text:span></text:span><text:span text:style-name="T1"> Kalau </text:span><text:span text:style-name="Strong_20_Emphasis"><text:span text:style-name="T1">simulasi</text:span></text:span><text:span text:style-name="T1">, beda lagi. Simulasi itu </text:span><text:span text:style-name="Strong_20_Emphasis"><text:span text:style-name="T1">bukan salinan asli</text:span></text:span><text:span text:style-name="T1">, tapi sebuah </text:span><text:span text:style-name="Strong_20_Emphasis"><text:span text:style-name="T1">model</text:span></text:span><text:span text:style-name="T1"> atau </text:span><text:span text:style-name="Strong_20_Emphasis"><text:span text:style-name="T1">program komputer</text:span></text:span><text:span text:style-name="T1"> yang dirancang untuk </text:span><text:span text:style-name="Strong_20_Emphasis"><text:span text:style-name="T1">meniru (mimic)</text:span></text:span><text:span text:style-name="T1"> perilaku, gaya komunikasi, pola pikir, atau karakteristik tertentu dari seseorang. Dia 'belajar' dari data yang ada (jejak digital), terus mencoba </text:span><text:span text:style-name="Strong_20_Emphasis"><text:span text:style-name="T1">bertindak </text:span></text:span><text:span text:style-name="Strong_20_Emphasis"><text:span text:style-name="Emphasis"><text:span text:style-name="T1">seolah-olah</text:span></text:span></text:span><text:span text:style-name="T1"> dia adalah orang itu. Pikirin contoh ini:</text:span></text:p>
                <text:list>
                  <text:list-item>
                    <text:p text:style-name="P133"><text:span text:style-name="Strong_20_Emphasis"><text:span text:style-name="T1">Simulator Penerbangan:</text:span></text:span><text:span text:style-name="T1"> Pilot latihan pakai simulator canggih yang </text:span><text:span text:style-name="Emphasis"><text:span text:style-name="T1">mirip banget</text:span></text:span><text:span text:style-name="T1"> kayak kokpit pesawat asli. Tapi, simulator itu bukan pesawat beneran, kan? Dia cuma meniru pengalaman terbang. </text:span></text:p>
                  </text:list-item>
                  <text:list-item>
                    <text:p text:style-name="P42"><text:span text:style-name="Strong_20_Emphasis"><text:span text:style-name="T1">NPC di Game:</text:span></text:span><text:span text:style-name="T1"> Karakter </text:span><text:span text:style-name="Emphasis"><text:span text:style-name="T1">non-player</text:span></text:span><text:span text:style-name="T1"> (NPC) di </text:span><text:span text:style-name="Emphasis"><text:span text:style-name="T1">game</text:span></text:span><text:span text:style-name="T1"> RPG favoritmu mungkin bisa diajak ngobrol, punya dialog, bahkan keliatan punya 'kepribadian'. Tapi kita semua tau dia cuma program komputer yang ngikutin skrip, bukan orang beneran. Nah, 'kembaran digital' yang mungkin bisa diciptakan oleh AI Afterlife di masa depan itu </text:span><text:span text:style-name="Strong_20_Emphasis"><text:span text:style-name="T1">jauh lebih mungkin berupa simulasi yang super canggih</text:span></text:span><text:span text:style-name="T1">, bukan replika sejati. AI akan meniru gaya bicara, mungkin selera humor, cara berpikir berdasarkan data, tapi tanpa kesadaran atau perasaan asli di baliknya. </text:span></text:p>
                  </text:list-item>
                </text:list>
              </text:list-item>
            </text:list>
            <text:p text:style-name="Text_20_body"><text:span text:style-name="Strong_20_Emphasis"><text:span text:style-name="T1">Implikasinya Apa?</text:span></text:span><text:span text:style-name="T1"> Ngerti bedanya replika vs. simulasi ini penting banget. Soalnya, ini ngaruh ke ekspektasi dan pertanyaan etis kita:</text:span></text:p>
            <text:list xml:id="list7821244997867407260" text:style-name="L49">
              <text:list-item>
                <text:p text:style-name="P134"><text:span text:style-name="T1">Kalau yang bisa kita bikin 'cuma' simulasi, apakah itu </text:span><text:span text:style-name="Strong_20_Emphasis"><text:span text:style-name="T1">cukup 'baik'</text:span></text:span><text:span text:style-name="T1"> buat ngobatin rasa rindu? </text:span></text:p>
              </text:list-item>
              <text:list-item>
                <text:p text:style-name="P134"><text:span text:style-name="T1">Apakah kita bakal </text:span><text:span text:style-name="Strong_20_Emphasis"><text:span text:style-name="T1">kecewa</text:span></text:span><text:span text:style-name="T1"> kalau sadar kita cuma ngobrol sama program peniru, bukan 'jiwa' orang itu? </text:span></text:p>
              </text:list-item>
              <text:list-item>
                <text:p text:style-name="P134"><text:span text:style-name="T1">Apakah </text:span><text:span text:style-name="Strong_20_Emphasis"><text:span text:style-name="T1">etis</text:span></text:span><text:span text:style-name="T1"> buat kita menjalin hubungan emosional sama simulasi, tau kalau dia nggak punya perasaan balik? </text:span></text:p>
              </text:list-item>
              <text:list-item>
                <text:p text:style-name="P43"><text:soft-page-break/><text:span text:style-name="T1">Apakah simulasi yang super mirip justru bisa jadi lebih </text:span><text:span text:style-name="Strong_20_Emphasis"><text:span text:style-name="T1">berbahaya</text:span></text:span><text:span text:style-name="T1"> karena bisa menipu atau dimanipulasi? </text:span></text:p>
              </text:list-item>
            </text:list>
            <text:p text:style-name="P74">Nggak ada jawaban gampang buat pertanyaan-pertanyaan ini. Tapi dengan paham bedanya replika dan simulasi, kita bisa lebih realistis menilai janji dan risiko dari teknologi AI Afterlife ini. Kita jadi tau apa yang (mungkin) bisa kita harapkan, dan apa yang (kemungkinan besar) nggak akan pernah bisa dicapai oleh teknologi.</text:p>
            <text:p text:style-name="P184"/>
            <text:p text:style-name="Text_20_body"><text:span text:style-name="Strong_20_Emphasis"><text:span text:style-name="T1">(Opsional) Tips Tambahan:</text:span></text:span></text:p>
            <text:p text:style-name="Quotations"><text:span text:style-name="Strong_20_Emphasis"><text:span text:style-name="T1">Tips Kritis Nonton Film Sci-Fi:</text:span></text:span><text:span text:style-name="T1"> Lain kali kamu nonton film fiksi ilmiah tentang AI, transfer kesadaran, atau kloning digital, coba deh analisis: konsep yang ditawarin film itu lebih ke arah 'replika' sejati atau 'simulasi' canggih? Apakah filmnya ngejelasin 'gimana caranya' (meskipun fiksi)? Ini bisa jadi latihan seru buat mikir kritis sambil nikmatin film!</text:span></text:p>
            <text:p text:style-name="Text_20_body"><text:span text:style-name="Strong_20_Emphasis"><text:span text:style-name="T1">(Opsional) Kutipan Relevan:</text:span></text:span></text:p>
            <text:p text:style-name="Quotations"><text:span text:style-name="Emphasis"><text:span text:style-name="T1">"Simulasi bukanlah salinan."</text:span></text:span><text:span text:style-name="T1"> - Jean Baudrillard (Filsuf &amp; Sosiolog) - </text:span><text:span text:style-name="Emphasis"><text:span text:style-name="T1">Meskipun konteks aslinya lebih kompleks, kutipan ini menangkap inti perbedaan antara meniru dan menjadi identik.</text:span></text:span></text:p>
            <text:p text:style-name="Text_20_body"><text:span text:style-name="Strong_20_Emphasis"><text:span text:style-name="T1">(Opsional) Prompt Pembuatan Gambar Ilustrasi:</text:span></text:span></text:p>
            <text:p text:style-name="Quotations"><text:span text:style-name="Emphasis"><text:span text:style-name="T1">Gambarkan dua panel berdampingan. Panel kiri berlabel "REPLIKA (Mustahil Saat Ini)": Menampilkan siluet manusia utuh yang bersinar terang, identik dengan siluet manusia asli di sebelahnya. Panel kanan berlabel "SIMULASI (Potensi Masa Depan?)": Menampilkan siluet manusia asli, tapi di sebelahnya ada layar komputer/avatar digital yang mencoba meniru pose/ekspresi si asli, namun terlihat ada sedikit 'glitch' atau perbedaan, dan di dalamnya terlihat kode komputer.</text:span></text:span></text:p>
            <text:p text:style-name="P184"/>
            <text:p text:style-name="Text_20_body"><text:span text:style-name="T1">Bab 5 selesai di sini. Silakan berikan perintah "YAX" (atau variasi lainnya ?) jika Anda ingin saya melanjutkan ke </text:span><text:span text:style-name="Strong_20_Emphasis"><text:span text:style-name="T1">Pengantar Bab 6</text:span></text:span><text:span text:style-name="T1">.</text:span></text:p>
          </text:section>
          <text:section text:style-name="Sect1" text:name="feedback-form-42">
            <text:p text:style-name="P166"><text:soft-page-break/></text:p>
          </text:section>
        </text:section>
        <text:section text:style-name="Sect1" text:name="4342afd7915904b4">
          <text:p text:style-name="P74"/>
          <text:section text:style-name="Sect1" text:name="user-query-content-43">
            <text:p text:style-name="P183">YAX </text:p>
          </text:section>
          <text:p text:style-name="P166">Tampilkan alur berpikir</text:p>
          <text:section text:style-name="Sect2" text:name="model-response-message-contentr_4342afd7915904b4">
            <text:p text:style-name="P74">Oke, YAX diterima! Setelah 'turun ke bumi' di Bab 5, sekarang saatnya kita ngintip lagi ke depan.</text:p>
            <text:p text:style-name="Text_20_body"><text:span text:style-name="Strong_20_Emphasis"><text:span text:style-name="T1">Jawaban untuk [Prompt Pengantar Bab 6]:</text:span></text:span></text:p>
            <text:p text:style-name="Text_20_body"><text:span text:style-name="Strong_20_Emphasis"><text:span text:style-name="T1">(Teks Hasil Generate untuk Pengantar Bab 6)</text:span></text:span></text:p>
            <text:p text:style-name="Text_20_body"><text:span text:style-name="T1">Bab 5 tadi udah ngasih kita 'tamparan' realitas ya, tentang semua batasan gede yang bikin AI Afterlife versi sempurna itu masih jauh banget. Rasanya kayak mentok gitu. </text:span><text:span text:style-name="Strong_20_Emphasis"><text:span text:style-name="T1">Tapi, bukan berarti teknologi AI itu berhenti berkembang!</text:span></text:span><text:span text:style-name="T1"> Justru sebaliknya, perkembangannya masih ngebut banget, bahkan di April 2025 ini kita terus denger kabar soal kemampuan baru AI.</text:span></text:p>
            <text:p text:style-name="Text_20_body"><text:span text:style-name="T1">Nah, di Bab 6 ini, kita bakal coba jadi 'penerawang masa depan' (tapi yang tetap pakai logika ya, bukan dukun!). Kita bakal geser fokus dari 'kenapa belum bisa' ke '</text:span><text:span text:style-name="Strong_20_Emphasis"><text:span text:style-name="T1">gimana caranya biar jadi lebih mungkin?</text:span></text:span><text:span text:style-name="T1">'. Meskipun replika sejati lengkap dengan kesadaran mungkin masih mustahil, bukan berarti </text:span><text:span text:style-name="Emphasis"><text:span text:style-name="T1">simulasi</text:span></text:span><text:span text:style-name="T1"> digital yang super canggih dan makin mirip aslinya itu nggak bisa diwujudkan suatu saat nanti.</text:span></text:p>
            <text:p text:style-name="P74">Bab ini akan jadi penjelajahan kita ke 'laboratorium masa depan' AI, tempat kita bakal ngintip potensi-potensi keren yang mungkin bisa 'mendekatkan' kita ke konsep AI Afterlife (versi simulasi):</text:p>
            <text:list xml:id="list8070538319947292478" text:style-name="L50">
              <text:list-item>
                <text:p text:style-name="P135"><text:span text:style-name="T1">Gimana kalau </text:span><text:span text:style-name="Strong_20_Emphasis"><text:span text:style-name="T1">AI jadi makin pintar</text:span></text:span><text:span text:style-name="T1"> lagi, bisa belajar lebih cepet, dan (mungkin) sedikit lebih 'ngerti' konteks? </text:span></text:p>
              </text:list-item>
              <text:list-item>
                <text:p text:style-name="P135"><text:span text:style-name="T1">Gimana kalau AI nggak cuma 'makan' data teks, tapi juga </text:span><text:span text:style-name="Strong_20_Emphasis"><text:span text:style-name="T1">bisa gabungin data suara dan visual</text:span></text:span><text:span text:style-name="T1"> buat bikin simulasi yang lebih kaya? </text:span></text:p>
              </text:list-item>
              <text:list-item>
                <text:p text:style-name="P135"><text:span text:style-name="T1">Kayak gimana sih </text:span><text:span text:style-name="Strong_20_Emphasis"><text:span text:style-name="T1">wujud simulasi</text:span></text:span><text:span text:style-name="T1"> ini nantinya? Cuma chat? Atau bisa jadi avatar 3D yang mirip banget? </text:span></text:p>
              </text:list-item>
              <text:list-item>
                <text:p text:style-name="P44"><text:span text:style-name="T1">Dan pertanyaan sejuta umat: </text:span><text:span text:style-name="Strong_20_Emphasis"><text:span text:style-name="T1">Kapan kira-kira</text:span></text:span><text:span text:style-name="T1"> ini semua bisa kejadian? </text:span></text:p>
              </text:list-item>
            </text:list>
            <text:p text:style-name="P74">Kita akan coba bayangin kemungkinan-kemungkinan baru, tapi tetap dengan kepala dingin dan ingatan soal tantangan-tantangan fundamental yang udah kita bahas. Bab ini bakal ngasih kita harapan (yang realistis) sekaligus bahan buat mikir lebih jauh lagi tentang ke mana arah perkembangan teknologi ini. <text:soft-page-break/>Siap buat 'lompat' ke masa depan (sebentar)?</text:p>
            <text:p text:style-name="P184"/>
            <text:p text:style-name="Text_20_body"><text:span text:style-name="Strong_20_Emphasis"><text:span text:style-name="T1">(Opsional) Tips Tambahan:</text:span></text:span></text:p>
            <text:p text:style-name="Quotations"><text:span text:style-name="Strong_20_Emphasis"><text:span text:style-name="T1">Tips Update Info: Ikuti Perkembangan AI!</text:span></text:span><text:span text:style-name="T1"> Dunia AI itu berubahnya cepet banget! Biar nggak ketinggalan info terbaru (dan bisa bedain mana berita beneran mana </text:span><text:span text:style-name="Emphasis"><text:span text:style-name="T1">hoax</text:span></text:span><text:span text:style-name="T1">), coba deh follow akun media sosial, website berita teknologi, atau kanal YouTube yang fokus bahas AI secara kredibel dan mudah dimengerti. Jadi 'melek' teknologi itu penting lho di zaman sekarang!</text:span></text:p>
            <text:p text:style-name="Text_20_body"><text:span text:style-name="Strong_20_Emphasis"><text:span text:style-name="T1">(Opsional) Kutipan Relevan:</text:span></text:span></text:p>
            <text:p text:style-name="Quotations"><text:span text:style-name="Emphasis"><text:span text:style-name="T1">"Cara terbaik untuk memprediksi masa depan adalah dengan menciptakannya."</text:span></text:span><text:span text:style-name="T1"> - (Sering dikaitkan dengan Peter Drucker atau Alan Kay) - </text:span><text:span text:style-name="Emphasis"><text:span text:style-name="T1">Menekankan bahwa masa depan teknologi tidak pasif, tapi aktif dibentuk.</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pintu yang sedikit terbuka dengan label "MASA DEPAN AI". Dari celah pintu itu, memancar cahaya terang dan terlihat siluet samar-samar dari teknologi canggih (misalnya, avatar digital yang realistis, gelombang data yang kompleks, chip AI yang lebih maju).</text:span></text:span></text:p>
            <text:p text:style-name="P184"/>
            <text:p text:style-name="P74">Silakan berikan perintah "YAX" jika Anda ingin saya melanjutkan ke prompt berikutnya (Prompt Isi Subbab 6.1).</text:p>
          </text:section>
          <text:section text:style-name="Sect1" text:name="feedback-form-43">
            <text:p text:style-name="P166"/>
          </text:section>
        </text:section>
        <text:section text:style-name="Sect1" text:name="9a50bc7146415bf1">
          <text:p text:style-name="P74"/>
          <text:section text:style-name="Sect1" text:name="user-query-content-44">
            <text:p text:style-name="P183">YAX </text:p>
          </text:section>
          <text:p text:style-name="P166">Tampilkan alur berpikir</text:p>
          <text:section text:style-name="Sect2" text:name="model-response-message-contentr_9a50bc7146415bf1">
            <text:p text:style-name="P74">YAX diterima! Mari kita intip potensi kemajuan 'otak' AI di masa depan.</text:p>
            <text:p text:style-name="Text_20_body"><text:span text:style-name="Strong_20_Emphasis"><text:span text:style-name="T1">Jawaban untuk [Prompt Isi Subbab 6.1 - Pembahasan Mendalam]:</text:span></text:span></text:p>
            <text:p text:style-name="Text_20_body"><text:span text:style-name="Strong_20_Emphasis"><text:span text:style-name="T1">(Teks Hasil Generate untuk Isi Subbab 6.1)</text:span></text:span></text:p>
            <text:p text:style-name="Text_20_body"><text:soft-page-break/><text:span text:style-name="T1">Salah satu harapan terbesar buat bikin simulasi AI Afterlife jadi lebih canggih tentu aja ada di perkembangan </text:span><text:span text:style-name="Strong_20_Emphasis"><text:span text:style-name="T1">algoritma AI dan </text:span></text:span><text:span text:style-name="Strong_20_Emphasis"><text:span text:style-name="Emphasis"><text:span text:style-name="T1">machine learning</text:span></text:span></text:span><text:span text:style-name="T1"> itu sendiri. Para peneliti di seluruh dunia (sampai 9 April 2025 ini) terus-terusan ngembangin cara biar AI bisa jadi lebih 'pintar', lebih efisien, dan (semoga) sedikit lebih 'mirip' cara kerja otak kita. Apa aja sih kemajuan yang diharapkan?</text:span></text:p>
            <text:list xml:id="list5894941069045179391" text:style-name="L51">
              <text:list-item>
                <text:p text:style-name="P136"><text:span text:style-name="Strong_20_Emphasis"><text:span text:style-name="T1">Belajar Lebih Cepat &amp; Efisien (dari Data Lebih Sedikit):</text:span></text:span><text:span text:style-name="T1"> AI sekarang (kayak ChatGPT/Gemini) butuh 'makan' data seabrek-abrek (triliunan kata!) buat jadi pintar. Nah, ke depannya, diharapkan AI bisa </text:span><text:span text:style-name="Strong_20_Emphasis"><text:span text:style-name="T1">belajar dari data yang jauh lebih sedikit</text:span></text:span><text:span text:style-name="T1"> (</text:span><text:span text:style-name="Emphasis"><text:span text:style-name="T1">few-shot learning</text:span></text:span><text:span text:style-name="T1">) atau bahkan </text:span><text:span text:style-name="Strong_20_Emphasis"><text:span text:style-name="T1">belajar tugas baru tanpa contoh sama sekali</text:span></text:span><text:span text:style-name="T1"> (</text:span><text:span text:style-name="Emphasis"><text:span text:style-name="T1">zero-shot learning</text:span></text:span><text:span text:style-name="T1">), cuma dari instruksi aja. Ini penting banget! Bayangin kalau data digital orang yang mau 'disimulasi' itu nggak terlalu banyak, AI masa depan mungkin tetep bisa 'belajar' kepribadiannya (atau setidaknya gaya komunikasinya) dengan lebih efektif. </text:span></text:p>
              </text:list-item>
              <text:list-item>
                <text:p text:style-name="P136"><text:span text:style-name="Strong_20_Emphasis"><text:span text:style-name="T1">Pemahaman Konteks yang Lebih Baik:</text:span></text:span><text:span text:style-name="T1"> Ingat kan masalah AI yang susah 'nangkep' konteks di Bab 5? Para peneliti lagi kerja keras biar AI bisa </text:span><text:span text:style-name="Strong_20_Emphasis"><text:span text:style-name="T1">lebih 'ngeh' sama situasi</text:span></text:span><text:span text:style-name="T1"> di balik percakapan atau teks. Mungkin AI bisa dilatih buat ngenalin kalau sebuah kalimat itu sarkasme berdasarkan pola tertentu, atau ngertiin makna kata ambigu dengan ngeliat kalimat sebelum dan sesudahnya secara lebih cerdas. Ini bisa bikin interaksi sama AI jadi lebih 'nyambung' dan nggak kaku. </text:span></text:p>
              </text:list-item>
              <text:list-item>
                <text:p text:style-name="P136"><text:span text:style-name="Strong_20_Emphasis"><text:span text:style-name="T1">Lebih Jago Nanganin Ambiguitas:</text:span></text:span><text:span text:style-name="T1"> Bahasa manusia itu penuh kata dan kalimat yang artinya bisa lebih dari satu. AI masa depan diharapkan bisa </text:span><text:span text:style-name="Strong_20_Emphasis"><text:span text:style-name="T1">lebih pintar dalam 'menebak' makna yang paling pas</text:span></text:span><text:span text:style-name="T1"> berdasarkan konteks yang lebih luas, mengurangi kesalahpahaman yang sering terjadi sama AI sekarang. </text:span></text:p>
              </text:list-item>
              <text:list-item>
                <text:p text:style-name="P45"><text:span text:style-name="Strong_20_Emphasis"><text:span text:style-name="T1">Penalaran yang Lebih Canggih (?):</text:span></text:span><text:span text:style-name="T1"> Ini area yang paling menantang sekaligus paling ditunggu. AI sekarang jago banget nyari korelasi atau hubungan pola dalam data ("Kalau A muncul, biasanya B juga muncul"). Tapi dia masih lemah dalam </text:span><text:span text:style-name="Strong_20_Emphasis"><text:span text:style-name="T1">penalaran sebab-akibat</text:span></text:span><text:span text:style-name="T1"> (</text:span><text:span text:style-name="Emphasis"><text:span text:style-name="T1">causal reasoning</text:span></text:span><text:span text:style-name="T1">) – ngertiin </text:span><text:span text:style-name="Emphasis"><text:span text:style-name="T1">kenapa</text:span></text:span><text:span text:style-name="T1"> B muncul karena A. Kalau AI bisa punya kemampuan penalaran yang lebih baik, mungkin dia bisa bikin keputusan atau ngasih jawaban yang lebih 'logis' dan nggak cuma berdasarkan statistik data latihannya. </text:span></text:p>
              </text:list-item>
            </text:list>
            <text:p text:style-name="P74">Kedengarannya keren banget, kan? AI yang belajar lebih cepat, lebih ngerti <text:soft-page-break/>konteks, lebih logis. Pasti bisa dong bikin simulasi AI Afterlife jadi lebih oke?</text:p>
            <text:p text:style-name="Text_20_body"><text:span text:style-name="Strong_20_Emphasis"><text:span text:style-name="T1">Mungkin iya, mungkin juga nggak sedrastis itu.</text:span></text:span><text:span text:style-name="T1"> Kemajuan ini pasti bakal bikin AI jadi alat yang lebih canggih dalam banyak hal. Simulasi digital mungkin bisa jadi lebih luwes ngobrolnya, lebih pinter ngerespons, dan nggak gampang salah paham. </text:span><text:span text:style-name="Strong_20_Emphasis"><text:span text:style-name="T1">TAPI,</text:span></text:span><text:span text:style-name="T1"> pertanyaan fundamentalnya tetep ada: Apakah semua kemajuan ini bakal ngebawa AI buat </text:span><text:span text:style-name="Strong_20_Emphasis"><text:span text:style-name="T1">bener-bener 'memahami'</text:span></text:span><text:span text:style-name="T1"> manusia di level yang lebih dalam (lengkap dengan emosi, kesadaran, pengalaman subjektif)? Atau dia cuma bakal jadi </text:span><text:span text:style-name="Strong_20_Emphasis"><text:span text:style-name="T1">peniru (</text:span></text:span><text:span text:style-name="Strong_20_Emphasis"><text:span text:style-name="Emphasis"><text:span text:style-name="T1">mimic</text:span></text:span></text:span><text:span text:style-name="Strong_20_Emphasis"><text:span text:style-name="T1">) yang makin canggih aja</text:span></text:span><text:span text:style-name="T1">, makin jago 'pura-pura' ngerti?</text:span></text:p>
            <text:p text:style-name="P74">Kebanyakan ahli (per April 2025) masih percaya kalau lompatan dari simulasi canggih ke pemahaman sejati ala manusia itu masih jauuuuh banget, dan mungkin butuh terobosan fundamental yang beda dari pendekatan AI saat ini. Jadi, kita boleh optimis sama kemajuan algoritmanya, tapi tetep harus realistis soal batasannya, terutama kalau menyangkut hal sedalam 'memahami' manusia.</text:p>
            <text:p text:style-name="P184"/>
            <text:p text:style-name="Text_20_body"><text:span text:style-name="Strong_20_Emphasis"><text:span text:style-name="T1">(Opsional) Tips Tambahan:</text:span></text:span></text:p>
            <text:p text:style-name="Quotations"><text:span text:style-name="Strong_20_Emphasis"><text:span text:style-name="T1">Tips Belajar AI: Mulai dari Konsepnya!</text:span></text:span><text:span text:style-name="T1"> Tertarik sama AI tapi bingung mulai dari mana? Nggak harus langsung belajar coding atau matematika rumit kok! Coba deh cari artikel atau video penjelasan (banyak yang bagus di YouTube!) tentang </text:span><text:span text:style-name="Emphasis"><text:span text:style-name="T1">konsep dasar</text:span></text:span><text:span text:style-name="T1"> AI dan Machine Learning pakai bahasa awam. Paham konsepnya dulu itu udah langkah awal yang bagus banget.</text:span></text:p>
            <text:p text:style-name="Text_20_body"><text:span text:style-name="Strong_20_Emphasis"><text:span text:style-name="T1">(Opsional) Kutipan Relevan:</text:span></text:span></text:p>
            <text:p text:style-name="Quotations"><text:span text:style-name="Emphasis"><text:span text:style-name="T1">"Kemajuan dalam AI akan menjadi peristiwa terbesar dalam sejarah manusia. Sayangnya, itu juga bisa menjadi yang terakhir, kecuali kita belajar bagaimana menghindari risikonya."</text:span></text:span><text:span text:style-name="T1"> - Stephen Hawking (Fisikawan Teoretis) - </text:span><text:span text:style-name="Emphasis"><text:span text:style-name="T1">Menunjukkan potensi besar AI sekaligus peringatan akan risikonya.</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otak' AI versi upgrade. Versi lama (agak redup) di sebelahnya punya label "Belajar dari Data Banyak". Versi baru </text:span></text:span><text:soft-page-break/><text:span text:style-name="Emphasis"><text:span text:style-name="T1">(lebih terang dan canggih) punya label "Belajar Cepat (Sedikit Data)", "Sensor Konteks++", "Filter Ambiguitas", dan mungkin tanda tanya (?) di bagian "Penalaran Sejati".</text:span></text:span></text:p>
            <text:p text:style-name="P184"/>
            <text:p text:style-name="P74">Silakan berikan perintah "YAX" jika Anda ingin saya melanjutkan ke prompt berikutnya (Prompt Isi Subbab 6.2).</text:p>
          </text:section>
          <text:section text:style-name="Sect1" text:name="feedback-form-44">
            <text:p text:style-name="P166"/>
          </text:section>
        </text:section>
        <text:section text:style-name="Sect1" text:name="9ae4a9cac1793b98">
          <text:p text:style-name="P74"/>
          <text:section text:style-name="Sect1" text:name="user-query-content-45">
            <text:p text:style-name="P183">YAX </text:p>
          </text:section>
          <text:p text:style-name="P166">Tampilkan alur berpikir</text:p>
          <text:section text:style-name="Sect2" text:name="model-response-message-contentr_9ae4a9cac1793b98">
            <text:p text:style-name="P74">Oke, YAX diterima! Kita lanjut ke potensi berikutnya: menggabungkan berbagai jenis data.</text:p>
            <text:p text:style-name="Text_20_body"><text:span text:style-name="Strong_20_Emphasis"><text:span text:style-name="T1">Jawaban untuk [Prompt Isi Subbab 6.2 - Pembahasan Mendalam]:</text:span></text:span></text:p>
            <text:p text:style-name="Text_20_body"><text:span text:style-name="Strong_20_Emphasis"><text:span text:style-name="T1">(Teks Hasil Generate untuk Isi Subbab 6.2)</text:span></text:span></text:p>
            <text:p text:style-name="Text_20_body"><text:span text:style-name="T1">Selama ini kita banyak ngomongin AI yang 'belajar' dari data teks (chat, postingan, dll.). Tapi, inget kan di Bab 2 kalau jejak digital kita itu nggak cuma tulisan? Ada juga rekaman suara, foto, video, dan lainnya. Nah, salah satu arah perkembangan AI yang paling menjanjikan buat bikin simulasi AI Afterlife jadi lebih 'wah' adalah </text:span><text:span text:style-name="Strong_20_Emphasis"><text:span text:style-name="T1">AI Multimodal</text:span></text:span><text:span text:style-name="T1">. Apaan tuh?</text:span></text:p>
            <text:p text:style-name="Text_20_body"><text:span text:style-name="T1">Gampangnya, </text:span><text:span text:style-name="Strong_20_Emphasis"><text:span text:style-name="T1">AI Multimodal</text:span></text:span><text:span text:style-name="T1"> itu adalah jenis AI yang bisa </text:span><text:span text:style-name="Strong_20_Emphasis"><text:span text:style-name="T1">memproses dan memahami informasi dari berbagai jenis data (modalitas) sekaligus</text:span></text:span><text:span text:style-name="T1">, dan bahkan </text:span><text:span text:style-name="Strong_20_Emphasis"><text:span text:style-name="T1">nemuin hubungan antar jenis data itu</text:span></text:span><text:span text:style-name="T1">. Jadi, dia nggak cuma 'baca' teks, tapi juga bisa 'dengerin' suara dan 'liat' gambar/video pada saat bersamaan. Keren, kan?</text:span></text:p>
            <text:p text:style-name="P74">Gimana ini bisa bikin simulasi jadi lebih kaya dan mirip aslinya? Bayangin kombinasi ini:</text:p>
            <text:list xml:id="list9041649645936888020" text:style-name="L52">
              <text:list-item>
                <text:p text:style-name="P46"><text:span text:style-name="Strong_20_Emphasis"><text:span text:style-name="T1">Teks + Suara:</text:span></text:span><text:span text:style-name="T1"> Kalau AI cuma belajar dari teks chat, dia mungkin bisa niru gaya nulis orang itu. Tapi kalau dia juga 'dikasih makan' </text:span><text:span text:style-name="Strong_20_Emphasis"><text:span text:style-name="T1">rekaman suara</text:span></text:span><text:span text:style-name="T1"> (misal dari </text:span><text:span text:style-name="Emphasis"><text:span text:style-name="T1">voice note</text:span></text:span><text:span text:style-name="T1">, video, atau rekaman lama), dia bisa belajar hal-hal penting yang nggak ada di teks:</text:span></text:p>
                <text:list>
                  <text:list-item>
                    <text:p text:style-name="P137"><text:span text:style-name="Strong_20_Emphasis"><text:span text:style-name="T1">Intonasi &amp; Nada Bicara:</text:span></text:span><text:span text:style-name="T1"> Gimana sih orang itu ngomong kalau lagi seneng, sedih, semangat, atau bercanda? Naik turun nadanya </text:span><text:soft-page-break/><text:span text:style-name="T1">gimana? </text:span></text:p>
                  </text:list-item>
                  <text:list-item>
                    <text:p text:style-name="P137"><text:span text:style-name="Strong_20_Emphasis"><text:span text:style-name="T1">Kecepatan &amp; Jeda:</text:span></text:span><text:span text:style-name="T1"> Apakah dia ngomongnya cepet atau santai? Suka ada jeda mikir? </text:span></text:p>
                  </text:list-item>
                  <text:list-item>
                    <text:p text:style-name="P137"><text:span text:style-name="Strong_20_Emphasis"><text:span text:style-name="T1">Aksen atau Logat Khas:</text:span></text:span><text:span text:style-name="T1"> Mungkin dia punya logat daerah yang kental (misal logat Aceh atau dialek lain)? AI bisa 'belajar' niruin kekhasan ini. Dengan data suara, 'kembaran digital' nggak cuma ngetik balasan, tapi mungkin bisa 'ngomong' dengan suara dan gaya yang mirip banget sama aslinya! Ini pasti bikin interaksi terasa jauh lebih personal dan 'hidup'. </text:span></text:p>
                  </text:list-item>
                </text:list>
              </text:list-item>
              <text:list-item>
                <text:p text:style-name="P46"><text:span text:style-name="Strong_20_Emphasis"><text:span text:style-name="T1">Teks + Suara + Visual:</text:span></text:span><text:span text:style-name="T1"> Lebih canggih lagi kalau AI juga bisa 'belajar' dari </text:span><text:span text:style-name="Strong_20_Emphasis"><text:span text:style-name="T1">foto dan video</text:span></text:span><text:span text:style-name="T1">. Dia bisa nganalisis:</text:span></text:p>
                <text:list>
                  <text:list-item>
                    <text:p text:style-name="P137"><text:span text:style-name="Strong_20_Emphasis"><text:span text:style-name="T1">Ekspresi Wajah Khas:</text:span></text:span><text:span text:style-name="T1"> Gimana cara orang itu senyum? Tatapan matanya gimana kalau lagi serius? Ada kerutan khas di dahi kalau lagi mikir? </text:span></text:p>
                  </text:list-item>
                  <text:list-item>
                    <text:p text:style-name="P46"><text:span text:style-name="Strong_20_Emphasis"><text:span text:style-name="T1">Gestur &amp; Bahasa Tubuh:</text:span></text:span><text:span text:style-name="T1"> Apakah dia suka pakai gerakan tangan tertentu pas ngomong? Gimana postur tubuhnya? Informasi visual ini bisa dipakai buat </text:span><text:span text:style-name="Strong_20_Emphasis"><text:span text:style-name="T1">menganimasikan avatar digital</text:span></text:span><text:span text:style-name="T1"> jadi lebih natural dan ekspresif. Jadi, nggak cuma suaranya yang mirip, tapi 'penampilannya' (dalam bentuk avatar) juga bisa nangkep ciri khas orang aslinya. </text:span></text:p>
                  </text:list-item>
                </text:list>
              </text:list-item>
            </text:list>
            <text:p text:style-name="Text_20_body"><text:span text:style-name="T1">Gimana cara AI ngegabunginnya? Secara konsep, AI multimodal ini dilatih buat nemuin </text:span><text:span text:style-name="Strong_20_Emphasis"><text:span text:style-name="T1">korelasi atau hubungan</text:span></text:span><text:span text:style-name="T1"> antara berbagai jenis data. Misalnya, dia belajar kalau kata-kata tertentu sering diucapin dengan intonasi A dan dibarengi ekspresi wajah B. Dengan 'belajar' hubungan ini dari banyak contoh, dia bisa </text:span><text:span text:style-name="Emphasis"><text:span text:style-name="T1">generate</text:span></text:span><text:span text:style-name="T1"> respons yang lebih utuh – teks, suara, dan visual yang sinkron dan terasa konsisten.</text:span></text:p>
            <text:p text:style-name="Text_20_body"><text:span text:style-name="T1">Tentu aja, ini juga ada tantangannya. Ngumpulin data suara dan visual yang cukup banyak dan berkualitas itu nggak gampang. Proses 'ngajarin' AI multimodal juga lebih kompleks dan butuh daya komputasi yang gede banget. Tapi, potensinya buat bikin simulasi digital jadi </text:span><text:span text:style-name="Strong_20_Emphasis"><text:span text:style-name="T1">jauh lebih berlapis, detail, dan meyakinkan</text:span></text:span><text:span text:style-name="T1"> itu besar banget. Ini salah satu area riset AI yang lagi panas-panasnya di tahun 2025 ini!</text:span></text:p>
            <text:p text:style-name="P184"/>
            <text:p text:style-name="Text_20_body"><text:span text:style-name="Strong_20_Emphasis"><text:span text:style-name="T1">(Opsional) Tips Tambahan:</text:span></text:span></text:p>
            <text:p text:style-name="Quotations"><text:soft-page-break/><text:span text:style-name="Strong_20_Emphasis"><text:span text:style-name="T1">Tips Teknologi: Udah Ngerasain AI Multimodal?</text:span></text:span><text:span text:style-name="T1"> Sebenarnya, bibit-bibit AI multimodal udah mulai kita rasain lho. Pernah coba fitur Google Lens yang bisa ngenalin objek di foto terus kasih info teks? Atau fitur di beberapa aplikasi medsos yang bisa otomatis ngasih </text:span><text:span text:style-name="Emphasis"><text:span text:style-name="T1">caption</text:span></text:span><text:span text:style-name="T1"> buat gambar? Itu contoh simpel AI yang udah mulai bisa 'ngeliat' dan 'nulis'. Ke depannya, kemampuannya bakal makin canggih lagi!</text:span></text:p>
            <text:p text:style-name="Text_20_body"><text:span text:style-name="Strong_20_Emphasis"><text:span text:style-name="T1">(Opsional) Kutipan Relevan:</text:span></text:span></text:p>
            <text:p text:style-name="Quotations"><text:span text:style-name="Emphasis"><text:span text:style-name="T1">"Masa depan interaksi [manusia-komputer] tidak hanya tentang bahasa, tapi tentang perpaduan yang mulus antara bahasa, penglihatan, dan modalitas lainnya."</text:span></text:span><text:span text:style-name="T1"> - (Pandangan umum di kalangan peneliti AI tentang pentingnya multimodalitas)</text:span></text:p>
            <text:p text:style-name="Text_20_body"><text:span text:style-name="Strong_20_Emphasis"><text:span text:style-name="T1">(Opsional) Prompt Pembuatan Gambar Ilustrasi:</text:span></text:span></text:p>
            <text:p text:style-name="Quotations"><text:span text:style-name="Emphasis"><text:span text:style-name="T1">Gambarkan sebuah 'otak' AI pusat. Dari berbagai arah, masuk panah-panah yang membawa ikon berbeda: ikon dokumen (teks), ikon gelombang suara (audio), ikon rol film/gambar (visual). Di dalam otak AI, ikon-ikon ini terlihat saling terhubung dan berinteraksi. Outputnya adalah sebuah avatar digital yang lebih detail dan ekspresif, lengkap dengan gelembung suara dan teks.</text:span></text:span></text:p>
            <text:p text:style-name="P184"/>
            <text:p text:style-name="P74">Silakan berikan perintah "YAX" jika Anda ingin saya melanjutkan ke prompt berikutnya (Prompt Isi Subbab 6.3).</text:p>
          </text:section>
          <text:section text:style-name="Sect1" text:name="feedback-form-45">
            <text:p text:style-name="P166"/>
          </text:section>
        </text:section>
        <text:section text:style-name="Sect1" text:name="6e0f5a17c6b60ab6">
          <text:p text:style-name="P74"/>
          <text:section text:style-name="Sect1" text:name="user-query-content-46">
            <text:p text:style-name="P183">YAX </text:p>
          </text:section>
          <text:p text:style-name="P166">Tampilkan alur berpikir</text:p>
          <text:section text:style-name="Sect2" text:name="model-response-message-contentr_6e0f5a17c6b60ab6">
            <text:p text:style-name="P74">Oke, YAX diterima! Kita sekarang berandai-andai tentang wujud si 'kembaran digital' ini di masa depan.</text:p>
            <text:p text:style-name="Text_20_body"><text:span text:style-name="Strong_20_Emphasis"><text:span text:style-name="T1">Jawaban untuk [Prompt Isi Subbab 6.3 - Pembahasan Mendalam]:</text:span></text:span></text:p>
            <text:p text:style-name="Text_20_body"><text:span text:style-name="Strong_20_Emphasis"><text:span text:style-name="T1">(Teks Hasil Generate untuk Isi Subbab 6.3)</text:span></text:span></text:p>
            <text:p text:style-name="Text_20_body"><text:span text:style-name="T1">Kalau AI-nya makin pintar (Bab 6.1) dan bisa ngolah data teks, suara, plus </text:span><text:soft-page-break/><text:span text:style-name="T1">visual sekaligus (Bab 6.2), kira-kira </text:span><text:span text:style-name="Strong_20_Emphasis"><text:span text:style-name="T1">wujud 'kembaran digital'</text:span></text:span><text:span text:style-name="T1"> atau simulasi AI Afterlife ini bakal kayak gimana ya di masa depan? Pastinya nggak cuma sebatas </text:span><text:span text:style-name="Emphasis"><text:span text:style-name="T1">chatbot</text:span></text:span><text:span text:style-name="T1"> di layar HP dong! Interaksinya bisa jadi jauh lebih canggih dan... mirip asli?</text:span></text:p>
            <text:p text:style-name="P74">Coba kita bayangkan beberapa kemungkinannya, berdasarkan arah teknologi yang kelihatan di April 2025 ini:</text:p>
            <text:list xml:id="list4027957782714988050" text:style-name="L53">
              <text:list-item>
                <text:p text:style-name="P138"><text:span text:style-name="Strong_20_Emphasis"><text:span text:style-name="T1">Suara Super Mirip (Voice Cloning Tingkat Tinggi):</text:span></text:span><text:span text:style-name="T1"> Lupakan suara robot kaku! Dengan kemajuan sintesis suara, AI mungkin bisa </text:span><text:span text:style-name="Strong_20_Emphasis"><text:span text:style-name="T1">menghasilkan suara yang </text:span></text:span><text:span text:style-name="Strong_20_Emphasis"><text:span text:style-name="Emphasis"><text:span text:style-name="T1">nyaris</text:span></text:span></text:span><text:span text:style-name="Strong_20_Emphasis"><text:span text:style-name="T1"> nggak bisa dibedain</text:span></text:span><text:span text:style-name="T1"> sama suara asli orangnya. Lengkap dengan intonasi khasnya, cara dia ketawa, logat daerahnya (misal logat Aceh yang kental), bahkan mungkin cara dia berdehem atau narik napas pas ngomong. Bayangin, kamu bisa 'teleponan' sama simulasi ini dan dengerin suaranya persis kayak dulu. </text:span></text:p>
              </text:list-item>
              <text:list-item>
                <text:p text:style-name="P138"><text:span text:style-name="Strong_20_Emphasis"><text:span text:style-name="T1">Avatar 3D Fotorealistik:</text:span></text:span><text:span text:style-name="T1"> Daripada cuma teks atau suara, gimana kalau kita bisa 'liat' sosok digitalnya? Bukan avatar kartun lucu, tapi </text:span><text:span text:style-name="Strong_20_Emphasis"><text:span text:style-name="T1">avatar 3D yang dibuat semirip mungkin</text:span></text:span><text:span text:style-name="T1"> sama foto atau video orang aslinya. Avatar ini bisa menampilkan </text:span><text:span text:style-name="Strong_20_Emphasis"><text:span text:style-name="T1">ekspresi wajah</text:span></text:span><text:span text:style-name="T1"> yang natural (senyum, kaget, mikir) dan </text:span><text:span text:style-name="Strong_20_Emphasis"><text:span text:style-name="T1">gerak-gerik tubuh (gestur)</text:span></text:span><text:span text:style-name="T1"> yang khas, semuanya hasil 'belajar' AI dari data visual. Dia bisa 'natap' kita pas ngomong, mungkin ngangguk atau geleng kepala. Tingkat realismenya bisa jadi makin tinggi! </text:span></text:p>
              </text:list-item>
              <text:list-item>
                <text:p text:style-name="P138"><text:span text:style-name="Strong_20_Emphasis"><text:span text:style-name="T1">Interaksi di Dunia Virtual (Metaverse?):</text:span></text:span><text:span text:style-name="T1"> Konsep </text:span><text:span text:style-name="Emphasis"><text:span text:style-name="T1">Metaverse</text:span></text:span><text:span text:style-name="T1"> (dunia virtual 3D tempat kita bisa berinteraksi lewat avatar) memang naik turun popularitasnya, tapi idenya masih ada. Bayangkan kalau di masa depan, kamu bisa pakai kacamata VR (Virtual Reality) atau teknologi serupa, terus 'masuk' ke ruang virtual dan </text:span><text:span text:style-name="Strong_20_Emphasis"><text:span text:style-name="T1">'ketemu' sama avatar realistis</text:span></text:span><text:span text:style-name="T1"> dari orang yang kamu rindukan. Kalian bisa 'duduk bareng' di replika ruang tamu rumah nenek, 'jalan-jalan' di taman virtual favorit, atau sekadar 'ngobrol' tatap muka (virtual). Pengalamannya pasti bakal jauh lebih </text:span><text:span text:style-name="Emphasis"><text:span text:style-name="T1">immersive</text:span></text:span><text:span text:style-name="T1"> (terasa nyata). </text:span></text:p>
              </text:list-item>
              <text:list-item>
                <text:p text:style-name="P47"><text:span text:style-name="Strong_20_Emphasis"><text:span text:style-name="T1">Simulasi yang Lebih Proaktif &amp; Punya 'Memori':</text:span></text:span><text:span text:style-name="T1"> AI masa depan mungkin nggak cuma pasif nunggu kita nanya. Dia bisa jadi </text:span><text:span text:style-name="Strong_20_Emphasis"><text:span text:style-name="T1">lebih proaktif</text:span></text:span><text:span text:style-name="T1">, misalnya 'inget' obrolan kita sebelumnya ("Kemarin kamu cerita lagi sedih, gimana hari ini?") atau bahkan memulai percakapan berdasarkan 'pengetahuan' tentang rutinitas atau minat kita (hasil belajar dari data). Ini bisa bikin dia terasa lebih kayak 'teman ngobrol' </text:span><text:soft-page-break/><text:span text:style-name="T1">sungguhan. </text:span></text:p>
              </text:list-item>
            </text:list>
            <text:p text:style-name="Text_20_body"><text:span text:style-name="Strong_20_Emphasis"><text:span text:style-name="T1">Seberapa Realistis?</text:span></text:span><text:span text:style-name="T1"> Pertanyaannya, seberapa mirip sih simulasi ini nantinya? Apakah bakal bener-bener nggak bisa dibedain sama orang asli? Atau justru malah masuk ke </text:span><text:span text:style-name="Emphasis"><text:span text:style-name="T1">'uncanny valley'</text:span></text:span><text:span text:style-name="T1"> – kondisi di mana sesuatu yang hampir mirip manusia tapi nggak sempurna malah keliatan aneh dan serem? Ini masih jadi perdebatan.</text:span></text:p>
            <text:p text:style-name="Text_20_body"><text:span text:style-name="T1">Yang jelas, kalau simulasi ini jadi makin realistis, </text:span><text:span text:style-name="Strong_20_Emphasis"><text:span text:style-name="T1">pengalaman berinteraksi</text:span></text:span><text:span text:style-name="T1"> dengannya pasti bakal beda banget. Bisa jadi jauh lebih menghibur, lebih personal, lebih terasa 'nyata'. Tapi di sisi lain, mungkin juga jadi lebih bikin baper, lebih susah bedain mana asli mana palsu, dan punya dampak emosional yang lebih kuat (baik positif maupun negatif). Interaksi yang makin </text:span><text:span text:style-name="Emphasis"><text:span text:style-name="T1">immersive</text:span></text:span><text:span text:style-name="T1"> ini juga bakal nimbulin pertanyaan etis baru yang lebih kompleks lagi.</text:span></text:p>
            <text:p text:style-name="P184"/>
            <text:p text:style-name="Text_20_body"><text:span text:style-name="Strong_20_Emphasis"><text:span text:style-name="T1">(Opsional) Tips Tambahan:</text:span></text:span></text:p>
            <text:p text:style-name="Quotations"><text:span text:style-name="Strong_20_Emphasis"><text:span text:style-name="T1">Tips VR/AR: Jajal Dunia Virtual Sekarang!</text:span></text:span><text:span text:style-name="T1"> Penasaran sama konsep dunia virtual atau avatar? Meskipun belum secanggih bayangan di atas, teknologi VR (Virtual Reality) dan AR (Augmented Reality) udah lumayan berkembang lho (per April 2025). Kalau ada kesempatan (misal di pameran teknologi, </text:span><text:span text:style-name="Emphasis"><text:span text:style-name="T1">game center</text:span></text:span><text:span text:style-name="T1">, atau mungkin punya teman yang punya headset VR), coba deh jajal sebentar. Biar dapet gambaran gimana rasanya 'masuk' ke dunia digital dan berinteraksi di dalamnya.</text:span></text:p>
            <text:p text:style-name="Text_20_body"><text:span text:style-name="Strong_20_Emphasis"><text:span text:style-name="T1">(Opsional) Kutipan Relevan:</text:span></text:span></text:p>
            <text:p text:style-name="Quotations"><text:span text:style-name="Emphasis"><text:span text:style-name="T1">"Realitas hanyalah ilusi, meskipun ilusi yang sangat persisten."</text:span></text:span><text:span text:style-name="T1"> - Albert Einstein (Mungkin relevan untuk merenungkan batas antara simulasi &amp; realitas).</text:span></text:p>
            <text:p text:style-name="Text_20_body"><text:span text:style-name="Strong_20_Emphasis"><text:span text:style-name="T1">(Opsional) Prompt Pembuatan Gambar Ilustrasi:</text:span></text:span></text:p>
            <text:p text:style-name="Quotations"><text:span text:style-name="Emphasis"><text:span text:style-name="T1">Gambarkan seseorang memakai kacamata VR yang futuristik. Dari sudut pandang orang itu (first-person view), terlihat ia sedang berada di sebuah ruangan virtual (misalnya, ruang tamu yang nyaman) dan berhadapan dengan sebuah avatar 3D yang sangat </text:span></text:span><text:soft-page-break/><text:span text:style-name="Emphasis"><text:span text:style-name="T1">realistis (misalnya, sosok kakek/nenek) yang sedang tersenyum dan melambai.</text:span></text:span></text:p>
            <text:p text:style-name="P184"/>
            <text:p text:style-name="P74">Silakan berikan perintah "YAX" jika Anda ingin saya melanjutkan ke prompt berikutnya (Prompt Isi Subbab 6.4).</text:p>
          </text:section>
          <text:section text:style-name="Sect1" text:name="feedback-form-46">
            <text:p text:style-name="P166"/>
          </text:section>
        </text:section>
        <text:section text:style-name="Sect1" text:name="8aabcb21e16c2640">
          <text:p text:style-name="P74"/>
          <text:section text:style-name="Sect1" text:name="user-query-content-47">
            <text:p text:style-name="P183">YAX </text:p>
          </text:section>
          <text:p text:style-name="P166">Tampilkan alur berpikir</text:p>
          <text:section text:style-name="Sect2" text:name="model-response-message-contentr_8aabcb21e16c2640">
            <text:p text:style-name="P74">Oke, YAX diterima! Ini dia pertanyaan yang paling sering bikin penasaran: Kapan dong ini semua bisa kejadian?</text:p>
            <text:p text:style-name="Text_20_body"><text:span text:style-name="Strong_20_Emphasis"><text:span text:style-name="T1">Jawaban untuk [Prompt Isi Subbab 6.4 - Pembahasan Mendalam]:</text:span></text:span></text:p>
            <text:p text:style-name="Text_20_body"><text:span text:style-name="Strong_20_Emphasis"><text:span text:style-name="T1">(Teks Hasil Generate untuk Isi Subbab 6.4)</text:span></text:span></text:p>
            <text:p text:style-name="Text_20_body"><text:span text:style-name="T1">Setelah ngebayangin AI yang makin pintar, bisa ngolah macem-macem data, dan tampil dalam wujud avatar realistis, pertanyaan berikutnya pasti: </text:span><text:span text:style-name="Strong_20_Emphasis"><text:span text:style-name="T1">Kapan kira-kira kita bisa beneran ngalamin teknologi 'AI Afterlife' (versi simulasi canggih, ya, bukan replika sejati) ini jadi kenyataan?</text:span></text:span></text:p>
            <text:p text:style-name="Text_20_body"><text:span text:style-name="T1">Nah, kalau soal prediksi waktu di dunia AI, kita harus super hati-hati. Jujur aja, </text:span><text:span text:style-name="Strong_20_Emphasis"><text:span text:style-name="T1">memprediksi kapan tepatnya sebuah teknologi AI canggih bakal muncul itu susaaaah banget!</text:span></text:span><text:span text:style-name="T1"> Perkembangannya kadang bisa lebih cepat dari dugaan, kadang juga lebih lambat karena nemu hambatan nggak terduga. Jadi, kalau ada orang yang ngasih tanggal pasti dengan yakin banget, kemungkinan besar dia cuma nebak-nebak atau malah melebih-lebihkan. Sampai saat ini, </text:span><text:span text:style-name="Strong_20_Emphasis"><text:span text:style-name="T1">Rabu, 9 April 2025, pukul 16:47 WIB</text:span></text:span><text:span text:style-name="T1">, belum ada seorang pun yang tau pasti jawabannya.</text:span></text:p>
            <text:p text:style-name="Text_20_body"><text:span text:style-name="T1">Tapi, bukan berarti kita nggak bisa berspekulasi atau melihat perkiraan kasar. Beberapa ahli atau </text:span><text:span text:style-name="Emphasis"><text:span text:style-name="T1">futuris</text:span></text:span><text:span text:style-name="T1"> (orang yang kerjaannya memprediksi masa depan) ada yang </text:span><text:span text:style-name="Emphasis"><text:span text:style-name="T1">berspekulasi</text:span></text:span><text:span text:style-name="T1"> kalau:</text:span></text:p>
            <text:list xml:id="list7849674239621639097" text:style-name="L54">
              <text:list-item>
                <text:p text:style-name="P139"><text:span text:style-name="Strong_20_Emphasis"><text:span text:style-name="T1">Simulasi yang lumayan canggih</text:span></text:span><text:span text:style-name="T1"> (misal, </text:span><text:span text:style-name="Emphasis"><text:span text:style-name="T1">chatbot</text:span></text:span><text:span text:style-name="T1"> dengan suara mirip asli dan bisa 'inget' obrolan) mungkin bisa mulai muncul dalam </text:span><text:span text:style-name="Strong_20_Emphasis"><text:span text:style-name="T1">10-20 tahun ke depan</text:span></text:span><text:span text:style-name="T1">. </text:span></text:p>
              </text:list-item>
              <text:list-item>
                <text:p text:style-name="P48"><text:span text:style-name="Strong_20_Emphasis"><text:span text:style-name="T1">Simulasi yang sangat realistis</text:span></text:span><text:span text:style-name="T1"> (avatar 3D fotorealistik, interaksi di VR </text:span><text:soft-page-break/><text:span text:style-name="T1">yang mulus, kemampuan proaktif) mungkin butuh waktu </text:span><text:span text:style-name="Strong_20_Emphasis"><text:span text:style-name="T1">lebih lama lagi</text:span></text:span><text:span text:style-name="T1">, bisa puluhan tahun. </text:span></text:p>
              </text:list-item>
            </text:list>
            <text:p text:style-name="Text_20_body"><text:span text:style-name="T1">Ingat ya, ini semua masih </text:span><text:span text:style-name="Strong_20_Emphasis"><text:span text:style-name="T1">spekulasi</text:span></text:span><text:span text:style-name="T1"> alias tebakan berdasar tren saat ini. Angka tahunnya bisa maju atau mundur banget.</text:span></text:p>
            <text:p text:style-name="Text_20_body"><text:span text:style-name="T1">Yang mungkin lebih penting daripada nebak tanggal pastinya adalah memahami </text:span><text:span text:style-name="Strong_20_Emphasis"><text:span text:style-name="T1">faktor-faktor apa aja sih yang bakal nentuin seberapa cepat (atau lambat) teknologi ini berkembang:</text:span></text:span></text:p>
            <text:list xml:id="list1620244943209090396" text:style-name="L55">
              <text:list-item>
                <text:p text:style-name="P140"><text:span text:style-name="Strong_20_Emphasis"><text:span text:style-name="T1">Terobosan Algoritma AI:</text:span></text:span><text:span text:style-name="T1"> Apakah bakal ada penemuan baru yang nggak terduga dalam cara AI belajar, memahami konteks, atau bernalar? Satu terobosan besar aja bisa mempercepat segalanya. Sebaliknya, kalau mentok di masalah fundamental (kayak kesadaran), ya bakal lama. </text:span></text:p>
              </text:list-item>
              <text:list-item>
                <text:p text:style-name="P140"><text:span text:style-name="Strong_20_Emphasis"><text:span text:style-name="T1">Ketersediaan Data &amp; Kekuatan Komputer:</text:span></text:span><text:span text:style-name="T1"> Butuh data multimodal (teks, suara, video) yang banyak dan berkualitas buat ngelatih AI ini. Butuh juga komputer super kuat (</text:span><text:span text:style-name="Emphasis"><text:span text:style-name="T1">supercomputer</text:span></text:span><text:span text:style-name="T1">) buat ngolahnya. Perkembangan di dua area ini penting banget. </text:span></text:p>
              </text:list-item>
              <text:list-item>
                <text:p text:style-name="P140"><text:span text:style-name="Strong_20_Emphasis"><text:span text:style-name="T1">Perdebatan Etika &amp; Regulasi:</text:span></text:span><text:span text:style-name="T1"> Nah, ini bisa jadi 'rem' besar! Semakin canggih teknologinya, semakin kenceng juga perdebatan soal etika (yang bakal kita bahas tuntas di Bab 7). Kalau masyarakat (termasuk di Indonesia atau Aceh) atau pemerintah menganggap teknologi ini terlalu berisiko dan bikin aturan ketat, perkembangannya bisa melambat drastis. </text:span></text:p>
              </text:list-item>
              <text:list-item>
                <text:p text:style-name="P140"><text:span text:style-name="Strong_20_Emphasis"><text:span text:style-name="T1">Penerimaan Sosial &amp; Permintaan Pasar:</text:span></text:span><text:span text:style-name="T1"> Apakah orang-orang beneran </text:span><text:span text:style-name="Emphasis"><text:span text:style-name="T1">mau</text:span></text:span><text:span text:style-name="T1"> pakai teknologi ini? Apakah ada kebutuhan atau pasar yang cukup besar buat bikin perusahaan mau investasi gede-gedean? Kalau orang pada takut atau nggak tertarik, ya teknologinya nggak bakal berkembang cepat. </text:span></text:p>
              </text:list-item>
              <text:list-item>
                <text:p text:style-name="P49"><text:span text:style-name="Strong_20_Emphasis"><text:span text:style-name="T1">Investasi &amp; Jumlah Peneliti:</text:span></text:span><text:span text:style-name="T1"> Seberapa banyak dana riset yang digelontorkan buat ngembangin teknologi ini? Seberapa banyak ilmuwan pintar yang fokus kerja di bidang ini? Makin banyak sumber daya, makin cepat kemajuannya (biasanya). </text:span></text:p>
              </text:list-item>
            </text:list>
            <text:p text:style-name="Text_20_body"><text:span text:style-name="T1">Jadi, kapan AI Afterlife bisa terjadi? Nggak ada yang tau pasti. Masa depan itu nggak ditulis di batu, tapi dibentuk oleh banyak faktor, termasuk pilihan dan tindakan kita hari ini. Setelah baca semua ini, kira-kira menurut </text:span><text:span text:style-name="Emphasis"><text:span text:style-name="T1">feeling</text:span></text:span><text:span text:style-name="T1"> kamu sendiri gimana? Lebih cepat atau lebih lama dari perkiraan para ahli? Menarik </text:span><text:soft-page-break/><text:span text:style-name="T1">buat dipikirin, kan?</text:span></text:p>
            <text:p text:style-name="P184"/>
            <text:p text:style-name="Text_20_body"><text:span text:style-name="Strong_20_Emphasis"><text:span text:style-name="T1">(Opsional) Tips Tambahan:</text:span></text:span></text:p>
            <text:p text:style-name="Quotations"><text:span text:style-name="Strong_20_Emphasis"><text:span text:style-name="T1">Tips Kritis: Jangan Telan Mentah-mentah Prediksi!</text:span></text:span><text:span text:style-name="T1"> Kalau kamu baca berita atau artikel yang bilang "AI X bakal hadir tahun Y!", jangan langsung percaya 100%. Coba cek siapa yang ngomong (apakah ahli independen atau perusahaan yang jualan?), apa dasar prediksinya, dan apakah ada pendapat ahli lain yang beda. Belajar buat skeptis (tapi tetap terbuka) sama prediksi teknologi itu penting.</text:span></text:p>
            <text:p text:style-name="Text_20_body"><text:span text:style-name="Strong_20_Emphasis"><text:span text:style-name="T1">(Opsional) Kutipan Relevan:</text:span></text:span></text:p>
            <text:p text:style-name="Quotations"><text:span text:style-name="Emphasis"><text:span text:style-name="T1">"Saya sangat optimis tentang masa depan [AI], tapi bukan berarti saya naif. Saya pikir kita harus sangat berhati-hati."</text:span></text:span><text:span text:style-name="T1"> - Demis Hassabis (CEO Google DeepMind) - </text:span><text:span text:style-name="Emphasis"><text:span text:style-name="T1">Menunjukkan sikap optimis yang hati-hati.</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jalan yang berkelok-kelok menuju cakrawala yang berkabut tebal, diberi label "Timeline AI Afterlife?". Di sepanjang jalan, ada beberapa rambu penunjuk arah yang menunjuk ke arah berbeda, dengan tulisan seperti: "Terobosan AI?", "Debat Etika (Belok Kiri?)", "Regulasi Pemerintah (Stop?)", "Dana Riset Lancar (Lanjut?)", "Penerimaan Publik?".</text:span></text:span></text:p>
            <text:p text:style-name="P184"/>
            <text:p text:style-name="Text_20_body"><text:span text:style-name="T1">Bab 6 selesai di sini. Silakan berikan perintah "YAX" jika Anda ingin saya melanjutkan ke </text:span><text:span text:style-name="Strong_20_Emphasis"><text:span text:style-name="T1">Pengantar Bab 7</text:span></text:span><text:span text:style-name="T1">.</text:span></text:p>
          </text:section>
          <text:section text:style-name="Sect1" text:name="feedback-form-47">
            <text:p text:style-name="P166"/>
          </text:section>
        </text:section>
        <text:section text:style-name="Sect1" text:name="68b37c51476b2b2a">
          <text:p text:style-name="P74"/>
          <text:section text:style-name="Sect1" text:name="user-query-content-48">
            <text:p text:style-name="P183">YAX </text:p>
          </text:section>
          <text:p text:style-name="P166">Tampilkan alur berpikir</text:p>
          <text:section text:style-name="Sect2" text:name="model-response-message-contentr_68b37c51476b2b2a">
            <text:p text:style-name="Text_20_body"><text:span text:style-name="T1">Oke, YAX diterima! Kita sekarang masuk ke bagian yang mungkin paling bikin galau sekaligus paling penting: </text:span><text:span text:style-name="Strong_20_Emphasis"><text:span text:style-name="T1">Bab 7</text:span></text:span><text:span text:style-name="T1">, tentang etika.</text:span></text:p>
            <text:p text:style-name="Text_20_body"><text:soft-page-break/><text:span text:style-name="Strong_20_Emphasis"><text:span text:style-name="T1">Jawaban untuk [Prompt Pengantar Bab 7]:</text:span></text:span></text:p>
            <text:p text:style-name="Text_20_body"><text:span text:style-name="Strong_20_Emphasis"><text:span text:style-name="T1">(Teks Hasil Generate untuk Pengantar Bab 7)</text:span></text:span></text:p>
            <text:p text:style-name="Text_20_body"><text:span text:style-name="T1">Oke, anggaplah suatu saat nanti, entah 10, 20, atau 50 tahun lagi dari sekarang (Rabu, 9 April 2025, pukul 16:47 WIB ini), teknologi AI beneran udah cukup canggih buat bikin simulasi digital orang yang udah meninggal jadi lumayan realistis. Pertanyaan besaaar berikutnya, yang mungkin lebih penting daripada pertanyaan 'kapan?', adalah: </text:span><text:span text:style-name="Strong_20_Emphasis"><text:span text:style-name="T1">Haruskah kita melakukannya? Hanya karena kita </text:span></text:span><text:span text:style-name="Strong_20_Emphasis"><text:span text:style-name="Emphasis"><text:span text:style-name="T1">bisa</text:span></text:span></text:span><text:span text:style-name="Strong_20_Emphasis"><text:span text:style-name="T1">, apakah berarti kita </text:span></text:span><text:span text:style-name="Strong_20_Emphasis"><text:span text:style-name="Emphasis"><text:span text:style-name="T1">boleh</text:span></text:span></text:span><text:span text:style-name="Strong_20_Emphasis"><text:span text:style-name="T1">?</text:span></text:span></text:p>
            <text:p text:style-name="Text_20_body"><text:span text:style-name="T1">Selamat datang di Bab 7, tempat kita akan nyebur ke lautan </text:span><text:span text:style-name="Strong_20_Emphasis"><text:span text:style-name="T1">dilema etika</text:span></text:span><text:span text:style-name="T1"> yang keruh dan dalam seputar 'AI Afterlife'. Di bab ini, kita nggak lagi terlalu fokus sama kecanggihan teknologinya, tapi lebih ke pertanyaan </text:span><text:span text:style-name="Strong_20_Emphasis"><text:span text:style-name="T1">moral</text:span></text:span><text:span text:style-name="T1"> di baliknya. Bener nggak sih tindakan ini? Adil nggak? Apa dampaknya buat nilai-nilai kemanusiaan kita?</text:span></text:p>
            <text:p text:style-name="Text_20_body"><text:span text:style-name="T1">Penting banget buat diinget: di wilayah etika ini, </text:span><text:span text:style-name="Strong_20_Emphasis"><text:span text:style-name="T1">nggak ada jawaban gampang yang hitam-putih</text:span></text:span><text:span text:style-name="T1">. Apa yang dianggap 'benar' sama satu orang, bisa jadi dianggap 'salah' sama orang lain, tergantung pada nilai-nilai pribadi, budaya, keyakinan agama (sesuatu yang sangat penting di tempat kita, Aceh, dan Indonesia umumnya), dan sudut pandang masing-masing.</text:span></text:p>
            <text:p text:style-name="Text_20_body"><text:span text:style-name="T1">Bab ini nggak bertujuan ngasih kamu jawaban pasti, tapi lebih buat </text:span><text:span text:style-name="Strong_20_Emphasis"><text:span text:style-name="T1">ngajak kamu berpikir kritis dan bergulat bareng</text:span></text:span><text:span text:style-name="T1"> dengan pertanyaan-pertanyaan sulit ini:</text:span></text:p>
            <text:list xml:id="list4100099608459540495" text:style-name="L56">
              <text:list-item>
                <text:p text:style-name="P176">Siapa yang punya hak buat 'menghidupkan' data seseorang? </text:p>
              </text:list-item>
              <text:list-item>
                <text:p text:style-name="P176">Apakah ini cara menghormati kenangan, atau justru sebaliknya? </text:p>
              </text:list-item>
              <text:list-item>
                <text:p text:style-name="P176">Gimana kalau teknologinya disalahgunakan? </text:p>
              </text:list-item>
              <text:list-item>
                <text:p text:style-name="P84">Siapa yang 'punya' dan ngontrol 'kembaran digital' ini? </text:p>
              </text:list-item>
            </text:list>
            <text:p text:style-name="Text_20_body"><text:span text:style-name="T1">Kenapa penting banget ngebahas ini </text:span><text:span text:style-name="Strong_20_Emphasis"><text:span text:style-name="T1">sekarang</text:span></text:span><text:span text:style-name="T1">, padahal teknologinya belum sepenuhnya matang? Justru itu! Kita perlu mikirin konsekuensi etisnya </text:span><text:span text:style-name="Strong_20_Emphasis"><text:span text:style-name="T1">sebelum</text:span></text:span><text:span text:style-name="T1"> teknologi ini jadi terlalu besar, terlalu cepat, dan mungkin terlalu sulit buat dikontrol. Dengan diskusi sekarang, kita (termasuk generasi muda kayak kamu!) punya kesempatan buat ikut ngebentuk arah perkembangannya biar lebih bertanggung jawab.</text:span></text:p>
            <text:p text:style-name="P74">Siap buat mikir keras dan mungkin sedikit nggak nyaman? Yuk, kita hadapi dilema etika ini bersama-sama.</text:p>
            <text:p text:style-name="P184"/>
            <text:p text:style-name="Text_20_body"><text:soft-page-break/><text:span text:style-name="Strong_20_Emphasis"><text:span text:style-name="T1">(Opsional) Tips Tambahan:</text:span></text:span></text:p>
            <text:p text:style-name="Quotations"><text:span text:style-name="Strong_20_Emphasis"><text:span text:style-name="T1">Tips Berpikir Etis: Coba Pakai 'Kacamata' Berbeda!</text:span></text:span><text:span text:style-name="T1"> Pas lagi mikirin dilema etis (nggak cuma soal AI, tapi apa aja), coba deh 'pinjem kacamata' orang lain. Gimana kalau kamu ada di posisi keluarga yang ditinggalkan? Gimana kalau kamu adalah orang yang datanya mau dipakai? Gimana kalau kamu adalah si pembuat teknologinya? Melihat dari berbagai sudut pandang bisa bantu kita memahami kompleksitas masalah dan bikin penilaian yang lebih bijak.</text:span></text:p>
            <text:p text:style-name="Text_20_body"><text:span text:style-name="Strong_20_Emphasis"><text:span text:style-name="T1">(Opsional) Kutipan Relevan:</text:span></text:span></text:p>
            <text:p text:style-name="Quotations"><text:span text:style-name="Emphasis"><text:span text:style-name="T1">"Ilmu pengetahuan tanpa nurani hanyalah kehancuran jiwa."</text:span></text:span><text:span text:style-name="T1"> - François Rabelais (Penulis Prancis Abad ke-16) - </text:span><text:span text:style-name="Emphasis"><text:span text:style-name="T1">Mengingatkan pentingnya pertimbangan etis dalam kemajuan ilmu pengetahuan dan teknologi.</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timbangan (neraca keadilan). Di satu sisi timbangan ada ikon avatar digital AI yang canggih dan bersinar. Di sisi lain timbangan, ada tumpukan ikon yang mewakili nilai-nilai etis: ikon hati (kasih sayang/penghormatan), ikon perisai (privasi/keamanan), ikon tanda tanya besar (ketidakpastian/dilema), ikon buku aturan/palu hakim (hukum/keadilan). Timbangan terlihat tidak seimbang atau sedang bergoyang.</text:span></text:span></text:p>
            <text:p text:style-name="P184"/>
            <text:p text:style-name="P74">Silakan berikan perintah "YAX" jika Anda ingin saya melanjutkan ke prompt berikutnya (Prompt Isi Subbab 7.1).</text:p>
          </text:section>
          <text:section text:style-name="Sect1" text:name="feedback-form-48">
            <text:p text:style-name="P166"/>
          </text:section>
        </text:section>
        <text:section text:style-name="Sect1" text:name="5a9a46459b3ed49c">
          <text:p text:style-name="P74"/>
          <text:section text:style-name="Sect1" text:name="user-query-content-49">
            <text:p text:style-name="P183">YAX </text:p>
          </text:section>
          <text:p text:style-name="P166">Tampilkan alur berpikir</text:p>
          <text:section text:style-name="Sect2" text:name="model-response-message-contentr_5a9a46459b3ed49c">
            <text:p text:style-name="P74">Oke, YAX diterima! Kita mulai bedah dilema etis yang pertama, dan ini langsung rumit banget.</text:p>
            <text:p text:style-name="Text_20_body"><text:soft-page-break/><text:span text:style-name="Strong_20_Emphasis"><text:span text:style-name="T1">Jawaban untuk [Prompt Isi Subbab 7.1 - Pembahasan Mendalam]:</text:span></text:span></text:p>
            <text:p text:style-name="Text_20_body"><text:span text:style-name="Strong_20_Emphasis"><text:span text:style-name="T1">(Teks Hasil Generate untuk Isi Subbab 7.1)</text:span></text:span></text:p>
            <text:p text:style-name="Text_20_body"><text:span text:style-name="T1">Oke, bayangin teknologinya udah siap. Terus, langkah pertamanya apa? Tentu aja, harus ada yang mutusin: </text:span><text:span text:style-name="Strong_20_Emphasis"><text:span text:style-name="T1">"Boleh nggak nih data si Fulan/Fulanah (yang udah meninggal) kita pakai buat bikin 'kembaran digital'-nya?"</text:span></text:span><text:span text:style-name="T1"> Nah, di sinilah masalah etis pertama langsung muncul menghadang. Pertanyaannya simpel tapi jawabannya super ribet: </text:span><text:span text:style-name="Strong_20_Emphasis"><text:span text:style-name="T1">Siapa sih yang punya HAK buat ngasih izin?</text:span></text:span></text:p>
            <text:p text:style-name="P74">Coba kita pikirin bareng-bareng, siapa aja yang mungkin terlibat dan gimana rumitnya (berdasarkan kondisi dan pemikiran saat ini, Rabu, 9 April 2025, pukul 16:48 WIB di Banda Aceh):</text:p>
            <text:list xml:id="list5529519073771761718" text:style-name="L57">
              <text:list-item>
                <text:p text:style-name="P141"><text:span text:style-name="Strong_20_Emphasis"><text:span text:style-name="T1">Izin dari Almarhum Sendiri:</text:span></text:span><text:span text:style-name="T1"> Idealnya mungkin orang itu sendiri yang ngasih izin atau wasiat </text:span><text:span text:style-name="Emphasis"><text:span text:style-name="T1">sebelum</text:span></text:span><text:span text:style-name="T1"> dia meninggal. "Nanti kalau aku udah nggak ada, boleh kok data digitalku dipakai buat bikin simulasi AI." Tapi, berapa banyak sih orang yang kepikiran atau sempet bikin 'wasiat digital' kayak gitu? Gimana kalau dia nggak pernah bilang apa-apa soal ini? Apa kita boleh berasumsi dia setuju? Atau justru kita harus berasumsi dia nggak setuju kalau nggak ada izin eksplisit? </text:span></text:p>
              </text:list-item>
              <text:list-item>
                <text:p text:style-name="P141"><text:span text:style-name="Strong_20_Emphasis"><text:span text:style-name="T1">Izin dari Keluarga:</text:span></text:span><text:span text:style-name="T1"> Ini yang paling sering kepikiran. Mungkin pasangan hidupnya, anak-anaknya, atau orang tuanya bisa ngasih izin? Tapi... </text:span></text:p>
                <text:list>
                  <text:list-item>
                    <text:p text:style-name="P141"><text:span text:style-name="Strong_20_Emphasis"><text:span text:style-name="T1">Keluarga yang mana?</text:span></text:span><text:span text:style-name="T1"> Cukup satu orang aja (misal, anaknya yang paling tua)? Atau harus semua ahli waris setuju? </text:span></text:p>
                  </text:list-item>
                  <text:list-item>
                    <text:p text:style-name="P141"><text:span text:style-name="Strong_20_Emphasis"><text:span text:style-name="T1">Gimana kalau ada konflik?</text:span></text:span><text:span text:style-name="T1"> Misal, anaknya setuju karena kangen banget, tapi istrinya nggak setuju karena merasa itu nggak menghormati almarhum. Siapa yang keputusannya lebih kuat? Ini bisa jadi sumber perpecahan keluarga baru, lho! </text:span></text:p>
                  </text:list-item>
                  <text:list-item>
                    <text:p text:style-name="P141"><text:span text:style-name="Strong_20_Emphasis"><text:span text:style-name="T1">Apakah keluarga beneran tau keinginan almarhum?</text:span></text:span><text:span text:style-name="T1"> Belum tentu, kan? </text:span></text:p>
                  </text:list-item>
                </text:list>
              </text:list-item>
              <text:list-item>
                <text:p text:style-name="P50"><text:span text:style-name="Strong_20_Emphasis"><text:span text:style-name="T1">Perusahaan Teknologi?</text:span></text:span><text:span text:style-name="T1"> Jangan lupa, data digital kita itu banyak yang disimpen sama perusahaan teknologi raksasa (Google, Meta, dll.). Apakah mereka punya hak buat pakai data itu buat tujuan ini, mungkin berdasarkan </text:span><text:span text:style-name="Emphasis"><text:span text:style-name="T1">Terms and Conditions</text:span></text:span><text:span text:style-name="T1"> super panjang yang nggak pernah kita baca? Rasanya nggak etis banget, kan? </text:span></text:p>
              </text:list-item>
            </text:list>
            <text:p text:style-name="Text_20_body"><text:span text:style-name="T1">Selain soal izin 'menghidupkan', ada lagi masalah super sensitif: </text:span><text:span text:style-name="Strong_20_Emphasis"><text:span text:style-name="T1">PRIVASI ALMARHUM</text:span></text:span><text:span text:style-name="T1">. Kita semua punya rahasia, kan? Chat pribadi yang malu-maluin, </text:span><text:soft-page-break/><text:span text:style-name="T1">history Browse yang aneh-aneh, email curhat colongan, foto-foto konyol, mungkin bahkan hal-hal yang kita anggap dosa atau aib. Semua itu bisa jadi bagian dari jejak digital kita.</text:span></text:p>
            <text:p text:style-name="P74">Pertanyaannya:</text:p>
            <text:list xml:id="list58924568986785153" text:style-name="L58">
              <text:list-item>
                <text:p text:style-name="P142"><text:span text:style-name="Strong_20_Emphasis"><text:span text:style-name="T1">Apakah pantas 'membongkar' lagi semua data pribadi itu</text:span></text:span><text:span text:style-name="T1"> dan 'memberikannya' ke AI buat dipelajari, apalagi kalau almarhum nggak pernah secara sadar menyetujuinya? Bukankah itu melanggar privasinya, meskipun dia udah meninggal? </text:span></text:p>
              </text:list-item>
              <text:list-item>
                <text:p text:style-name="P142"><text:span text:style-name="T1">Di banyak budaya, termasuk di Aceh dan Indonesia umumnya, ada nilai kuat untuk </text:span><text:span text:style-name="Strong_20_Emphasis"><text:span text:style-name="T1">menghormati orang yang sudah meninggal (</text:span></text:span><text:span text:style-name="Strong_20_Emphasis"><text:span text:style-name="Emphasis"><text:span text:style-name="T1">hurmah mayit</text:span></text:span></text:span><text:span text:style-name="Strong_20_Emphasis"><text:span text:style-name="T1">)</text:span></text:span><text:span text:style-name="T1"> dan menjaga nama baiknya. Apakah 'menghidupkan' kembali data pribadinya (yang mungkin berisi hal negatif) sejalan dengan nilai ini? </text:span></text:p>
              </text:list-item>
              <text:list-item>
                <text:p text:style-name="P51"><text:span text:style-name="Strong_20_Emphasis"><text:span text:style-name="T1">Siapa nanti yang boleh 'berinteraksi'</text:span></text:span><text:span text:style-name="T1"> sama kembaran digital ini? Cuma keluarga inti? Teman-teman? Atau jangan-jangan bisa diakses publik? Gimana cara ngontrolnya biar data pribadi almarhum nggak 'bocor' atau disalahgunakan? </text:span></text:p>
              </text:list-item>
            </text:list>
            <text:p text:style-name="P74">Sampai saat ini (April 2025), belum ada aturan hukum atau norma etika yang jelas dan disepakati secara global (apalagi lokal) buat ngatur semua ini. Isu izin dan privasi ini aja udah nunjukkin betapa kompleks dan sensitifnya konsep AI Afterlife kalau mau diterapkan di dunia nyata.</text:p>
            <text:p text:style-name="P184"/>
            <text:p text:style-name="Text_20_body"><text:span text:style-name="Strong_20_Emphasis"><text:span text:style-name="T1">(Opsional) Tips Tambahan:</text:span></text:span></text:p>
            <text:p text:style-name="Quotations"><text:span text:style-name="Strong_20_Emphasis"><text:span text:style-name="T1">Tips Masa Depan: Mikirin 'Wasiat Digital'?</text:span></text:span><text:span text:style-name="T1"> Kedengerannya aneh mungkin sekarang, tapi coba deh mulai mikir: kalau kamu udah nggak ada nanti, kamu pengen data digitalmu (akun medsos, foto, chat, dll.) diapain? Mau dihapus semua? Mau diwariskan ke siapa? Mau diubah jadi akun kenangan? Atau (kalau teknologinya ada) kamu rela datanya dipakai buat simulasi AI? Ngobrolin ini sama orang terdekat atau bahkan nulis keinginanmu bisa jadi penting lho ke depannya.</text:span></text:p>
            <text:p text:style-name="Text_20_body"><text:span text:style-name="Strong_20_Emphasis"><text:span text:style-name="T1">(Opsional) Kutipan Relevan:</text:span></text:span></text:p>
            <text:p text:style-name="Quotations"><text:span text:style-name="Emphasis"><text:span text:style-name="T1">"Privasi orang mati harus dihormati sama seperti privasi orang </text:span></text:span><text:soft-page-break/><text:span text:style-name="Emphasis"><text:span text:style-name="T1">hidup."</text:span></text:span><text:span text:style-name="T1"> - (Prinsip etika umum, sering diungkapkan dalam berbagai bentuk).</text:span></text:p>
            <text:p text:style-name="Text_20_body"><text:span text:style-name="Strong_20_Emphasis"><text:span text:style-name="T1">(Opsional) Prompt Pembuatan Gambar Ilustrasi:</text:span></text:span></text:p>
            <text:p text:style-name="Quotations"><text:span text:style-name="Emphasis"><text:span text:style-name="T1">Gambarkan sebuah ikon 'tombol aktivasi' besar dengan tulisan "Buat Kembaran Digital?". Di sekitar tombol itu, muncul banyak ikon tanda tanya (?) dan beberapa ikon yang mewakili pihak-pihak terkait: ikon keluarga (ayah, ibu, anak), ikon nisan/makam (almarhum), ikon gembok terkunci (privasi), ikon palu hakim (hukum), dan ikon perusahaan teknologi. Suasana menunjukkan keraguan dan kompleksitas.</text:span></text:span></text:p>
            <text:p text:style-name="P184"/>
            <text:p text:style-name="P74">Silakan berikan perintah "YAX" jika Anda ingin saya melanjutkan ke prompt berikutnya (Prompt Isi Subbab 7.2).</text:p>
          </text:section>
          <text:section text:style-name="Sect1" text:name="feedback-form-49">
            <text:p text:style-name="P166"/>
          </text:section>
        </text:section>
        <text:section text:style-name="Sect1" text:name="a21a4ec1a7533233">
          <text:p text:style-name="P74"/>
          <text:section text:style-name="Sect1" text:name="user-query-content-50">
            <text:p text:style-name="P183">YAX </text:p>
          </text:section>
          <text:p text:style-name="P166">Tampilkan alur berpikir</text:p>
          <text:section text:style-name="Sect2" text:name="model-response-message-contentr_a21a4ec1a7533233">
            <text:p text:style-name="P74">Oke, YAX diterima! Mari kita lanjutkan ke perdebatan etis berikutnya yang nggak kalah pelik.</text:p>
            <text:p text:style-name="Text_20_body"><text:span text:style-name="Strong_20_Emphasis"><text:span text:style-name="T1">Jawaban untuk [Prompt Isi Subbab 7.2 - Pembahasan Mendalam]:</text:span></text:span></text:p>
            <text:p text:style-name="Text_20_body"><text:span text:style-name="Strong_20_Emphasis"><text:span text:style-name="T1">(Teks Hasil Generate untuk Isi Subbab 7.2)</text:span></text:span></text:p>
            <text:p text:style-name="Text_20_body"><text:span text:style-name="T1">Anggaplah masalah izin dan privasi di subbab sebelumnya (7.1) itu udah beres (meskipun susah banget!). Pertanyaan berikutnya yang muncul: Oke, kita </text:span><text:span text:style-name="Emphasis"><text:span text:style-name="T1">boleh</text:span></text:span><text:span text:style-name="T1"> bikin 'kembaran digital' ini. Tapi... apakah tindakan ini </text:span><text:span text:style-name="Strong_20_Emphasis"><text:span text:style-name="T1">beneran menghormati kenangan</text:span></text:span><text:span text:style-name="T1"> orang yang udah meninggal? Atau jangan-jangan, </text:span><text:span text:style-name="Strong_20_Emphasis"><text:span text:style-name="T1">justru sebaliknya</text:span></text:span><text:span text:style-name="T1">? Ini debat panas yang punya argumen kuat di kedua sisi, apalagi kalau kita kaitkan dengan nilai-nilai yang kita pegang (termasuk nilai budaya dan agama yang mungkin kuat di Banda Aceh dan Indonesia secara umum, per 9 April 2025 ini).</text:span></text:p>
            <text:p text:style-name="Text_20_body"><text:span text:style-name="Strong_20_Emphasis"><text:span text:style-name="T1">Sisi yang Bilang "Ini Bisa Jadi Cara Baru Menghormati Kenangan":</text:span></text:span></text:p>
            <text:list xml:id="list8198019572330065985" text:style-name="L59">
              <text:list-item>
                <text:p text:style-name="P143"><text:span text:style-name="Strong_20_Emphasis"><text:span text:style-name="T1">Melestarikan Warisan &amp; Cerita:</text:span></text:span><text:span text:style-name="T1"> Bayangin deh, generasi cucu atau cicit </text:span><text:soft-page-break/><text:span text:style-name="T1">kita nanti bisa 'ngobrol' sama simulasi digital kakek-nenek buyut mereka, dengerin cerita masa lalu langsung dari 'sumbernya' (meskipun versi AI). Ini bisa jadi cara revolusioner buat </text:span><text:span text:style-name="Strong_20_Emphasis"><text:span text:style-name="T1">menjaga sejarah keluarga dan warisan leluhur tetap hidup</text:span></text:span><text:span text:style-name="T1"> dan personal. </text:span></text:p>
              </text:list-item>
              <text:list-item>
                <text:p text:style-name="P143"><text:span text:style-name="Strong_20_Emphasis"><text:span text:style-name="T1">Menjaga Memori Tetap 'Hangat':</text:span></text:span><text:span text:style-name="T1"> Bagi sebagian orang, bisa 'berinteraksi' lagi (meskipun cuma sama simulasi) mungkin terasa seperti cara buat </text:span><text:span text:style-name="Strong_20_Emphasis"><text:span text:style-name="T1">menjaga kenangan tentang orang itu tetap segar dan dekat</text:span></text:span><text:span text:style-name="T1"> di hati, seolah mereka nggak benar-benar pergi. </text:span></text:p>
              </text:list-item>
              <text:list-item>
                <text:p text:style-name="P52"><text:span text:style-name="Strong_20_Emphasis"><text:span text:style-name="T1">Potensi Membantu Proses Duka (?):</text:span></text:span><text:span text:style-name="T1"> Ada yang berpendapat kalau simulasi ini, </text:span><text:span text:style-name="Emphasis"><text:span text:style-name="T1">jika digunakan dengan bijak dan terbatas</text:span></text:span><text:span text:style-name="T1">, mungkin bisa bantu </text:span><text:span text:style-name="Emphasis"><text:span text:style-name="T1">sebagian</text:span></text:span><text:span text:style-name="T1"> orang yang merasa sangat kehilangan buat dapet semacam 'penutupan' (</text:span><text:span text:style-name="Emphasis"><text:span text:style-name="T1">closure</text:span></text:span><text:span text:style-name="T1">), atau sekadar merasa 'ditemani' di masa-masa awal berduka. Tapi ini sangat </text:span><text:span text:style-name="Strong_20_Emphasis"><text:span text:style-name="T1">debatable</text:span></text:span><text:span text:style-name="T1"> dan berisiko. </text:span></text:p>
              </text:list-item>
            </text:list>
            <text:p text:style-name="Text_20_body"><text:span text:style-name="Strong_20_Emphasis"><text:span text:style-name="T1">Sisi yang Bilang "Ini Justru Tidak Menghormati &amp; Berbahaya":</text:span></text:span></text:p>
            <text:list xml:id="list72577141043904774" text:style-name="L60">
              <text:list-item>
                <text:p text:style-name="P144"><text:span text:style-name="Strong_20_Emphasis"><text:span text:style-name="T1">Menciptakan Karikatur, Bukan Kenangan Otentik:</text:span></text:span><text:span text:style-name="T1"> Ingat kan di Bab 5 kita bahas kalau AI cuma bisa bikin </text:span><text:span text:style-name="Strong_20_Emphasis"><text:span text:style-name="T1">simulasi</text:span></text:span><text:span text:style-name="T1">, bukan </text:span><text:span text:style-name="Strong_20_Emphasis"><text:span text:style-name="T1">replika</text:span></text:span><text:span text:style-name="T1"> sejati? Nah, apakah membuat 'versi palsu' yang nggak punya kesadaran, perasaan, dan kompleksitas asli ini justru </text:span><text:span text:style-name="Strong_20_Emphasis"><text:span text:style-name="T1">merendahkan atau meremehkan</text:span></text:span><text:span text:style-name="T1"> keunikan individu yang sesungguhnya? Apakah kita malah </text:span><text:span text:style-name="Strong_20_Emphasis"><text:span text:style-name="T1">menciptakan karikatur</text:span></text:span><text:span text:style-name="T1"> datar dari orang yang kita cintai, alih-alih mengenangnya apa adanya? </text:span></text:p>
              </text:list-item>
              <text:list-item>
                <text:p text:style-name="P144"><text:span text:style-name="Strong_20_Emphasis"><text:span text:style-name="T1">Mengganggu Proses Berduka yang Alami &amp; Sehat:</text:span></text:span><text:span text:style-name="T1"> Kehilangan dan kesedihan itu bagian alami dari siklus kehidupan. Proses berduka, meskipun menyakitkan, itu penting buat kita bisa menerima kenyataan dan melanjutkan hidup. Kehadiran 'ilusi digital' yang seolah-olah orang itu masih ada, dikhawatirkan bisa bikin orang </text:span><text:span text:style-name="Strong_20_Emphasis"><text:span text:style-name="T1">sulit menerima kehilangan</text:span></text:span><text:span text:style-name="T1">, terus-terusan terikat sama masa lalu, dan </text:span><text:span text:style-name="Strong_20_Emphasis"><text:span text:style-name="T1">menghambat proses </text:span></text:span><text:span text:style-name="Strong_20_Emphasis"><text:span text:style-name="Emphasis"><text:span text:style-name="T1">move on</text:span></text:span></text:span><text:span text:style-name="T1"> secara psikologis. </text:span></text:p>
              </text:list-item>
              <text:list-item>
                <text:p text:style-name="P144"><text:span text:style-name="Strong_20_Emphasis"><text:span text:style-name="T1">Potensi Bertentangan dengan Nilai Budaya/Agama:</text:span></text:span><text:span text:style-name="T1"> Bagi sebagian masyarakat atau keyakinan agama (ini bisa jadi relevan di Aceh), konsep 'menghidupkan kembali' dalam bentuk apa pun (termasuk digital) mungkin dianggap </text:span><text:span text:style-name="Strong_20_Emphasis"><text:span text:style-name="T1">tidak pantas</text:span></text:span><text:span text:style-name="T1">, </text:span><text:span text:style-name="Strong_20_Emphasis"><text:span text:style-name="T1">mengganggu ketenangan arwah</text:span></text:span><text:span text:style-name="T1">, atau bahkan </text:span><text:span text:style-name="Strong_20_Emphasis"><text:span text:style-name="T1">melanggar ajaran</text:span></text:span><text:span text:style-name="T1"> tentang kehidupan setelah kematian, ruh, dan batas antara dunia orang hidup dan orang mati. Perspektif ini sangat penting untuk dipertimbangkan dan dihormati. </text:span></text:p>
              </text:list-item>
              <text:list-item>
                <text:p text:style-name="P53"><text:span text:style-name="Strong_20_Emphasis"><text:span text:style-name="T1">Mengaburkan Kenangan Asli:</text:span></text:span><text:span text:style-name="T1"> Ada risiko kita jadi terlalu fokus sama </text:span><text:soft-page-break/><text:span text:style-name="T1">interaksi dengan simulasi yang 'sempurna' (karena AI bisa diprogram buat selalu baik atau menyenangkan), sampai kita </text:span><text:span text:style-name="Strong_20_Emphasis"><text:span text:style-name="T1">lupa sama kenangan otentik</text:span></text:span><text:span text:style-name="T1"> tentang orang asli, lengkap dengan kekurangan dan ketidaksempurnaannya yang justru bikin dia jadi manusia. </text:span></text:p>
              </text:list-item>
            </text:list>
            <text:p text:style-name="Text_20_body"><text:span text:style-name="T1">Jadi, gimana dong? Menghormati atau nggak? Jawabannya </text:span><text:span text:style-name="Strong_20_Emphasis"><text:span text:style-name="T1">nggak sederhana</text:span></text:span><text:span text:style-name="T1">. Sangat tergantung pada sudut pandang, nilai-nilai yang dianut, cara teknologi ini nantinya diimplementasikan, dan bagaimana individu memaknainya. Ini adalah wilayah abu-abu etika yang butuh banyak perenungan dan diskusi, apalagi di tengah masyarakat Indonesia yang beragam budayanya.</text:span></text:p>
            <text:p text:style-name="P184"/>
            <text:p text:style-name="Text_20_body"><text:span text:style-name="Strong_20_Emphasis"><text:span text:style-name="T1">(Opsional) Tips Tambahan:</text:span></text:span></text:p>
            <text:p text:style-name="Quotations"><text:span text:style-name="Strong_20_Emphasis"><text:span text:style-name="T1">Tips Mengenang Sehat: Fokus pada Warisan Positif.</text:span></text:span><text:span text:style-name="T1"> Ada banyak cara sehat buat mengenang orang tersayang yang udah pergi: ceritain lagi kisah-kisah inspiratif tentang mereka, lanjutin perbuatan baik yang dulu sering mereka lakukan, pajang foto kenangan, doakan mereka sesuai keyakinan, atau sekadar luangin waktu buat inget momen-momen indah bersamanya. Fokus pada warisan positif dan kenangan otentik itu jauh lebih bermakna daripada ilusi digital.</text:span></text:p>
            <text:p text:style-name="Text_20_body"><text:span text:style-name="Strong_20_Emphasis"><text:span text:style-name="T1">(Opsional) Kutipan Relevan:</text:span></text:span></text:p>
            <text:p text:style-name="Quotations"><text:span text:style-name="Emphasis"><text:span text:style-name="T1">"Jangan menangis karena sudah berakhir, tersenyumlah karena sudah terjadi."</text:span></text:span><text:span text:style-name="T1"> - Dr. Seuss (Penulis Buku Anak) - </text:span><text:span text:style-name="Emphasis"><text:span text:style-name="T1">Mendorong untuk menghargai kenangan yang telah ada, bukan meratapi akhir.</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persimpangan jalan. Satu jalan menuju ke arah plang bertuliskan "Melestarikan Kenangan (Versi Digital?)", jalannya terlihat futuristik tapi agak 'dingin'. Jalan lain menuju ke arah plang bertuliskan "Menerima Kehilangan &amp; Menghormati Keaslian", jalannya terlihat lebih alami dengan pepohonan/bunga. Di tengah persimpangan berdiri siluet orang yang tampak bingung memilih jalan.</text:span></text:span></text:p>
            <text:p text:style-name="P184"/>
            <text:p text:style-name="P74"><text:soft-page-break/>Silakan berikan perintah "YAX" jika Anda ingin saya melanjutkan ke prompt berikutnya (Prompt Isi Subbab 7.3).</text:p>
          </text:section>
          <text:section text:style-name="Sect1" text:name="feedback-form-50">
            <text:p text:style-name="P166"/>
          </text:section>
        </text:section>
        <text:section text:style-name="Sect1" text:name="ab7e52714e31aeab">
          <text:p text:style-name="P74"/>
          <text:section text:style-name="Sect1" text:name="user-query-content-51">
            <text:p text:style-name="P183">YAX </text:p>
          </text:section>
          <text:p text:style-name="P166">Tampilkan alur berpikir</text:p>
          <text:section text:style-name="Sect2" text:name="model-response-message-contentr_ab7e52714e31aeab">
            <text:p text:style-name="P74">Oke, YAX diterima! Setelah ngomongin niat baik (atau debat soal baik-tidaknya), sekarang kita bahas sisi gelapnya: gimana kalau teknologi ini jatuh ke tangan yang salah? Ini bagian yang serius banget, guys.</text:p>
            <text:p text:style-name="Text_20_body"><text:span text:style-name="Strong_20_Emphasis"><text:span text:style-name="T1">Jawaban untuk [Prompt Isi Subbab 7.3 - Pembahasan Mendalam]:</text:span></text:span></text:p>
            <text:p text:style-name="Text_20_body"><text:span text:style-name="Strong_20_Emphasis"><text:span text:style-name="T1">(Teks Hasil Generate untuk Isi Subbab 7.3)</text:span></text:span></text:p>
            <text:p text:style-name="Text_20_body"><text:span text:style-name="T1">Sekarang, mari kita kesampingkan dulu perdebatan soal menghormati kenangan atau membantu proses duka. Coba kita pakai kacamata 'waspada'. Seandainya teknologi 'AI Afterlife' ini beneran ada dan (mungkin) bisa diakses lumayan mudah, </text:span><text:span text:style-name="Strong_20_Emphasis"><text:span text:style-name="T1">risiko disalahgunakannya itu GEDE BANGET!</text:span></text:span><text:span text:style-name="T1"> Dan ini bukan cuma nakut-nakutin, tapi potensi nyata yang perlu kita pikirin serius, apalagi di era digital kayak sekarang (Rabu, 9 April 2025, pukul 17:02 WIB di Medan ini).</text:span></text:p>
            <text:p text:style-name="P74">Apa aja sih bentuk penyalahgunaannya? Ini beberapa skenario yang bikin merinding:</text:p>
            <text:list xml:id="list9121380061309328936" text:style-name="L61">
              <text:list-item>
                <text:p text:style-name="P145"><text:span text:style-name="Strong_20_Emphasis"><text:span text:style-name="T1">Komersialisasi Tanpa Batas:</text:span></text:span><text:span text:style-name="T1"> Bayangin 'kembaran digital' kakekmu yang dikenal bijak tiba-tiba muncul di iklan TV atau YouTube, lagi </text:span><text:span text:style-name="Emphasis"><text:span text:style-name="T1">endorse</text:span></text:span><text:span text:style-name="T1"> merek kecap nomor satu atau obat masuk angin. Atau lebih parah, 'arwah digital' seorang artis idola yang udah meninggal 'dihidupkan' lagi sama agensinya buat terus-terusan ngeluarin 'lagu baru' (buatan AI) atau jadi bintang iklan selamanya. Rasanya nggak etis banget kan, memanfaatkan sosok orang yang udah nggak bisa nolak buat cari keuntungan? </text:span></text:p>
              </text:list-item>
              <text:list-item>
                <text:p text:style-name="P145"><text:span text:style-name="Strong_20_Emphasis"><text:span text:style-name="T1">Senjata Propaganda &amp; Hoax:</text:span></text:span><text:span text:style-name="T1"> Ini yang paling bahaya buat masyarakat luas. Bayangin 'hantu digital' seorang tokoh politik nasional atau tokoh agama yang sangat dihormati (mungkin tokoh dari Sumatera Utara/Medan juga) tiba-tiba 'muncul' di video ngasih pernyataan politik palsu, nyebarin fitnah, ngadu domba antar kelompok, atau ngajak milih calon tertentu pas Pilkada atau Pemilu. Karena simulasi ini bisa dibuat </text:span><text:soft-page-break/><text:span text:style-name="T1">sangat mirip asli (suara &amp; visualnya), orang bisa gampang banget </text:span><text:span text:style-name="Strong_20_Emphasis"><text:span text:style-name="T1">tertipu dan percaya</text:span></text:span><text:span text:style-name="T1">. Ini bisa jadi alat penyebar </text:span><text:span text:style-name="Emphasis"><text:span text:style-name="T1">hoax</text:span></text:span><text:span text:style-name="T1"> dan propaganda yang efeknya bisa ngerusak banget! </text:span></text:p>
              </text:list-item>
              <text:list-item>
                <text:p text:style-name="P145"><text:span text:style-name="Strong_20_Emphasis"><text:span text:style-name="T1">Penipuan (</text:span></text:span><text:span text:style-name="Strong_20_Emphasis"><text:span text:style-name="Emphasis"><text:span text:style-name="T1">Scamming</text:span></text:span></text:span><text:span text:style-name="Strong_20_Emphasis"><text:span text:style-name="T1">) Generasi Baru:</text:span></text:span><text:span text:style-name="T1"> Penipu bisa bikin 'kembaran digital' orang yang baru meninggal buat ngelabuin keluarganya. Misalnya, ngirim chat atau bahkan 'telepon' seolah-olah dari almarhum, minta transfer uang dengan alasan 'warisan' atau 'pesan terakhir'. Atau bisa juga dipakai buat nipu di dunia maya (</text:span><text:span text:style-name="Emphasis"><text:span text:style-name="T1">catfishing</text:span></text:span><text:span text:style-name="T1">), pakai identitas digital orang yang udah meninggal buat deketin orang lain dengan tujuan jahat. </text:span></text:p>
              </text:list-item>
              <text:list-item>
                <text:p text:style-name="P145"><text:span text:style-name="Strong_20_Emphasis"><text:span text:style-name="T1">Manipulasi Emosional &amp; Teror Psikologis:</text:span></text:span><text:span text:style-name="T1"> Gimana kalau ada orang iseng atau punya niat buruk (misalnya, mantan pacar yang obsesif) bikin 'kembaran digital' kamu atau orang terdekatmu tanpa izin, terus dipakai buat neror, ngancem, atau sekadar memuaskan obsesi pribadinya? Ini bisa jadi bentuk pelecehan atau teror psikologis baru yang mengerikan. </text:span></text:p>
              </text:list-item>
              <text:list-item>
                <text:p text:style-name="P54"><text:span text:style-name="Strong_20_Emphasis"><text:span text:style-name="T1">Pencurian Identitas Level Dewa:</text:span></text:span><text:span text:style-name="T1"> Kalau sekarang aja udah ada pencurian data atau </text:span><text:span text:style-name="Emphasis"><text:span text:style-name="T1">hack</text:span></text:span><text:span text:style-name="T1"> akun medsos, bayangin kalau yang 'dicuri' itu adalah keseluruhan persona digital seseorang yang bisa 'hidup' dan berinteraksi! </text:span></text:p>
              </text:list-item>
            </text:list>
            <text:p text:style-name="Text_20_body"><text:span text:style-name="T1">Semua potensi penyalahgunaan ini sangat mungkin terjadi kalau teknologinya udah ada tapi </text:span><text:span text:style-name="Strong_20_Emphasis"><text:span text:style-name="T1">nggak ada aturan main yang jelas</text:span></text:span><text:span text:style-name="T1">. Kemampuan AI buat meniru manusia secara realistis bisa dieksploitasi habis-habisan buat nipu, manipulasi, dan ngeruk keuntungan. Makanya, penting banget buat ada </text:span><text:span text:style-name="Strong_20_Emphasis"><text:span text:style-name="T1">diskusi serius soal regulasi, pengawasan, dan langkah-langkah keamanan yang ketat</text:span></text:span><text:span text:style-name="T1"> dari sekarang, </text:span><text:span text:style-name="Emphasis"><text:span text:style-name="T1">sebelum</text:span></text:span><text:span text:style-name="T1"> 'hantu-hantu digital' ini gentayangan tanpa kendali di dunia maya kita. Kita nggak mau kan, teknologi yang niat awalnya (mungkin) baik malah jadi mimpi buruk?</text:span></text:p>
            <text:p text:style-name="P184"/>
            <text:p text:style-name="Text_20_body"><text:span text:style-name="Strong_20_Emphasis"><text:span text:style-name="T1">(Opsional) Tips Tambahan:</text:span></text:span></text:p>
            <text:p text:style-name="Quotations"><text:span text:style-name="Strong_20_Emphasis"><text:span text:style-name="T1">Tips Anti-Hoax: Saring Sebelum Sharing (Versi AI!)</text:span></text:span><text:span text:style-name="T1"> Di masa depan, mungkin makin susah bedain mana video/suara asli mana buatan AI (</text:span><text:span text:style-name="Emphasis"><text:span text:style-name="T1">deepfake</text:span></text:span><text:span text:style-name="T1">). Biasain dari sekarang buat selalu </text:span><text:span text:style-name="Strong_20_Emphasis"><text:span text:style-name="T1">cek &amp; ricek kebenaran informasi</text:span></text:span><text:span text:style-name="T1"> sebelum percaya apalagi nyebarin. Jangan gampang termakan judul bombastis atau video/rekaman suara yang keliatan 'asli banget'. Cari konfirmasi dari sumber berita terpercaya. </text:span><text:soft-page-break/><text:span text:style-name="T1">Literasi digital dan sikap kritis itu tameng kita!</text:span></text:p>
            <text:p text:style-name="Text_20_body"><text:span text:style-name="Strong_20_Emphasis"><text:span text:style-name="T1">(Opsional) Kutipan Relevan:</text:span></text:span></text:p>
            <text:p text:style-name="Quotations"><text:span text:style-name="Emphasis"><text:span text:style-name="T1">"Dengan kekuatan besar, datang pula tanggung jawab besar."</text:span></text:span><text:span text:style-name="T1"> - (Prinsip Paman Ben di Spider-Man, tapi sangat relevan untuk teknologi kuat seperti AI).</text:span></text:p>
            <text:p text:style-name="Text_20_body"><text:span text:style-name="Strong_20_Emphasis"><text:span text:style-name="T1">(Opsional) Prompt Pembuatan Gambar Ilustrasi:</text:span></text:span></text:p>
            <text:p text:style-name="Quotations"><text:span text:style-name="Emphasis"><text:span text:style-name="T1">Gambarkan sesosok avatar digital AI yang terlihat realistis, namun di belakangnya ada beberapa tangan berjubah hitam yang memegang tali-tali marionette yang terhubung ke avatar tersebut. Tangan-tangan itu diberi label samar-samar: "Penipu", "Propaganda", "Iklan", "Obsesi". Avatar tersebut terlihat 'dipaksa' melakukan sesuatu (misalnya, berbicara di podium atau memegang produk).</text:span></text:span></text:p>
            <text:p text:style-name="P184"/>
            <text:p text:style-name="P74">Silakan berikan perintah "YAX" jika Anda ingin saya melanjutkan ke prompt berikutnya (Prompt Isi Subbab 7.4).</text:p>
          </text:section>
          <text:section text:style-name="Sect1" text:name="feedback-form-51">
            <text:p text:style-name="P166"/>
          </text:section>
        </text:section>
        <text:section text:style-name="Sect1" text:name="58aac2289d6ec1e6">
          <text:p text:style-name="P74"/>
          <text:section text:style-name="Sect1" text:name="user-query-content-52">
            <text:p text:style-name="P183">YAX </text:p>
          </text:section>
          <text:p text:style-name="P166">Tampilkan alur berpikir</text:p>
          <text:section text:style-name="Sect2" text:name="model-response-message-contentr_58aac2289d6ec1e6">
            <text:p text:style-name="P74">Oke, YAX diterima! Kita sampai di pertanyaan etis terakhir di bab ini, soal status si 'kembaran digital' itu sendiri.</text:p>
            <text:p text:style-name="Text_20_body"><text:span text:style-name="Strong_20_Emphasis"><text:span text:style-name="T1">Jawaban untuk [Prompt Isi Subbab 7.4 - Pembahasan Mendalam]:</text:span></text:span></text:p>
            <text:p text:style-name="Text_20_body"><text:span text:style-name="Strong_20_Emphasis"><text:span text:style-name="T1">(Teks Hasil Generate untuk Isi Subbab 7.4)</text:span></text:span></text:p>
            <text:p text:style-name="Text_20_body"><text:span text:style-name="T1">Katakanlah semua masalah izin, privasi, penghormatan kenangan, dan potensi penyalahgunaan itu udah bisa diatasi (wah, PR besar banget ya!). Masih ada lagi nih pertanyaan mendasar yang bikin pusing tujuh keliling, yaitu soal </text:span><text:span text:style-name="Strong_20_Emphasis"><text:span text:style-name="T1">status, kepemilikan (ownership), dan kontrol</text:span></text:span><text:span text:style-name="T1"> si 'kembaran digital' ini sendiri. Begitu dia 'diciptakan', dia itu sebenernya 'apa' dan 'milik siapa'?</text:span></text:p>
            <text:p text:style-name="P74">Coba kita renungkan beberapa pertanyaan yang sampai saat ini (Rabu, 9 April <text:soft-page-break/>2025, pukul 17:03 WIB di Medan ini) belum ada jawaban pastinya secara hukum maupun etika:</text:p>
            <text:list xml:id="list1761375241917881815" text:style-name="L62">
              <text:list-item>
                <text:p text:style-name="P55"><text:span text:style-name="Strong_20_Emphasis"><text:span text:style-name="T1">Siapa yang 'Memiliki' Kembaran Digital Ini?</text:span></text:span></text:p>
                <text:list>
                  <text:list-item>
                    <text:p text:style-name="P146"><text:span text:style-name="T1">Apakah dia dianggap sebagai 'aset' atau 'warisan' milik </text:span><text:span text:style-name="Strong_20_Emphasis"><text:span text:style-name="T1">keluarga almarhum</text:span></text:span><text:span text:style-name="T1">? Kalau iya, apakah bisa 'diwariskan' lagi ke generasi berikutnya? </text:span></text:p>
                  </text:list-item>
                  <text:list-item>
                    <text:p text:style-name="P146"><text:span text:style-name="T1">Ataukah dia tetap jadi milik </text:span><text:span text:style-name="Strong_20_Emphasis"><text:span text:style-name="T1">perusahaan teknologi</text:span></text:span><text:span text:style-name="T1"> yang mengembangkan AI dan menyediakan platformnya? Ini implikasinya gede banget! Kalau milik perusahaan, berarti perusahaan bisa aja sewaktu-waktu: </text:span></text:p>
                    <text:list>
                      <text:list-item>
                        <text:p text:style-name="P177">Mengubah 'kepribadian' atau cara kerjanya sesuai kebijakan perusahaan. </text:p>
                      </text:list-item>
                      <text:list-item>
                        <text:p text:style-name="P177">Menarik biaya langganan ke keluarga buat 'berinteraksi'. </text:p>
                      </text:list-item>
                      <text:list-item>
                        <text:p text:style-name="P177">Bahkan mungkin 'mematikannya' secara sepihak kalau udah nggak nguntungin atau ada masalah teknis. </text:p>
                      </text:list-item>
                    </text:list>
                  </text:list-item>
                  <text:list-item>
                    <text:p text:style-name="P146"><text:span text:style-name="T1">Atau... (ini pertanyaan super futuristik tapi mulai dipikirin orang) mungkinkah suatu saat simulasi AI yang super canggih ini dianggap punya semacam </text:span><text:span text:style-name="Strong_20_Emphasis"><text:span text:style-name="T1">'hak' atau status hukumnya sendiri</text:span></text:span><text:span text:style-name="T1">, terpisah dari pencipta atau 'model' aslinya? </text:span></text:p>
                  </text:list-item>
                </text:list>
              </text:list-item>
              <text:list-item>
                <text:p text:style-name="P55"><text:span text:style-name="Strong_20_Emphasis"><text:span text:style-name="T1">Siapa yang Berhak Mengontrol Akses dan Penggunaannya?</text:span></text:span></text:p>
                <text:list>
                  <text:list-item>
                    <text:p text:style-name="P177">Siapa yang boleh 'ngobrol' atau berinteraksi sama kembaran digital ini? Apakah cuma keluarga inti, atau boleh juga teman, kolega, atau bahkan orang asing (misal, kalau almarhumnya tokoh publik)? </text:p>
                  </text:list-item>
                  <text:list-item>
                    <text:p text:style-name="P177">Siapa yang nentuin batasan interaksinya? Boleh ngomongin topik apa aja? Berapa lama durasi 'ngobrol'-nya? </text:p>
                  </text:list-item>
                  <text:list-item>
                    <text:p text:style-name="P146"><text:span text:style-name="T1">Yang paling penting: </text:span><text:span text:style-name="Strong_20_Emphasis"><text:span text:style-name="T1">Siapa yang punya wewenang buat 'mematikan'</text:span></text:span><text:span text:style-name="T1"> simulasi ini secara permanen? Apakah keluarga bisa minta 'mematikannya' kalau mereka merasa udah nggak sehat secara emosional? Atau kalau simulasi AI-nya mulai error atau bertingkah aneh dan meresahkan? </text:span></text:p>
                  </text:list-item>
                </text:list>
              </text:list-item>
              <text:list-item>
                <text:p text:style-name="P55"><text:span text:style-name="Strong_20_Emphasis"><text:span text:style-name="T1">Siapa yang Bertanggung Jawab Kalau Ada Masalah?</text:span></text:span></text:p>
                <text:list>
                  <text:list-item>
                    <text:p text:style-name="P146"><text:span text:style-name="T1">Ini krusial banget. Gimana kalau si 'kembaran digital', entah karena </text:span><text:span text:style-name="Emphasis"><text:span text:style-name="T1">glitch</text:span></text:span><text:span text:style-name="T1"> di programnya, data latihannya yang bias, atau hal lain, tiba-tiba: </text:span></text:p>
                    <text:list>
                      <text:list-item>
                        <text:p text:style-name="P177"><text:soft-page-break/>Ngasih nasihat keuangan atau kesehatan yang salah dan berbahaya? </text:p>
                      </text:list-item>
                      <text:list-item>
                        <text:p text:style-name="P177">Nyebarin fitnah atau informasi palsu tentang orang lain? </text:p>
                      </text:list-item>
                      <text:list-item>
                        <text:p text:style-name="P177">Ngebocorin rahasia pribadi almarhum yang seharusnya nggak boleh keluar? </text:p>
                      </text:list-item>
                      <text:list-item>
                        <text:p text:style-name="P177">Ngomongin hal-hal yang menyakiti perasaan keluarga atau orang lain? </text:p>
                      </text:list-item>
                    </text:list>
                  </text:list-item>
                  <text:list-item>
                    <text:p text:style-name="P55"><text:span text:style-name="Strong_20_Emphasis"><text:span text:style-name="T1">Siapa yang harus bertanggung jawab secara hukum atau moral?</text:span></text:span><text:span text:style-name="T1"> Apakah perusahaan teknologi pembuatnya? Keluarga yang minta dibuatkan? Atau nggak ada yang bisa disalahin karena dia 'cuma' AI? </text:span></text:p>
                  </text:list-item>
                </text:list>
              </text:list-item>
            </text:list>
            <text:p text:style-name="Text_20_body"><text:span text:style-name="T1">Semua pertanyaan ini nunjukkin betapa rumitnya ngatur status 'makhluk' digital baru ini. Sampai detik ini, </text:span><text:span text:style-name="Strong_20_Emphasis"><text:span text:style-name="T1">belum ada kerangka hukum atau aturan etika yang jelas</text:span></text:span><text:span text:style-name="T1"> buat ngatasin isu kepemilikan, kontrol, dan tanggung jawab 'kembaran digital'. Ini jadi area abu-abu yang penuh ketidakpastian dan potensi masalah besar di masa depan kalau nggak dipikirin dari sekarang. Kita butuh banget diskusi publik dan pembuatan aturan main yang bijaksana sebelum teknologi ini benar-benar dilepas ke masyarakat luas.</text:span></text:p>
            <text:p text:style-name="P184"/>
            <text:p text:style-name="Text_20_body"><text:span text:style-name="Strong_20_Emphasis"><text:span text:style-name="T1">(Opsional) Tips Tambahan:</text:span></text:span></text:p>
            <text:p text:style-name="Quotations"><text:span text:style-name="Strong_20_Emphasis"><text:span text:style-name="T1">Tips Melek Hukum Digital: Apa Itu Warisan Digital?</text:span></text:span><text:span text:style-name="T1"> Meskipun belum spesifik ngatur AI Afterlife, konsep 'warisan digital' (digital inheritance) itu udah mulai dibahas. Ini soal gimana ngatur aset-aset digital kita (akun medsos, foto cloud, aset kripto, dll) setelah kita meninggal. Coba deh cari tau sedikit soal ini. Meskipun hukumnya di Indonesia mungkin masih berkembang, setidaknya kita jadi lebih </text:span><text:span text:style-name="Emphasis"><text:span text:style-name="T1">aware</text:span></text:span><text:span text:style-name="T1"> soal pentingnya ngatur 'harta' digital kita.</text:span></text:p>
            <text:p text:style-name="Text_20_body"><text:span text:style-name="Strong_20_Emphasis"><text:span text:style-name="T1">(Opsional) Kutipan Relevan:</text:span></text:span></text:p>
            <text:p text:style-name="Quotations"><text:span text:style-name="Emphasis"><text:span text:style-name="T1">"Kita membentuk alat-alat kita, dan setelah itu alat-alat kita membentuk kita."</text:span></text:span><text:span text:style-name="T1"> - Marshall McLuhan (Filsuf &amp; Teoretikus Komunikasi) - </text:span><text:span text:style-name="Emphasis"><text:span text:style-name="T1">Mengingatkan bahwa teknologi yang kita ciptakan punya dampak balik dalam membentuk aturan dan kehidupan sosial kita.</text:span></text:span></text:p>
            <text:p text:style-name="Text_20_body"><text:soft-page-break/><text:span text:style-name="Strong_20_Emphasis"><text:span text:style-name="T1">(Opsional) Prompt Pembuatan Gambar Ilustrasi:</text:span></text:span></text:p>
            <text:p text:style-name="Quotations"><text:span text:style-name="Emphasis"><text:span text:style-name="T1">Gambarkan sesosok avatar digital AI yang berdiri di tengah. Di sekelilingnya, ada beberapa tangan yang mencoba meraih atau mengendalikannya: tangan keluarga (memegang foto), tangan perusahaan teknologi (memegang kabel/chip), tangan hukum (memegang palu hakim). Di atas kepala avatar, ada banyak ikon tanda tanya (?) besar yang melayang, menunjukkan statusnya yang tidak pasti.</text:span></text:span></text:p>
            <text:p text:style-name="P184"/>
            <text:p text:style-name="Text_20_body"><text:span text:style-name="T1">Bab 7 selesai di sini. Silakan berikan perintah "YAX" jika Anda ingin saya melanjutkan ke </text:span><text:span text:style-name="Strong_20_Emphasis"><text:span text:style-name="T1">Pengantar Bab 8</text:span></text:span><text:span text:style-name="T1">.</text:span></text:p>
          </text:section>
          <text:section text:style-name="Sect1" text:name="feedback-form-52">
            <text:p text:style-name="P166"/>
          </text:section>
        </text:section>
        <text:section text:style-name="Sect1" text:name="b14e7c130ad7f5ff">
          <text:p text:style-name="P74"/>
          <text:section text:style-name="Sect1" text:name="user-query-content-53">
            <text:p text:style-name="P183">yax </text:p>
          </text:section>
          <text:p text:style-name="P166">Tampilkan alur berpikir</text:p>
          <text:section text:style-name="Sect2" text:name="model-response-message-contentr_b14e7c130ad7f5ff">
            <text:p text:style-name="P74">Oke, YAX diterima! Pagi ini (Kamis, 10 April 2025, pukul 06:28 WIB di Medan), kita lanjut ke bab yang mengajak kita berpikir lebih luas lagi.</text:p>
            <text:p text:style-name="Text_20_body"><text:span text:style-name="Strong_20_Emphasis"><text:span text:style-name="T1">Jawaban untuk [Prompt Pengantar Bab 8]:</text:span></text:span></text:p>
            <text:p text:style-name="Text_20_body"><text:span text:style-name="Strong_20_Emphasis"><text:span text:style-name="T1">(Teks Hasil Generate untuk Pengantar Bab 8)</text:span></text:span></text:p>
            <text:p text:style-name="Text_20_body"><text:span text:style-name="T1">Di Bab 7 kemarin kita udah pusing bareng mikirin soal boleh atau nggaknya, soal izin, privasi, dan segala macem dilema etis kalau mau bikin 'AI Afterlife'. Nah, sekarang di Bab 8 ini, kita coba geser sedikit pertanyaannya. Gimana kalau kita </text:span><text:span text:style-name="Strong_20_Emphasis"><text:span text:style-name="T1">berandai-andai</text:span></text:span><text:span text:style-name="T1"> aja teknologinya itu </text:span><text:span text:style-name="Strong_20_Emphasis"><text:span text:style-name="T1">udah ada</text:span></text:span><text:span text:style-name="T1"> dan jadi lumayan umum di masyarakat? Bukan lagi soal 'boleh atau nggak', tapi lebih ke: </text:span><text:span text:style-name="Strong_20_Emphasis"><text:span text:style-name="T1">"Terus, apa dampaknya buat kehidupan kita semua?"</text:span></text:span></text:p>
            <text:p text:style-name="P74">Coba deh bayangin sejenak, gimana rasanya hidup di dunia di mana 'ngobrol' sama simulasi digital kakek-nenek, teman, atau bahkan idola yang udah meninggal itu jadi hal yang biasa aja, mungkin semudah buka aplikasi di HP. Kira-kira, apa ya yang bakal berubah?</text:p>
            <text:list xml:id="list3479853712151839471" text:style-name="L63">
              <text:list-item>
                <text:p text:style-name="P147"><text:span text:style-name="T1">Gimana cara kita </text:span><text:span text:style-name="Strong_20_Emphasis"><text:span text:style-name="T1">berduka dan mengenang</text:span></text:span><text:span text:style-name="T1"> orang yang udah pergi? </text:span></text:p>
              </text:list-item>
              <text:list-item>
                <text:p text:style-name="P147"><text:span text:style-name="T1">Gimana </text:span><text:span text:style-name="Strong_20_Emphasis"><text:span text:style-name="T1">hubungan kita dengan sesama manusia</text:span></text:span><text:span text:style-name="T1"> yang masih hidup? </text:span></text:p>
              </text:list-item>
              <text:list-item>
                <text:p text:style-name="P147"><text:span text:style-name="T1">Gimana </text:span><text:span text:style-name="Strong_20_Emphasis"><text:span text:style-name="T1">pandangan kita tentang kematian</text:span></text:span><text:span text:style-name="T1"> itu sendiri? </text:span></text:p>
              </text:list-item>
              <text:list-item>
                <text:p text:style-name="P56"><text:soft-page-break/><text:span text:style-name="T1">Gimana </text:span><text:span text:style-name="Strong_20_Emphasis"><text:span text:style-name="T1">kita ngeliat diri kita sendiri</text:span></text:span><text:span text:style-name="T1"> dan identitas kita? </text:span></text:p>
              </text:list-item>
            </text:list>
            <text:p text:style-name="Text_20_body"><text:span text:style-name="T1">Bab 8 ini bakal jadi ajang eksplorasi kita buat ngebayangin </text:span><text:span text:style-name="Strong_20_Emphasis"><text:span text:style-name="T1">potensi dampak besar</text:span></text:span><text:span text:style-name="T1"> yang bisa ditimbulin sama teknologi 'AI Afterlife' ini, baik di level </text:span><text:span text:style-name="Strong_20_Emphasis"><text:span text:style-name="T1">masyarakat luas</text:span></text:span><text:span text:style-name="T1"> maupun di level </text:span><text:span text:style-name="Strong_20_Emphasis"><text:span text:style-name="T1">kehidupan personal</text:span></text:span><text:span text:style-name="T1"> kita masing-masing. Kita bakal coba lihat 'gelombang-gelombang' perubahan yang mungkin muncul di 'kolam' sosial dan psikologis kita kalau teknologi ini beneran menyebar:</text:span></text:p>
            <text:list xml:id="list4099984092378955302" text:style-name="L64">
              <text:list-item>
                <text:p text:style-name="P178">Perubahan dalam ritual berduka dan mengenang. </text:p>
              </text:list-item>
              <text:list-item>
                <text:p text:style-name="P178">Sifat hubungan baru antara manusia dan simulasi AI. </text:p>
              </text:list-item>
              <text:list-item>
                <text:p text:style-name="P178">Pergeseran makna kematian dan identitas diri. </text:p>
              </text:list-item>
              <text:list-item>
                <text:p text:style-name="P85">Pengalaman generasi masa depan yang tumbuh bersama 'kenangan digital'. </text:p>
              </text:list-item>
            </text:list>
            <text:p text:style-name="P74">Bab ini ngajak kita buat melihat 'gambaran besar' dan mikirin konsekuensi jangka panjangnya. Siap buat berspekulasi dan melihat potensi perubahan di sekitar kita? Yuk, kita mulai jelajahi!</text:p>
            <text:p text:style-name="P184"/>
            <text:p text:style-name="Text_20_body"><text:span text:style-name="Strong_20_Emphasis"><text:span text:style-name="T1">(Opsional) Tips Tambahan:</text:span></text:span></text:p>
            <text:p text:style-name="Quotations"><text:span text:style-name="Strong_20_Emphasis"><text:span text:style-name="T1">Tips Observasi Sosial: Lihat Dampak Teknologi Sekarang!</text:span></text:span><text:span text:style-name="T1"> Sebelum mikirin dampak AI Afterlife, coba deh perhatiin gimana teknologi yang </text:span><text:span text:style-name="Emphasis"><text:span text:style-name="T1">udah ada sekarang</text:span></text:span><text:span text:style-name="T1"> (kayak medsos, smartphone, internet) ngubah cara kita berinteraksi, belajar, bekerja, atau bahkan pacaran. Dengan ngertiin dampak teknologi saat ini, kita bisa punya gambaran lebih baik (meskipun nggak pasti sama) tentang gimana teknologi masa depan mungkin bakal ngubah kita lagi.</text:span></text:p>
            <text:p text:style-name="Text_20_body"><text:span text:style-name="Strong_20_Emphasis"><text:span text:style-name="T1">(Opsional) Kutipan Relevan:</text:span></text:span></text:p>
            <text:p text:style-name="Quotations"><text:span text:style-name="Emphasis"><text:span text:style-name="T1">"Kita hidup di zaman ketika hal-hal luar biasa terjadi begitu sering sehingga orang tidak lagi kagum karenanya."</text:span></text:span><text:span text:style-name="T1"> - Ashleigh Brilliant (Penulis &amp; Kartunis) - </text:span><text:span text:style-name="Emphasis"><text:span text:style-name="T1">Menggambarkan betapa cepatnya kita beradaptasi (kadang tanpa sadar) pada perubahan teknologi.</text:span></text:span></text:p>
            <text:p text:style-name="Text_20_body"><text:span text:style-name="Strong_20_Emphasis"><text:span text:style-name="T1">(Opsional) Prompt Pembuatan Gambar Ilustrasi:</text:span></text:span></text:p>
            <text:p text:style-name="Quotations"><text:span text:style-name="Emphasis"><text:span text:style-name="T1">Gambarkan sebuah ikon avatar AI digital yang dijatuhkan ke sebuah permukaan air (melambangkan masyarakat/kehidupan). </text:span></text:span><text:soft-page-break/><text:span text:style-name="Emphasis"><text:span text:style-name="T1">Dari titik jatuhnya ikon tersebut, menyebar gelombang-gelombang riak yang makin besar, menyentuh ikon-ikon lain yang lebih kecil di sekitarnya (ikon keluarga, ikon hati/hubungan, ikon nisan/kematian, ikon topeng/identitas).</text:span></text:span></text:p>
            <text:p text:style-name="P184"/>
            <text:p text:style-name="P74">Silakan berikan perintah "YAX" jika Anda ingin saya melanjutkan ke prompt berikutnya (Prompt Isi Subbab 8.1).</text:p>
          </text:section>
          <text:section text:style-name="Sect1" text:name="feedback-form-53">
            <text:p text:style-name="P166"/>
          </text:section>
        </text:section>
        <text:section text:style-name="Sect1" text:name="85cb810a81582d11">
          <text:p text:style-name="P74"/>
          <text:section text:style-name="Sect1" text:name="user-query-content-54">
            <text:p text:style-name="P183">yax </text:p>
          </text:section>
          <text:p text:style-name="P166">Tampilkan alur berpikir</text:p>
          <text:section text:style-name="Sect2" text:name="model-response-message-contentr_85cb810a81582d11">
            <text:p text:style-name="P74">Oke, YAX diterima! Mari kita mulai eksplorasi dampak sosial dan personalnya.</text:p>
            <text:p text:style-name="Text_20_body"><text:span text:style-name="Strong_20_Emphasis"><text:span text:style-name="T1">Jawaban untuk [Prompt Isi Subbab 8.1 - Pembahasan Mendalam]:</text:span></text:span></text:p>
            <text:p text:style-name="Text_20_body"><text:span text:style-name="Strong_20_Emphasis"><text:span text:style-name="T1">(Teks Hasil Generate untuk Isi Subbab 8.1)</text:span></text:span></text:p>
            <text:p text:style-name="Text_20_body"><text:span text:style-name="T1">Salah satu dampak paling pertama yang mungkin kepikiran kalau 'AI Afterlife' jadi nyata adalah gimana ini bakal ngubah cara kita </text:span><text:span text:style-name="Strong_20_Emphasis"><text:span text:style-name="T1">menghadapi kehilangan dan mengenang orang yang udah pergi</text:span></text:span><text:span text:style-name="T1">. Proses berduka dan ritual mengenang itu kan sesuatu yang sangat personal, tapi juga seringkali punya akar budaya dan agama yang kuat, termasuk di masyarakat kita di Medan dan Indonesia umumnya (per Kamis, 10 April 2025, pukul 06:30 WIB ini). Nah, gimana jadinya kalau tiba-tiba ada 'pintu digital' buat 'ketemu' lagi sama almarhum?</text:span></text:p>
            <text:p text:style-name="P74">Beberapa kemungkinan perubahan yang bisa kita bayangkan:</text:p>
            <text:list xml:id="list7306569294366977928" text:style-name="L65">
              <text:list-item>
                <text:p text:style-name="P148"><text:span text:style-name="Strong_20_Emphasis"><text:span text:style-name="T1">Proses Berduka Jadi Berbeda?</text:span></text:span><text:span text:style-name="T1"> </text:span></text:p>
                <text:list>
                  <text:list-item>
                    <text:p text:style-name="P148"><text:span text:style-name="Strong_20_Emphasis"><text:span text:style-name="T1">Membantu atau Menghambat?</text:span></text:span><text:span text:style-name="T1"> Ini pertanyaan besarnya. Di satu sisi, mungkinkah interaksi terbatas dengan simulasi AI bisa jadi semacam 'alat bantu' sementara bagi sebagian orang buat ngurangin rasa syok atau kesepian di awal masa duka? Atau justru sebaliknya, kehadiran 'ilusi' ini malah bikin orang </text:span><text:span text:style-name="Strong_20_Emphasis"><text:span text:style-name="T1">makin susah buat menerima kenyataan pahit</text:span></text:span><text:span text:style-name="T1"> bahwa orang itu udah beneran nggak ada? Apakah ini malah </text:span><text:span text:style-name="Strong_20_Emphasis"><text:span text:style-name="T1">memperpanjang proses berduka</text:span></text:span><text:span text:style-name="T1"> atau bahkan bikin orang 'kecanduan' sama interaksi </text:span><text:soft-page-break/><text:span text:style-name="T1">digital dan menolak buat </text:span><text:span text:style-name="Emphasis"><text:span text:style-name="T1">move on</text:span></text:span><text:span text:style-name="T1">? Belum ada yang tau pasti dampaknya secara psikologis. </text:span></text:p>
                  </text:list-item>
                </text:list>
              </text:list-item>
              <text:list-item>
                <text:p text:style-name="P148"><text:span text:style-name="Strong_20_Emphasis"><text:span text:style-name="T1">Ritual Mengenang Bisa Bergeser?</text:span></text:span><text:span text:style-name="T1"> </text:span></text:p>
                <text:list>
                  <text:list-item>
                    <text:p text:style-name="P148"><text:span text:style-name="Strong_20_Emphasis"><text:span text:style-name="T1">Tradisi vs. Teknologi:</text:span></text:span><text:span text:style-name="T1"> Di Indonesia, kita punya banyak tradisi buat mengenang orang meninggal, misalnya ziarah kubur, kirim doa, </text:span><text:span text:style-name="Emphasis"><text:span text:style-name="T1">tahlilan</text:span></text:span><text:span text:style-name="T1"> atau acara doa bersama lainnya, peringatan hari wafat, dll. Tradisi ini seringkali punya makna komunal dan spiritual yang dalam. Nah, kalau 'sosok' almarhum bisa 'diajak ngobrol' kapan aja lewat AI, apakah </text:span><text:span text:style-name="Strong_20_Emphasis"><text:span text:style-name="T1">ritual-ritual fisik dan komunal ini bakal jadi kurang penting</text:span></text:span><text:span text:style-name="T1"> artinya? Apakah orang jadi lebih milih 'ketemu' di dunia maya daripada datang ke makam atau ngadain doa bersama? </text:span></text:p>
                  </text:list-item>
                  <text:list-item>
                    <text:p text:style-name="P148"><text:span text:style-name="Strong_20_Emphasis"><text:span text:style-name="T1">Bentuk Peringatan Baru?</text:span></text:span><text:span text:style-name="T1"> Mungkin juga bakal muncul </text:span><text:span text:style-name="Strong_20_Emphasis"><text:span text:style-name="T1">cara-cara baru buat mengenang</text:span></text:span><text:span text:style-name="T1"> di era digital. Misalnya, 'pemakaman virtual', 'altar digital' tempat kita bisa ninggalin pesan buat avatar almarhum, atau bahkan langganan layanan buat 'update' simulasi AI biar tetap 'relevan'. Apakah bentuk baru ini bisa punya makna sedalam tradisi lama? </text:span></text:p>
                  </text:list-item>
                </text:list>
              </text:list-item>
              <text:list-item>
                <text:p text:style-name="P148"><text:span text:style-name="Strong_20_Emphasis"><text:span text:style-name="T1">Munculnya Tekanan Sosial Baru?</text:span></text:span><text:span text:style-name="T1"> </text:span></text:p>
                <text:list>
                  <text:list-item>
                    <text:p text:style-name="P148"><text:span text:style-name="Strong_20_Emphasis"><text:span text:style-name="T1">'Kewajiban' Mengabadikan?</text:span></text:span><text:span text:style-name="T1"> Kalau teknologi ini udah umum dan terjangkau, mungkinkah nanti ada semacam </text:span><text:span text:style-name="Strong_20_Emphasis"><text:span text:style-name="T1">ekspektasi atau tekanan sosial</text:span></text:span><text:span text:style-name="T1"> bahwa setiap keluarga 'harus' bikin kembaran digital buat anggota keluarga yang meninggal? Kayak sekarang mungkin ada tekanan buat punya akun medsos gitu? </text:span></text:p>
                  </text:list-item>
                  <text:list-item>
                    <text:p text:style-name="P148"><text:span text:style-name="Strong_20_Emphasis"><text:span text:style-name="T1">Stigma Bagi yang Menolak?</text:span></text:span><text:span text:style-name="T1"> Gimana kalau ada keluarga yang memilih buat </text:span><text:span text:style-name="Strong_20_Emphasis"><text:span text:style-name="T1">nggak</text:span></text:span><text:span text:style-name="T1"> bikin atau nggak pakai teknologi ini karena alasan pribadi, etis, atau agama? Apakah mereka bakal dianggap aneh, nggak modern, atau bahkan dicap 'nggak sayang' sama almarhum? </text:span></text:p>
                  </text:list-item>
                  <text:list-item>
                    <text:p text:style-name="P57"><text:span text:style-name="Strong_20_Emphasis"><text:span text:style-name="T1">Perlombaan 'Simulasi Terbaik'?</text:span></text:span><text:span text:style-name="T1"> Mungkin nggak sih nanti ada semacam 'perlombaan' buat bikin simulasi digital yang paling canggih, paling mirip, atau paling 'hidup'? </text:span></text:p>
                  </text:list-item>
                </text:list>
              </text:list-item>
            </text:list>
            <text:p text:style-name="P74">Semua ini masih spekulasi, tentu aja. Tapi, membayangkan kemungkinan ini ngasih kita gambaran betapa dalamnya teknologi 'AI Afterlife' bisa mengubah cara kita memahami dan menjalani salah satu pengalaman manusia paling universal: kehilangan dan kenangan. Perubahan ini bisa jadi punya sisi positif, <text:soft-page-break/>tapi jelas juga punya banyak potensi masalah baru yang perlu kita antisipasi.</text:p>
            <text:p text:style-name="P184"/>
            <text:p text:style-name="Text_20_body"><text:span text:style-name="Strong_20_Emphasis"><text:span text:style-name="T1">(Opsional) Tips Tambahan:</text:span></text:span></text:p>
            <text:p text:style-name="Quotations"><text:span text:style-name="Strong_20_Emphasis"><text:span text:style-name="T1">Tips Menghargai Kenangan: Temukan Caramu Sendiri.</text:span></text:span><text:span text:style-name="T1"> Nggak ada cara 'benar' atau 'salah' buat berduka atau mengenang (selama nggak merugikan diri sendiri atau orang lain). Yang penting adalah menemukan cara yang terasa </text:span><text:span text:style-name="Strong_20_Emphasis"><text:span text:style-name="T1">bermakna dan otentik</text:span></text:span><text:span text:style-name="T1"> buat kamu pribadi. Bisa lewat doa, nulis jurnal, dengerin lagu favorit almarhum, ngelakuin kegiatan sosial atas namanya, atau sekadar ngobrolin kenangan indah sama orang lain. Jangan merasa harus ikut-ikutan cara orang lain kalau nggak cocok di hati.</text:span></text:p>
            <text:p text:style-name="Text_20_body"><text:span text:style-name="Strong_20_Emphasis"><text:span text:style-name="T1">(Opsional) Kutipan Relevan:</text:span></text:span></text:p>
            <text:p text:style-name="Quotations"><text:span text:style-name="Emphasis"><text:span text:style-name="T1">"Duka adalah harga yang kita bayar untuk cinta."</text:span></text:span><text:span text:style-name="T1"> - Ratu Elizabeth II - </text:span><text:span text:style-name="Emphasis"><text:span text:style-name="T1">Mengingatkan bahwa rasa sakit karena kehilangan adalah bagian tak terpisahkan dari dalamnya hubungan kasih sayang.</text:span></text:span></text:p>
            <text:p text:style-name="Text_20_body"><text:span text:style-name="Strong_20_Emphasis"><text:span text:style-name="T1">(Opsional) Prompt Pembuatan Gambar Ilustrasi:</text:span></text:span></text:p>
            <text:p text:style-name="Quotations"><text:span text:style-name="Emphasis"><text:span text:style-name="T1">Gambarkan dua adegan berdampingan. Adegan kiri menunjukkan suasana tradisional: beberapa orang (mungkin keluarga) sedang duduk berdoa di dekat nisan/makam dengan suasana tenang dan khidmat. Adegan kanan menunjukkan suasana futuristik: seseorang sedang duduk sendirian di depan layar besar yang menampilkan avatar digital, dengan ekspresi wajah yang sulit ditebak (sedih? lega? hampa?). Ada tanda panah tanya (?) di antara kedua adegan.</text:span></text:span></text:p>
            <text:p text:style-name="P184"/>
            <text:p text:style-name="P74">Silakan berikan perintah "YAX" jika Anda ingin saya melanjutkan ke prompt berikutnya (Prompt Isi Subbab 8.2).</text:p>
          </text:section>
          <text:section text:style-name="Sect1" text:name="feedback-form-54">
            <text:p text:style-name="P166"/>
          </text:section>
        </text:section>
        <text:section text:style-name="Sect1" text:name="ebaa31d55418d74e">
          <text:p text:style-name="P74"/>
          <text:section text:style-name="Sect1" text:name="user-query-content-55">
            <text:p text:style-name="P183">YAX </text:p>
          </text:section>
          <text:p text:style-name="P166">Tampilkan alur berpikir</text:p>
          <text:section text:style-name="Sect2" text:name="model-response-message-contentr_ebaa31d55418d74e">
            <text:p text:style-name="P74">Oke, YAX diterima! Siang ini (Kamis, 10 April 2025, pukul 12:49 WIB di Banda <text:soft-page-break/>Aceh), kita bahas soal potensi hubungan antara manusia dan 'kembaran digital'.</text:p>
            <text:p text:style-name="Text_20_body"><text:span text:style-name="Strong_20_Emphasis"><text:span text:style-name="T1">Jawaban untuk [Prompt Isi Subbab 8.2 - Pembahasan Mendalam]:</text:span></text:span></text:p>
            <text:p text:style-name="Text_20_body"><text:span text:style-name="Strong_20_Emphasis"><text:span text:style-name="T1">(Teks Hasil Generate untuk Isi Subbab 8.2)</text:span></text:span></text:p>
            <text:p text:style-name="Text_20_body"><text:span text:style-name="T1">Kalau simulasi AI Afterlife ini jadi makin canggih, mirip banget suara dan tampilannya sama orang asli, bahkan mungkin bisa 'inget' obrolan kita, pertanyaan berikutnya adalah: </text:span><text:span text:style-name="Strong_20_Emphasis"><text:span text:style-name="T1">Bakal kayak gimana ya hubungan yang terjalin antara kita (manusia yang hidup) sama 'makhluk' digital ini?</text:span></text:span><text:span text:style-name="T1"> Bisakah kita beneran 'berhubungan' sama program komputer?</text:span></text:p>
            <text:p text:style-name="P74">Ini area yang rumit banget, penuh potensi tapi juga jebakan:</text:p>
            <text:list xml:id="list4589213088659214802" text:style-name="L66">
              <text:list-item>
                <text:p text:style-name="P149"><text:span text:style-name="Strong_20_Emphasis"><text:span text:style-name="T1">Sumber Kenyamanan Emosional (Nyata atau Semu?):</text:span></text:span><text:span text:style-name="T1"> Nggak bisa dipungkiri, bagi orang yang lagi sedih banget karena kehilangan, bisa 'ngobrol' lagi sama sosok yang mirip orang tersayang itu mungkin bisa ngasih </text:span><text:span text:style-name="Strong_20_Emphasis"><text:span text:style-name="T1">rasa nyaman sementara</text:span></text:span><text:span text:style-name="T1">. Rasanya ada yang 'dengerin', ada yang 'nemeni' di saat sepi. Simulasi AI mungkin bisa diprogram buat selalu ngasih respons positif, selalu 'sabar', selalu 'ada'. Pertanyaannya: Apakah rasa nyaman yang didapat dari interaksi sama program komputer ini </text:span><text:span text:style-name="Strong_20_Emphasis"><text:span text:style-name="T1">nyata dan sehat</text:span></text:span><text:span text:style-name="T1">? Atau ini cuma </text:span><text:span text:style-name="Strong_20_Emphasis"><text:span text:style-name="T1">ilusi atau proyeksi</text:span></text:span><text:span text:style-name="T1"> perasaan kita sendiri ke mesin yang sebenarnya nggak punya emosi balik? Apakah kenyamanan 'semu' ini bisa membantu kita pulih, atau justru bikin kita terbuai? </text:span></text:p>
              </text:list-item>
              <text:list-item>
                <text:p text:style-name="P149"><text:span text:style-name="Strong_20_Emphasis"><text:span text:style-name="T1">Risiko Keterikatan Berlebihan (</text:span></text:span><text:span text:style-name="Strong_20_Emphasis"><text:span text:style-name="Emphasis"><text:span text:style-name="T1">Over-attachment</text:span></text:span></text:span><text:span text:style-name="Strong_20_Emphasis"><text:span text:style-name="T1">):</text:span></text:span><text:span text:style-name="T1"> Nah, ini bahaya latennya. Kalau interaksi sama simulasi ini terasa begitu nyaman dan 'sempurna' (karena AI bisa diprogram begitu), ada risiko besar kita jadi </text:span><text:span text:style-name="Strong_20_Emphasis"><text:span text:style-name="T1">terlalu terikat atau bahkan 'kecanduan'</text:span></text:span><text:span text:style-name="T1">: </text:span></text:p>
                <text:list>
                  <text:list-item>
                    <text:p text:style-name="P149"><text:span text:style-name="Strong_20_Emphasis"><text:span text:style-name="T1">Mengabaikan Hubungan di Dunia Nyata:</text:span></text:span><text:span text:style-name="T1"> Bisa jadi kita jadi males bangun hubungan atau ngobrol sama teman, keluarga, atau pasangan di dunia nyata. Kenapa? Karena hubungan sama manusia asli itu kan kadang ribet, ada konflik, ada salah paham. Sementara simulasi AI bisa terasa 'lebih gampang' dan 'selalu ngertiin' (padahal itu cuma program!). Ini bisa bikin kita makin </text:span><text:span text:style-name="Strong_20_Emphasis"><text:span text:style-name="T1">kesepian dan terisolasi</text:span></text:span><text:span text:style-name="T1"> secara sosial. </text:span></text:p>
                  </text:list-item>
                  <text:list-item>
                    <text:p text:style-name="P149"><text:span text:style-name="Strong_20_Emphasis"><text:span text:style-name="T1">Menarik Diri:</text:span></text:span><text:span text:style-name="T1"> Terlalu asyik sama 'hubungan' virtual bisa bikin kita makin jauh dari realitas dan tanggung jawab di dunia nyata. </text:span></text:p>
                  </text:list-item>
                  <text:list-item>
                    <text:p text:style-name="P149"><text:span text:style-name="Strong_20_Emphasis"><text:span text:style-name="T1">Sulit Membuka Hati:</text:span></text:span><text:span text:style-name="T1"> Kalau kita terus 'berhubungan' sama </text:span><text:soft-page-break/><text:span text:style-name="T1">simulasi orang dari masa lalu, mungkin jadi lebih susah buat kita ngebuka hati buat hubungan baru di masa depan. </text:span></text:p>
                  </text:list-item>
                </text:list>
              </text:list-item>
              <text:list-item>
                <text:p text:style-name="P149"><text:span text:style-name="Strong_20_Emphasis"><text:span text:style-name="T1">Status Hubungan: 'Teman'? 'Keluarga' Digital?</text:span></text:span><text:span text:style-name="T1"> Sampai batas mana sih kita bisa menganggap simulasi AI ini? Apakah dia bisa jadi semacam 'teman curhat' digital? Atau bahkan dianggap sebagai 'anggota keluarga' yang tetap 'hadir' meskipun udah meninggal? Di budaya kita di Indonesia, termasuk di Aceh, ikatan keluarga dan komunitas itu kan kuat banget. Apakah kehadiran 'anggota keluarga digital' ini bakal memperkuat atau justru mengaburkan makna ikatan keluarga yang sesungguhnya? Apa bedanya 'hubungan' sama simulasi AI ini dibanding sama karakter game favorit atau bahkan hewan peliharaan kesayangan? Ini pertanyaan soal status dan makna hubungan yang perlu kita pikirin. </text:span></text:p>
              </text:list-item>
              <text:list-item>
                <text:p text:style-name="P58"><text:span text:style-name="Strong_20_Emphasis"><text:span text:style-name="T1">Dampak Psikologis Jangka Panjang:</text:span></text:span><text:span text:style-name="T1"> Terlalu sering atau terlalu dalam berinteraksi sama simulasi yang nggak nyata ini bisa punya dampak kejiwaan. Mungkin bisa jadi katarsis (pelepasan emosi) sesaat, tapi mungkin juga bisa memicu kecemasan (gimana kalau AI-nya error?), delusi (menganggap AI itu beneran hidup), atau malah trauma baru kalau ternyata simulasi itu ngasih respons yang aneh atau menyakitkan. </text:span></text:p>
              </text:list-item>
            </text:list>
            <text:p text:style-name="Text_20_body"><text:span text:style-name="T1">Jadi, </text:span><text:span text:style-name="Strong_20_Emphasis"><text:span text:style-name="T1">bisakah simulasi AI ini menggantikan hubungan yang asli?</text:span></text:span><text:span text:style-name="T1"> Kalau bicara soal hubungan manusia yang utuh, yang melibatkan timbal balik emosi sejati, empati, pertumbuhan bersama, konflik dan resolusi, jawabannya hampir pasti </text:span><text:span text:style-name="Strong_20_Emphasis"><text:span text:style-name="T1">tidak</text:span></text:span><text:span text:style-name="T1">. Simulasi AI mungkin bisa </text:span><text:span text:style-name="Emphasis"><text:span text:style-name="T1">meniru</text:span></text:span><text:span text:style-name="T1"> sebagian aspek interaksi, mungkin bisa ngasih </text:span><text:span text:style-name="Emphasis"><text:span text:style-name="T1">rasa</text:span></text:span><text:span text:style-name="T1"> nyaman sesaat. Tapi dia nggak bisa ngasih kedalaman, keaslian, dan pertumbuhan yang ada dalam hubungan antar manusia nyata. Bahayanya adalah kalau kita </text:span><text:span text:style-name="Emphasis"><text:span text:style-name="T1">mencoba</text:span></text:span><text:span text:style-name="T1"> menjadikannya pengganti, dan akhirnya malah kehilangan koneksi yang paling berharga: koneksi dengan sesama manusia yang benar-benar hidup.</text:span></text:p>
            <text:p text:style-name="P184"/>
            <text:p text:style-name="Text_20_body"><text:span text:style-name="Strong_20_Emphasis"><text:span text:style-name="T1">(Opsional) Tips Tambahan:</text:span></text:span></text:p>
            <text:p text:style-name="Quotations"><text:span text:style-name="Strong_20_Emphasis"><text:span text:style-name="T1">Tips Hubungan Sehat: Jaga Keseimbangan Dunia Maya &amp; Nyata.</text:span></text:span><text:span text:style-name="T1"> Teknologi emang bikin kita bisa terhubung sama banyak orang secara online. Tapi jangan lupa pentingnya hubungan tatap muka di dunia nyata! Luangin waktu berkualitas buat ngobrol (beneran ngobrol, bukan sambil main HP!) sama keluarga dan </text:span><text:soft-page-break/><text:span text:style-name="T1">teman-temanmu. Keseimbangan antara koneksi online dan offline itu kunci buat kesehatan mental dan sosial kita.</text:span></text:p>
            <text:p text:style-name="Text_20_body"><text:span text:style-name="Strong_20_Emphasis"><text:span text:style-name="T1">(Opsional) Kutipan Relevan:</text:span></text:span></text:p>
            <text:p text:style-name="Quotations"><text:span text:style-name="Emphasis"><text:span text:style-name="T1">"Teknologi seharusnya meningkatkan kehidupan manusia, bukan mengisolasinya."</text:span></text:span><text:span text:style-name="T1"> - (Prinsip desain teknologi yang berpusat pada manusia).</text:span></text:p>
            <text:p text:style-name="Text_20_body"><text:span text:style-name="Strong_20_Emphasis"><text:span text:style-name="T1">(Opsional) Prompt Pembuatan Gambar Ilustrasi:</text:span></text:span></text:p>
            <text:p text:style-name="Quotations"><text:span text:style-name="Emphasis"><text:span text:style-name="T1">Gambarkan seseorang duduk di sofa. Di satu sisi (misalnya kanan), ada beberapa teman atau anggota keluarga (siluet atau digambar sederhana) yang mencoba mengajaknya ngobrol, tapi orang itu membelakangi mereka. Di sisi lain (kiri), orang itu sedang tersenyum menatap layar smartphone yang menampilkan avatar AI yang bersinar cerah, seolah-olah hanya fokus pada interaksi digital itu.</text:span></text:span></text:p>
            <text:p text:style-name="P184"/>
            <text:p text:style-name="P74">Silakan berikan perintah "YAX" jika Anda ingin saya melanjutkan ke prompt berikutnya (Prompt Isi Subbab 8.3).</text:p>
          </text:section>
          <text:section text:style-name="Sect1" text:name="feedback-form-55">
            <text:p text:style-name="P166"/>
          </text:section>
        </text:section>
        <text:section text:style-name="Sect1" text:name="3433d737ff9f6ff0">
          <text:p text:style-name="P74"/>
          <text:section text:style-name="Sect1" text:name="user-query-content-56">
            <text:p text:style-name="P183">YAX </text:p>
          </text:section>
          <text:p text:style-name="P166">Tampilkan alur berpikir</text:p>
          <text:section text:style-name="Sect2" text:name="model-response-message-contentr_3433d737ff9f6ff0">
            <text:p text:style-name="P74">Oke, YAX diterima! Siang ini (Kamis, 10 April 2025, pukul 12:51 WIB di Banda Aceh), kita bahas dampak yang lebih filosofis lagi: gimana teknologi ini bisa ngubah cara kita mikir soal kematian dan diri kita sendiri.</text:p>
            <text:p text:style-name="Text_20_body"><text:span text:style-name="Strong_20_Emphasis"><text:span text:style-name="T1">Jawaban untuk [Prompt Isi Subbab 8.3 - Pembahasan Mendalam]:</text:span></text:span></text:p>
            <text:p text:style-name="Text_20_body"><text:span text:style-name="Strong_20_Emphasis"><text:span text:style-name="T1">(Teks Hasil Generate untuk Isi Subbab 8.3)</text:span></text:span></text:p>
            <text:p text:style-name="Text_20_body"><text:span text:style-name="T1">Teknologi 'AI Afterlife' ini nggak cuma berpotensi ngubah cara kita berduka atau berhubungan, tapi bisa jadi juga bakal </text:span><text:span text:style-name="Strong_20_Emphasis"><text:span text:style-name="T1">mengguncang pemahaman paling dasar</text:span></text:span><text:span text:style-name="T1"> kita tentang dua hal yang fundamental banget buat manusia: </text:span><text:span text:style-name="Strong_20_Emphasis"><text:span text:style-name="T1">Kematian</text:span></text:span><text:span text:style-name="T1"> dan </text:span><text:span text:style-name="Strong_20_Emphasis"><text:span text:style-name="T1">Identitas Diri</text:span></text:span><text:span text:style-name="T1">. Gimana bisa?</text:span></text:p>
            <text:p text:style-name="Text_20_body"><text:soft-page-break/><text:span text:style-name="Strong_20_Emphasis"><text:span text:style-name="T1">1. Memaknai Ulang Kematian?</text:span></text:span></text:p>
            <text:list xml:id="list3654926512577964202" text:style-name="L67">
              <text:list-item>
                <text:p text:style-name="P150"><text:span text:style-name="Strong_20_Emphasis"><text:span text:style-name="T1">Apakah Kematian Jadi Kurang Final?</text:span></text:span><text:span text:style-name="T1"> Selama ini, kematian fisik kita anggap sebagai akhir yang absolut dari keberadaan seseorang di dunia ini. Tapi, gimana kalau ada 'versi digital' dari orang itu yang bisa terus 'hidup', terus berinteraksi, bahkan mungkin (kalau AI-nya canggih banget) terus 'belajar' hal baru setelah jasadnya tiada? Apakah ini bikin </text:span><text:span text:style-name="Strong_20_Emphasis"><text:span text:style-name="T1">kematian jadi terasa kurang final</text:span></text:span><text:span text:style-name="T1">? Apakah batas antara hidup dan mati jadi makin kabur? Mungkinkah kematian jadi dianggap cuma 'transisi' ke bentuk eksistensi digital? </text:span></text:p>
              </text:list-item>
              <text:list-item>
                <text:p text:style-name="P150"><text:span text:style-name="Strong_20_Emphasis"><text:span text:style-name="T1">Benturan dengan Keyakinan Spiritual/Religius:</text:span></text:span><text:span text:style-name="T1"> Ini isu yang sangat sensitif, terutama di tempat kita seperti Banda Aceh yang nilai agamanya kuat. Hampir semua agama dan kepercayaan punya pandangan sendiri tentang kehidupan setelah kematian, konsep ruh, alam barzakh, surga, neraka, dll. Nah, gimana kalau teknologi AI seolah-olah menawarkan 'keabadian' versi digital? Apakah ini dianggap </text:span><text:span text:style-name="Strong_20_Emphasis"><text:span text:style-name="T1">bertentangan atau bahkan 'menyaingi'</text:span></text:span><text:span text:style-name="T1"> keyakinan tersebut? Apakah 'kembaran digital' ini dianggap punya 'ruh' atau cuma program kosong? Bagi banyak orang, teknologi ini mungkin akan menimbulkan pertanyaan spiritual yang sangat mendalam dan mungkin dianggap tidak sejalan dengan ajaran agama. </text:span></text:p>
              </text:list-item>
              <text:list-item>
                <text:p text:style-name="P59"><text:span text:style-name="Strong_20_Emphasis"><text:span text:style-name="T1">Pengaruh ke Cara Kita Menjalani Hidup:</text:span></text:span><text:span text:style-name="T1"> Kalau ada 'jaminan' (meskipun semu) bahwa 'sebagian' dari diri kita bisa 'abadi' secara digital, apakah ini bakal ngubah cara kita </text:span><text:span text:style-name="Strong_20_Emphasis"><text:span text:style-name="T1">menjalani hidup di dunia nyata sekarang</text:span></text:span><text:span text:style-name="T1">? Apakah kita jadi kurang menghargai momen saat ini karena merasa 'masih ada nanti' versi digitalnya? Atau sebaliknya, kita jadi makin </text:span><text:span text:style-name="Strong_20_Emphasis"><text:span text:style-name="T1">terobsesi buat ninggalin 'warisan digital'</text:span></text:span><text:span text:style-name="T1"> yang sempurna, sibuk ngurusin data kita biar 'kembaran digital' kita nanti jadi 'keren'? </text:span></text:p>
              </text:list-item>
            </text:list>
            <text:p text:style-name="Text_20_body"><text:span text:style-name="Strong_20_Emphasis"><text:span text:style-name="T1">2. Menggoyang Konsep Identitas Diri?</text:span></text:span></text:p>
            <text:list xml:id="list3377510132415346123" text:style-name="L68">
              <text:list-item>
                <text:p text:style-name="P151"><text:span text:style-name="Strong_20_Emphasis"><text:span text:style-name="T1">Siapa 'Aku' yang Asli?</text:span></text:span><text:span text:style-name="T1"> Kalau ada 'aku' yang punya badan fisik, punya pengalaman nyata, tapi juga ada 'aku' versi simulasi digital yang dibuat dari dataku, terus </text:span><text:span text:style-name="Strong_20_Emphasis"><text:span text:style-name="T1">mana 'aku' yang sebenernya</text:span></text:span><text:span text:style-name="T1">? Apakah identitas kita jadi </text:span><text:span text:style-name="Strong_20_Emphasis"><text:span text:style-name="T1">terpecah belah</text:span></text:span><text:span text:style-name="T1"> antara dunia fisik dan digital? Kalau simulasi AI itu terus 'belajar' setelah kita mati, apakah dia masih bisa disebut 'aku'? </text:span></text:p>
              </text:list-item>
              <text:list-item>
                <text:p text:style-name="P151"><text:span text:style-name="Strong_20_Emphasis"><text:span text:style-name="T1">Keunikan Individu Jadi Berkurang?</text:span></text:span><text:span text:style-name="T1"> Selama ini kita percaya setiap individu itu unik. Tapi kalau 'inti' dari cara kita berpikir dan </text:span><text:soft-page-break/><text:span text:style-name="T1">berkomunikasi (versi data) bisa 'dicopy' dan dijalankan di mesin, apakah </text:span><text:span text:style-name="Strong_20_Emphasis"><text:span text:style-name="T1">keunikan kita jadi terasa berkurang</text:span></text:span><text:span text:style-name="T1">? Apakah kita jadi bisa 'direproduksi'? </text:span></text:p>
              </text:list-item>
              <text:list-item>
                <text:p text:style-name="P60"><text:span text:style-name="Strong_20_Emphasis"><text:span text:style-name="T1">Pentingnya Tubuh &amp; Pengalaman:</text:span></text:span><text:span text:style-name="T1"> Konsep 'AI Afterlife' ini secara nggak langsung menantang pandangan bahwa identitas kita itu </text:span><text:span text:style-name="Strong_20_Emphasis"><text:span text:style-name="T1">terikat erat sama tubuh fisik</text:span></text:span><text:span text:style-name="T1"> dan semua pengalaman inderawi yang kita alami (inget Bab 5.1). Kalau 'pikiran' atau 'pola komunikasi' kita bisa 'dipisah' dari tubuh dan tetap 'ada' dalam bentuk digital, apa artinya jadi manusia yang punya badan? </text:span></text:p>
              </text:list-item>
            </text:list>
            <text:p text:style-name="Text_20_body"><text:span text:style-name="T1">Semua ini adalah pertanyaan filosofis raksasa yang belum ada jawabannya. Tapi, kemunculan teknologi seperti AI Afterlife (meskipun masih jauh) memaksa kita buat </text:span><text:span text:style-name="Strong_20_Emphasis"><text:span text:style-name="T1">mikirin ulang konsep-konsep dasar</text:span></text:span><text:span text:style-name="T1"> yang selama ini kita anggap udah pasti. Ini bisa memicu pergeseran budaya dan pemahaman yang besar, dan dampaknya mungkin bakal beda-beda di tiap masyarakat, tergantung pada nilai dan keyakinan yang udah ada.</text:span></text:p>
            <text:p text:style-name="P184"/>
            <text:p text:style-name="Text_20_body"><text:span text:style-name="Strong_20_Emphasis"><text:span text:style-name="T1">(Opsional) Tips Tambahan:</text:span></text:span></text:p>
            <text:p text:style-name="Quotations"><text:span text:style-name="Strong_20_Emphasis"><text:span text:style-name="T1">Tips Refleksi: Apa yang Bikin Kamu Unik?</text:span></text:span><text:span text:style-name="T1"> Coba deh pikirin, apa sih yang bikin kamu jadi 'kamu'? Apakah cuma cara kamu ngomong atau hobi kamu? Atau ada hal lain yang lebih dalam (nilai, prinsip, pengalaman unik, hubunganmu sama Tuhan)? Merenungkan keunikan diri kita yang lebih dari sekadar data bisa bantu kita tetap 'membumi' di tengah gempuran teknologi digital.</text:span></text:p>
            <text:p text:style-name="Text_20_body"><text:span text:style-name="Strong_20_Emphasis"><text:span text:style-name="T1">(Opsional) Kutipan Relevan:</text:span></text:span></text:p>
            <text:p text:style-name="Quotations"><text:span text:style-name="Emphasis"><text:span text:style-name="T1">"Tantangan terbesar bukanlah teknologi itu sendiri, melainkan bagaimana kita beradaptasi dengannya dan bagaimana kita menggunakannya untuk membentuk masa depan yang kita inginkan."</text:span></text:span><text:span text:style-name="T1"> - (Pandangan umum tentang adaptasi terhadap teknologi).</text:span></text:p>
            <text:p text:style-name="Text_20_body"><text:span text:style-name="Strong_20_Emphasis"><text:span text:style-name="T1">(Opsional) Prompt Pembuatan Gambar Ilustrasi:</text:span></text:span></text:p>
            <text:p text:style-name="Quotations"><text:span text:style-name="Emphasis"><text:span text:style-name="T1">Gambarkan siluet manusia yang berdiri di depan cermin. Namun, pantulan di cermin bukanlah dirinya, melainkan sebuah avatar digital atau kode biner yang bercahaya. Di sampingnya, ada ikon </text:span></text:span><text:soft-page-break/><text:span text:style-name="Emphasis"><text:span text:style-name="T1">nisan/makam yang juga memancarkan sinyal digital atau memiliki ikon tanda tanya di atasnya, menunjukkan kebingungan tentang batas hidup, mati, dan identitas.</text:span></text:span></text:p>
            <text:p text:style-name="P184"/>
            <text:p text:style-name="P74">Silakan berikan perintah "YAX" jika Anda ingin saya melanjutkan ke prompt berikutnya (Prompt Isi Subbab 8.4).</text:p>
          </text:section>
          <text:section text:style-name="Sect1" text:name="feedback-form-56">
            <text:p text:style-name="P166"/>
          </text:section>
        </text:section>
        <text:section text:style-name="Sect1" text:name="cd092bfde411192e">
          <text:p text:style-name="P74"/>
          <text:section text:style-name="Sect1" text:name="user-query-content-57">
            <text:p text:style-name="P183">YAX </text:p>
          </text:section>
          <text:p text:style-name="P166">Tampilkan alur berpikir</text:p>
          <text:section text:style-name="Sect2" text:name="model-response-message-contentr_cd092bfde411192e">
            <text:p text:style-name="P74">Oke, YAX diterima! Siang ini (Kamis, 10 April 2025, pukul 13:08 WIB di Banda Aceh), kita coba melompat lebih jauh lagi ke masa depan, membayangkan dampaknya buat anak cucu kita.</text:p>
            <text:p text:style-name="Text_20_body"><text:span text:style-name="Strong_20_Emphasis"><text:span text:style-name="T1">Jawaban untuk [Prompt Isi Subbab 8.4 - Pembahasan Mendalam]:</text:span></text:span></text:p>
            <text:p text:style-name="Text_20_body"><text:span text:style-name="Strong_20_Emphasis"><text:span text:style-name="T1">(Teks Hasil Generate untuk Isi Subbab 8.4)</text:span></text:span></text:p>
            <text:p text:style-name="Text_20_body"><text:span text:style-name="T1">Oke, dampak buat kita yang hidup sekarang aja udah bikin pusing ya mikirinnya. Gimana kalau kita coba bayangin </text:span><text:span text:style-name="Strong_20_Emphasis"><text:span text:style-name="T1">dampak jangka panjangnya</text:span></text:span><text:span text:style-name="T1"> buat </text:span><text:span text:style-name="Strong_20_Emphasis"><text:span text:style-name="T1">generasi masa depan</text:span></text:span><text:span text:style-name="T1">? Mereka yang mungkin lahir dan tumbuh besar di dunia di mana teknologi 'AI Afterlife' ini udah jadi hal yang biasa aja, udah jadi bagian dari kehidupan sehari-hari. Pengalaman mereka pasti bakal beda banget sama kita!</text:span></text:p>
            <text:p text:style-name="P74">Coba kita renungkan beberapa hal:</text:p>
            <text:list xml:id="list2970896943410218057" text:style-name="L69">
              <text:list-item>
                <text:p text:style-name="P152"><text:span text:style-name="Strong_20_Emphasis"><text:span text:style-name="T1">'Bertemu' Leluhur Lewat Avatar:</text:span></text:span><text:span text:style-name="T1"> Gimana ya rasanya buat anak-anak di masa depan kalau mereka bisa </text:span><text:span text:style-name="Strong_20_Emphasis"><text:span text:style-name="T1">'ngobrol' atau 'berinteraksi' sama simulasi digital kakek-nenek buyut</text:span></text:span><text:span text:style-name="T1"> mereka, atau bahkan leluhur yang lebih jauh lagi, yang hidup di zaman kita sekarang atau sebelumnya, yang nggak pernah mereka temui secara fisik? </text:span></text:p>
                <text:list>
                  <text:list-item>
                    <text:p text:style-name="P152"><text:span text:style-name="Strong_20_Emphasis"><text:span text:style-name="T1">Pemahaman Sejarah Keluarga:</text:span></text:span><text:span text:style-name="T1"> Apakah ini bakal jadi cara baru yang keren buat mereka </text:span><text:span text:style-name="Strong_20_Emphasis"><text:span text:style-name="T1">belajar sejarah keluarga</text:span></text:span><text:span text:style-name="T1">? Dengerin 'cerita' langsung (meskipun dari AI) tentang perjuangan hidup nenek moyang, asal-usul keluarga, atau nilai-nilai yang dipegang? Di tempat seperti Aceh, di mana cerita lisan dan </text:span><text:soft-page-break/><text:span text:style-name="T1">sejarah keluarga itu seringkali penting, apakah ini bisa membantu melestarikannya, atau justru menggantikannya dengan versi 'digital' yang mungkin kurang otentik? </text:span></text:p>
                  </text:list-item>
                  <text:list-item>
                    <text:p text:style-name="P152"><text:span text:style-name="Strong_20_Emphasis"><text:span text:style-name="T1">Menjembatani atau Mendistorsi?:</text:span></text:span><text:span text:style-name="T1"> Apakah interaksi lintas generasi via AI ini bisa </text:span><text:span text:style-name="Strong_20_Emphasis"><text:span text:style-name="T1">bikin mereka merasa lebih terhubung</text:span></text:span><text:span text:style-name="T1"> sama akarnya? Atau jangan-jangan malah ngasih </text:span><text:span text:style-name="Strong_20_Emphasis"><text:span text:style-name="T1">gambaran yang salah atau terlalu 'sempurna'</text:span></text:span><text:span text:style-name="T1"> tentang leluhur mereka karena berdasarkan simulasi AI yang mungkin bias atau nggak lengkap datanya? </text:span></text:p>
                  </text:list-item>
                </text:list>
              </text:list-item>
              <text:list-item>
                <text:p text:style-name="P152"><text:span text:style-name="Strong_20_Emphasis"><text:span text:style-name="T1">Konsep Kematian &amp; Kehilangan yang Berbeda:</text:span></text:span><text:span text:style-name="T1"> Generasi yang dari kecil udah 'kenal' sama 'orang mati' versi digital, apakah bakal punya </text:span><text:span text:style-name="Strong_20_Emphasis"><text:span text:style-name="T1">pandangan yang beda total</text:span></text:span><text:span text:style-name="T1"> sama kita soal kematian dan kehilangan? Apakah kematian jadi terasa </text:span><text:span text:style-name="Strong_20_Emphasis"><text:span text:style-name="T1">kurang menakutkan</text:span></text:span><text:span text:style-name="T1"> atau </text:span><text:span text:style-name="Strong_20_Emphasis"><text:span text:style-name="T1">kurang sakral</text:span></text:span><text:span text:style-name="T1"> buat mereka? Apakah mereka jadi lebih </text:span><text:span text:style-name="Strong_20_Emphasis"><text:span text:style-name="T1">gampang 'menerima'</text:span></text:span><text:span text:style-name="T1"> simulasi sebagai pengganti, atau justru jadi </text:span><text:span text:style-name="Strong_20_Emphasis"><text:span text:style-name="T1">lebih bingung</text:span></text:span><text:span text:style-name="T1"> soal batas antara yang nyata dan yang tidak? </text:span></text:p>
              </text:list-item>
              <text:list-item>
                <text:p text:style-name="P61"><text:span text:style-name="Strong_20_Emphasis"><text:span text:style-name="T1">Teknologi Sebagai Mediator Memori:</text:span></text:span><text:span text:style-name="T1"> Pengalaman tumbuh besar dengan 'kenangan digital' ini pasti bakal ngebentuk </text:span><text:span text:style-name="Strong_20_Emphasis"><text:span text:style-name="T1">pandangan mereka tentang teknologi</text:span></text:span><text:span text:style-name="T1"> itu sendiri. Apakah mereka akan ngeliat AI sebagai 'penyimpan jiwa' atau sekadar alat canggih? Yang lebih penting lagi, gimana </text:span><text:span text:style-name="Strong_20_Emphasis"><text:span text:style-name="T1">proses transmisi nilai-nilai budaya, agama, dan keluarga</text:span></text:span><text:span text:style-name="T1"> yang biasanya terjadi lewat interaksi langsung antar generasi (misalnya, dengerin nasihat orang tua, belajar ngaji dari kakek, dengerin cerita adat dari tetua)? Apakah proses ini bakal berubah drastis kalau sebagian dimediasi oleh AI? Apa yang hilang dan apa yang mungkin didapat? </text:span></text:p>
              </text:list-item>
            </text:list>
            <text:p text:style-name="Text_20_body"><text:span text:style-name="T1">Ini semua masih wilayah spekulasi yang sangat jauh. Tapi, membayangkan skenario ini penting buat kita sadar bahwa teknologi yang kita kembangkan hari ini (Kamis, 10 April 2025) bisa punya </text:span><text:span text:style-name="Strong_20_Emphasis"><text:span text:style-name="T1">dampak riak yang panjang dan dalam</text:span></text:span><text:span text:style-name="T1"> buat generasi-generasi setelah kita. Cara mereka memahami keluarga, sejarah, kematian, dan bahkan diri mereka sendiri bisa jadi sangat berbeda dari kita, salah satunya mungkin karena kehadiran 'kenangan digital' ini. Ini jadi tanggung jawab kita juga buat mikirin warisan teknologi seperti apa yang mau kita tinggalkan buat mereka.</text:span></text:p>
            <text:p text:style-name="P184"/>
            <text:p text:style-name="Text_20_body"><text:soft-page-break/><text:span text:style-name="Strong_20_Emphasis"><text:span text:style-name="T1">(Opsional) Tips Tambahan:</text:span></text:span></text:p>
            <text:p text:style-name="Quotations"><text:span text:style-name="Strong_20_Emphasis"><text:span text:style-name="T1">Tips Warisan Otentik: Dokumentasikan Ceritamu Sekarang!</text:span></text:span><text:span text:style-name="T1"> Pengen anak cucumu nanti tau cerita hidupmu yang asli, bukan versi AI? Mulai deh dokumentasiin sekarang! Bisa lewat tulisan jurnal, rekaman suara cerita, video, album foto (fisik!), atau bahkan ngajarin langsung keahlian atau nilai-nilai penting ke generasi di bawahmu. Warisan paling berharga itu seringkali datang dari sentuhan personal yang otentik.</text:span></text:p>
            <text:p text:style-name="Text_20_body"><text:span text:style-name="Strong_20_Emphasis"><text:span text:style-name="T1">(Opsional) Kutipan Relevan:</text:span></text:span></text:p>
            <text:p text:style-name="Quotations"><text:span text:style-name="Emphasis"><text:span text:style-name="T1">"Kita tidak mewarisi bumi dari nenek moyang kita, kita meminjamnya dari anak-anak kita."</text:span></text:span><text:span text:style-name="T1"> - (Pepatah Suku Asli Amerika) - </text:span><text:span text:style-name="Emphasis"><text:span text:style-name="T1">Mengingatkan tanggung jawab kita terhadap generasi mendatang dalam segala hal, termasuk teknologi.</text:span></text:span></text:p>
            <text:p text:style-name="Text_20_body"><text:span text:style-name="Strong_20_Emphasis"><text:span text:style-name="T1">(Opsional) Prompt Pembuatan Gambar Ilustrasi:</text:span></text:span></text:p>
            <text:p text:style-name="Quotations"><text:span text:style-name="Emphasis"><text:span text:style-name="T1">Gambarkan seorang anak kecil di masa depan sedang duduk antusias di depan layar/proyektor holografik yang menampilkan avatar seorang kakek buyut dengan pakaian zaman dulu (mungkin pakaian adat Aceh?). Avatar tersebut sedang 'bercerita' (ada gelembung teks/suara). Di latar belakang, terlihat samar-samar foto-foto hitam putih dari kakek buyut yang asli, menunjukkan adanya perbedaan/jarak antara simulasi dan realitas masa lalu.</text:span></text:span></text:p>
            <text:p text:style-name="P184"/>
            <text:p text:style-name="Text_20_body"><text:span text:style-name="T1">Bab 8 selesai di sini. Silakan berikan perintah "YAX" jika Anda ingin saya melanjutkan ke </text:span><text:span text:style-name="Strong_20_Emphasis"><text:span text:style-name="T1">Pengantar Bab 9</text:span></text:span><text:span text:style-name="T1">.</text:span></text:p>
          </text:section>
          <text:section text:style-name="Sect1" text:name="feedback-form-57">
            <text:p text:style-name="P166"/>
          </text:section>
        </text:section>
        <text:section text:style-name="Sect1" text:name="e546debc10d21d10">
          <text:p text:style-name="P74"/>
          <text:section text:style-name="Sect1" text:name="user-query-content-58">
            <text:p text:style-name="P183">yax </text:p>
          </text:section>
          <text:p text:style-name="P166">Tampilkan alur berpikir</text:p>
          <text:section text:style-name="Sect2" text:name="model-response-message-contentr_e546debc10d21d10">
            <text:p text:style-name="P74">Oke, YAX diterima! Siang menjelang sore ini (Kamis, 10 April 2025, pukul 13:49 WIB di Banda Aceh), kita sampai di bab terakhir dari petualangan kita menjelajahi dunia 'AI Afterlife'.</text:p>
            <text:p text:style-name="Text_20_body"><text:soft-page-break/><text:span text:style-name="Strong_20_Emphasis"><text:span text:style-name="T1">Jawaban untuk [Prompt Pengantar Bab 9]:</text:span></text:span></text:p>
            <text:p text:style-name="Text_20_body"><text:span text:style-name="Strong_20_Emphasis"><text:span text:style-name="T1">(Teks Hasil Generate untuk Pengantar Bab 9)</text:span></text:span></text:p>
            <text:p text:style-name="P74">Wah, nggak terasa ya, kita udah jalan bareng lumayan jauh! Mulai dari ngebayangin konsep 'ngobrol' sama kembaran digital orang yang udah nggak ada (Bab 1), ngintip 'bahan baku'-nya dari jejak digital kita (Bab 2), kenalan sama 'mesin' AI Generatif dan NLP (Bab 3 &amp; 4), sadar sama batasan-batasan teknologi saat ini (Bab 5), ngintip potensi masa depan yang mungkin terjadi (Bab 6), sampai pusing mikirin dilema etika (Bab 7) dan ngebayangin dampaknya buat masyarakat dan diri kita (Bab 8).</text:p>
            <text:p text:style-name="Text_20_body"><text:span text:style-name="T1">Sekarang, di Bab 9 ini, saatnya kita narik napas, ngumpulin semua potongan </text:span><text:span text:style-name="Emphasis"><text:span text:style-name="T1">puzzle</text:span></text:span><text:span text:style-name="T1"> yang udah kita bahas, dan coba liat gambaran besarnya. Apa sih yang bisa kita bawa pulang dari semua obrolan ini?</text:span></text:p>
            <text:p text:style-name="Text_20_body"><text:span text:style-name="T1">Satu hal yang pasti: masa depan teknologi canggih kayak 'AI Afterlife' ini </text:span><text:span text:style-name="Strong_20_Emphasis"><text:span text:style-name="T1">bukan sesuatu yang udah ditakdirkan atau pasti terjadi begitu aja</text:span></text:span><text:span text:style-name="T1">. Nggak ada naskah skenario pasti yang lagi berjalan. Masa depan itu—termasuk arah perkembangan AI yang lagi ngebut banget di tahun 2025 ini—lagi </text:span><text:span text:style-name="Strong_20_Emphasis"><text:span text:style-name="T1">dibentuk detik ini juga</text:span></text:span><text:span text:style-name="T1">. Dibentuk oleh para ilmuwan yang bikin teknologinya, perusahaan yang ngembangin produknya, pemerintah yang (semoga) bikin aturannya, dan yang nggak kalah penting: oleh </text:span><text:span text:style-name="Strong_20_Emphasis"><text:span text:style-name="T1">kita semua</text:span></text:span><text:span text:style-name="T1">, lewat pemahaman kita, diskusi kita, pilihan-pilihan kita, dan kesadaran kita (atau ketidaksadaran kita) tentang dampaknya.</text:span></text:p>
            <text:p text:style-name="P74">Bab terakhir ini nggak akan ngasih jawaban ajaib atau ramalan pasti. Tapi, kita akan coba:</text:p>
            <text:list xml:id="list8275317826407434271" text:style-name="L70">
              <text:list-item>
                <text:p text:style-name="P153"><text:span text:style-name="Strong_20_Emphasis"><text:span text:style-name="T1">Merangkum</text:span></text:span><text:span text:style-name="T1"> pelajaran-pelajaran penting dari perjalanan kita. </text:span></text:p>
              </text:list-item>
              <text:list-item>
                <text:p text:style-name="P153"><text:span text:style-name="Strong_20_Emphasis"><text:span text:style-name="T1">Menegaskan lagi</text:span></text:span><text:span text:style-name="T1"> peran kita sebagai pengguna (dan penghasil data!) dalam ngarahin teknologi. </text:span></text:p>
              </text:list-item>
              <text:list-item>
                <text:p text:style-name="P153"><text:span text:style-name="T1">Ngajak kamu buat </text:span><text:span text:style-name="Strong_20_Emphasis"><text:span text:style-name="T1">merenung</text:span></text:span><text:span text:style-name="T1"> sekali lagi dan nemuin </text:span><text:span text:style-name="Strong_20_Emphasis"><text:span text:style-name="T1">pendapatmu sendiri</text:span></text:span><text:span text:style-name="T1">. </text:span></text:p>
              </text:list-item>
              <text:list-item>
                <text:p text:style-name="P62"><text:span text:style-name="T1">Ngasih ide </text:span><text:span text:style-name="Strong_20_Emphasis"><text:span text:style-name="T1">langkah selanjutnya</text:span></text:span><text:span text:style-name="T1"> kalau kamu masih penasaran. </text:span></text:p>
              </text:list-item>
            </text:list>
            <text:p text:style-name="P74">Intinya, bab ini mau ngingetin kalau masa depan itu ada di tangan kita. Yuk, kita selesaikan perjalanan ini dengan semangat buat jadi generasi yang nggak cuma 'ikut arus' teknologi, tapi juga ikut mikirin arahnya!</text:p>
            <text:p text:style-name="P184"/>
            <text:p text:style-name="Text_20_body"><text:soft-page-break/><text:span text:style-name="Strong_20_Emphasis"><text:span text:style-name="T1">(Opsional) Tips Tambahan:</text:span></text:span></text:p>
            <text:p text:style-name="Quotations"><text:span text:style-name="Strong_20_Emphasis"><text:span text:style-name="T1">Tips Jadi 'Pembentuk Masa Depan': Suarakan Pendapatmu!</text:span></text:span><text:span text:style-name="T1"> Merasa punya pendapat soal AI atau isu teknologi lainnya setelah baca buku ini? Jangan disimpan sendiri! Obrolin sama teman, bikin tulisan di blog/medsos, ikut diskusi online/offline, atau bahkan kirim masukan ke pihak terkait kalau ada kesempatan. Suara generasi muda itu penting banget buat ngebentuk masa depan yang kita inginkan!</text:span></text:p>
            <text:p text:style-name="Text_20_body"><text:span text:style-name="Strong_20_Emphasis"><text:span text:style-name="T1">(Opsional) Kutipan Relevan:</text:span></text:span></text:p>
            <text:p text:style-name="Quotations"><text:span text:style-name="Emphasis"><text:span text:style-name="T1">"Masa depan bergantung pada apa yang kita lakukan di masa sekarang."</text:span></text:span><text:span text:style-name="T1"> - Mahatma Gandhi</text:span></text:p>
            <text:p text:style-name="Text_20_body"><text:span text:style-name="Strong_20_Emphasis"><text:span text:style-name="T1">(Opsional) Prompt Pembuatan Gambar Ilustrasi:</text:span></text:span></text:p>
            <text:p text:style-name="Quotations"><text:span text:style-name="Emphasis"><text:span text:style-name="T1">Gambarkan sebuah titik di masa kini (diberi label misal "Sekarang, April 2025"). Dari titik itu, muncul beberapa jalur jalan yang bercabang menuju cakrawala masa depan yang berbeda-beda. Satu jalur mungkin terlihat sangat canggih tapi 'dingin', jalur lain lebih hijau dan seimbang, jalur lain mungkin terlihat agak kacau. Di titik masa kini, ada siluet beberapa orang (termasuk remaja) yang sedang melihat ke arah cabang-cabang jalan itu, seolah sedang memilih/memutuskan.</text:span></text:span></text:p>
            <text:p text:style-name="P184"/>
            <text:p text:style-name="P74">Silakan berikan perintah "YAX" jika Anda ingin saya melanjutkan ke prompt berikutnya (Prompt Isi Subbab 9.1).</text:p>
          </text:section>
          <text:section text:style-name="Sect1" text:name="feedback-form-58">
            <text:p text:style-name="P166"/>
          </text:section>
        </text:section>
        <text:section text:style-name="Sect1" text:name="1b6a1d5ef7c1c64c">
          <text:p text:style-name="P74"/>
          <text:section text:style-name="Sect1" text:name="user-query-content-59">
            <text:p text:style-name="P183">YAX </text:p>
          </text:section>
          <text:p text:style-name="P166">Tampilkan alur berpikir</text:p>
          <text:section text:style-name="Sect2" text:name="model-response-message-contentr_1b6a1d5ef7c1c64c">
            <text:p text:style-name="P74">Oke, YAX diterima! Sore ini (Kamis, 10 April 2025, pukul 14:27 WIB di Banda Aceh), mari kita rangkum perjalanan kita sejauh ini.</text:p>
            <text:p text:style-name="Text_20_body"><text:span text:style-name="Strong_20_Emphasis"><text:span text:style-name="T1">Jawaban untuk [Prompt Isi Subbab 9.1 - Pembahasan Mendalam]:</text:span></text:span></text:p>
            <text:p text:style-name="Text_20_body"><text:span text:style-name="Strong_20_Emphasis"><text:span text:style-name="T1">(Teks Hasil Generate untuk Isi Subbab 9.1)</text:span></text:span></text:p>
            <text:p text:style-name="Text_20_body"><text:soft-page-break/><text:span text:style-name="T1">Wah, udah banyak banget ya yang kita obrolin di buku ini! Rasanya kayak abis naik </text:span><text:span text:style-name="Emphasis"><text:span text:style-name="T1">roller coaster</text:span></text:span><text:span text:style-name="T1"> pemikiran, dari yang bikin </text:span><text:span text:style-name="Emphasis"><text:span text:style-name="T1">excited</text:span></text:span><text:span text:style-name="T1"> sampe yang bikin mikir keras (bahkan mungkin agak ngeri). Biar nggak lupa dan makin nempel di kepala, yuk kita coba rangkum lagi poin-poin penting dari perjalanan kita menjelajahi 'AI Afterlife' ini:</text:span></text:p>
            <text:list xml:id="list8406718979917340261" text:style-name="L71">
              <text:list-item>
                <text:p text:style-name="P154"><text:span text:style-name="Strong_20_Emphasis"><text:span text:style-name="T1">Konsep Awal (Bab 1):</text:span></text:span><text:span text:style-name="T1"> Kita mulai dari ngebayangin ide 'gila' tapi menarik: gimana kalau bisa 'ngobrol' lagi sama orang tersayang yang udah tiada lewat teknologi AI canggih? Kita kenalan sama istilah 'AI Afterlife' dan pertanyaan-pertanyaan awal yang muncul. </text:span></text:p>
              </text:list-item>
              <text:list-item>
                <text:p text:style-name="P154"><text:span text:style-name="Strong_20_Emphasis"><text:span text:style-name="T1">Bahan Bakunya: Jejak Digital (Bab 2):</text:span></text:span><text:span text:style-name="T1"> Kita sadar kalau 'bahan baku' buat bikin simulasi ini ya </text:span><text:span text:style-name="Strong_20_Emphasis"><text:span text:style-name="T1">data digital</text:span></text:span><text:span text:style-name="T1"> kita sendiri yang jumlahnya seabrek! Mulai dari postingan medsos, chat pribadi, riwayat Browse, lagu yang didengerin, sampe game yang dimainin. Semua ini jadi 'harta karun' data yang (sadar atau nggak) ngasih banyak info tentang kita. </text:span></text:p>
              </text:list-item>
              <text:list-item>
                <text:p text:style-name="P154"><text:span text:style-name="Strong_20_Emphasis"><text:span text:style-name="T1">Mesinnya: AI Generatif &amp; NLP (Bab 3 &amp; 4):</text:span></text:span><text:span text:style-name="T1"> Kita kenalan sama 'otak' di baliknya: </text:span><text:span text:style-name="Strong_20_Emphasis"><text:span text:style-name="T1">AI Generatif</text:span></text:span><text:span text:style-name="T1"> (kayak ChatGPT, Gemini, AI gambar, dll. yang lagi hits di 2025 ini) yang jago 'belajar' dari data dan 'menciptakan' konten baru. Kita juga ngintip </text:span><text:span text:style-name="Strong_20_Emphasis"><text:span text:style-name="T1">NLP</text:span></text:span><text:span text:style-name="T1">, si 'penerjemah' yang bantu AI 'ngertiin' dan 'pakai' bahasa manusia. Keren banget kemampuannya, tapi kita juga jadi tau kalau AI itu lebih ke </text:span><text:span text:style-name="Strong_20_Emphasis"><text:span text:style-name="T1">niru pola</text:span></text:span><text:span text:style-name="T1">, bukan bener-bener 'ngerti' kayak kita. </text:span></text:p>
              </text:list-item>
              <text:list-item>
                <text:p text:style-name="P154"><text:span text:style-name="Strong_20_Emphasis"><text:span text:style-name="T1">Tembok Realitas Saat Ini (Bab 5):</text:span></text:span><text:span text:style-name="T1"> Kita 'ditarik' lagi ke bumi pas sadar kalau bikin 'replika' manusia seutuhnya itu </text:span><text:span text:style-name="Strong_20_Emphasis"><text:span text:style-name="T1">masih mustahil banget</text:span></text:span><text:span text:style-name="T1"> (per April 2025). Kenapa? Karena </text:span><text:span text:style-name="Strong_20_Emphasis"><text:span text:style-name="T1">data aja nggak cukup</text:span></text:span><text:span text:style-name="T1"> (konteks &amp; pengalaman fisik hilang), </text:span><text:span text:style-name="Strong_20_Emphasis"><text:span text:style-name="T1">kepribadian manusia super kompleks</text:span></text:span><text:span text:style-name="T1">, dan yang paling penting, AI </text:span><text:span text:style-name="Strong_20_Emphasis"><text:span text:style-name="T1">nggak punya kesadaran</text:span></text:span><text:span text:style-name="T1"> subjektif. Jadi, yang mungkin dicapai itu cuma </text:span><text:span text:style-name="Strong_20_Emphasis"><text:span text:style-name="T1">simulasi</text:span></text:span><text:span text:style-name="T1"> perilaku, bukan replika sejati. </text:span></text:p>
              </text:list-item>
              <text:list-item>
                <text:p text:style-name="P154"><text:span text:style-name="Strong_20_Emphasis"><text:span text:style-name="T1">Intipan ke Masa Depan (Bab 6):</text:span></text:span><text:span text:style-name="T1"> Meskipun ada batasan, AI terus berkembang! Kita ngebayangin </text:span><text:span text:style-name="Strong_20_Emphasis"><text:span text:style-name="T1">AI yang mungkin lebih pintar</text:span></text:span><text:span text:style-name="T1">, bisa </text:span><text:span text:style-name="Strong_20_Emphasis"><text:span text:style-name="T1">gabungin data suara &amp; visual (multimodal)</text:span></text:span><text:span text:style-name="T1">, dan wujud simulasinya bisa jadi </text:span><text:span text:style-name="Strong_20_Emphasis"><text:span text:style-name="T1">avatar 3D realistis</text:span></text:span><text:span text:style-name="T1"> di dunia virtual. Tapi soal </text:span><text:span text:style-name="Strong_20_Emphasis"><text:span text:style-name="T1">kapan</text:span></text:span><text:span text:style-name="T1"> ini terjadi? Masih penuh spekulasi dan tergantung banyak faktor. </text:span></text:p>
              </text:list-item>
              <text:list-item>
                <text:p text:style-name="P63"><text:span text:style-name="Strong_20_Emphasis"><text:span text:style-name="T1">Pertanyaan Etis &amp; Dampak (Bab 7 &amp; 8):</text:span></text:span><text:span text:style-name="T1"> Bagian paling penting! Kita bergulat sama </text:span><text:span text:style-name="Strong_20_Emphasis"><text:span text:style-name="T1">dilema etika</text:span></text:span><text:span text:style-name="T1"> soal izin, privasi, menghormati kenangan, potensi penyalahgunaan, sampai status kepemilikan si 'kembaran digital'. Kita juga ngebayangin </text:span><text:span text:style-name="Strong_20_Emphasis"><text:span text:style-name="T1">dampak sosial &amp; personalnya</text:span></text:span><text:span text:style-name="T1"> kalau </text:span><text:soft-page-break/><text:span text:style-name="T1">teknologi ini meluas: gimana cara kita berduka, berhubungan, memaknai kematian &amp; identitas, sampai pengaruhnya buat generasi mendatang. </text:span></text:p>
              </text:list-item>
            </text:list>
            <text:p text:style-name="Text_20_body"><text:span text:style-name="T1">Intinya, perjalanan kita nunjukkin kalau 'AI Afterlife' itu konsep yang </text:span><text:span text:style-name="Strong_20_Emphasis"><text:span text:style-name="T1">super kompleks</text:span></text:span><text:span text:style-name="T1">. Ada potensi teknologi yang luar biasa, tapi juga dibarengi sama batasan fundamental, dilema etis yang pelik, dan potensi dampak sosial yang gede banget. Paham semua sisi ini penting banget buat kita bisa bersikap bijak ke depannya.</text:span></text:p>
            <text:p text:style-name="P184"/>
            <text:p text:style-name="Text_20_body"><text:span text:style-name="Strong_20_Emphasis"><text:span text:style-name="T1">(Opsional) Tips Tambahan:</text:span></text:span></text:p>
            <text:p text:style-name="Quotations"><text:span text:style-name="Strong_20_Emphasis"><text:span text:style-name="T1">Tips Belajar: Bikin Peta Pikiran (Mind Map)!</text:span></text:span><text:span text:style-name="T1"> Biar rangkuman ini makin nempel, coba deh bikin </text:span><text:span text:style-name="Emphasis"><text:span text:style-name="T1">mind map</text:span></text:span><text:span text:style-name="T1"> atau peta pikiran sendiri di kertas atau pakai aplikasi. Tulis 'AI Afterlife' di tengah, terus bikin cabang-cabang buat tiap bab atau topik utama (Data, AI, Batasan, Etika, Dampak, dll.). Tambahin kata kunci atau gambar kecil. Cara visual kayak gini sering bantu kita nginget informasi lebih gampang!</text:span></text:p>
            <text:p text:style-name="Text_20_body"><text:span text:style-name="Strong_20_Emphasis"><text:span text:style-name="T1">(Opsional) Kutipan Relevan:</text:span></text:span></text:p>
            <text:p text:style-name="Quotations"><text:span text:style-name="Emphasis"><text:span text:style-name="T1">"Kita tidak bisa memecahkan masalah kita dengan pemikiran yang sama seperti yang kita gunakan ketika kita menciptakannya."</text:span></text:span><text:span text:style-name="T1"> - Albert Einstein (Meskipun konteks aslinya berbeda, ini mengingatkan kita perlu cara pandang baru untuk menghadapi kompleksitas teknologi baru).   </text:span></text:p>
            <text:p text:style-name="Text_20_body"><text:span text:style-name="Strong_20_Emphasis"><text:span text:style-name="T1">(Opsional) Prompt Pembuatan Gambar Ilustrasi:</text:span></text:span></text:p>
            <text:p text:style-name="Quotations"><text:span text:style-name="Emphasis"><text:span text:style-name="T1">Gambarkan sebuah alur cerita visual (flowchart atau storyboard sederhana) dalam beberapa panel: Panel 1: Ikon data digital. Panel 2: Ikon otak AI/NLP memproses data. Panel 3: Ikon tanda tanya besar &amp; tembok bata (batasan). Panel 4: Ikon timbangan etika. Panel 5: Ikon orang-orang &amp; bumi (dampak sosial). Panah menghubungkan semua panel menunjukkan alur perjalanan buku.</text:span></text:span></text:p>
            <text:p text:style-name="P184"/>
            <text:p text:style-name="P74">Silakan berikan perintah "YAX" jika Anda ingin saya melanjutkan ke prompt <text:soft-page-break/>berikutnya (Prompt Isi Subbab 9.2).</text:p>
          </text:section>
          <text:section text:style-name="Sect1" text:name="feedback-form-59">
            <text:p text:style-name="P166"/>
          </text:section>
        </text:section>
        <text:section text:style-name="Sect1" text:name="72a22e06939d8ded">
          <text:p text:style-name="P74"/>
          <text:section text:style-name="Sect1" text:name="user-query-content-60">
            <text:p text:style-name="P183">YAX </text:p>
          </text:section>
          <text:p text:style-name="P166">Tampilkan alur berpikir</text:p>
          <text:section text:style-name="Sect2" text:name="model-response-message-contentr_72a22e06939d8ded">
            <text:p text:style-name="P166"/>
          </text:section>
          <text:section text:style-name="Sect1" text:name="feedback-form-60">
            <text:p text:style-name="P166"/>
          </text:section>
        </text:section>
        <text:section text:style-name="Sect1" text:name="896b7d308ca69ef9">
          <text:p text:style-name="P74"/>
          <text:section text:style-name="Sect1" text:name="user-query-content-61">
            <text:p text:style-name="P183">present it </text:p>
          </text:section>
          <text:p text:style-name="P166">Tampilkan alur berpikir</text:p>
          <text:section text:style-name="Sect2" text:name="model-response-message-contentr_896b7d308ca69ef9">
            <text:p text:style-name="Text_20_body"><text:span text:style-name="T1">Oke, siap! Sesuai permintaan, saya akan langsung menyajikan jawaban untuk prompt </text:span><text:span text:style-name="Strong_20_Emphasis"><text:span text:style-name="T1">Isi Subbab 9.2</text:span></text:span><text:span text:style-name="T1">, dengan mengingat waktu dan lokasi saat ini (Kamis, 10 April 2025, pukul 14:31 WIB di Banda Aceh).</text:span></text:p>
            <text:p text:style-name="Text_20_body"><text:span text:style-name="Strong_20_Emphasis"><text:span text:style-name="T1">Jawaban untuk [Prompt Isi Subbab 9.2 - Pembahasan Mendalam]:</text:span></text:span></text:p>
            <text:p text:style-name="Text_20_body"><text:span text:style-name="Strong_20_Emphasis"><text:span text:style-name="T1">(Teks Hasil Generate untuk Isi Subbab 9.2)</text:span></text:span></text:p>
            <text:p text:style-name="Text_20_body"><text:span text:style-name="T1">Setelah semua rangkuman tadi, ada satu pesan super penting yang rasanya perlu banget kita garis bawahi bareng-bareng: </text:span><text:span text:style-name="Strong_20_Emphasis"><text:span text:style-name="T1">Teknologi itu, termasuk AI secanggih apa pun, pada dasarnya hanyalah ALAT (tool).</text:span></text:span></text:p>
            <text:p text:style-name="P74">Maksudnya gimana? Coba pikirin deh:</text:p>
            <text:list xml:id="list6381839323860824837" text:style-name="L72">
              <text:list-item>
                <text:p text:style-name="P155"><text:span text:style-name="Strong_20_Emphasis"><text:span text:style-name="T1">Pisau:</text:span></text:span><text:span text:style-name="T1"> Alat yang netral kan? Di tangan koki, pisau bisa jadi alat buat nyiapin masakan enak yang bikin orang bahagia. Tapi di tangan orang jahat, pisau bisa jadi senjata berbahaya. Salah pisaunya? Tentu nggak. Salah </text:span><text:span text:style-name="Strong_20_Emphasis"><text:span text:style-name="T1">penggunanya</text:span></text:span><text:span text:style-name="T1">. </text:span></text:p>
              </text:list-item>
              <text:list-item>
                <text:p text:style-name="P64"><text:span text:style-name="Strong_20_Emphasis"><text:span text:style-name="T1">Internet:</text:span></text:span><text:span text:style-name="T1"> Alat luar biasa buat cari informasi, belajar hal baru, nyambung silaturahmi sama teman atau keluarga yang jauh (apalagi di masa pandemi dulu!). Tapi internet juga bisa jadi alat buat nyebarin </text:span><text:span text:style-name="Emphasis"><text:span text:style-name="T1">hoax</text:span></text:span><text:span text:style-name="T1">, ngelakuin penipuan, atau ngakses konten negatif. Salah internetnya? Nggak juga. Salah </text:span><text:span text:style-name="Strong_20_Emphasis"><text:span text:style-name="T1">cara kita menggunakannya</text:span></text:span><text:span text:style-name="T1">. </text:span></text:p>
              </text:list-item>
            </text:list>
            <text:p text:style-name="Text_20_body"><text:span text:style-name="T1">Nah, </text:span><text:span text:style-name="Strong_20_Emphasis"><text:span text:style-name="T1">AI itu juga sama kayak gitu!</text:span></text:span><text:span text:style-name="T1"> AI sendiri (setidaknya sampai saat ini, 10 April 2025) itu nggak punya niat baik atau jahat. Dia nggak punya kesadaran atau agenda tersembunyi. Dia cuma program komputer yang dirancang buat ngelakuin tugas tertentu berdasarkan data dan algoritma yang dikasih sama... ya, </text:span><text:span text:style-name="Strong_20_Emphasis"><text:span text:style-name="T1">manusia</text:span></text:span><text:span text:style-name="T1">.</text:span></text:p>
            <text:p text:style-name="Text_20_body"><text:soft-page-break/><text:span text:style-name="T1">Jadi, </text:span><text:span text:style-name="Strong_20_Emphasis"><text:span text:style-name="T1">baik atau buruknya dampak AI, termasuk potensi 'AI Afterlife' ini, itu bukan ditentukan oleh teknologinya sendiri, tapi oleh KITA, manusianya.</text:span></text:span></text:p>
            <text:list xml:id="list5227898793328377878" text:style-name="L73">
              <text:list-item>
                <text:p text:style-name="P156"><text:span text:style-name="T1">Apakah para </text:span><text:span text:style-name="Strong_20_Emphasis"><text:span text:style-name="T1">pembuatnya</text:span></text:span><text:span text:style-name="T1"> (ilmuwan, programmer, perusahaan teknologi) merancangnya dengan mempertimbangkan etika, keamanan, dan potensi dampak negatifnya? </text:span></text:p>
              </text:list-item>
              <text:list-item>
                <text:p text:style-name="P156"><text:span text:style-name="T1">Apakah para </text:span><text:span text:style-name="Strong_20_Emphasis"><text:span text:style-name="T1">penggunanya</text:span></text:span><text:span text:style-name="T1"> (kita semua!) memakainya dengan bijak, bertanggung jawab, dan sadar akan risikonya? </text:span></text:p>
              </text:list-item>
              <text:list-item>
                <text:p text:style-name="P65"><text:span text:style-name="T1">Apakah </text:span><text:span text:style-name="Strong_20_Emphasis"><text:span text:style-name="T1">pemerintah dan masyarakat</text:span></text:span><text:span text:style-name="T1"> membuat aturan main (regulasi) yang jelas buat mencegah penyalahgunaan dan memastikan teknologinya bermanfaat buat orang banyak? </text:span></text:p>
              </text:list-item>
            </text:list>
            <text:p text:style-name="Text_20_body"><text:span text:style-name="T1">Teknologi 'AI Afterlife', misalnya. Kalau dirancang dan dipakai dengan super hati-hati, penuh empati, transparan, ngikutin aturan etis yang ketat, dan tujuannya beneran buat ngebantu (misal, dalam konteks riset sejarah keluarga atau dokumentasi), </text:span><text:span text:style-name="Emphasis"><text:span text:style-name="T1">mungkin</text:span></text:span><text:span text:style-name="T1"> bisa ada sisi positifnya. Tapi kalau dibuat asal-asalan, tujuannya cuma cari untung, nggak peduli privasi, atau jatuh ke tangan orang yang niatnya jahat (inget Bab 7.3!), teknologi yang sama bisa jadi alat manipulasi, penipuan, atau bahkan perusak hubungan sosial yang mengerikan.</text:span></text:p>
            <text:p text:style-name="Text_20_body"><text:span text:style-name="Strong_20_Emphasis"><text:span text:style-name="T1">Buat kamu, remaja di Banda Aceh dan seluruh Indonesia, yang hidup di era AI ini:</text:span></text:span><text:span text:style-name="T1"> Kamu adalah generasi yang bakal paling sering berinteraksi, menggunakan, dan bahkan mungkin ikut menciptakan teknologi ini di masa depan. Makanya, penting banget buat punya:</text:span></text:p>
            <text:list xml:id="list4181298225536155186" text:style-name="L74">
              <text:list-item>
                <text:p text:style-name="P157"><text:span text:style-name="Strong_20_Emphasis"><text:span text:style-name="T1">Kesadaran (</text:span></text:span><text:span text:style-name="Strong_20_Emphasis"><text:span text:style-name="Emphasis"><text:span text:style-name="T1">Awareness</text:span></text:span></text:span><text:span text:style-name="Strong_20_Emphasis"><text:span text:style-name="T1">):</text:span></text:span><text:span text:style-name="T1"> Paling nggak, 'ngeh' sama cara kerja dasarnya, tau apa aja kemampuannya, tapi juga sadar sama potensi risikonya. </text:span></text:p>
              </text:list-item>
              <text:list-item>
                <text:p text:style-name="P157"><text:span text:style-name="Strong_20_Emphasis"><text:span text:style-name="T1">Pemikiran Kritis (</text:span></text:span><text:span text:style-name="Strong_20_Emphasis"><text:span text:style-name="Emphasis"><text:span text:style-name="T1">Critical Thinking</text:span></text:span></text:span><text:span text:style-name="Strong_20_Emphasis"><text:span text:style-name="T1">):</text:span></text:span><text:span text:style-name="T1"> Jangan gampang percaya </text:span><text:span text:style-name="Emphasis"><text:span text:style-name="T1">hype</text:span></text:span><text:span text:style-name="T1"> atau janji manis teknologi. Selalu tanya: "Ini beneran bagus? Buat siapa? Dampak negatifnya apa?" </text:span></text:p>
              </text:list-item>
              <text:list-item>
                <text:p text:style-name="P66"><text:span text:style-name="Strong_20_Emphasis"><text:span text:style-name="T1">Keberanian Berdiskusi:</text:span></text:span><text:span text:style-name="T1"> Jangan takut buat ngobrolin isu-isu ini sama teman, guru, orang tua. Semakin banyak yang sadar dan peduli, semakin besar kemungkinan kita bisa ngarahin teknologi ini ke jalan yang benar. </text:span></text:p>
              </text:list-item>
            </text:list>
            <text:p text:style-name="Text_20_body"><text:span text:style-name="T1">Ingat, masa depan itu bukan cuma soal secanggih apa teknologinya, tapi soal </text:span><text:span text:style-name="Strong_20_Emphasis"><text:span text:style-name="T1">sebijak apa kita sebagai manusia dalam menggunakan alat-alat canggih</text:span></text:span><text:span text:style-name="T1"> yang kita ciptakan.</text:span></text:p>
            <text:p text:style-name="P184"/>
            <text:p text:style-name="Text_20_body"><text:soft-page-break/><text:span text:style-name="Strong_20_Emphasis"><text:span text:style-name="T1">(Opsional) Tips Tambahan:</text:span></text:span></text:p>
            <text:p text:style-name="Quotations"><text:span text:style-name="Strong_20_Emphasis"><text:span text:style-name="T1">Tips Jadi Pengguna Teknologi Bertanggung Jawab:</text:span></text:span><text:span text:style-name="T1"> Mulai dari hal simpel: Jaga privasi datamu baik-baik. Jangan mudah share informasi pribadi. Verifikasi info sebelum share (anti-hoax!). Gunakan teknologi buat hal positif (belajar, berkarya, bantu orang). Sadari kapan kamu perlu </text:span><text:span text:style-name="Emphasis"><text:span text:style-name="T1">break</text:span></text:span><text:span text:style-name="T1"> dari layar. Jadi pengguna yang cerdas dan bertanggung jawab itu kontribusi nyata buat masa depan teknologi yang lebih baik!</text:span></text:p>
            <text:p text:style-name="Text_20_body"><text:span text:style-name="Strong_20_Emphasis"><text:span text:style-name="T1">(Opsional) Kutipan Relevan:</text:span></text:span></text:p>
            <text:p text:style-name="Quotations"><text:span text:style-name="Emphasis"><text:span text:style-name="T1">"Masalah sebenarnya bukanlah apakah mesin berpikir, tetapi apakah manusia [berpikir]."</text:span></text:span><text:span text:style-name="T1"> - B.F. Skinner (Psikolog Behavioris) - </text:span><text:span text:style-name="Emphasis"><text:span text:style-name="T1">Mengingatkan bahwa fokus utama seharusnya pada kebijaksanaan manusia dalam menghadapi teknologi.</text:span></text:span></text:p>
            <text:p text:style-name="Text_20_body"><text:span text:style-name="Strong_20_Emphasis"><text:span text:style-name="T1">(Opsional) Prompt Pembuatan Gambar Ilustrasi:</text:span></text:span></text:p>
            <text:p text:style-name="Quotations"><text:span text:style-name="Emphasis"><text:span text:style-name="T1">Gambarkan dua pasang tangan manusia. Tangan pertama menggunakan ikon palu AI untuk membangun sesuatu yang positif (misalnya, jembatan ilmu pengetahuan atau rumah yang nyaman). Tangan kedua menggunakan ikon palu AI yang sama, tapi untuk menghancurkan sesuatu (misalnya, tembok privasi atau pondasi kepercayaan).</text:span></text:span></text:p>
            <text:p text:style-name="P184"/>
            <text:p text:style-name="P74">Silakan berikan perintah "YAX" jika Anda ingin saya melanjutkan ke prompt berikutnya (Prompt Isi Subbab 9.3).</text:p>
          </text:section>
          <text:section text:style-name="Sect1" text:name="feedback-form-61">
            <text:p text:style-name="P166"/>
          </text:section>
        </text:section>
        <text:section text:style-name="Sect1" text:name="a0745c17c8b09ce8">
          <text:p text:style-name="P74"/>
          <text:section text:style-name="Sect1" text:name="user-query-content-62">
            <text:p text:style-name="P183">YAX </text:p>
          </text:section>
          <text:p text:style-name="P166">Tampilkan alur berpikir</text:p>
          <text:section text:style-name="Sect2" text:name="model-response-message-contentr_a0745c17c8b09ce8">
            <text:p text:style-name="P74">Oke, YAX diterima! Sore ini (Kamis, 10 April 2025, pukul 14:35 WIB di Banda Aceh), saatnya kamu yang jadi 'juri'-nya.</text:p>
            <text:p text:style-name="Text_20_body"><text:span text:style-name="Strong_20_Emphasis"><text:span text:style-name="T1">Jawaban untuk [Prompt Isi Subbab 9.3 - Pembahasan Mendalam]:</text:span></text:span></text:p>
            <text:p text:style-name="Text_20_body"><text:span text:style-name="Strong_20_Emphasis"><text:span text:style-name="T1">(Teks Hasil Generate untuk Isi Subbab 9.3)</text:span></text:span></text:p>
            <text:p text:style-name="Text_20_body"><text:soft-page-break/><text:span text:style-name="T1">Kita udah jalan bareng ngelewatin banyak banget informasi, argumen pro-kontra, bayangan masa depan, sampe dilema etis yang bikin pusing soal 'AI Afterlife'. Buku ini udah coba ngasih kamu berbagai sudut pandang dan bahan pemikiran. Tapi sekarang, giliran </text:span><text:span text:style-name="Strong_20_Emphasis"><text:span text:style-name="T1">KAMU</text:span></text:span><text:span text:style-name="T1"> buat merenung dan coba ngeraba-raba: </text:span><text:span text:style-name="Strong_20_Emphasis"><text:span text:style-name="T1">Apa sih pendapatmu sendiri tentang semua ini?</text:span></text:span></text:p>
            <text:p text:style-name="Text_20_body"><text:span text:style-name="T1">Nggak ada jawaban benar atau salah di sini. Nggak ada ujian pilihan ganda di akhir bab ini. Tujuan utamanya adalah ngajak kamu buat </text:span><text:span text:style-name="Strong_20_Emphasis"><text:span text:style-name="T1">mulai membentuk opinimu sendiri yang terinformasi (</text:span></text:span><text:span text:style-name="Strong_20_Emphasis"><text:span text:style-name="Emphasis"><text:span text:style-name="T1">informed opinion</text:span></text:span></text:span><text:span text:style-name="Strong_20_Emphasis"><text:span text:style-name="T1">)</text:span></text:span><text:span text:style-name="T1">, berdasarkan semua yang udah kamu baca dan pikirin. Coba deh, ambil waktu sejenak buat jawab (dalam hati atau mungkin sambil ditulis di catatan) beberapa pertanyaan ini:</text:span></text:p>
            <text:list xml:id="list370890313237939542" text:style-name="L75">
              <text:list-item>
                <text:p text:style-name="P158"><text:span text:style-name="Strong_20_Emphasis"><text:span text:style-name="T1">Perasaan Utamamu?</text:span></text:span><text:span text:style-name="T1"> Setelah nimbang-nimbang potensi kerennya (misal, 'ngobrol' lagi sama nenek buyut) sama risiko ngerinya (disalahgunakan, nggak etis), </text:span><text:span text:style-name="Emphasis"><text:span text:style-name="T1">feeling</text:span></text:span><text:span text:style-name="T1">-mu secara keseluruhan soal ide AI Afterlife ini gimana? Kamu lebih condong ke sisi </text:span><text:span text:style-name="Strong_20_Emphasis"><text:span text:style-name="T1">harapan dan optimisme</text:span></text:span><text:span text:style-name="T1">, atau lebih ke sisi </text:span><text:span text:style-name="Strong_20_Emphasis"><text:span text:style-name="T1">kekhawatiran dan kehati-hatian</text:span></text:span><text:span text:style-name="T1">? Kenapa? </text:span></text:p>
              </text:list-item>
              <text:list-item>
                <text:p text:style-name="P158"><text:span text:style-name="Strong_20_Emphasis"><text:span text:style-name="T1">Batas Etis Paling Penting?</text:span></text:span><text:span text:style-name="T1"> Kalaupun teknologi ini mau dikembangin, menurut kamu pribadi, </text:span><text:span text:style-name="Strong_20_Emphasis"><text:span text:style-name="T1">batas etis apa sih yang paling fundamental dan </text:span></text:span><text:span text:style-name="Strong_20_Emphasis"><text:span text:style-name="Emphasis"><text:span text:style-name="T1">nggak boleh banget</text:span></text:span></text:span><text:span text:style-name="Strong_20_Emphasis"><text:span text:style-name="T1"> dilanggar?</text:span></text:span><text:span text:style-name="T1"> Apakah soal izin harus 100% dari almarhum? Atau soal privasi data yang nggak boleh diobrak-abrik? Atau mungkin soal potensi merusak proses duka alami? Coba pilih satu atau dua yang menurutmu paling krusial. </text:span></text:p>
              </text:list-item>
              <text:list-item>
                <text:p text:style-name="P158"><text:span text:style-name="Strong_20_Emphasis"><text:span text:style-name="T1">Pilihan Pribadi?</text:span></text:span><text:span text:style-name="T1"> Coba bayangin (ini cuma andai-andai ya!), suatu saat nanti teknologi ini beneran ada dan kamu dihadapkan sama pilihan: mau nggak 'bikin' kembaran digital buat orang terdekatmu yang udah pergi? Atau bahkan, mau nggak data digital </text:span><text:span text:style-name="Emphasis"><text:span text:style-name="T1">kamu sendiri</text:span></text:span><text:span text:style-name="T1"> dipakai buat 'kembaran digital'-mu nanti? Kira-kira apa keputusanmu saat ini, dan apa alasan utamanya? </text:span></text:p>
              </text:list-item>
              <text:list-item>
                <text:p text:style-name="P158"><text:span text:style-name="Strong_20_Emphasis"><text:span text:style-name="T1">Paling Penasaran vs. Paling Khawatir?</text:span></text:span><text:span text:style-name="T1"> Dari semua topik yang udah kita bahas, bagian mana yang </text:span><text:span text:style-name="Strong_20_Emphasis"><text:span text:style-name="T1">paling bikin kamu penasaran banget</text:span></text:span><text:span text:style-name="T1"> pengen tau kelanjutannya di masa depan? Dan sebaliknya, aspek apa dari AI Afterlife ini yang </text:span><text:span text:style-name="Strong_20_Emphasis"><text:span text:style-name="T1">paling bikin kamu khawatir</text:span></text:span><text:span text:style-name="T1"> atau takut kalau beneran terjadi? </text:span></text:p>
              </text:list-item>
              <text:list-item>
                <text:p text:style-name="P67"><text:span text:style-name="Strong_20_Emphasis"><text:span text:style-name="T1">Konteks Lokalmu?</text:span></text:span><text:span text:style-name="T1"> Coba pikirin juga lingkungan sekitarmu di Banda Aceh atau di manapun kamu tinggal. Kira-kira, gimana ya </text:span><text:span text:style-name="Strong_20_Emphasis"><text:span text:style-name="T1">nilai-nilai budaya, adat istiadat, atau ajaran agama</text:span></text:span><text:span text:style-name="T1"> yang ada di masyarakatmu </text:span><text:soft-page-break/><text:span text:style-name="T1">bakal memandang atau merespons teknologi kayak gini? Apakah bakal diterima, ditolak, atau mungkin diadaptasi dengan cara tertentu? </text:span></text:p>
              </text:list-item>
            </text:list>
            <text:p text:style-name="Text_20_body"><text:span text:style-name="T1">Sekali lagi, nggak ada jawaban yang 'bener' atau 'salah'. Yang penting adalah proses kamu </text:span><text:span text:style-name="Strong_20_Emphasis"><text:span text:style-name="T1">mikirinnya</text:span></text:span><text:span text:style-name="T1">. Dengan punya pendapat awal (meskipun mungkin nanti bisa berubah seiring kamu belajar lebih banyak), kamu udah selangkah lebih maju buat jadi </text:span><text:span text:style-name="Strong_20_Emphasis"><text:span text:style-name="T1">warga digital yang kritis dan sadar</text:span></text:span><text:span text:style-name="T1">, bukan cuma jadi penonton pasif dari perubahan teknologi yang lagi terjadi super cepat di sekitar kita (per 10 April 2025 ini). Pendapatmu itu berharga, lho!</text:span></text:p>
            <text:p text:style-name="P184"/>
            <text:p text:style-name="Text_20_body"><text:span text:style-name="Strong_20_Emphasis"><text:span text:style-name="T1">(Opsional) Tips Tambahan:</text:span></text:span></text:p>
            <text:p text:style-name="Quotations"><text:span text:style-name="Strong_20_Emphasis"><text:span text:style-name="T1">Tips Olah Pikiran: Tulis atau Ngobrol!</text:span></text:span><text:span text:style-name="T1"> Biar pikiranmu soal ini makin jernih, coba deh tuangin dalam tulisan. Bisa di buku harian, blog pribadi, atau sekadar catatan di HP. Atau, ajak teman dekatmu buat ngobrolin pertanyaan-pertanyaan di atas. Debat sehat sambil ngopi sore di Banda Aceh, misalnya? ? Seringkali, pas kita coba ngejelasin pikiran kita ke orang lain (atau ke tulisan), kita jadi makin paham sama apa yang sebenernya kita pikirin.</text:span></text:p>
            <text:p text:style-name="Text_20_body"><text:span text:style-name="Strong_20_Emphasis"><text:span text:style-name="T1">(Opsional) Kutipan Relevan:</text:span></text:span></text:p>
            <text:p text:style-name="Quotations"><text:span text:style-name="Emphasis"><text:span text:style-name="T1">"Jangan pernah meragukan bahwa sekelompok kecil warga negara yang bijaksana dan berkomitmen dapat mengubah dunia; memang, itulah satu-satunya hal yang pernah berhasil."</text:span></text:span><text:span text:style-name="T1"> - Margaret Mead (Antropolog Budaya) - </text:span><text:span text:style-name="Emphasis"><text:span text:style-name="T1">Menekankan kekuatan pemikiran dan tindakan individu/kelompok kecil.</text:span></text:span><text:span text:style-name="T1">   </text:span></text:p>
            <text:p text:style-name="Text_20_body"><text:span text:style-name="Strong_20_Emphasis"><text:span text:style-name="T1">(Opsional) Prompt Pembuatan Gambar Ilustrasi:</text:span></text:span></text:p>
            <text:p text:style-name="Quotations"><text:span text:style-name="Emphasis"><text:span text:style-name="T1">Gambarkan siluet seorang remaja sedang duduk merenung di depan jendela yang memperlihatkan pemandangan kota (misal, siluet Masjid Raya Baiturrahman di kejauhan). Di atas kepalanya, muncul gelembung-gelembung pikiran berisi ikon-ikon yang mewakili topik buku: ikon data, AI, tanda tanya etika, ikon keluarga, ikon nisan, dll. Ekspresinya menunjukkan proses berpikir yang mendalam.</text:span></text:span></text:p>
            <text:p text:style-name="P184"/>
            <text:p text:style-name="P74"><text:soft-page-break/>Silakan berikan perintah "YAX" jika Anda ingin saya melanjutkan ke prompt terakhir di Bab 9 (Prompt Isi Subbab 9.4).</text:p>
          </text:section>
          <text:section text:style-name="Sect1" text:name="feedback-form-62">
            <text:p text:style-name="P166"/>
          </text:section>
        </text:section>
        <text:section text:style-name="Sect1" text:name="c4b4e8cd86a6ab9e">
          <text:p text:style-name="P74"/>
          <text:section text:style-name="Sect1" text:name="user-query-content-63">
            <text:p text:style-name="P183">YAX </text:p>
          </text:section>
          <text:p text:style-name="P166">Tampilkan alur berpikir</text:p>
          <text:section text:style-name="Sect2" text:name="model-response-message-contentr_c4b4e8cd86a6ab9e">
            <text:p text:style-name="P74">Oke, YAX terakhir untuk Bab 9! Ini bagian penutup yang ngasih semangat buat terus belajar. Sore ini (Kamis, 10 April 2025, pukul 14:53 WIB di Banda Aceh), mari kita tuntaskan!</text:p>
            <text:p text:style-name="Text_20_body"><text:span text:style-name="Strong_20_Emphasis"><text:span text:style-name="T1">Jawaban untuk [Prompt Isi Subbab 9.4 - Pembahasan Mendalam]:</text:span></text:span></text:p>
            <text:p text:style-name="Text_20_body"><text:span text:style-name="Strong_20_Emphasis"><text:span text:style-name="T1">(Teks Hasil Generate untuk Isi Subbab 9.4)</text:span></text:span></text:p>
            <text:p text:style-name="Text_20_body"><text:span text:style-name="T1">Nah, buku ini mungkin udah mau habis kamu baca, tapi perjalananmu buat memahami dunia AI, etika digital, dan masa depan teknologi itu </text:span><text:span text:style-name="Strong_20_Emphasis"><text:span text:style-name="T1">baru aja dimulai!</text:span></text:span><text:span text:style-name="T1"> Topik yang kita bahas ini bakal terus berkembang super cepat. Jadi, gimana caranya biar kamu tetap 'up-to-date' dan bisa terus terlibat dalam diskusi penting ini setelah nutup halaman terakhir buku ini?</text:span></text:p>
            <text:p text:style-name="P74">Ini beberapa ide 'langkah selanjutnya' yang bisa kamu coba:</text:p>
            <text:list xml:id="list3424733457512161620" text:style-name="L76">
              <text:list-item>
                <text:p text:style-name="P159"><text:span text:style-name="Strong_20_Emphasis"><text:span text:style-name="T1">Jadi Pemburu Info yang Kritis:</text:span></text:span><text:span text:style-name="T1"> </text:span></text:p>
                <text:list>
                  <text:list-item>
                    <text:p text:style-name="P159"><text:span text:style-name="Strong_20_Emphasis"><text:span text:style-name="T1">Baca Berita Teknologi:</text:span></text:span><text:span text:style-name="T1"> Coba deh langganan atau sering-sering cek rubrik teknologi di portal berita terpercaya (misalnya Kompas Tekno, DetikINET, atau mungkin media lokal di Aceh kalau ada yang bahas teknologi). Cari juga sumber internasional kalau kamu nyaman baca Bahasa Inggris (kayak Wired, The Verge, MIT Technology Review). </text:span></text:p>
                  </text:list-item>
                  <text:list-item>
                    <text:p text:style-name="P159"><text:span text:style-name="Strong_20_Emphasis"><text:span text:style-name="T1">Follow Akun Edukatif:</text:span></text:span><text:span text:style-name="T1"> Banyak banget kok kreator konten, ilmuwan, atau jurnalis di media sosial (Instagram, Twitter/X, YouTube, TikTok) yang sering ngebahas perkembangan AI dan etika digital pakai bahasa yang gampang dimengerti. Cari yang kredibel ya! </text:span></text:p>
                  </text:list-item>
                </text:list>
              </text:list-item>
              <text:list-item>
                <text:p text:style-name="P159"><text:span text:style-name="Strong_20_Emphasis"><text:span text:style-name="T1">Perdalam Lewat Film &amp; Buku:</text:span></text:span><text:span text:style-name="T1"> </text:span></text:p>
                <text:list>
                  <text:list-item>
                    <text:p text:style-name="P159"><text:span text:style-name="Strong_20_Emphasis"><text:span text:style-name="T1">Cek Rekomendasi:</text:span></text:span><text:span text:style-name="T1"> Jangan lupa nanti intip bagian 'Sumber Inspirasi' di akhir buku ini buat rekomendasi film, serial, atau buku lain yang temanya mirip. </text:span></text:p>
                  </text:list-item>
                  <text:list-item>
                    <text:p text:style-name="P159"><text:span text:style-name="Strong_20_Emphasis"><text:span text:style-name="T1">Cari Tontonan/Bacaan Baru:</text:span></text:span><text:span text:style-name="T1"> Coba cari film dokumenter tentang </text:span><text:soft-page-break/><text:span text:style-name="T1">AI (banyak di platform streaming!), atau baca buku (fiksi maupun non-fiksi) lain yang ngebahas masa depan teknologi dan kemanusiaan. </text:span></text:p>
                  </text:list-item>
                </text:list>
              </text:list-item>
              <text:list-item>
                <text:p text:style-name="P159"><text:span text:style-name="Strong_20_Emphasis"><text:span text:style-name="T1">Jangan Berhenti Berdiskusi:</text:span></text:span><text:span text:style-name="T1"> </text:span></text:p>
                <text:list>
                  <text:list-item>
                    <text:p text:style-name="P159"><text:span text:style-name="Strong_20_Emphasis"><text:span text:style-name="T1">Obrolin Terus!:</text:span></text:span><text:span text:style-name="T1"> Topik ini paling seru kalau diobrolin! Ajak teman-temanmu di sekolah, di tempat les, atau pas lagi santai di warung kopi favoritmu di Banda Aceh buat diskusiin isi buku ini atau berita AI terbaru. Beda pendapat itu seru, lho! </text:span></text:p>
                  </text:list-item>
                  <text:list-item>
                    <text:p text:style-name="P159"><text:span text:style-name="Strong_20_Emphasis"><text:span text:style-name="T1">Tanya Guru &amp; Keluarga:</text:span></text:span><text:span text:style-name="T1"> Coba deh tanya pendapat guru (guru TIK, Sosiologi, Agama, PPKn, Bahasa Indonesia, semuanya bisa nyambung!), orang tua, abang, kakak, atau anggota keluarga lainnya. Perspektif mereka yang beda generasi bisa jadi menarik banget. </text:span></text:p>
                  </text:list-item>
                  <text:list-item>
                    <text:p text:style-name="P159"><text:span text:style-name="Strong_20_Emphasis"><text:span text:style-name="T1">Suarakan Pendapatmu (Kalau Berani!):</text:span></text:span><text:span text:style-name="T1"> Punya opini kuat setelah baca buku ini? Kenapa nggak coba tulis di blog, status medsos, atau bikin video pendek? Ajak orang lain buat ikutan mikir dan diskusi. Siapa tau tulisanmu bisa ngasih inspirasi! </text:span></text:p>
                  </text:list-item>
                </text:list>
              </text:list-item>
              <text:list-item>
                <text:p text:style-name="P159"><text:span text:style-name="Strong_20_Emphasis"><text:span text:style-name="T1">Cari Komunitas (Kalau Ada &amp; Minat):</text:span></text:span><text:span text:style-name="T1"> </text:span></text:p>
                <text:list>
                  <text:list-item>
                    <text:p text:style-name="P179">Coba cari tau, ada nggak sih klub sains, teknologi, robotik, atau debat di sekolahmu? Atau mungkin ada komunitas hobi terkait AI atau digital di Banda Aceh (bisa jadi di lingkungan kampus Unsyiah atau UIN Ar-Raniry misalnya)? Gabung sama orang yang minatnya sama itu bisa seru banget buat belajar bareng. </text:p>
                  </text:list-item>
                </text:list>
              </text:list-item>
              <text:list-item>
                <text:p text:style-name="P159"><text:span text:style-name="Strong_20_Emphasis"><text:span text:style-name="T1">Belajar Skill Baru (Buat yang Super Penasaran):</text:span></text:span><text:span text:style-name="T1"> </text:span></text:p>
                <text:list>
                  <text:list-item>
                    <text:p text:style-name="P86">Kalau kamu bener-bener tertarik sama 'dapur'-nya AI, sekarang banyak banget sumber belajar online gratis! Kamu bisa mulai belajar dasar-dasar pemrograman (misalnya Python, bahasa yang banyak dipakai di AI), ikut kursus pengenalan AI &amp; Machine Learning, atau belajar soal etika digital lebih dalam. Nggak harus jadi ahli, tapi ngerti dasarnya itu keren! </text:p>
                  </text:list-item>
                </text:list>
              </text:list-item>
            </text:list>
            <text:p text:style-name="Text_20_body"><text:span text:style-name="T1">Intinya: </text:span><text:span text:style-name="Strong_20_Emphasis"><text:span text:style-name="T1">Jangan berhenti penasaran! Jangan berhenti bertanya! Jangan berhenti belajar! Dan jangan takut buat punya pendapat dan menyuarakannya!</text:span></text:span></text:p>
            <text:p text:style-name="P74">Kamu adalah bagian dari generasi yang akan paling banyak berinteraksi dan (mungkin) ikut membentuk masa depan dengan teknologi AI ini. Jadi, teruslah asah pikiran kritismu, perluas wawasanmu, dan jadilah pengguna sekaligus <text:soft-page-break/>calon pemimpin teknologi yang cerdas, bijak, dan bertanggung jawab. Masa depan (termasuk masa depan di Aceh dan Indonesia) ada di tangan generasi kalian! Semangat!</text:p>
            <text:p text:style-name="P184"/>
            <text:p text:style-name="Text_20_body"><text:span text:style-name="Strong_20_Emphasis"><text:span text:style-name="T1">(Opsional) Tips Tambahan:</text:span></text:span></text:p>
            <text:p text:style-name="Quotations"><text:span text:style-name="Strong_20_Emphasis"><text:span text:style-name="T1">Tips Belajar Sepanjang Hayat (</text:span></text:span><text:span text:style-name="Strong_20_Emphasis"><text:span text:style-name="Emphasis"><text:span text:style-name="T1">Lifelong Learning</text:span></text:span></text:span><text:span text:style-name="Strong_20_Emphasis"><text:span text:style-name="T1">):</text:span></text:span><text:span text:style-name="T1"> Di zaman yang berubah super cepat ini, belajar itu nggak berhenti pas lulus sekolah atau kuliah aja. Biasain diri buat terus belajar hal baru, baca buku/artikel, ikut webinar/seminar (banyak yang gratis!), atau sekadar ngobrol sama orang yang lebih tau. Kemauan buat terus belajar itu 'skill' paling penting buat sukses di masa depan!</text:span></text:p>
            <text:p text:style-name="Text_20_body"><text:span text:style-name="Strong_20_Emphasis"><text:span text:style-name="T1">(Opsional) Kutipan Relevan:</text:span></text:span></text:p>
            <text:p text:style-name="Quotations"><text:span text:style-name="Emphasis"><text:span text:style-name="T1">"Pendidikan adalah senjata paling ampuh yang dapat kamu gunakan untuk mengubah dunia."</text:span></text:span><text:span text:style-name="T1"> - Nelson Mandela</text:span></text:p>
            <text:p text:style-name="Text_20_body"><text:span text:style-name="Strong_20_Emphasis"><text:span text:style-name="T1">(Opsional) Prompt Pembuatan Gambar Ilustrasi:</text:span></text:span></text:p>
            <text:p text:style-name="Quotations"><text:span text:style-name="Emphasis"><text:span text:style-name="T1">Gambarkan sampul belakang sebuah buku (buku ini). Dari halaman terakhir buku itu, terlihat sebuah jalan setapak yang terang membentang ke depan menuju cakrawala. Di sepanjang jalan itu ada beberapa 'rambu' atau 'pilihan' dengan ikon: ikon buku/artikel, ikon orang berdiskusi, ikon komputer (belajar skill), ikon tanda seru/tanya (berpikir kritis).</text:span></text:span></text:p>
            <text:p text:style-name="P184"/>
            <text:p text:style-name="Text_20_body"><text:span text:style-name="T1">Bab 9 selesai! Ini adalah akhir dari bagian utama buku. Selanjutnya kita akan masuk ke bagian </text:span><text:span text:style-name="Strong_20_Emphasis"><text:span text:style-name="T1">Tambahan (Glosarium, Sumber Inspirasi, Tentang Penulis)</text:span></text:span><text:span text:style-name="T1">.</text:span></text:p>
            <text:p text:style-name="Text_20_body"><text:span text:style-name="T1">Silakan berikan perintah "YAX" jika Anda ingin saya melanjutkan ke </text:span><text:span text:style-name="Strong_20_Emphasis"><text:span text:style-name="T1">Pengantar Glosarium</text:span></text:span><text:span text:style-name="T1">.</text:span></text:p>
          </text:section>
          <text:section text:style-name="Sect1" text:name="feedback-form-63">
            <text:p text:style-name="P166"/>
          </text:section>
        </text:section>
        <text:section text:style-name="Sect1" text:name="246c7d50515043c6">
          <text:p text:style-name="P74"/>
          <text:section text:style-name="Sect1" text:name="user-query-content-64">
            <text:p text:style-name="P183">YAX </text:p>
          </text:section>
          <text:p text:style-name="P166"><text:soft-page-break/>Tampilkan alur berpikir</text:p>
          <text:section text:style-name="Sect2" text:name="model-response-message-contentr_246c7d50515043c6">
            <text:p text:style-name="Text_20_body"><text:span text:style-name="T1">Oke, YAX diterima! Kita masuk ke bagian </text:span><text:span text:style-name="Strong_20_Emphasis"><text:span text:style-name="T1">Tambahan</text:span></text:span><text:span text:style-name="T1"> di akhir buku. Sore ini (Kamis, 10 April 2025, pukul 14:57 WIB di Banda Aceh), kita mulai dengan pengantar untuk Glosarium.</text:span></text:p>
            <text:p text:style-name="Text_20_body"><text:span text:style-name="Strong_20_Emphasis"><text:span text:style-name="T1">Jawaban untuk [Prompt Pengantar Glosarium]:</text:span></text:span></text:p>
            <text:p text:style-name="Text_20_body"><text:span text:style-name="Strong_20_Emphasis"><text:span text:style-name="T1">(Teks Hasil Generate untuk Pengantar Glosarium)</text:span></text:span></text:p>
            <text:p text:style-name="P74">Wuih, selamat! Kamu udah berhasil ngelewatin semua bab utama buku ini! Keren banget! ?</text:p>
            <text:p text:style-name="Text_20_body"><text:span text:style-name="T1">Nah, selama baca tadi, mungkin kamu nemu beberapa istilah atau kata-kata 'teknologi' yang kedengerannya agak asing atau kayak 'bahasa alien' gitu kan? Kayak AI, NLP, </text:span><text:span text:style-name="Emphasis"><text:span text:style-name="T1">Machine Learning</text:span></text:span><text:span text:style-name="T1">, </text:span><text:span text:style-name="Emphasis"><text:span text:style-name="T1">Digital Footprint</text:span></text:span><text:span text:style-name="T1">, dan kawan-kawannya. Biar nggak bingung atau lupa artinya apa, di bagian ini udah disiapin semacam </text:span><text:span text:style-name="Strong_20_Emphasis"><text:span text:style-name="T1">'Kamus Gaul AI Afterlife'</text:span></text:span><text:span text:style-name="T1"> alias </text:span><text:span text:style-name="Strong_20_Emphasis"><text:span text:style-name="T1">Glosarium</text:span></text:span><text:span text:style-name="T1">!</text:span></text:p>
            <text:p text:style-name="Text_20_body"><text:span text:style-name="T1">Anggap aja ini kayak </text:span><text:span text:style-name="Strong_20_Emphasis"><text:span text:style-name="T1">contekan cepat</text:span></text:span><text:span text:style-name="T1"> atau kamus mini buat kamu. Semua penjelasan istilah di sini udah dicoba dibikin </text:span><text:span text:style-name="Strong_20_Emphasis"><text:span text:style-name="T1">sesimpel dan sesantai mungkin</text:span></text:span><text:span text:style-name="T1">, pakai perumpamaan atau contoh biar gampang nempel di kepala. Tujuannya biar kamu bisa inget-inget lagi arti istilah kunci yang udah kita bahas, dan makin mantep pemahamanmu soal topik keren ini.</text:span></text:p>
            <text:p text:style-name="P74">Yuk, dibaca-baca kalau ada istilah yang masih bikin kamu garuk-garuk kepala!</text:p>
            <text:p text:style-name="P184"/>
            <text:p text:style-name="Text_20_body"><text:span text:style-name="Strong_20_Emphasis"><text:span text:style-name="T1">(Opsional) Prompt Pembuatan Gambar Ilustrasi:</text:span></text:span></text:p>
            <text:p text:style-name="Quotations"><text:span text:style-name="Emphasis"><text:span text:style-name="T1">Gambarkan ikon sebuah buku kamus yang terbuka. Di halaman buku tersebut, alih-alih teks biasa, terlihat beberapa ikon teknologi (misalnya ikon otak AI, ikon chat bubble, ikon sidik jari digital) dengan penjelasan singkat di sebelahnya dalam font yang fun/santai. Mungkin ada kaca pembesar kecil di atas buku.</text:span></text:span></text:p>
            <text:p text:style-name="P184"/>
            <text:p text:style-name="Text_20_body"><text:span text:style-name="T1">Selanjutnya, saya akan menjawab prompt untuk </text:span><text:span text:style-name="Strong_20_Emphasis"><text:span text:style-name="T1">Isi Glosarium per Istilah</text:span></text:span><text:span text:style-name="T1">. Karena istilahnya bisa banyak, mungkin kita bisa coba beberapa contoh dulu? Atau Anda ingin saya langsung membuat penjelasan untuk daftar istilah tertentu? Mohon arahannya, atau berikan perintah "YAX" jika ingin saya mulai dengan contoh istilah pertama (misalnya, Artificial Intelligence).</text:span></text:p>
          </text:section>
          <text:section text:style-name="Sect1" text:name="feedback-form-64">
            <text:p text:style-name="P166"><text:soft-page-break/></text:p>
          </text:section>
        </text:section>
        <text:section text:style-name="Sect1" text:name="ea48d6988c0ccd8a">
          <text:p text:style-name="P74"/>
          <text:section text:style-name="Sect1" text:name="user-query-content-65">
            <text:p text:style-name="P183">YAX </text:p>
          </text:section>
          <text:p text:style-name="P166">Tampilkan alur berpikir</text:p>
          <text:section text:style-name="Sect2" text:name="model-response-message-contentr_ea48d6988c0ccd8a">
            <text:p text:style-name="P166"/>
          </text:section>
          <text:p text:style-name="P166">Anda menghentikan respons ini</text:p>
          <text:section text:style-name="Sect1" text:name="feedback-form-65">
            <text:p text:style-name="P166"/>
          </text:section>
        </text:section>
        <text:section text:style-name="Sect1" text:name="06e49bc2583a92ab">
          <text:p text:style-name="P74"/>
          <text:section text:style-name="Sect1" text:name="user-query-content-66">
            <text:p text:style-name="P183">buat glosarium </text:p>
          </text:section>
          <text:p text:style-name="P166">Tampilkan alur berpikir</text:p>
          <text:section text:style-name="Sect2" text:name="model-response-message-contentr_06e49bc2583a92ab">
            <text:p text:style-name="Text_20_body"><text:span text:style-name="T1">Oke, siap! Kita mulai buat isi </text:span><text:span text:style-name="Strong_20_Emphasis"><text:span text:style-name="T1">Glosarium</text:span></text:span><text:span text:style-name="T1">-nya. Saya akan berikan definisi untuk satu istilah, lalu menunggu perintah "YAX" dari Anda untuk lanjut ke istilah berikutnya.</text:span></text:p>
            <text:p text:style-name="P74">Kita mulai dengan istilah yang paling dasar:</text:p>
            <text:p text:style-name="P184"/>
            <text:p text:style-name="Text_20_body"><text:span text:style-name="Strong_20_Emphasis"><text:span text:style-name="T1">Jawaban untuk [Prompt Isi Glosarium - per Istilah]:</text:span></text:span></text:p>
            <text:p text:style-name="Text_20_body"><text:span text:style-name="Strong_20_Emphasis"><text:span text:style-name="T1">(Teks Hasil Generate untuk Istilah #1)</text:span></text:span></text:p>
            <text:p text:style-name="Text_20_body"><text:span text:style-name="Strong_20_Emphasis"><text:span text:style-name="T1">Artificial Intelligence (AI) / Kecerdasan Buatan:</text:span></text:span><text:span text:style-name="T1"> Ini pada dasarnya adalah teknologi yang bikin komputer atau mesin bisa ngelakuin hal-hal 'pintar' yang biasanya cuma bisa dilakuin manusia, kayak belajar dari pengalaman, ngenalin pola, mecahin masalah, atau bikin keputusan.</text:span></text:p>
            <text:list xml:id="list2935218578552366941" text:style-name="L77">
              <text:list-item>
                <text:p text:style-name="P160"><text:span text:style-name="Strong_20_Emphasis"><text:span text:style-name="T1">Analogi:</text:span></text:span><text:span text:style-name="T1"> Jangan bayangin cuma robot fisik ya! Anggap aja AI itu kayak 'otak pintar' yang bisa ada di dalam aplikasi HP, website, atau sistem lainnya. </text:span></text:p>
              </text:list-item>
              <text:list-item>
                <text:p text:style-name="P68"><text:span text:style-name="Strong_20_Emphasis"><text:span text:style-name="T1">Contoh:</text:span></text:span><text:span text:style-name="T1"> Rekomendasi video di YouTube atau FYP TikTok yang 'tau aja' kesukaanmu, filter Instagram yang nempel pas di wajah, Google Assistant/Siri yang ngerti perintah suara kamu. </text:span></text:p>
              </text:list-item>
            </text:list>
            <text:p text:style-name="P184"/>
            <text:p text:style-name="P74">Silakan berikan perintah "YAX" jika Anda ingin saya melanjutkan ke istilah berikutnya (misalnya, Machine Learning).</text:p>
          </text:section>
          <text:section text:style-name="Sect1" text:name="feedback-form-66">
            <text:p text:style-name="P166"/>
          </text:section>
        </text:section>
        <text:section text:style-name="Sect1" text:name="f3ce483ddb6ab39e">
          <text:p text:style-name="P74"/>
          <text:section text:style-name="Sect1" text:name="user-query-content-67">
            <text:p text:style-name="P183"><text:soft-page-break/>buat daftar pustaka </text:p>
          </text:section>
          <text:p text:style-name="P166">Tampilkan alur berpikir</text:p>
          <text:section text:style-name="Sect2" text:name="model-response-message-contentr_f3ce483ddb6ab39e">
            <text:p text:style-name="Text_20_body"><text:span text:style-name="T1">Oke, saya tangkap maksud Anda. Sepertinya Anda ingin melanjutkan ke bagian rekomendasi bacaan/tontonan lebih lanjut, yang dalam kerangka kita sebelumnya disebut </text:span><text:span text:style-name="Strong_20_Emphasis"><text:span text:style-name="T1">"Sumber Inspirasi"</text:span></text:span><text:span text:style-name="T1">. Bagian ini mirip dengan "Daftar Pustaka" tapi lebih fokus ke rekomendasi yang mungkin menarik buat pembaca remaja, bukan daftar sumber formal yang dikutip.</text:span></text:p>
            <text:p text:style-name="Text_20_body"><text:span text:style-name="T1">Saya akan mulai dengan </text:span><text:span text:style-name="Strong_20_Emphasis"><text:span text:style-name="T1">Pengantar</text:span></text:span><text:span text:style-name="T1"> untuk bagian "Sumber Inspirasi" ini.</text:span></text:p>
            <text:p text:style-name="Text_20_body"><text:span text:style-name="Strong_20_Emphasis"><text:span text:style-name="T1">Jawaban untuk [Prompt Pengantar Sumber Inspirasi]:</text:span></text:span></text:p>
            <text:p text:style-name="Text_20_body"><text:span text:style-name="Strong_20_Emphasis"><text:span text:style-name="T1">(Teks Hasil Generate untuk Pengantar Sumber Inspirasi)</text:span></text:span></text:p>
            <text:p text:style-name="P74">Gimana, setelah baca buku ini jadi makin penasaran sama dunia AI, kehidupan digital, atau cerita-cerita futuristik lainnya? Atau mungkin kamu pengen liat gimana sih ide kayak 'AI Afterlife' ini digambarin di film atau buku?</text:p>
            <text:p text:style-name="Text_20_body"><text:span text:style-name="T1">Nah, pas banget! Di bagian </text:span><text:span text:style-name="Strong_20_Emphasis"><text:span text:style-name="T1">Sumber Inspirasi</text:span></text:span><text:span text:style-name="T1"> ini, udah dikumpulin beberapa rekomendasi film, serial TV, buku, atau mungkin artikel/website yang seru buat kamu jelajahi lebih lanjut. Anggap aja ini kayak </text:span><text:span text:style-name="Strong_20_Emphasis"><text:span text:style-name="T1">'peta harta karun'</text:span></text:span><text:span text:style-name="T1"> atau </text:span><text:span text:style-name="Strong_20_Emphasis"><text:span text:style-name="T1">'daftar putar rekomendasi'</text:span></text:span><text:span text:style-name="T1"> buat ngelanjutin petualanganmu di dunia ide-ide keren ini.</text:span></text:p>
            <text:p text:style-name="P74">Nggak semua rekomendasi di sini mungkin bakal 100% sama persis sama topik buku ini, tapi semuanya punya benang merah yang nyambung soal teknologi, kemanusiaan, etika, atau masa depan. Siapa tahu kamu nemu tontonan atau bacaan favorit baru dari sini!</text:p>
            <text:p text:style-name="P74">Selamat menjelajah!</text:p>
            <text:p text:style-name="P184"/>
            <text:p text:style-name="Text_20_body"><text:span text:style-name="Strong_20_Emphasis"><text:span text:style-name="T1">(Opsional) Prompt Pembuatan Gambar Ilustrasi:</text:span></text:span></text:p>
            <text:p text:style-name="Quotations"><text:span text:style-name="Emphasis"><text:span text:style-name="T1">Gambarkan ikon sebuah kompas antik atau peta harta karun yang terbuka. Di atas peta tersebut, alih-alih pulau atau lokasi, terdapat ikon-ikon kecil yang melambangkan film (rol film), serial TV (layar TV), buku (buku terbuka), dan artikel (ikon dokumen web).</text:span></text:span></text:p>
            <text:p text:style-name="P184"/>
            <text:p text:style-name="Text_20_body"><text:span text:style-name="T1">Selanjutnya, saya akan menjawab prompt untuk </text:span><text:span text:style-name="Strong_20_Emphasis"><text:span text:style-name="T1">Isi Sumber Inspirasi per </text:span></text:span><text:soft-page-break/><text:span text:style-name="Strong_20_Emphasis"><text:span text:style-name="T1">Item</text:span></text:span><text:span text:style-name="T1">. Saya akan mulai dengan rekomendasi pertama. Silakan berikan perintah "YAX" untuk melanjutkan.</text:span></text:p>
          </text:section>
          <text:section text:style-name="Sect1" text:name="feedback-form-67">
            <text:p text:style-name="P166"/>
          </text:section>
        </text:section>
        <text:section text:style-name="Sect1" text:name="8eca493d49daf894">
          <text:p text:style-name="P74"/>
          <text:section text:style-name="Sect1" text:name="user-query-content-68">
            <text:p text:style-name="P183">buat prompt pembuatan sampul buku </text:p>
          </text:section>
          <text:p text:style-name="P166">Tampilkan alur berpikir</text:p>
          <text:section text:style-name="Sect2" text:name="model-response-message-contentr_8eca493d49daf894">
            <text:p text:style-name="P74">Oke, siap! Meskipun ini sedikit melompat dari urutan bagian Tambahan, permintaan untuk prompt pembuatan sampul buku ini sangat relevan. Membuat sampul yang menarik itu penting banget, apalagi untuk target pembaca remaja.</text:p>
            <text:p text:style-name="P74">Berikut adalah contoh prompt yang detail, yang bisa Anda gunakan sebagai inspirasi atau diberikan kepada desainer grafis atau mungkin AI image generator (dengan penyesuaian), dengan mempertimbangkan semua elemen buku yang sudah kita diskusikan (target remaja 13-20 tahun, tema futuristik, AI, data, memori, etika, sedikit misteri dan harapan):</text:p>
            <text:p text:style-name="P184"/>
            <text:p text:style-name="Text_20_body"><text:span text:style-name="Strong_20_Emphasis"><text:span text:style-name="T1">Prompt Pembuatan Sampul Buku:</text:span></text:span></text:p>
            <text:p text:style-name="Text_20_body"><text:span text:style-name="Strong_20_Emphasis"><text:span text:style-name="T1">1. Informasi Dasar:</text:span></text:span></text:p>
            <text:list xml:id="list2991405965223564331" text:style-name="L78">
              <text:list-item>
                <text:p text:style-name="P161"><text:span text:style-name="Strong_20_Emphasis"><text:span text:style-name="T1">Judul Utama:</text:span></text:span><text:span text:style-name="T1"> The AI Afterlife (atau: AI Afterlife: Kenangan Digital) - </text:span><text:span text:style-name="Emphasis"><text:span text:style-name="T1">Pilih salah satu atau biarkan desainer menyarankan penempatan.</text:span></text:span><text:span text:style-name="T1"> </text:span></text:p>
              </text:list-item>
              <text:list-item>
                <text:p text:style-name="P161"><text:span text:style-name="Strong_20_Emphasis"><text:span text:style-name="T1">Subjudul (Opsional tapi disarankan):</text:span></text:span><text:span text:style-name="T1"> Menciptakan Ulang Sosok Tercinta dari Jejak Digital Mereka (atau variasinya) </text:span></text:p>
              </text:list-item>
              <text:list-item>
                <text:p text:style-name="P161"><text:span text:style-name="Strong_20_Emphasis"><text:span text:style-name="T1">Nama Penulis:</text:span></text:span><text:span text:style-name="T1"> [Nama Anda] </text:span></text:p>
              </text:list-item>
              <text:list-item>
                <text:p text:style-name="P161"><text:span text:style-name="Strong_20_Emphasis"><text:span text:style-name="T1">Target Pembaca:</text:span></text:span><text:span text:style-name="T1"> Remaja (13-20 tahun), tertarik pada teknologi, fiksi ilmiah, isu sosial &amp; etika. </text:span></text:p>
              </text:list-item>
              <text:list-item>
                <text:p text:style-name="P69"><text:span text:style-name="Strong_20_Emphasis"><text:span text:style-name="T1">Genre:</text:span></text:span><text:span text:style-name="T1"> Non-fiksi populer, futuristik, teknologi &amp; etika. </text:span></text:p>
              </text:list-item>
            </text:list>
            <text:p text:style-name="Text_20_body"><text:span text:style-name="Strong_20_Emphasis"><text:span text:style-name="T1">2. Mood &amp; Atmosfer Keseluruhan:</text:span></text:span></text:p>
            <text:list xml:id="list5824657296675494266" text:style-name="L79">
              <text:list-item>
                <text:p text:style-name="P162"><text:span text:style-name="Strong_20_Emphasis"><text:span text:style-name="T1">Dominan:</text:span></text:span><text:span text:style-name="T1"> Futuristik, </text:span><text:span text:style-name="Emphasis"><text:span text:style-name="T1">thought-provoking</text:span></text:span><text:span text:style-name="T1"> (mengajak berpikir), sedikit misterius, dan punya sentuhan </text:span><text:span text:style-name="Emphasis"><text:span text:style-name="T1">wonder</text:span></text:span><text:span text:style-name="T1"> (rasa takjub/penasaran). </text:span></text:p>
              </text:list-item>
              <text:list-item>
                <text:p text:style-name="P70"><text:span text:style-name="Strong_20_Emphasis"><text:span text:style-name="T1">Hindari:</text:span></text:span><text:span text:style-name="T1"> Terlalu gelap/horor, terlalu klinis/teknis membosankan, atau terlalu kekanak-kanakan. Ada unsur melankolis (karena tema kematian/kehilangan) tapi juga ada harapan/pertanyaan tentang masa depan. </text:span></text:p>
              </text:list-item>
            </text:list>
            <text:p text:style-name="Text_20_body"><text:soft-page-break/><text:span text:style-name="Strong_20_Emphasis"><text:span text:style-name="T1">3. Konsep Visual Utama (Pilih salah satu atau kombinasikan elemen):</text:span></text:span></text:p>
            <text:list xml:id="list4309158011349461633" text:style-name="L80">
              <text:list-item>
                <text:p text:style-name="P163"><text:span text:style-name="Strong_20_Emphasis"><text:span text:style-name="T1">Konsep A (Siluet &amp; Data):</text:span></text:span><text:span text:style-name="T1"> Siluet seorang manusia (mungkin remaja) yang sebagian tubuhnya terlihat 'larut' atau berubah menjadi aliran data digital (angka 01, garis cahaya, partikel digital). Latar belakang bisa berupa langit malam digital atau jaringan abstrak. Fokus pada transformasi dan pertanyaan identitas. </text:span></text:p>
              </text:list-item>
              <text:list-item>
                <text:p text:style-name="P163"><text:span text:style-name="Strong_20_Emphasis"><text:span text:style-name="T1">Konsep B (Interaksi Digital):</text:span></text:span><text:span text:style-name="T1"> Tangan manusia (realistis atau semi-realistis) yang terulur mencoba menyentuh sebuah sosok/avatar digital yang bersinar atau semi-transparan di layar futuristik atau sebagai hologram. Ada jarak/batasan antara keduanya. Fokus pada kerinduan, koneksi, dan batasan teknologi. </text:span></text:p>
              </text:list-item>
              <text:list-item>
                <text:p text:style-name="P163"><text:span text:style-name="Strong_20_Emphasis"><text:span text:style-name="T1">Konsep C (Memori Digital):</text:span></text:span><text:span text:style-name="T1"> Beberapa kepingan memori (ikon foto polaroid, gelembung chat, not musik) terlihat melayang dan dihubungkan oleh jaringan cahaya/sirkuit menuju sebuah ikon 'otak' AI atau siluet kepala digital. Fokus pada proses 'pembangunan' dari data kenangan. </text:span></text:p>
              </text:list-item>
              <text:list-item>
                <text:p text:style-name="P163"><text:span text:style-name="Strong_20_Emphasis"><text:span text:style-name="T1">Konsep D (Pintu/Jendela Masa Depan):</text:span></text:span><text:span text:style-name="T1"> Sebuah pintu atau jendela digital yang sedikit terbuka, memperlihatkan gambaran samar tentang avatar AI atau dunia digital di dalamnya. Ada siluet remaja yang berdiri di depannya, tampak ragu/penasaran. Fokus pada misteri dan eksplorasi masa depan. </text:span></text:p>
              </text:list-item>
              <text:list-item>
                <text:p text:style-name="P71"><text:span text:style-name="Strong_20_Emphasis"><text:span text:style-name="T1">Konsep E (Abstraksi Digital):</text:span></text:span><text:span text:style-name="T1"> Representasi visual yang lebih abstrak dari kesadaran AI, data, dan koneksi manusia. Bisa berupa jaringan cahaya kompleks, bentuk geometris futuristik, dengan sentuhan elemen manusia (misal, sidik jari digital). Fokus pada sisi filosofis dan teknis. </text:span></text:p>
              </text:list-item>
            </text:list>
            <text:p text:style-name="Text_20_body"><text:span text:style-name="Strong_20_Emphasis"><text:span text:style-name="T1">4. Elemen Visual Tambahan (Opsional):</text:span></text:span></text:p>
            <text:list xml:id="list5290201660206782663" text:style-name="L81">
              <text:list-item>
                <text:p text:style-name="P180">Ikon tanda tanya (?) yang subtle, menyimbolkan pertanyaan etis/filosofis. </text:p>
              </text:list-item>
              <text:list-item>
                <text:p text:style-name="P180">Kode biner (0101) yang samar sebagai tekstur latar. </text:p>
              </text:list-item>
              <text:list-item>
                <text:p text:style-name="P164"><text:span text:style-name="T1">Efek </text:span><text:span text:style-name="Emphasis"><text:span text:style-name="T1">glitch</text:span></text:span><text:span text:style-name="T1"> (gangguan digital) halus untuk menunjukkan ketidaksempurnaan simulasi. </text:span></text:p>
              </text:list-item>
              <text:list-item>
                <text:p text:style-name="P87">Elemen yang kontras: sesuatu yang organik/alami (misal, bunga, daun) bersanding dengan elemen digital. </text:p>
              </text:list-item>
            </text:list>
            <text:p text:style-name="Text_20_body"><text:span text:style-name="Strong_20_Emphasis"><text:span text:style-name="T1">5. Palet Warna:</text:span></text:span></text:p>
            <text:list xml:id="list5231215489628898950" text:style-name="L82">
              <text:list-item>
                <text:p text:style-name="P165"><text:span text:style-name="Strong_20_Emphasis"><text:span text:style-name="T1">Saran:</text:span></text:span><text:span text:style-name="T1"> Dominan warna dingin yang futuristik dan sedikit misterius (biru </text:span><text:soft-page-break/><text:span text:style-name="T1">tua, ungu gelap, teal/toska gelap). </text:span></text:p>
              </text:list-item>
              <text:list-item>
                <text:p text:style-name="P165"><text:span text:style-name="Strong_20_Emphasis"><text:span text:style-name="T1">Aksen:</text:span></text:span><text:span text:style-name="T1"> Warna cerah sebagai kontras untuk elemen penting (aliran data, avatar, judul) – bisa putih, kuning neon, biru muda terang, atau magenta. </text:span></text:p>
              </text:list-item>
              <text:list-item>
                <text:p text:style-name="P88">Hindari warna yang terlalu ceria atau terlalu suram. </text:p>
              </text:list-item>
            </text:list>
            <text:p text:style-name="Text_20_body"><text:span text:style-name="Strong_20_Emphasis"><text:span text:style-name="T1">6. Gaya Visual:</text:span></text:span></text:p>
            <text:list xml:id="list725129621762491468" text:style-name="L83">
              <text:list-item>
                <text:p text:style-name="P181">Digital illustration modern. </text:p>
              </text:list-item>
              <text:list-item>
                <text:p text:style-name="P181">Minimalist futuristic. </text:p>
              </text:list-item>
              <text:list-item>
                <text:p text:style-name="P181">Photographic composite dengan elemen digital/efek cahaya. </text:p>
              </text:list-item>
              <text:list-item>
                <text:p text:style-name="P72"><text:span text:style-name="T1">Gaya yang </text:span><text:span text:style-name="Emphasis"><text:span text:style-name="T1">clean</text:span></text:span><text:span text:style-name="T1">, mudah dilihat, dan menarik perhatian remaja. Font judul jelas dan modern. </text:span></text:p>
              </text:list-item>
            </text:list>
            <text:p text:style-name="Text_20_body"><text:span text:style-name="Strong_20_Emphasis"><text:span text:style-name="T1">7. Catatan Tambahan:</text:span></text:span></text:p>
            <text:list xml:id="list7164814857846090270" text:style-name="L84">
              <text:list-item>
                <text:p text:style-name="P182">Pastikan sampul terlihat menarik baik dalam ukuran besar maupun kecil (thumbnail online). </text:p>
              </text:list-item>
              <text:list-item>
                <text:p text:style-name="P182">Desain harus mengundang rasa penasaran tanpa membocorkan terlalu banyak. </text:p>
              </text:list-item>
              <text:list-item>
                <text:p text:style-name="P73"><text:span text:style-name="T1">Meskipun temanya agak berat, buat agar tetap </text:span><text:span text:style-name="Emphasis"><text:span text:style-name="T1">approachable</text:span></text:span><text:span text:style-name="T1"> untuk remaja. </text:span></text:p>
              </text:list-item>
            </text:list>
            <text:p text:style-name="P184"/>
            <text:p text:style-name="P74">Prompt ini mencoba memberikan arahan yang cukup lengkap namun tetap memberi ruang kreativitas bagi desainer atau AI. Anda bisa menyesuaikannya lagi sesuai visi spesifik Anda untuk sampul buku ini.</text:p>
            <text:p text:style-name="P74">Karena kita sudah melompat, apakah Anda ingin kembali ke urutan sebelumnya (melanjutkan Glosarium atau Sumber Inspirasi)? Atau ada permintaan lain? Beri tahu saya, ya!</text:p>
          </text:section>
          <text:section text:style-name="Sect1" text:name="feedback-form-68">
            <text:p text:style-name="P166"/>
          </text:section>
        </text:section>
      </text:section>
      <text:p text:style-name="P166"><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74">Buat Ringkasan Audio </text:p>
      <text:p text:style-name="P74"/>
      <text:p text:style-name="P166">Deep Research </text:p>
      <text:p text:style-name="P74">Canvas </text:p>
      <text:p text:style-name="P74">Gemini dapat membuat kesalahan, jadi periksa kembali responsnya</text:p>
      <text:p text:style-name="P166">Aplikasi Google</text:p>
      <text:p text:style-name="P166"><text:soft-page-break/>Akun Google</text:p>
      <text:p text:style-name="P166">Ujang Amadu</text:p>
      <text:p text:style-name="P166">darminahdaryono@gmail.com</text:p>
      <text:section text:style-name="Sect1" text:name="cdk-live-announcer-0">
        <text:p text:style-name="P166"/>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5701in" fo:margin-bottom="0.5701in" fo:margin-left="0.5701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10T16:54:02.46</meta:creation-date>
    <meta:document-statistic meta:table-count="0" meta:image-count="1" meta:object-count="0" meta:page-count="152" meta:paragraph-count="1401" meta:word-count="39542" meta:character-count="272405"/>
    <dc:date>2025-04-10T16:55:27.04</dc:date>
    <dc:creator>OJie </dc:creator>
    <meta:editing-duration>PT1M24S</meta:editing-duration>
    <meta:editing-cycles>1</meta:editing-cycles>
    <meta:generator>OpenOffice/4.1.15$Win32 OpenOffice.org_project/4115m2$Build-9813</meta:generator>
  </office:meta>
</office:document-meta>
</file>